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85mm"/>
    </style:style>
    <style:style style:name="co2" style:family="table-column">
      <style:table-column-properties fo:break-before="auto" style:column-width="48.0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14.78mm"/>
    </style:style>
    <style:style style:name="co6" style:family="table-column">
      <style:table-column-properties fo:break-before="auto" style:column-width="32.76mm"/>
    </style:style>
    <style:style style:name="co7" style:family="table-column">
      <style:table-column-properties fo:break-before="auto" style:column-width="34.66mm"/>
    </style:style>
    <style:style style:name="co8" style:family="table-column">
      <style:table-column-properties fo:break-before="auto" style:column-width="37.11mm"/>
    </style:style>
    <style:style style:name="co9" style:family="table-column">
      <style:table-column-properties fo:break-before="auto" style:column-width="27.04mm"/>
    </style:style>
    <style:style style:name="co10" style:family="table-column">
      <style:table-column-properties fo:break-before="auto" style:column-width="48.28mm"/>
    </style:style>
    <style:style style:name="co11" style:family="table-column">
      <style:table-column-properties fo:break-before="auto" style:column-width="18.59mm"/>
    </style:style>
    <style:style style:name="co12" style:family="table-column">
      <style:table-column-properties fo:break-before="auto" style:column-width="15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Kosarak_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>
            <text:p>Execução Estática</text:p>
          </table:table-cell>
          <table:table-cell table:style-name="ce1" office:value-type="string" calcext:value-type="string">
            <text:p>Execução Estática – Média</text:p>
          </table:table-cell>
          <table:table-cell table:number-columns-repeated="2"/>
          <table:table-cell table:style-name="ce4" office:value-type="string" calcext:value-type="string" table:number-columns-spanned="5" table:number-rows-spanned="1">
            <text:p>10 Janelas</text:p>
          </table:table-cell>
          <table:covered-table-cell table:number-columns-repeated="4" table:style-name="ce1"/>
          <table:table-cell/>
          <table:table-cell table:style-name="ce4" office:value-type="string" calcext:value-type="string" table:number-columns-spanned="5" table:number-rows-spanned="1">
            <text:p>30 Janelas</text:p>
          </table:table-cell>
          <table:covered-table-cell table:number-columns-repeated="4" table:style-name="ce1"/>
          <table:table-cell table:number-columns-repeated="2"/>
          <table:table-cell table:style-name="ce4" office:value-type="string" calcext:value-type="string" table:number-columns-spanned="5" table:number-rows-spanned="1">
            <text:p>50 Janelas</text:p>
          </table:table-cell>
          <table:covered-table-cell table:number-columns-repeated="4" table:style-name="ce1"/>
        </table:table-row>
        <table:table-row table:style-name="ro1">
          <table:table-cell office:value-type="float" office:value="87.0813207626343" calcext:value-type="float">
            <text:p>87,0813207626343</text:p>
          </table:table-cell>
          <table:table-cell table:formula="of:=SUM([.A2:.A34]) / COUNTA([.A2:.A34])" office:value-type="float" office:value="101.712744756178" calcext:value-type="float">
            <text:p>101,712744756178</text:p>
          </table:table-cell>
          <table:table-cell table:number-columns-repeated="2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Limite Superior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Limite Inferior</text:p>
          </table:table-cell>
          <table:table-cell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Limite Superior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Limite Inferior</text:p>
          </table:table-cell>
          <table:table-cell table:number-columns-repeated="2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Limite Superior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Limite Inferior</text:p>
          </table:table-cell>
        </table:table-row>
        <table:table-row table:style-name="ro1">
          <table:table-cell office:value-type="float" office:value="106.699352741241" calcext:value-type="float">
            <text:p>106,699352741241</text:p>
          </table:table-cell>
          <table:table-cell table:number-columns-repeated="3"/>
          <table:table-cell office:value-type="string" calcext:value-type="string">
            <text:p>Janela1</text:p>
          </table:table-cell>
          <table:table-cell office:value-type="float" office:value="1013" calcext:value-type="float">
            <text:p>1013</text:p>
          </table:table-cell>
          <table:table-cell office:value-type="float" office:value="12.3371834754944" calcext:value-type="float">
            <text:p>12,3371834754944</text:p>
          </table:table-cell>
          <table:table-cell office:value-type="float" office:value="11.5643089901317" calcext:value-type="float">
            <text:p>11,5643089901317</text:p>
          </table:table-cell>
          <table:table-cell office:value-type="float" office:value="10.5161089897156" calcext:value-type="float">
            <text:p>10,5161089897156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036" calcext:value-type="float">
            <text:p>1036</text:p>
          </table:table-cell>
          <table:table-cell office:value-type="float" office:value="4.84627032279968" calcext:value-type="float">
            <text:p>4,84627032279968</text:p>
          </table:table-cell>
          <table:table-cell office:value-type="float" office:value="4.08482258970087" calcext:value-type="float">
            <text:p>4,08482258970087</text:p>
          </table:table-cell>
          <table:table-cell office:value-type="float" office:value="3.30016088485718" calcext:value-type="float">
            <text:p>3,30016088485718</text:p>
          </table:table-cell>
          <table:table-cell table:number-columns-repeated="2"/>
          <table:table-cell office:value-type="string" calcext:value-type="string">
            <text:p>Janela1</text:p>
          </table:table-cell>
          <table:table-cell office:value-type="float" office:value="1456" calcext:value-type="float">
            <text:p>1456</text:p>
          </table:table-cell>
          <table:table-cell office:value-type="float" office:value="2.51385378837585" calcext:value-type="float">
            <text:p>2,51385378837585</text:p>
          </table:table-cell>
          <table:table-cell office:value-type="float" office:value="2.32002470710061" calcext:value-type="float">
            <text:p>2,32002470710061</text:p>
          </table:table-cell>
          <table:table-cell office:value-type="float" office:value="1.88193964958191" calcext:value-type="float">
            <text:p>1,88193964958191</text:p>
          </table:table-cell>
        </table:table-row>
        <table:table-row table:style-name="ro1">
          <table:table-cell office:value-type="float" office:value="106.014338731766" calcext:value-type="float">
            <text:p>106,014338731766</text:p>
          </table:table-cell>
          <table:table-cell table:number-columns-repeated="3"/>
          <table:table-cell office:value-type="string" calcext:value-type="string">
            <text:p>Janela2</text:p>
          </table:table-cell>
          <table:table-cell office:value-type="float" office:value="1056" calcext:value-type="float">
            <text:p>1056</text:p>
          </table:table-cell>
          <table:table-cell office:value-type="float" office:value="10.5341145992279" calcext:value-type="float">
            <text:p>10,5341145992279</text:p>
          </table:table-cell>
          <table:table-cell office:value-type="float" office:value="9.97804912653837" calcext:value-type="float">
            <text:p>9,97804912653837</text:p>
          </table:table-cell>
          <table:table-cell office:value-type="float" office:value="9.26326608657837" calcext:value-type="float">
            <text:p>9,26326608657837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80" calcext:value-type="float">
            <text:p>1080</text:p>
          </table:table-cell>
          <table:table-cell office:value-type="float" office:value="4.40745663642883" calcext:value-type="float">
            <text:p>4,40745663642883</text:p>
          </table:table-cell>
          <table:table-cell office:value-type="float" office:value="4.19347002289512" calcext:value-type="float">
            <text:p>4,19347002289512</text:p>
          </table:table-cell>
          <table:table-cell office:value-type="float" office:value="3.77611947059631" calcext:value-type="float">
            <text:p>3,77611947059631</text:p>
          </table:table-cell>
          <table:table-cell table:number-columns-repeated="2"/>
          <table:table-cell office:value-type="string" calcext:value-type="string">
            <text:p>Janela2</text:p>
          </table:table-cell>
          <table:table-cell office:value-type="float" office:value="795" calcext:value-type="float">
            <text:p>795</text:p>
          </table:table-cell>
          <table:table-cell office:value-type="float" office:value="1.82859969139099" calcext:value-type="float">
            <text:p>1,82859969139099</text:p>
          </table:table-cell>
          <table:table-cell office:value-type="float" office:value="1.65851189873435" calcext:value-type="float">
            <text:p>1,65851189873435</text:p>
          </table:table-cell>
          <table:table-cell office:value-type="float" office:value="1.4744074344635" calcext:value-type="float">
            <text:p>1,4744074344635</text:p>
          </table:table-cell>
        </table:table-row>
        <table:table-row table:style-name="ro1">
          <table:table-cell office:value-type="float" office:value="106.240238666534" calcext:value-type="float">
            <text:p>106,240238666534</text:p>
          </table:table-cell>
          <table:table-cell table:number-columns-repeated="3"/>
          <table:table-cell office:value-type="string" calcext:value-type="string">
            <text:p>Janela3</text:p>
          </table:table-cell>
          <table:table-cell office:value-type="float" office:value="892" calcext:value-type="float">
            <text:p>892</text:p>
          </table:table-cell>
          <table:table-cell office:value-type="float" office:value="11.480131149292" calcext:value-type="float">
            <text:p>11,480131149292</text:p>
          </table:table-cell>
          <table:table-cell office:value-type="float" office:value="10.5565822124481" calcext:value-type="float">
            <text:p>10,5565822124481</text:p>
          </table:table-cell>
          <table:table-cell office:value-type="float" office:value="9.49398231506348" calcext:value-type="float">
            <text:p>9,49398231506348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318" calcext:value-type="float">
            <text:p>1318</text:p>
          </table:table-cell>
          <table:table-cell office:value-type="float" office:value="4.90937614440918" calcext:value-type="float">
            <text:p>4,90937614440918</text:p>
          </table:table-cell>
          <table:table-cell office:value-type="float" office:value="4.72407321496443" calcext:value-type="float">
            <text:p>4,72407321496443</text:p>
          </table:table-cell>
          <table:table-cell office:value-type="float" office:value="4.08806824684143" calcext:value-type="float">
            <text:p>4,08806824684143</text:p>
          </table:table-cell>
          <table:table-cell table:number-columns-repeated="2"/>
          <table:table-cell office:value-type="string" calcext:value-type="string">
            <text:p>Janela3</text:p>
          </table:table-cell>
          <table:table-cell office:value-type="float" office:value="993" calcext:value-type="float">
            <text:p>993</text:p>
          </table:table-cell>
          <table:table-cell office:value-type="float" office:value="2.97297239303589" calcext:value-type="float">
            <text:p>2,97297239303589</text:p>
          </table:table-cell>
          <table:table-cell office:value-type="float" office:value="2.46517643061551" calcext:value-type="float">
            <text:p>2,46517643061551</text:p>
          </table:table-cell>
          <table:table-cell office:value-type="float" office:value="2.01860356330872" calcext:value-type="float">
            <text:p>2,01860356330872</text:p>
          </table:table-cell>
        </table:table-row>
        <table:table-row table:style-name="ro1">
          <table:table-cell office:value-type="float" office:value="106.642636537552" calcext:value-type="float">
            <text:p>106,642636537552</text:p>
          </table:table-cell>
          <table:table-cell table:number-columns-repeated="3"/>
          <table:table-cell office:value-type="string" calcext:value-type="string">
            <text:p>Janela4</text:p>
          </table:table-cell>
          <table:table-cell office:value-type="float" office:value="983" calcext:value-type="float">
            <text:p>983</text:p>
          </table:table-cell>
          <table:table-cell office:value-type="float" office:value="12.2054693698883" calcext:value-type="float">
            <text:p>12,2054693698883</text:p>
          </table:table-cell>
          <table:table-cell office:value-type="float" office:value="10.9133612892844" calcext:value-type="float">
            <text:p>10,9133612892844</text:p>
          </table:table-cell>
          <table:table-cell office:value-type="float" office:value="10.0173351764679" calcext:value-type="float">
            <text:p>10,0173351764679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29" calcext:value-type="float">
            <text:p>1029</text:p>
          </table:table-cell>
          <table:table-cell office:value-type="float" office:value="5.00810933113098" calcext:value-type="float">
            <text:p>5,00810933113098</text:p>
          </table:table-cell>
          <table:table-cell office:value-type="float" office:value="4.24313185431741" calcext:value-type="float">
            <text:p>4,24313185431741</text:p>
          </table:table-cell>
          <table:table-cell office:value-type="float" office:value="3.0538637638092" calcext:value-type="float">
            <text:p>3,0538637638092</text:p>
          </table:table-cell>
          <table:table-cell table:number-columns-repeated="2"/>
          <table:table-cell office:value-type="string" calcext:value-type="string">
            <text:p>Janela4</text:p>
          </table:table-cell>
          <table:table-cell office:value-type="float" office:value="1459" calcext:value-type="float">
            <text:p>1459</text:p>
          </table:table-cell>
          <table:table-cell office:value-type="float" office:value="2.94837927818298" calcext:value-type="float">
            <text:p>2,94837927818298</text:p>
          </table:table-cell>
          <table:table-cell office:value-type="float" office:value="2.67969747023149" calcext:value-type="float">
            <text:p>2,67969747023149</text:p>
          </table:table-cell>
          <table:table-cell office:value-type="float" office:value="2.18216443061829" calcext:value-type="float">
            <text:p>2,18216443061829</text:p>
          </table:table-cell>
        </table:table-row>
        <table:table-row table:style-name="ro1">
          <table:table-cell office:value-type="float" office:value="103.896363019943" calcext:value-type="float">
            <text:p>103,896363019943</text:p>
          </table:table-cell>
          <table:table-cell table:number-columns-repeated="3"/>
          <table:table-cell office:value-type="string" calcext:value-type="string">
            <text:p>Janela5</text:p>
          </table:table-cell>
          <table:table-cell office:value-type="float" office:value="1397" calcext:value-type="float">
            <text:p>1397</text:p>
          </table:table-cell>
          <table:table-cell office:value-type="float" office:value="12.5044357776642" calcext:value-type="float">
            <text:p>12,5044357776642</text:p>
          </table:table-cell>
          <table:table-cell office:value-type="float" office:value="11.0921238118952" calcext:value-type="float">
            <text:p>11,0921238118952</text:p>
          </table:table-cell>
          <table:table-cell office:value-type="float" office:value="10.0596516132355" calcext:value-type="float">
            <text:p>10,0596516132355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907" calcext:value-type="float">
            <text:p>907</text:p>
          </table:table-cell>
          <table:table-cell office:value-type="float" office:value="3.71595811843872" calcext:value-type="float">
            <text:p>3,71595811843872</text:p>
          </table:table-cell>
          <table:table-cell office:value-type="float" office:value="3.56340436501936" calcext:value-type="float">
            <text:p>3,56340436501936</text:p>
          </table:table-cell>
          <table:table-cell office:value-type="float" office:value="2.72072505950928" calcext:value-type="float">
            <text:p>2,72072505950928</text:p>
          </table:table-cell>
          <table:table-cell table:number-columns-repeated="2"/>
          <table:table-cell office:value-type="string" calcext:value-type="string">
            <text:p>Janela5</text:p>
          </table:table-cell>
          <table:table-cell office:value-type="float" office:value="1223" calcext:value-type="float">
            <text:p>1223</text:p>
          </table:table-cell>
          <table:table-cell office:value-type="float" office:value="3.03940391540527" calcext:value-type="float">
            <text:p>3,03940391540527</text:p>
          </table:table-cell>
          <table:table-cell office:value-type="float" office:value="2.7987377426841" calcext:value-type="float">
            <text:p>2,7987377426841</text:p>
          </table:table-cell>
          <table:table-cell office:value-type="float" office:value="2.53125929832458" calcext:value-type="float">
            <text:p>2,53125929832458</text:p>
          </table:table-cell>
        </table:table-row>
        <table:table-row table:style-name="ro1">
          <table:table-cell office:value-type="float" office:value="102.578037500381" calcext:value-type="float">
            <text:p>102,578037500381</text:p>
          </table:table-cell>
          <table:table-cell table:number-columns-repeated="3"/>
          <table:table-cell office:value-type="string" calcext:value-type="string">
            <text:p>Janela6</text:p>
          </table:table-cell>
          <table:table-cell office:value-type="float" office:value="726" calcext:value-type="float">
            <text:p>726</text:p>
          </table:table-cell>
          <table:table-cell office:value-type="float" office:value="10.3537673950195" calcext:value-type="float">
            <text:p>10,3537673950195</text:p>
          </table:table-cell>
          <table:table-cell office:value-type="float" office:value="9.38875608010726" calcext:value-type="float">
            <text:p>9,38875608010726</text:p>
          </table:table-cell>
          <table:table-cell office:value-type="float" office:value="9.14028334617615" calcext:value-type="float">
            <text:p>9,14028334617615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443" calcext:value-type="float">
            <text:p>1443</text:p>
          </table:table-cell>
          <table:table-cell office:value-type="float" office:value="4.6052839756012" calcext:value-type="float">
            <text:p>4,6052839756012</text:p>
          </table:table-cell>
          <table:table-cell office:value-type="float" office:value="4.24245442043651" calcext:value-type="float">
            <text:p>4,24245442043651</text:p>
          </table:table-cell>
          <table:table-cell office:value-type="float" office:value="3.2393684387207" calcext:value-type="float">
            <text:p>3,2393684387207</text:p>
          </table:table-cell>
          <table:table-cell table:number-columns-repeated="2"/>
          <table:table-cell office:value-type="string" calcext:value-type="string">
            <text:p>Janela6</text:p>
          </table:table-cell>
          <table:table-cell office:value-type="float" office:value="1270" calcext:value-type="float">
            <text:p>1270</text:p>
          </table:table-cell>
          <table:table-cell office:value-type="float" office:value="2.79364061355591" calcext:value-type="float">
            <text:p>2,79364061355591</text:p>
          </table:table-cell>
          <table:table-cell office:value-type="float" office:value="2.36583707549355" calcext:value-type="float">
            <text:p>2,36583707549355</text:p>
          </table:table-cell>
          <table:table-cell office:value-type="float" office:value="1.92787265777588" calcext:value-type="float">
            <text:p>1,92787265777588</text:p>
          </table:table-cell>
        </table:table-row>
        <table:table-row table:style-name="ro1">
          <table:table-cell office:value-type="float" office:value="104.072553634644" calcext:value-type="float">
            <text:p>104,072553634644</text:p>
          </table:table-cell>
          <table:table-cell table:number-columns-repeated="3"/>
          <table:table-cell office:value-type="string" calcext:value-type="string">
            <text:p>Janela7</text:p>
          </table:table-cell>
          <table:table-cell office:value-type="float" office:value="923" calcext:value-type="float">
            <text:p>923</text:p>
          </table:table-cell>
          <table:table-cell office:value-type="float" office:value="11.8049292564392" calcext:value-type="float">
            <text:p>11,8049292564392</text:p>
          </table:table-cell>
          <table:table-cell office:value-type="float" office:value="10.755843184211" calcext:value-type="float">
            <text:p>10,755843184211</text:p>
          </table:table-cell>
          <table:table-cell office:value-type="float" office:value="10.5046849250793" calcext:value-type="float">
            <text:p>10,5046849250793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87" calcext:value-type="float">
            <text:p>1087</text:p>
          </table:table-cell>
          <table:table-cell office:value-type="float" office:value="4.36750459671021" calcext:value-type="float">
            <text:p>4,36750459671021</text:p>
          </table:table-cell>
          <table:table-cell office:value-type="float" office:value="3.71749606999484" calcext:value-type="float">
            <text:p>3,71749606999484</text:p>
          </table:table-cell>
          <table:table-cell office:value-type="float" office:value="2.86132216453552" calcext:value-type="float">
            <text:p>2,86132216453552</text:p>
          </table:table-cell>
          <table:table-cell table:number-columns-repeated="2"/>
          <table:table-cell office:value-type="string" calcext:value-type="string">
            <text:p>Janela7</text:p>
          </table:table-cell>
          <table:table-cell office:value-type="float" office:value="1301" calcext:value-type="float">
            <text:p>1301</text:p>
          </table:table-cell>
          <table:table-cell office:value-type="float" office:value="2.74758338928223" calcext:value-type="float">
            <text:p>2,74758338928223</text:p>
          </table:table-cell>
          <table:table-cell office:value-type="float" office:value="2.18465172160756" calcext:value-type="float">
            <text:p>2,18465172160756</text:p>
          </table:table-cell>
          <table:table-cell office:value-type="float" office:value="1.89296531677246" calcext:value-type="float">
            <text:p>1,89296531677246</text:p>
          </table:table-cell>
        </table:table-row>
        <table:table-row table:style-name="ro1">
          <table:table-cell office:value-type="float" office:value="103.414378881454" calcext:value-type="float">
            <text:p>103,414378881454</text:p>
          </table:table-cell>
          <table:table-cell table:number-columns-repeated="3"/>
          <table:table-cell office:value-type="string" calcext:value-type="string">
            <text:p>Janela8</text:p>
          </table:table-cell>
          <table:table-cell office:value-type="float" office:value="942" calcext:value-type="float">
            <text:p>942</text:p>
          </table:table-cell>
          <table:table-cell office:value-type="float" office:value="13.8107373714447" calcext:value-type="float">
            <text:p>13,8107373714447</text:p>
          </table:table-cell>
          <table:table-cell office:value-type="float" office:value="12.3145246288993" calcext:value-type="float">
            <text:p>12,3145246288993</text:p>
          </table:table-cell>
          <table:table-cell office:value-type="float" office:value="11.2692487239838" calcext:value-type="float">
            <text:p>11,2692487239838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083" calcext:value-type="float">
            <text:p>1083</text:p>
          </table:table-cell>
          <table:table-cell office:value-type="float" office:value="3.84483623504639" calcext:value-type="float">
            <text:p>3,84483623504639</text:p>
          </table:table-cell>
          <table:table-cell office:value-type="float" office:value="3.59598112106323" calcext:value-type="float">
            <text:p>3,59598112106323</text:p>
          </table:table-cell>
          <table:table-cell office:value-type="float" office:value="2.80253148078918" calcext:value-type="float">
            <text:p>2,80253148078918</text:p>
          </table:table-cell>
          <table:table-cell table:number-columns-repeated="2"/>
          <table:table-cell office:value-type="string" calcext:value-type="string">
            <text:p>Janela8</text:p>
          </table:table-cell>
          <table:table-cell office:value-type="float" office:value="839" calcext:value-type="float">
            <text:p>839</text:p>
          </table:table-cell>
          <table:table-cell office:value-type="float" office:value="1.90311670303345" calcext:value-type="float">
            <text:p>1,90311670303345</text:p>
          </table:table-cell>
          <table:table-cell office:value-type="float" office:value="1.77334768121893" calcext:value-type="float">
            <text:p>1,77334768121893</text:p>
          </table:table-cell>
          <table:table-cell office:value-type="float" office:value="1.5887246131897" calcext:value-type="float">
            <text:p>1,5887246131897</text:p>
          </table:table-cell>
        </table:table-row>
        <table:table-row table:style-name="ro1">
          <table:table-cell office:value-type="float" office:value="104.020233869553" calcext:value-type="float">
            <text:p>104,020233869553</text:p>
          </table:table-cell>
          <table:table-cell table:number-columns-repeated="3"/>
          <table:table-cell office:value-type="string" calcext:value-type="string">
            <text:p>Janela9</text:p>
          </table:table-cell>
          <table:table-cell office:value-type="float" office:value="855" calcext:value-type="float">
            <text:p>855</text:p>
          </table:table-cell>
          <table:table-cell office:value-type="float" office:value="10.1370871067047" calcext:value-type="float">
            <text:p>10,1370871067047</text:p>
          </table:table-cell>
          <table:table-cell office:value-type="float" office:value="9.40204735235735" calcext:value-type="float">
            <text:p>9,40204735235735</text:p>
          </table:table-cell>
          <table:table-cell office:value-type="float" office:value="8.52969765663147" calcext:value-type="float">
            <text:p>8,52969765663147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94" calcext:value-type="float">
            <text:p>994</text:p>
          </table:table-cell>
          <table:table-cell office:value-type="float" office:value="4.91762089729309" calcext:value-type="float">
            <text:p>4,91762089729309</text:p>
          </table:table-cell>
          <table:table-cell office:value-type="float" office:value="4.33762498335405" calcext:value-type="float">
            <text:p>4,33762498335405</text:p>
          </table:table-cell>
          <table:table-cell office:value-type="float" office:value="3.66028881072998" calcext:value-type="float">
            <text:p>3,66028881072998</text:p>
          </table:table-cell>
          <table:table-cell table:number-columns-repeated="2"/>
          <table:table-cell office:value-type="string" calcext:value-type="string">
            <text:p>Janela9</text:p>
          </table:table-cell>
          <table:table-cell office:value-type="float" office:value="1347" calcext:value-type="float">
            <text:p>1347</text:p>
          </table:table-cell>
          <table:table-cell office:value-type="float" office:value="2.77710962295532" calcext:value-type="float">
            <text:p>2,77710962295532</text:p>
          </table:table-cell>
          <table:table-cell office:value-type="float" office:value="2.35802121595903" calcext:value-type="float">
            <text:p>2,35802121595903</text:p>
          </table:table-cell>
          <table:table-cell office:value-type="float" office:value="2.04453277587891" calcext:value-type="float">
            <text:p>2,04453277587891</text:p>
          </table:table-cell>
        </table:table-row>
        <table:table-row table:style-name="ro1">
          <table:table-cell office:value-type="float" office:value="103.354863882065" calcext:value-type="float">
            <text:p>103,354863882065</text:p>
          </table:table-cell>
          <table:table-cell table:number-columns-repeated="3"/>
          <table:table-cell office:value-type="string" calcext:value-type="string">
            <text:p>Janela10</text:p>
          </table:table-cell>
          <table:table-cell office:value-type="float" office:value="1142" calcext:value-type="float">
            <text:p>1142</text:p>
          </table:table-cell>
          <table:table-cell office:value-type="float" office:value="11.6598255634308" calcext:value-type="float">
            <text:p>11,6598255634308</text:p>
          </table:table-cell>
          <table:table-cell office:value-type="float" office:value="10.7184221744537" calcext:value-type="float">
            <text:p>10,7184221744537</text:p>
          </table:table-cell>
          <table:table-cell office:value-type="float" office:value="9.87039017677307" calcext:value-type="float">
            <text:p>9,87039017677307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221" calcext:value-type="float">
            <text:p>1221</text:p>
          </table:table-cell>
          <table:table-cell office:value-type="float" office:value="4.72372317314148" calcext:value-type="float">
            <text:p>4,72372317314148</text:p>
          </table:table-cell>
          <table:table-cell office:value-type="float" office:value="3.91510280695829" calcext:value-type="float">
            <text:p>3,91510280695829</text:p>
          </table:table-cell>
          <table:table-cell office:value-type="float" office:value="2.84838485717773" calcext:value-type="float">
            <text:p>2,84838485717773</text:p>
          </table:table-cell>
          <table:table-cell table:number-columns-repeated="2"/>
          <table:table-cell office:value-type="string" calcext:value-type="string">
            <text:p>Janela10</text:p>
          </table:table-cell>
          <table:table-cell office:value-type="float" office:value="1353" calcext:value-type="float">
            <text:p>1353</text:p>
          </table:table-cell>
          <table:table-cell office:value-type="float" office:value="2.87004351615906" calcext:value-type="float">
            <text:p>2,87004351615906</text:p>
          </table:table-cell>
          <table:table-cell office:value-type="float" office:value="2.33019911159169" calcext:value-type="float">
            <text:p>2,33019911159169</text:p>
          </table:table-cell>
          <table:table-cell office:value-type="float" office:value="1.8370885848999" calcext:value-type="float">
            <text:p>1,8370885848999</text:p>
          </table:table-cell>
        </table:table-row>
        <table:table-row table:style-name="ro1">
          <table:table-cell office:value-type="float" office:value="85.9555695056915" calcext:value-type="float">
            <text:p>85,9555695056915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/>
          <table:table-cell table:formula="of:=SUM([.G3:.G12])" office:value-type="float" office:value="116.827681064606" calcext:value-type="float">
            <text:p>116,827681064606</text:p>
          </table:table-cell>
          <table:table-cell table:formula="of:=SUM([.H3:.H12])" office:value-type="float" office:value="106.684018850327" calcext:value-type="float">
            <text:p>106,684018850327</text:p>
          </table:table-cell>
          <table:table-cell table:formula="of:=SUM([.I3:.I12])" office:value-type="float" office:value="98.6646490097047" calcext:value-type="float">
            <text:p>98,6646490097047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067" calcext:value-type="float">
            <text:p>1067</text:p>
          </table:table-cell>
          <table:table-cell office:value-type="float" office:value="4.60868501663208" calcext:value-type="float">
            <text:p>4,60868501663208</text:p>
          </table:table-cell>
          <table:table-cell office:value-type="float" office:value="4.28121545098045" calcext:value-type="float">
            <text:p>4,28121545098045</text:p>
          </table:table-cell>
          <table:table-cell office:value-type="float" office:value="3.11569905281067" calcext:value-type="float">
            <text:p>3,11569905281067</text:p>
          </table:table-cell>
          <table:table-cell table:number-columns-repeated="2"/>
          <table:table-cell office:value-type="string" calcext:value-type="string">
            <text:p>Janela11</text:p>
          </table:table-cell>
          <table:table-cell office:value-type="float" office:value="1538" calcext:value-type="float">
            <text:p>1538</text:p>
          </table:table-cell>
          <table:table-cell office:value-type="float" office:value="3.37438011169434" calcext:value-type="float">
            <text:p>3,37438011169434</text:p>
          </table:table-cell>
          <table:table-cell office:value-type="float" office:value="2.78110348094593" calcext:value-type="float">
            <text:p>2,78110348094593</text:p>
          </table:table-cell>
          <table:table-cell office:value-type="float" office:value="2.146235704422" calcext:value-type="float">
            <text:p>2,146235704422</text:p>
          </table:table-cell>
        </table:table-row>
        <table:table-row table:style-name="ro1">
          <table:table-cell office:value-type="float" office:value="105.845478057861" calcext:value-type="float">
            <text:p>105,845478057861</text:p>
          </table:table-cell>
          <table:table-cell table:number-columns-repeated="9"/>
          <table:table-cell office:value-type="string" calcext:value-type="string">
            <text:p>Janela12</text:p>
          </table:table-cell>
          <table:table-cell office:value-type="float" office:value="994" calcext:value-type="float">
            <text:p>994</text:p>
          </table:table-cell>
          <table:table-cell office:value-type="float" office:value="4.23082065582275" calcext:value-type="float">
            <text:p>4,23082065582275</text:p>
          </table:table-cell>
          <table:table-cell office:value-type="float" office:value="3.93538583408702" calcext:value-type="float">
            <text:p>3,93538583408702</text:p>
          </table:table-cell>
          <table:table-cell office:value-type="float" office:value="3.03989839553833" calcext:value-type="float">
            <text:p>3,03989839553833</text:p>
          </table:table-cell>
          <table:table-cell table:number-columns-repeated="2"/>
          <table:table-cell office:value-type="string" calcext:value-type="string">
            <text:p>Janela12</text:p>
          </table:table-cell>
          <table:table-cell office:value-type="float" office:value="976" calcext:value-type="float">
            <text:p>976</text:p>
          </table:table-cell>
          <table:table-cell office:value-type="float" office:value="2.62924408912659" calcext:value-type="float">
            <text:p>2,62924408912659</text:p>
          </table:table-cell>
          <table:table-cell office:value-type="float" office:value="2.14207855137912" calcext:value-type="float">
            <text:p>2,14207855137912</text:p>
          </table:table-cell>
          <table:table-cell office:value-type="float" office:value="1.67349696159363" calcext:value-type="float">
            <text:p>1,67349696159363</text:p>
          </table:table-cell>
        </table:table-row>
        <table:table-row table:style-name="ro1">
          <table:table-cell office:value-type="float" office:value="104.275694608688" calcext:value-type="float">
            <text:p>104,275694608688</text:p>
          </table:table-cell>
          <table:table-cell table:number-columns-repeated="9"/>
          <table:table-cell office:value-type="string" calcext:value-type="string">
            <text:p>Janela13</text:p>
          </table:table-cell>
          <table:table-cell office:value-type="float" office:value="1316" calcext:value-type="float">
            <text:p>1316</text:p>
          </table:table-cell>
          <table:table-cell office:value-type="float" office:value="4.69332504272461" calcext:value-type="float">
            <text:p>4,69332504272461</text:p>
          </table:table-cell>
          <table:table-cell office:value-type="float" office:value="4.08711372722279" calcext:value-type="float">
            <text:p>4,08711372722279</text:p>
          </table:table-cell>
          <table:table-cell office:value-type="float" office:value="3.1216254234314" calcext:value-type="float">
            <text:p>3,1216254234314</text:p>
          </table:table-cell>
          <table:table-cell table:number-columns-repeated="2"/>
          <table:table-cell office:value-type="string" calcext:value-type="string">
            <text:p>Janela13</text:p>
          </table:table-cell>
          <table:table-cell office:value-type="float" office:value="1479" calcext:value-type="float">
            <text:p>1479</text:p>
          </table:table-cell>
          <table:table-cell office:value-type="float" office:value="2.51810097694397" calcext:value-type="float">
            <text:p>2,51810097694397</text:p>
          </table:table-cell>
          <table:table-cell office:value-type="float" office:value="2.13179577480663" calcext:value-type="float">
            <text:p>2,13179577480663</text:p>
          </table:table-cell>
          <table:table-cell office:value-type="float" office:value="1.81013321876526" calcext:value-type="float">
            <text:p>1,81013321876526</text:p>
          </table:table-cell>
        </table:table-row>
        <table:table-row table:style-name="ro1">
          <table:table-cell office:value-type="float" office:value="104.85073184967" calcext:value-type="float">
            <text:p>104,85073184967</text:p>
          </table:table-cell>
          <table:table-cell table:number-columns-repeated="9"/>
          <table:table-cell office:value-type="string" calcext:value-type="string">
            <text:p>Janela14</text:p>
          </table:table-cell>
          <table:table-cell office:value-type="float" office:value="1646" calcext:value-type="float">
            <text:p>1646</text:p>
          </table:table-cell>
          <table:table-cell office:value-type="float" office:value="4.92831969261169" calcext:value-type="float">
            <text:p>4,92831969261169</text:p>
          </table:table-cell>
          <table:table-cell office:value-type="float" office:value="4.56039142608643" calcext:value-type="float">
            <text:p>4,56039142608643</text:p>
          </table:table-cell>
          <table:table-cell office:value-type="float" office:value="3.52756953239441" calcext:value-type="float">
            <text:p>3,52756953239441</text:p>
          </table:table-cell>
          <table:table-cell table:number-columns-repeated="2"/>
          <table:table-cell office:value-type="string" calcext:value-type="string">
            <text:p>Janela14</text:p>
          </table:table-cell>
          <table:table-cell office:value-type="float" office:value="676" calcext:value-type="float">
            <text:p>676</text:p>
          </table:table-cell>
          <table:table-cell office:value-type="float" office:value="1.67033886909485" calcext:value-type="float">
            <text:p>1,67033886909485</text:p>
          </table:table-cell>
          <table:table-cell office:value-type="float" office:value="1.45558452606201" calcext:value-type="float">
            <text:p>1,45558452606201</text:p>
          </table:table-cell>
          <table:table-cell office:value-type="float" office:value="1.26760649681091" calcext:value-type="float">
            <text:p>1,26760649681091</text:p>
          </table:table-cell>
        </table:table-row>
        <table:table-row table:style-name="ro1">
          <table:table-cell office:value-type="float" office:value="105.995973825455" calcext:value-type="float">
            <text:p>105,995973825455</text:p>
          </table:table-cell>
          <table:table-cell table:number-columns-repeated="9"/>
          <table:table-cell office:value-type="string" calcext:value-type="string">
            <text:p>Janela15</text:p>
          </table:table-cell>
          <table:table-cell office:value-type="float" office:value="1654" calcext:value-type="float">
            <text:p>1654</text:p>
          </table:table-cell>
          <table:table-cell office:value-type="float" office:value="5.39393997192383" calcext:value-type="float">
            <text:p>5,39393997192383</text:p>
          </table:table-cell>
          <table:table-cell office:value-type="float" office:value="4.77666388858448" calcext:value-type="float">
            <text:p>4,77666388858448</text:p>
          </table:table-cell>
          <table:table-cell office:value-type="float" office:value="3.5824236869812" calcext:value-type="float">
            <text:p>3,5824236869812</text:p>
          </table:table-cell>
          <table:table-cell table:number-columns-repeated="2"/>
          <table:table-cell office:value-type="string" calcext:value-type="string">
            <text:p>Janela15</text:p>
          </table:table-cell>
          <table:table-cell office:value-type="float" office:value="1250" calcext:value-type="float">
            <text:p>1250</text:p>
          </table:table-cell>
          <table:table-cell office:value-type="float" office:value="2.93206739425659" calcext:value-type="float">
            <text:p>2,93206739425659</text:p>
          </table:table-cell>
          <table:table-cell office:value-type="float" office:value="2.48480842330239" calcext:value-type="float">
            <text:p>2,48480842330239</text:p>
          </table:table-cell>
          <table:table-cell office:value-type="float" office:value="2.06949496269226" calcext:value-type="float">
            <text:p>2,06949496269226</text:p>
          </table:table-cell>
        </table:table-row>
        <table:table-row table:style-name="ro1">
          <table:table-cell office:value-type="float" office:value="104.261476278305" calcext:value-type="float">
            <text:p>104,261476278305</text:p>
          </table:table-cell>
          <table:table-cell table:number-columns-repeated="9"/>
          <table:table-cell office:value-type="string" calcext:value-type="string">
            <text:p>Janela16</text:p>
          </table:table-cell>
          <table:table-cell office:value-type="float" office:value="676" calcext:value-type="float">
            <text:p>676</text:p>
          </table:table-cell>
          <table:table-cell office:value-type="float" office:value="3.72027921676636" calcext:value-type="float">
            <text:p>3,72027921676636</text:p>
          </table:table-cell>
          <table:table-cell office:value-type="float" office:value="3.25946170633489" calcext:value-type="float">
            <text:p>3,25946170633489</text:p>
          </table:table-cell>
          <table:table-cell office:value-type="float" office:value="2.52923488616943" calcext:value-type="float">
            <text:p>2,52923488616943</text:p>
          </table:table-cell>
          <table:table-cell table:number-columns-repeated="2"/>
          <table:table-cell office:value-type="string" calcext:value-type="string">
            <text:p>Janela16</text:p>
          </table:table-cell>
          <table:table-cell office:value-type="float" office:value="1255" calcext:value-type="float">
            <text:p>1255</text:p>
          </table:table-cell>
          <table:table-cell office:value-type="float" office:value="2.1557126045227" calcext:value-type="float">
            <text:p>2,1557126045227</text:p>
          </table:table-cell>
          <table:table-cell office:value-type="float" office:value="1.83116418665106" calcext:value-type="float">
            <text:p>1,83116418665106</text:p>
          </table:table-cell>
          <table:table-cell office:value-type="float" office:value="1.57980227470398" calcext:value-type="float">
            <text:p>1,57980227470398</text:p>
          </table:table-cell>
        </table:table-row>
        <table:table-row table:style-name="ro1">
          <table:table-cell office:value-type="float" office:value="104.779725074768" calcext:value-type="float">
            <text:p>104,779725074768</text:p>
          </table:table-cell>
          <table:table-cell table:number-columns-repeated="9"/>
          <table:table-cell office:value-type="string" calcext:value-type="string">
            <text:p>Janela17</text:p>
          </table:table-cell>
          <table:table-cell office:value-type="float" office:value="1006" calcext:value-type="float">
            <text:p>1006</text:p>
          </table:table-cell>
          <table:table-cell office:value-type="float" office:value="4.28069686889648" calcext:value-type="float">
            <text:p>4,28069686889648</text:p>
          </table:table-cell>
          <table:table-cell office:value-type="float" office:value="3.94130982052196" calcext:value-type="float">
            <text:p>3,94130982052196</text:p>
          </table:table-cell>
          <table:table-cell office:value-type="float" office:value="3.24230480194092" calcext:value-type="float">
            <text:p>3,24230480194092</text:p>
          </table:table-cell>
          <table:table-cell table:number-columns-repeated="2"/>
          <table:table-cell office:value-type="string" calcext:value-type="string">
            <text:p>Janela17</text:p>
          </table:table-cell>
          <table:table-cell office:value-type="float" office:value="1235" calcext:value-type="float">
            <text:p>1235</text:p>
          </table:table-cell>
          <table:table-cell office:value-type="float" office:value="2.7451548576355" calcext:value-type="float">
            <text:p>2,7451548576355</text:p>
          </table:table-cell>
          <table:table-cell office:value-type="float" office:value="2.45909053629095" calcext:value-type="float">
            <text:p>2,45909053629095</text:p>
          </table:table-cell>
          <table:table-cell office:value-type="float" office:value="1.97189331054688" calcext:value-type="float">
            <text:p>1,97189331054688</text:p>
          </table:table-cell>
        </table:table-row>
        <table:table-row table:style-name="ro1">
          <table:table-cell office:value-type="float" office:value="103.576043367386" calcext:value-type="float">
            <text:p>103,576043367386</text:p>
          </table:table-cell>
          <table:table-cell table:number-columns-repeated="9"/>
          <table:table-cell office:value-type="string" calcext:value-type="string">
            <text:p>Janela18</text:p>
          </table:table-cell>
          <table:table-cell office:value-type="float" office:value="824" calcext:value-type="float">
            <text:p>824</text:p>
          </table:table-cell>
          <table:table-cell office:value-type="float" office:value="3.2746376991272" calcext:value-type="float">
            <text:p>3,2746376991272</text:p>
          </table:table-cell>
          <table:table-cell office:value-type="float" office:value="3.13411912051114" calcext:value-type="float">
            <text:p>3,13411912051114</text:p>
          </table:table-cell>
          <table:table-cell office:value-type="float" office:value="2.56117987632751" calcext:value-type="float">
            <text:p>2,56117987632751</text:p>
          </table:table-cell>
          <table:table-cell table:number-columns-repeated="2"/>
          <table:table-cell office:value-type="string" calcext:value-type="string">
            <text:p>Janela18</text:p>
          </table:table-cell>
          <table:table-cell office:value-type="float" office:value="1040" calcext:value-type="float">
            <text:p>1040</text:p>
          </table:table-cell>
          <table:table-cell office:value-type="float" office:value="2.4179835319519" calcext:value-type="float">
            <text:p>2,4179835319519</text:p>
          </table:table-cell>
          <table:table-cell office:value-type="float" office:value="2.12775657393715" calcext:value-type="float">
            <text:p>2,12775657393715</text:p>
          </table:table-cell>
          <table:table-cell office:value-type="float" office:value="1.6805362701416" calcext:value-type="float">
            <text:p>1,6805362701416</text:p>
          </table:table-cell>
        </table:table-row>
        <table:table-row table:style-name="ro1">
          <table:table-cell office:value-type="float" office:value="104.555513620377" calcext:value-type="float">
            <text:p>104,555513620377</text:p>
          </table:table-cell>
          <table:table-cell table:number-columns-repeated="9"/>
          <table:table-cell office:value-type="string" calcext:value-type="string">
            <text:p>Janela19</text:p>
          </table:table-cell>
          <table:table-cell office:value-type="float" office:value="1250" calcext:value-type="float">
            <text:p>1250</text:p>
          </table:table-cell>
          <table:table-cell office:value-type="float" office:value="4.26817345619202" calcext:value-type="float">
            <text:p>4,26817345619202</text:p>
          </table:table-cell>
          <table:table-cell office:value-type="float" office:value="3.66456593166698" calcext:value-type="float">
            <text:p>3,66456593166698</text:p>
          </table:table-cell>
          <table:table-cell office:value-type="float" office:value="2.78552198410034" calcext:value-type="float">
            <text:p>2,78552198410034</text:p>
          </table:table-cell>
          <table:table-cell table:number-columns-repeated="2"/>
          <table:table-cell office:value-type="string" calcext:value-type="string">
            <text:p>Janela19</text:p>
          </table:table-cell>
          <table:table-cell office:value-type="float" office:value="1283" calcext:value-type="float">
            <text:p>1283</text:p>
          </table:table-cell>
          <table:table-cell office:value-type="float" office:value="2.69099473953247" calcext:value-type="float">
            <text:p>2,69099473953247</text:p>
          </table:table-cell>
          <table:table-cell office:value-type="float" office:value="2.47480951655995" calcext:value-type="float">
            <text:p>2,47480951655995</text:p>
          </table:table-cell>
          <table:table-cell office:value-type="float" office:value="2.11736989021301" calcext:value-type="float">
            <text:p>2,11736989021301</text:p>
          </table:table-cell>
        </table:table-row>
        <table:table-row table:style-name="ro1">
          <table:table-cell office:value-type="float" office:value="105.505719661713" calcext:value-type="float">
            <text:p>105,505719661713</text:p>
          </table:table-cell>
          <table:table-cell table:number-columns-repeated="9"/>
          <table:table-cell office:value-type="string" calcext:value-type="string">
            <text:p>Janela20</text:p>
          </table:table-cell>
          <table:table-cell office:value-type="float" office:value="1015" calcext:value-type="float">
            <text:p>1015</text:p>
          </table:table-cell>
          <table:table-cell office:value-type="float" office:value="3.64551973342895" calcext:value-type="float">
            <text:p>3,64551973342895</text:p>
          </table:table-cell>
          <table:table-cell office:value-type="float" office:value="3.4850817376917" calcext:value-type="float">
            <text:p>3,4850817376917</text:p>
          </table:table-cell>
          <table:table-cell office:value-type="float" office:value="3.2063992023468" calcext:value-type="float">
            <text:p>3,2063992023468</text:p>
          </table:table-cell>
          <table:table-cell table:number-columns-repeated="2"/>
          <table:table-cell office:value-type="string" calcext:value-type="string">
            <text:p>Janela20</text:p>
          </table:table-cell>
          <table:table-cell office:value-type="float" office:value="1081" calcext:value-type="float">
            <text:p>1081</text:p>
          </table:table-cell>
          <table:table-cell office:value-type="float" office:value="2.2833240032196" calcext:value-type="float">
            <text:p>2,2833240032196</text:p>
          </table:table-cell>
          <table:table-cell office:value-type="float" office:value="2.05174519798972" calcext:value-type="float">
            <text:p>2,05174519798972</text:p>
          </table:table-cell>
          <table:table-cell office:value-type="float" office:value="1.70746183395386" calcext:value-type="float">
            <text:p>1,70746183395386</text:p>
          </table:table-cell>
        </table:table-row>
        <table:table-row table:style-name="ro1">
          <table:table-cell office:value-type="float" office:value="106.097971200943" calcext:value-type="float">
            <text:p>106,097971200943</text:p>
          </table:table-cell>
          <table:table-cell table:number-columns-repeated="9"/>
          <table:table-cell office:value-type="string" calcext:value-type="string">
            <text:p>Janela21</text:p>
          </table:table-cell>
          <table:table-cell office:value-type="float" office:value="1152" calcext:value-type="float">
            <text:p>1152</text:p>
          </table:table-cell>
          <table:table-cell office:value-type="float" office:value="4.94021105766296" calcext:value-type="float">
            <text:p>4,94021105766296</text:p>
          </table:table-cell>
          <table:table-cell office:value-type="float" office:value="4.52786855264144" calcext:value-type="float">
            <text:p>4,52786855264144</text:p>
          </table:table-cell>
          <table:table-cell office:value-type="float" office:value="3.63944172859192" calcext:value-type="float">
            <text:p>3,63944172859192</text:p>
          </table:table-cell>
          <table:table-cell table:number-columns-repeated="2"/>
          <table:table-cell office:value-type="string" calcext:value-type="string">
            <text:p>Janela21</text:p>
          </table:table-cell>
          <table:table-cell office:value-type="float" office:value="1331" calcext:value-type="float">
            <text:p>1331</text:p>
          </table:table-cell>
          <table:table-cell office:value-type="float" office:value="2.7616503238678" calcext:value-type="float">
            <text:p>2,7616503238678</text:p>
          </table:table-cell>
          <table:table-cell office:value-type="float" office:value="2.26651388948614" calcext:value-type="float">
            <text:p>2,26651388948614</text:p>
          </table:table-cell>
          <table:table-cell office:value-type="float" office:value="1.81314969062805" calcext:value-type="float">
            <text:p>1,81314969062805</text:p>
          </table:table-cell>
        </table:table-row>
        <table:table-row table:style-name="ro1">
          <table:table-cell office:value-type="float" office:value="83.6745371818543" calcext:value-type="float">
            <text:p>83,6745371818543</text:p>
          </table:table-cell>
          <table:table-cell table:number-columns-repeated="9"/>
          <table:table-cell office:value-type="string" calcext:value-type="string">
            <text:p>Janela22</text:p>
          </table:table-cell>
          <table:table-cell office:value-type="float" office:value="851" calcext:value-type="float">
            <text:p>851</text:p>
          </table:table-cell>
          <table:table-cell office:value-type="float" office:value="4.08845376968384" calcext:value-type="float">
            <text:p>4,08845376968384</text:p>
          </table:table-cell>
          <table:table-cell office:value-type="float" office:value="3.44464425607161" calcext:value-type="float">
            <text:p>3,44464425607161</text:p>
          </table:table-cell>
          <table:table-cell office:value-type="float" office:value="2.73468661308289" calcext:value-type="float">
            <text:p>2,73468661308289</text:p>
          </table:table-cell>
          <table:table-cell table:number-columns-repeated="2"/>
          <table:table-cell office:value-type="string" calcext:value-type="string">
            <text:p>Janela22</text:p>
          </table:table-cell>
          <table:table-cell office:value-type="float" office:value="1199" calcext:value-type="float">
            <text:p>1199</text:p>
          </table:table-cell>
          <table:table-cell office:value-type="float" office:value="2.13639044761658" calcext:value-type="float">
            <text:p>2,13639044761658</text:p>
          </table:table-cell>
          <table:table-cell office:value-type="float" office:value="1.77757633816112" calcext:value-type="float">
            <text:p>1,77757633816112</text:p>
          </table:table-cell>
          <table:table-cell office:value-type="float" office:value="1.52292633056641" calcext:value-type="float">
            <text:p>1,52292633056641</text:p>
          </table:table-cell>
        </table:table-row>
        <table:table-row table:style-name="ro1">
          <table:table-cell office:value-type="float" office:value="103.080229520798" calcext:value-type="float">
            <text:p>103,080229520798</text:p>
          </table:table-cell>
          <table:table-cell table:number-columns-repeated="9"/>
          <table:table-cell office:value-type="string" calcext:value-type="string">
            <text:p>Janela23</text:p>
          </table:table-cell>
          <table:table-cell office:value-type="float" office:value="1052" calcext:value-type="float">
            <text:p>1052</text:p>
          </table:table-cell>
          <table:table-cell office:value-type="float" office:value="5.01406860351563" calcext:value-type="float">
            <text:p>5,01406860351563</text:p>
          </table:table-cell>
          <table:table-cell office:value-type="float" office:value="4.72815002094616" calcext:value-type="float">
            <text:p>4,72815002094616</text:p>
          </table:table-cell>
          <table:table-cell office:value-type="float" office:value="3.96741390228271" calcext:value-type="float">
            <text:p>3,96741390228271</text:p>
          </table:table-cell>
          <table:table-cell table:number-columns-repeated="2"/>
          <table:table-cell office:value-type="string" calcext:value-type="string">
            <text:p>Janela23</text:p>
          </table:table-cell>
          <table:table-cell office:value-type="float" office:value="2098" calcext:value-type="float">
            <text:p>2098</text:p>
          </table:table-cell>
          <table:table-cell office:value-type="float" office:value="3.52826118469238" calcext:value-type="float">
            <text:p>3,52826118469238</text:p>
          </table:table-cell>
          <table:table-cell office:value-type="float" office:value="2.99447542970831" calcext:value-type="float">
            <text:p>2,99447542970831</text:p>
          </table:table-cell>
          <table:table-cell office:value-type="float" office:value="2.46942591667175" calcext:value-type="float">
            <text:p>2,46942591667175</text:p>
          </table:table-cell>
        </table:table-row>
        <table:table-row table:style-name="ro1">
          <table:table-cell office:value-type="float" office:value="99.3939621448517" calcext:value-type="float">
            <text:p>99,3939621448517</text:p>
          </table:table-cell>
          <table:table-cell table:number-columns-repeated="9"/>
          <table:table-cell office:value-type="string" calcext:value-type="string">
            <text:p>Janela24</text:p>
          </table:table-cell>
          <table:table-cell office:value-type="float" office:value="1293" calcext:value-type="float">
            <text:p>1293</text:p>
          </table:table-cell>
          <table:table-cell office:value-type="float" office:value="6.09252238273621" calcext:value-type="float">
            <text:p>6,09252238273621</text:p>
          </table:table-cell>
          <table:table-cell office:value-type="float" office:value="5.21726111932234" calcext:value-type="float">
            <text:p>5,21726111932234</text:p>
          </table:table-cell>
          <table:table-cell office:value-type="float" office:value="3.91949224472046" calcext:value-type="float">
            <text:p>3,91949224472046</text:p>
          </table:table-cell>
          <table:table-cell table:number-columns-repeated="2"/>
          <table:table-cell office:value-type="string" calcext:value-type="string">
            <text:p>Janela24</text:p>
          </table:table-cell>
          <table:table-cell office:value-type="float" office:value="2252" calcext:value-type="float">
            <text:p>2252</text:p>
          </table:table-cell>
          <table:table-cell office:value-type="float" office:value="3.47242975234985" calcext:value-type="float">
            <text:p>3,47242975234985</text:p>
          </table:table-cell>
          <table:table-cell office:value-type="float" office:value="2.89776073802601" calcext:value-type="float">
            <text:p>2,89776073802601</text:p>
          </table:table-cell>
          <table:table-cell office:value-type="float" office:value="2.2370138168335" calcext:value-type="float">
            <text:p>2,2370138168335</text:p>
          </table:table-cell>
        </table:table-row>
        <table:table-row table:style-name="ro1">
          <table:table-cell office:value-type="float" office:value="99.4923088550568" calcext:value-type="float">
            <text:p>99,4923088550568</text:p>
          </table:table-cell>
          <table:table-cell table:number-columns-repeated="9"/>
          <table:table-cell office:value-type="string" calcext:value-type="string">
            <text:p>Janela25</text:p>
          </table:table-cell>
          <table:table-cell office:value-type="float" office:value="981" calcext:value-type="float">
            <text:p>981</text:p>
          </table:table-cell>
          <table:table-cell office:value-type="float" office:value="3.58977675437927" calcext:value-type="float">
            <text:p>3,58977675437927</text:p>
          </table:table-cell>
          <table:table-cell office:value-type="float" office:value="3.25598508661443" calcext:value-type="float">
            <text:p>3,25598508661443</text:p>
          </table:table-cell>
          <table:table-cell office:value-type="float" office:value="2.64504051208496" calcext:value-type="float">
            <text:p>2,64504051208496</text:p>
          </table:table-cell>
          <table:table-cell table:number-columns-repeated="2"/>
          <table:table-cell office:value-type="string" calcext:value-type="string">
            <text:p>Janela25</text:p>
          </table:table-cell>
          <table:table-cell office:value-type="float" office:value="1201" calcext:value-type="float">
            <text:p>1201</text:p>
          </table:table-cell>
          <table:table-cell office:value-type="float" office:value="2.52006530761719" calcext:value-type="float">
            <text:p>2,52006530761719</text:p>
          </table:table-cell>
          <table:table-cell office:value-type="float" office:value="2.23779374902899" calcext:value-type="float">
            <text:p>2,23779374902899</text:p>
          </table:table-cell>
          <table:table-cell office:value-type="float" office:value="1.79822087287903" calcext:value-type="float">
            <text:p>1,79822087287903</text:p>
          </table:table-cell>
        </table:table-row>
        <table:table-row table:style-name="ro1">
          <table:table-cell office:value-type="float" office:value="100.424862384796" calcext:value-type="float">
            <text:p>100,424862384796</text:p>
          </table:table-cell>
          <table:table-cell table:number-columns-repeated="9"/>
          <table:table-cell office:value-type="string" calcext:value-type="string">
            <text:p>Janela26</text:p>
          </table:table-cell>
          <table:table-cell office:value-type="float" office:value="986" calcext:value-type="float">
            <text:p>986</text:p>
          </table:table-cell>
          <table:table-cell office:value-type="float" office:value="3.49873113632202" calcext:value-type="float">
            <text:p>3,49873113632202</text:p>
          </table:table-cell>
          <table:table-cell office:value-type="float" office:value="3.27352218194441" calcext:value-type="float">
            <text:p>3,27352218194441</text:p>
          </table:table-cell>
          <table:table-cell office:value-type="float" office:value="2.52121829986572" calcext:value-type="float">
            <text:p>2,52121829986572</text:p>
          </table:table-cell>
          <table:table-cell table:number-columns-repeated="2"/>
          <table:table-cell office:value-type="string" calcext:value-type="string">
            <text:p>Janela26</text:p>
          </table:table-cell>
          <table:table-cell office:value-type="float" office:value="652" calcext:value-type="float">
            <text:p>652</text:p>
          </table:table-cell>
          <table:table-cell office:value-type="float" office:value="2.18316125869751" calcext:value-type="float">
            <text:p>2,18316125869751</text:p>
          </table:table-cell>
          <table:table-cell office:value-type="float" office:value="1.66290079463612" calcext:value-type="float">
            <text:p>1,66290079463612</text:p>
          </table:table-cell>
          <table:table-cell office:value-type="float" office:value="1.28157114982605" calcext:value-type="float">
            <text:p>1,28157114982605</text:p>
          </table:table-cell>
        </table:table-row>
        <table:table-row table:style-name="ro1">
          <table:table-cell office:value-type="float" office:value="99.6091337203979" calcext:value-type="float">
            <text:p>99,6091337203979</text:p>
          </table:table-cell>
          <table:table-cell table:number-columns-repeated="9"/>
          <table:table-cell office:value-type="string" calcext:value-type="string">
            <text:p>Janela27</text:p>
          </table:table-cell>
          <table:table-cell office:value-type="float" office:value="941" calcext:value-type="float">
            <text:p>941</text:p>
          </table:table-cell>
          <table:table-cell office:value-type="float" office:value="3.96078205108643" calcext:value-type="float">
            <text:p>3,96078205108643</text:p>
          </table:table-cell>
          <table:table-cell office:value-type="float" office:value="3.69825360991738" calcext:value-type="float">
            <text:p>3,69825360991738</text:p>
          </table:table-cell>
          <table:table-cell office:value-type="float" office:value="2.91730713844299" calcext:value-type="float">
            <text:p>2,91730713844299</text:p>
          </table:table-cell>
          <table:table-cell table:number-columns-repeated="2"/>
          <table:table-cell office:value-type="string" calcext:value-type="string">
            <text:p>Janela27</text:p>
          </table:table-cell>
          <table:table-cell office:value-type="float" office:value="1140" calcext:value-type="float">
            <text:p>1140</text:p>
          </table:table-cell>
          <table:table-cell office:value-type="float" office:value="2.70576405525208" calcext:value-type="float">
            <text:p>2,70576405525208</text:p>
          </table:table-cell>
          <table:table-cell office:value-type="float" office:value="2.51538807695562" calcext:value-type="float">
            <text:p>2,51538807695562</text:p>
          </table:table-cell>
          <table:table-cell office:value-type="float" office:value="2.0555055141449" calcext:value-type="float">
            <text:p>2,0555055141449</text:p>
          </table:table-cell>
        </table:table-row>
        <table:table-row table:style-name="ro1">
          <table:table-cell office:value-type="float" office:value="100.212330579758" calcext:value-type="float">
            <text:p>100,212330579758</text:p>
          </table:table-cell>
          <table:table-cell table:number-columns-repeated="9"/>
          <table:table-cell office:value-type="string" calcext:value-type="string">
            <text:p>Janela28</text:p>
          </table:table-cell>
          <table:table-cell office:value-type="float" office:value="1293" calcext:value-type="float">
            <text:p>1293</text:p>
          </table:table-cell>
          <table:table-cell office:value-type="float" office:value="4.7896945476532" calcext:value-type="float">
            <text:p>4,7896945476532</text:p>
          </table:table-cell>
          <table:table-cell office:value-type="float" office:value="4.19640640778975" calcext:value-type="float">
            <text:p>4,19640640778975</text:p>
          </table:table-cell>
          <table:table-cell office:value-type="float" office:value="3.590571641922" calcext:value-type="float">
            <text:p>3,590571641922</text:p>
          </table:table-cell>
          <table:table-cell table:number-columns-repeated="2"/>
          <table:table-cell office:value-type="string" calcext:value-type="string">
            <text:p>Janela28</text:p>
          </table:table-cell>
          <table:table-cell office:value-type="float" office:value="873" calcext:value-type="float">
            <text:p>873</text:p>
          </table:table-cell>
          <table:table-cell office:value-type="float" office:value="2.58010244369507" calcext:value-type="float">
            <text:p>2,58010244369507</text:p>
          </table:table-cell>
          <table:table-cell office:value-type="float" office:value="2.14674468473955" calcext:value-type="float">
            <text:p>2,14674468473955</text:p>
          </table:table-cell>
          <table:table-cell office:value-type="float" office:value="1.75207471847534" calcext:value-type="float">
            <text:p>1,75207471847534</text:p>
          </table:table-cell>
        </table:table-row>
        <table:table-row table:style-name="ro1">
          <table:table-cell office:value-type="float" office:value="99.242338180542" calcext:value-type="float">
            <text:p>99,242338180542</text:p>
          </table:table-cell>
          <table:table-cell table:number-columns-repeated="9"/>
          <table:table-cell office:value-type="string" calcext:value-type="string">
            <text:p>Janela29</text:p>
          </table:table-cell>
          <table:table-cell office:value-type="float" office:value="997" calcext:value-type="float">
            <text:p>997</text:p>
          </table:table-cell>
          <table:table-cell office:value-type="float" office:value="3.81314134597778" calcext:value-type="float">
            <text:p>3,81314134597778</text:p>
          </table:table-cell>
          <table:table-cell office:value-type="float" office:value="3.65773244337602" calcext:value-type="float">
            <text:p>3,65773244337602</text:p>
          </table:table-cell>
          <table:table-cell office:value-type="float" office:value="2.79549717903137" calcext:value-type="float">
            <text:p>2,79549717903137</text:p>
          </table:table-cell>
          <table:table-cell table:number-columns-repeated="2"/>
          <table:table-cell office:value-type="string" calcext:value-type="string">
            <text:p>Janela29</text:p>
          </table:table-cell>
          <table:table-cell office:value-type="float" office:value="637" calcext:value-type="float">
            <text:p>637</text:p>
          </table:table-cell>
          <table:table-cell office:value-type="float" office:value="2.48903679847717" calcext:value-type="float">
            <text:p>2,48903679847717</text:p>
          </table:table-cell>
          <table:table-cell office:value-type="float" office:value="2.10573036020452" calcext:value-type="float">
            <text:p>2,10573036020452</text:p>
          </table:table-cell>
          <table:table-cell office:value-type="float" office:value="1.66452383995056" calcext:value-type="float">
            <text:p>1,66452383995056</text:p>
          </table:table-cell>
        </table:table-row>
        <table:table-row table:style-name="ro1">
          <table:table-cell office:value-type="float" office:value="102.0868268013" calcext:value-type="float">
            <text:p>102,0868268013</text:p>
          </table:table-cell>
          <table:table-cell table:number-columns-repeated="9"/>
          <table:table-cell office:value-type="string" calcext:value-type="string">
            <text:p>Janela30</text:p>
          </table:table-cell>
          <table:table-cell office:value-type="float" office:value="1518" calcext:value-type="float">
            <text:p>1518</text:p>
          </table:table-cell>
          <table:table-cell office:value-type="float" office:value="4.81681990623474" calcext:value-type="float">
            <text:p>4,81681990623474</text:p>
          </table:table-cell>
          <table:table-cell office:value-type="float" office:value="4.58643076636575" calcext:value-type="float">
            <text:p>4,58643076636575</text:p>
          </table:table-cell>
          <table:table-cell office:value-type="float" office:value="3.92051410675049" calcext:value-type="float">
            <text:p>3,92051410675049</text:p>
          </table:table-cell>
          <table:table-cell table:number-columns-repeated="2"/>
          <table:table-cell office:value-type="string" calcext:value-type="string">
            <text:p>Janela30</text:p>
          </table:table-cell>
          <table:table-cell office:value-type="float" office:value="1289" calcext:value-type="float">
            <text:p>1289</text:p>
          </table:table-cell>
          <table:table-cell office:value-type="float" office:value="2.01989722251892" calcext:value-type="float">
            <text:p>2,01989722251892</text:p>
          </table:table-cell>
          <table:table-cell office:value-type="float" office:value="1.71671516245062" calcext:value-type="float">
            <text:p>1,71671516245062</text:p>
          </table:table-cell>
          <table:table-cell office:value-type="float" office:value="1.40222239494324" calcext:value-type="float">
            <text:p>1,40222239494324</text:p>
          </table:table-cell>
        </table:table-row>
        <table:table-row table:style-name="ro1">
          <table:table-cell office:value-type="float" office:value="103.32186293602" calcext:value-type="float">
            <text:p>103,32186293602</text:p>
          </table:table-cell>
          <table:table-cell table:number-columns-repeated="9"/>
          <table:table-cell office:value-type="string" calcext:value-type="string">
            <text:p>Total</text:p>
          </table:table-cell>
          <table:table-cell/>
          <table:table-cell table:formula="of:=SUM([.M3:.M32])" office:value-type="float" office:value="132.994738340378" calcext:value-type="float">
            <text:p>132,994738340378</text:p>
          </table:table-cell>
          <table:table-cell table:formula="of:=SUM([.N3:.N32])" office:value-type="float" office:value="120.329124537381" calcext:value-type="float">
            <text:p>120,329124537381</text:p>
          </table:table-cell>
          <table:table-cell table:formula="of:=SUM([.O3:.O32])" office:value-type="float" office:value="95.713873386383" calcext:value-type="float">
            <text:p>95,713873386383</text:p>
          </table:table-cell>
          <table:table-cell table:number-columns-repeated="2"/>
          <table:table-cell office:value-type="string" calcext:value-type="string">
            <text:p>Janela31</text:p>
          </table:table-cell>
          <table:table-cell office:value-type="float" office:value="1018" calcext:value-type="float">
            <text:p>1018</text:p>
          </table:table-cell>
          <table:table-cell office:value-type="float" office:value="1.77981948852539" calcext:value-type="float">
            <text:p>1,77981948852539</text:p>
          </table:table-cell>
          <table:table-cell office:value-type="float" office:value="1.69351222298362" calcext:value-type="float">
            <text:p>1,69351222298362</text:p>
          </table:table-cell>
          <table:table-cell office:value-type="float" office:value="1.45810079574585" calcext:value-type="float">
            <text:p>1,45810079574585</text:p>
          </table:table-cell>
        </table:table-row>
        <table:table-row table:style-name="ro1">
          <table:table-cell office:value-type="float" office:value="96.2679693698883" calcext:value-type="float">
            <text:p>96,2679693698883</text:p>
          </table:table-cell>
          <table:table-cell table:number-columns-repeated="16"/>
          <table:table-cell office:value-type="string" calcext:value-type="string">
            <text:p>Janela32</text:p>
          </table:table-cell>
          <table:table-cell office:value-type="float" office:value="1416" calcext:value-type="float">
            <text:p>1416</text:p>
          </table:table-cell>
          <table:table-cell office:value-type="float" office:value="3.18653273582458" calcext:value-type="float">
            <text:p>3,18653273582458</text:p>
          </table:table-cell>
          <table:table-cell office:value-type="float" office:value="2.51515067707408" calcext:value-type="float">
            <text:p>2,51515067707408</text:p>
          </table:table-cell>
          <table:table-cell office:value-type="float" office:value="2.12054753303528" calcext:value-type="float">
            <text:p>2,12054753303528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3</text:p>
          </table:table-cell>
          <table:table-cell office:value-type="float" office:value="929" calcext:value-type="float">
            <text:p>929</text:p>
          </table:table-cell>
          <table:table-cell office:value-type="float" office:value="3.11683320999145" calcext:value-type="float">
            <text:p>3,11683320999145</text:p>
          </table:table-cell>
          <table:table-cell office:value-type="float" office:value="2.26453304290771" calcext:value-type="float">
            <text:p>2,26453304290771</text:p>
          </table:table-cell>
          <table:table-cell office:value-type="float" office:value="1.80021333694458" calcext:value-type="float">
            <text:p>1,80021333694458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4</text:p>
          </table:table-cell>
          <table:table-cell office:value-type="float" office:value="1170" calcext:value-type="float">
            <text:p>1170</text:p>
          </table:table-cell>
          <table:table-cell office:value-type="float" office:value="1.94679260253906" calcext:value-type="float">
            <text:p>1,94679260253906</text:p>
          </table:table-cell>
          <table:table-cell office:value-type="float" office:value="1.7675939689983" calcext:value-type="float">
            <text:p>1,7675939689983</text:p>
          </table:table-cell>
          <table:table-cell office:value-type="float" office:value="1.51395463943481" calcext:value-type="float">
            <text:p>1,51395463943481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5</text:p>
          </table:table-cell>
          <table:table-cell office:value-type="float" office:value="1528" calcext:value-type="float">
            <text:p>1528</text:p>
          </table:table-cell>
          <table:table-cell office:value-type="float" office:value="3.06383347511291" calcext:value-type="float">
            <text:p>3,06383347511291</text:p>
          </table:table-cell>
          <table:table-cell office:value-type="float" office:value="2.55741956017234" calcext:value-type="float">
            <text:p>2,55741956017234</text:p>
          </table:table-cell>
          <table:table-cell office:value-type="float" office:value="2.17920136451721" calcext:value-type="float">
            <text:p>2,17920136451721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6</text:p>
          </table:table-cell>
          <table:table-cell office:value-type="float" office:value="894" calcext:value-type="float">
            <text:p>894</text:p>
          </table:table-cell>
          <table:table-cell office:value-type="float" office:value="1.98249745368958" calcext:value-type="float">
            <text:p>1,98249745368958</text:p>
          </table:table-cell>
          <table:table-cell office:value-type="float" office:value="1.75823879241943" calcext:value-type="float">
            <text:p>1,75823879241943</text:p>
          </table:table-cell>
          <table:table-cell office:value-type="float" office:value="1.43715763092041" calcext:value-type="float">
            <text:p>1,43715763092041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7</text:p>
          </table:table-cell>
          <table:table-cell office:value-type="float" office:value="1265" calcext:value-type="float">
            <text:p>1265</text:p>
          </table:table-cell>
          <table:table-cell office:value-type="float" office:value="2.93925738334656" calcext:value-type="float">
            <text:p>2,93925738334656</text:p>
          </table:table-cell>
          <table:table-cell office:value-type="float" office:value="2.30248481577093" calcext:value-type="float">
            <text:p>2,30248481577093</text:p>
          </table:table-cell>
          <table:table-cell office:value-type="float" office:value="1.71151089668274" calcext:value-type="float">
            <text:p>1,71151089668274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8</text:p>
          </table:table-cell>
          <table:table-cell office:value-type="float" office:value="1170" calcext:value-type="float">
            <text:p>1170</text:p>
          </table:table-cell>
          <table:table-cell office:value-type="float" office:value="3.28632664680481" calcext:value-type="float">
            <text:p>3,28632664680481</text:p>
          </table:table-cell>
          <table:table-cell office:value-type="float" office:value="2.97120434587652" calcext:value-type="float">
            <text:p>2,97120434587652</text:p>
          </table:table-cell>
          <table:table-cell office:value-type="float" office:value="2.47538185119629" calcext:value-type="float">
            <text:p>2,47538185119629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9</text:p>
          </table:table-cell>
          <table:table-cell office:value-type="float" office:value="907" calcext:value-type="float">
            <text:p>907</text:p>
          </table:table-cell>
          <table:table-cell office:value-type="float" office:value="2.28956866264343" calcext:value-type="float">
            <text:p>2,28956866264343</text:p>
          </table:table-cell>
          <table:table-cell office:value-type="float" office:value="2.08995084329085" calcext:value-type="float">
            <text:p>2,08995084329085</text:p>
          </table:table-cell>
          <table:table-cell office:value-type="float" office:value="1.87401604652405" calcext:value-type="float">
            <text:p>1,87401604652405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0</text:p>
          </table:table-cell>
          <table:table-cell office:value-type="float" office:value="7259" calcext:value-type="float">
            <text:p>7259</text:p>
          </table:table-cell>
          <table:table-cell office:value-type="float" office:value="3.71969437599182" calcext:value-type="float">
            <text:p>3,71969437599182</text:p>
          </table:table-cell>
          <table:table-cell office:value-type="float" office:value="3.25320024923845" calcext:value-type="float">
            <text:p>3,25320024923845</text:p>
          </table:table-cell>
          <table:table-cell office:value-type="float" office:value="3.09144806861877" calcext:value-type="float">
            <text:p>3,09144806861877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1</text:p>
          </table:table-cell>
          <table:table-cell office:value-type="float" office:value="1233" calcext:value-type="float">
            <text:p>1233</text:p>
          </table:table-cell>
          <table:table-cell office:value-type="float" office:value="2.20919060707092" calcext:value-type="float">
            <text:p>2,20919060707092</text:p>
          </table:table-cell>
          <table:table-cell office:value-type="float" office:value="1.81474083120173" calcext:value-type="float">
            <text:p>1,81474083120173</text:p>
          </table:table-cell>
          <table:table-cell office:value-type="float" office:value="1.57432889938355" calcext:value-type="float">
            <text:p>1,57432889938355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2</text:p>
          </table:table-cell>
          <table:table-cell office:value-type="float" office:value="969" calcext:value-type="float">
            <text:p>969</text:p>
          </table:table-cell>
          <table:table-cell office:value-type="float" office:value="1.9339394569397" calcext:value-type="float">
            <text:p>1,9339394569397</text:p>
          </table:table-cell>
          <table:table-cell office:value-type="float" office:value="1.74388018521396" calcext:value-type="float">
            <text:p>1,74388018521396</text:p>
          </table:table-cell>
          <table:table-cell office:value-type="float" office:value="1.55483961105347" calcext:value-type="float">
            <text:p>1,55483961105347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3</text:p>
          </table:table-cell>
          <table:table-cell office:value-type="float" office:value="886" calcext:value-type="float">
            <text:p>886</text:p>
          </table:table-cell>
          <table:table-cell office:value-type="float" office:value="1.88624358177185" calcext:value-type="float">
            <text:p>1,88624358177185</text:p>
          </table:table-cell>
          <table:table-cell office:value-type="float" office:value="1.81049871444702" calcext:value-type="float">
            <text:p>1,81049871444702</text:p>
          </table:table-cell>
          <table:table-cell office:value-type="float" office:value="1.49998927116394" calcext:value-type="float">
            <text:p>1,49998927116394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4</text:p>
          </table:table-cell>
          <table:table-cell office:value-type="float" office:value="1548" calcext:value-type="float">
            <text:p>1548</text:p>
          </table:table-cell>
          <table:table-cell office:value-type="float" office:value="3.19425702095032" calcext:value-type="float">
            <text:p>3,19425702095032</text:p>
          </table:table-cell>
          <table:table-cell office:value-type="float" office:value="2.52819382060658" calcext:value-type="float">
            <text:p>2,52819382060658</text:p>
          </table:table-cell>
          <table:table-cell office:value-type="float" office:value="2.02461647987366" calcext:value-type="float">
            <text:p>2,02461647987366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5</text:p>
          </table:table-cell>
          <table:table-cell office:value-type="float" office:value="762" calcext:value-type="float">
            <text:p>762</text:p>
          </table:table-cell>
          <table:table-cell office:value-type="float" office:value="2.24199986457825" calcext:value-type="float">
            <text:p>2,24199986457825</text:p>
          </table:table-cell>
          <table:table-cell office:value-type="float" office:value="1.91068211468783" calcext:value-type="float">
            <text:p>1,91068211468783</text:p>
          </table:table-cell>
          <table:table-cell office:value-type="float" office:value="1.76302170753479" calcext:value-type="float">
            <text:p>1,76302170753479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6</text:p>
          </table:table-cell>
          <table:table-cell office:value-type="float" office:value="1400" calcext:value-type="float">
            <text:p>1400</text:p>
          </table:table-cell>
          <table:table-cell office:value-type="float" office:value="2.42847776412964" calcext:value-type="float">
            <text:p>2,42847776412964</text:p>
          </table:table-cell>
          <table:table-cell office:value-type="float" office:value="2.08335737748579" calcext:value-type="float">
            <text:p>2,08335737748579</text:p>
          </table:table-cell>
          <table:table-cell office:value-type="float" office:value="1.77853178977966" calcext:value-type="float">
            <text:p>1,77853178977966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7</text:p>
          </table:table-cell>
          <table:table-cell office:value-type="float" office:value="874" calcext:value-type="float">
            <text:p>874</text:p>
          </table:table-cell>
          <table:table-cell office:value-type="float" office:value="2.05818653106689" calcext:value-type="float">
            <text:p>2,05818653106689</text:p>
          </table:table-cell>
          <table:table-cell office:value-type="float" office:value="1.86628759991039" calcext:value-type="float">
            <text:p>1,86628759991039</text:p>
          </table:table-cell>
          <table:table-cell office:value-type="float" office:value="1.46106457710266" calcext:value-type="float">
            <text:p>1,46106457710266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8</text:p>
          </table:table-cell>
          <table:table-cell office:value-type="float" office:value="1114" calcext:value-type="float">
            <text:p>1114</text:p>
          </table:table-cell>
          <table:table-cell office:value-type="float" office:value="2.4500207901001" calcext:value-type="float">
            <text:p>2,4500207901001</text:p>
          </table:table-cell>
          <table:table-cell office:value-type="float" office:value="2.16447182135148" calcext:value-type="float">
            <text:p>2,16447182135148</text:p>
          </table:table-cell>
          <table:table-cell office:value-type="float" office:value="1.80026602745056" calcext:value-type="float">
            <text:p>1,80026602745056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9</text:p>
          </table:table-cell>
          <table:table-cell office:value-type="float" office:value="1673" calcext:value-type="float">
            <text:p>1673</text:p>
          </table:table-cell>
          <table:table-cell office:value-type="float" office:value="2.90999293327332" calcext:value-type="float">
            <text:p>2,90999293327332</text:p>
          </table:table-cell>
          <table:table-cell office:value-type="float" office:value="2.22877296534452" calcext:value-type="float">
            <text:p>2,22877296534452</text:p>
          </table:table-cell>
          <table:table-cell office:value-type="float" office:value="1.78622221946716" calcext:value-type="float">
            <text:p>1,78622221946716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50</text:p>
          </table:table-cell>
          <table:table-cell office:value-type="float" office:value="1872" calcext:value-type="float">
            <text:p>1872</text:p>
          </table:table-cell>
          <table:table-cell office:value-type="float" office:value="2.99902987480164" calcext:value-type="float">
            <text:p>2,99902987480164</text:p>
          </table:table-cell>
          <table:table-cell office:value-type="float" office:value="2.76162754405629" calcext:value-type="float">
            <text:p>2,76162754405629</text:p>
          </table:table-cell>
          <table:table-cell office:value-type="float" office:value="2.33478569984436" calcext:value-type="float">
            <text:p>2,33478569984436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Total</text:p>
          </table:table-cell>
          <table:table-cell/>
          <table:table-cell table:formula="of:=SUM([.T3:.T52])" office:value-type="float" office:value="129.831257343292" calcext:value-type="float">
            <text:p>129,831257343292</text:p>
          </table:table-cell>
          <table:table-cell table:formula="of:=SUM([.U3:.U52])" office:value-type="float" office:value="111.281542539597" calcext:value-type="float">
            <text:p>111,281542539597</text:p>
          </table:table-cell>
          <table:table-cell table:formula="of:=SUM([.V3:.V52])" office:value-type="float" office:value="92.6394219398499" calcext:value-type="float">
            <text:p>92,6394219398499</text:p>
          </table:table-cell>
        </table:table-row>
      </table:table>
      <table:table table:name="10_Janelas sup_0.006&amp;conf_0.9" table:style-name="ta1"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 Média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 Média</text:p>
          </table:table-cell>
          <table:table-cell table:style-name="ce1"/>
          <table:table-cell table:style-name="ce1" office:value-type="string" calcext:value-type="string">
            <text:p>Contador</text:p>
          </table:table-cell>
          <table:table-cell table:style-name="ce1"/>
          <table:table-cell table:style-name="ce1" office:value-type="string" calcext:value-type="string">
            <text:p>Limite Superior</text:p>
          </table:table-cell>
          <table:table-cell table:style-name="ce1" office:value-type="string" calcext:value-type="string">
            <text:p>Limite Inferior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Janela0</text:p>
          </table:table-cell>
          <table:table-cell office:value-type="float" office:value="959" calcext:value-type="float">
            <text:p>959</text:p>
          </table:table-cell>
          <table:table-cell office:value-type="float" office:value="87.0813207626343" calcext:value-type="float">
            <text:p>87,0813207626343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9" calcext:value-type="float">
            <text:p>959</text:p>
          </table:table-cell>
          <table:table-cell office:value-type="float" office:value="106.699352741241" calcext:value-type="float">
            <text:p>106,699352741241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9" calcext:value-type="float">
            <text:p>959</text:p>
          </table:table-cell>
          <table:table-cell office:value-type="float" office:value="106.014338731766" calcext:value-type="float">
            <text:p>106,014338731766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9" calcext:value-type="float">
            <text:p>959</text:p>
          </table:table-cell>
          <table:table-cell office:value-type="float" office:value="106.240238666534" calcext:value-type="float">
            <text:p>106,240238666534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9" calcext:value-type="float">
            <text:p>959</text:p>
          </table:table-cell>
          <table:table-cell office:value-type="float" office:value="106.642636537552" calcext:value-type="float">
            <text:p>106,642636537552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9" calcext:value-type="float">
            <text:p>959</text:p>
          </table:table-cell>
          <table:table-cell office:value-type="float" office:value="103.896363019943" calcext:value-type="float">
            <text:p>103,896363019943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9" calcext:value-type="float">
            <text:p>959</text:p>
          </table:table-cell>
          <table:table-cell office:value-type="float" office:value="102.578037500381" calcext:value-type="float">
            <text:p>102,578037500381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9" calcext:value-type="float">
            <text:p>959</text:p>
          </table:table-cell>
          <table:table-cell office:value-type="float" office:value="104.072553634644" calcext:value-type="float">
            <text:p>104,072553634644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9" calcext:value-type="float">
            <text:p>959</text:p>
          </table:table-cell>
          <table:table-cell office:value-type="float" office:value="103.414378881454" calcext:value-type="float">
            <text:p>103,414378881454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9" calcext:value-type="float">
            <text:p>959</text:p>
          </table:table-cell>
          <table:table-cell office:value-type="float" office:value="104.020233869553" calcext:value-type="float">
            <text:p>104,020233869553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9" calcext:value-type="float">
            <text:p>959</text:p>
          </table:table-cell>
          <table:table-cell office:value-type="float" office:value="103.354863882065" calcext:value-type="float">
            <text:p>103,354863882065</text:p>
          </table:table-cell>
          <table:table-cell/>
          <table:table-cell office:value-type="string" calcext:value-type="string">
            <text:p>Janela0</text:p>
          </table:table-cell>
          <table:table-cell table:formula="of:=[.B2]" office:value-type="float" office:value="959" calcext:value-type="float">
            <text:p>959</text:p>
          </table:table-cell>
          <table:table-cell table:formula="of:=SUM([.C2];[.G2];[.K2];[.O2];[.S2];[.W2];[.AA2];[.AE2];[.AI2];[.AM2];[.AQ2]) / [.AW2]" office:value-type="float" office:value="103.092210747979" calcext:value-type="float">
            <text:p>103,092210747979</text:p>
          </table:table-cell>
          <table:table-cell/>
          <table:table-cell table:formula="of:=COUNTA([.C2];[.G2];[.K2];[.O2];[.S2];[.W2];[.AA2];[.AE2];[.AI2];[.AM2];[.AQ2])" office:value-type="float" office:value="11" calcext:value-type="float">
            <text:p>11</text:p>
          </table:table-cell>
          <table:table-cell/>
          <table:table-cell table:formula="of:=MAX([.G2];[.K2];[.O2];[.S2];[.W2];[.AA2];[.AE2];[.AI2];[.AM2];[.AQ2])" office:value-type="float" office:value="106.699352741241" calcext:value-type="float">
            <text:p>106,699352741241</text:p>
          </table:table-cell>
          <table:table-cell table:formula="of:=MIN([.G2];[.K2];[.O2];[.S2];[.W2];[.AA2];[.AE2];[.AI2];[.AM2];[.AQ2])" office:value-type="float" office:value="102.578037500381" calcext:value-type="float">
            <text:p>102,5780375003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</text:p>
          </table:table-cell>
          <table:table-cell office:value-type="float" office:value="1013" calcext:value-type="float">
            <text:p>1013</text:p>
          </table:table-cell>
          <table:table-cell office:value-type="float" office:value="10.1359283924103" calcext:value-type="float">
            <text:p>10,1359283924103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013" calcext:value-type="float">
            <text:p>1013</text:p>
          </table:table-cell>
          <table:table-cell office:value-type="float" office:value="10.5161089897156" calcext:value-type="float">
            <text:p>10,5161089897156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013" calcext:value-type="float">
            <text:p>1013</text:p>
          </table:table-cell>
          <table:table-cell office:value-type="float" office:value="11.7713248729706" calcext:value-type="float">
            <text:p>11,7713248729706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013" calcext:value-type="float">
            <text:p>1013</text:p>
          </table:table-cell>
          <table:table-cell office:value-type="float" office:value="11.804381608963" calcext:value-type="float">
            <text:p>11,804381608963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013" calcext:value-type="float">
            <text:p>1013</text:p>
          </table:table-cell>
          <table:table-cell office:value-type="float" office:value="12.2735159397125" calcext:value-type="float">
            <text:p>12,2735159397125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013" calcext:value-type="float">
            <text:p>1013</text:p>
          </table:table-cell>
          <table:table-cell office:value-type="float" office:value="11.5742857456207" calcext:value-type="float">
            <text:p>11,5742857456207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013" calcext:value-type="float">
            <text:p>1013</text:p>
          </table:table-cell>
          <table:table-cell office:value-type="float" office:value="12.2993726730347" calcext:value-type="float">
            <text:p>12,2993726730347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013" calcext:value-type="float">
            <text:p>1013</text:p>
          </table:table-cell>
          <table:table-cell office:value-type="float" office:value="11.5758454799652" calcext:value-type="float">
            <text:p>11,5758454799652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013" calcext:value-type="float">
            <text:p>1013</text:p>
          </table:table-cell>
          <table:table-cell office:value-type="float" office:value="12.3371834754944" calcext:value-type="float">
            <text:p>12,3371834754944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013" calcext:value-type="float">
            <text:p>1013</text:p>
          </table:table-cell>
          <table:table-cell office:value-type="float" office:value="11.3071596622467" calcext:value-type="float">
            <text:p>11,3071596622467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013" calcext:value-type="float">
            <text:p>1013</text:p>
          </table:table-cell>
          <table:table-cell office:value-type="float" office:value="11.6122920513153" calcext:value-type="float">
            <text:p>11,6122920513153</text:p>
          </table:table-cell>
          <table:table-cell/>
          <table:table-cell office:value-type="string" calcext:value-type="string">
            <text:p>Janela1</text:p>
          </table:table-cell>
          <table:table-cell table:formula="of:=[.B3]" office:value-type="float" office:value="1013" calcext:value-type="float">
            <text:p>1013</text:p>
          </table:table-cell>
          <table:table-cell table:formula="of:=SUM([.C3];[.G3];[.K3];[.O3];[.S3];[.W3];[.AA3];[.AE3];[.AI3];[.AM3];[.AQ3]) / [.AW2]" office:value-type="float" office:value="11.5643089901317" calcext:value-type="float">
            <text:p>11,5643089901317</text:p>
          </table:table-cell>
          <table:table-cell table:number-columns-repeated="3"/>
          <table:table-cell table:formula="of:=MAX([.G3];[.K3];[.O3];[.S3];[.W3];[.AA3];[.AE3];[.AI3];[.AM3];[.AQ3])" office:value-type="float" office:value="12.3371834754944" calcext:value-type="float">
            <text:p>12,3371834754944</text:p>
          </table:table-cell>
          <table:table-cell table:formula="of:=MIN([.G3];[.K3];[.O3];[.S3];[.W3];[.AA3];[.AE3];[.AI3];[.AM3];[.AQ3])" office:value-type="float" office:value="10.5161089897156" calcext:value-type="float">
            <text:p>10,5161089897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</text:p>
          </table:table-cell>
          <table:table-cell office:value-type="float" office:value="1056" calcext:value-type="float">
            <text:p>1056</text:p>
          </table:table-cell>
          <table:table-cell office:value-type="float" office:value="8.57706761360168" calcext:value-type="float">
            <text:p>8,57706761360168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56" calcext:value-type="float">
            <text:p>1056</text:p>
          </table:table-cell>
          <table:table-cell office:value-type="float" office:value="9.26326608657837" calcext:value-type="float">
            <text:p>9,26326608657837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56" calcext:value-type="float">
            <text:p>1056</text:p>
          </table:table-cell>
          <table:table-cell office:value-type="float" office:value="10.5256545543671" calcext:value-type="float">
            <text:p>10,5256545543671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56" calcext:value-type="float">
            <text:p>1056</text:p>
          </table:table-cell>
          <table:table-cell office:value-type="float" office:value="10.3510537147522" calcext:value-type="float">
            <text:p>10,3510537147522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56" calcext:value-type="float">
            <text:p>1056</text:p>
          </table:table-cell>
          <table:table-cell office:value-type="float" office:value="10.5341145992279" calcext:value-type="float">
            <text:p>10,5341145992279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56" calcext:value-type="float">
            <text:p>1056</text:p>
          </table:table-cell>
          <table:table-cell office:value-type="float" office:value="9.78611707687378" calcext:value-type="float">
            <text:p>9,78611707687378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56" calcext:value-type="float">
            <text:p>1056</text:p>
          </table:table-cell>
          <table:table-cell office:value-type="float" office:value="10.0241141319275" calcext:value-type="float">
            <text:p>10,0241141319275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56" calcext:value-type="float">
            <text:p>1056</text:p>
          </table:table-cell>
          <table:table-cell office:value-type="float" office:value="10.048775434494" calcext:value-type="float">
            <text:p>10,048775434494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56" calcext:value-type="float">
            <text:p>1056</text:p>
          </table:table-cell>
          <table:table-cell office:value-type="float" office:value="10.1913316249847" calcext:value-type="float">
            <text:p>10,1913316249847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56" calcext:value-type="float">
            <text:p>1056</text:p>
          </table:table-cell>
          <table:table-cell office:value-type="float" office:value="10.2028858661652" calcext:value-type="float">
            <text:p>10,2028858661652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56" calcext:value-type="float">
            <text:p>1056</text:p>
          </table:table-cell>
          <table:table-cell office:value-type="float" office:value="10.2541596889496" calcext:value-type="float">
            <text:p>10,2541596889496</text:p>
          </table:table-cell>
          <table:table-cell/>
          <table:table-cell office:value-type="string" calcext:value-type="string">
            <text:p>Janela2</text:p>
          </table:table-cell>
          <table:table-cell table:formula="of:=[.B4]" office:value-type="float" office:value="1056" calcext:value-type="float">
            <text:p>1056</text:p>
          </table:table-cell>
          <table:table-cell table:formula="of:=SUM([.C4];[.G4];[.K4];[.O4];[.S4];[.W4];[.AA4];[.AE4];[.AI4];[.AM4];[.AQ4]) / [.AW2]" office:value-type="float" office:value="9.97804912653837" calcext:value-type="float">
            <text:p>9,97804912653837</text:p>
          </table:table-cell>
          <table:table-cell table:number-columns-repeated="3"/>
          <table:table-cell table:formula="of:=MAX([.G4];[.K4];[.O4];[.S4];[.W4];[.AA4];[.AE4];[.AI4];[.AM4];[.AQ4])" office:value-type="float" office:value="10.5341145992279" calcext:value-type="float">
            <text:p>10,5341145992279</text:p>
          </table:table-cell>
          <table:table-cell table:formula="of:=MIN([.G4];[.K4];[.O4];[.S4];[.W4];[.AA4];[.AE4];[.AI4];[.AM4];[.AQ4])" office:value-type="float" office:value="9.26326608657837" calcext:value-type="float">
            <text:p>9,263266086578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</text:p>
          </table:table-cell>
          <table:table-cell office:value-type="float" office:value="892" calcext:value-type="float">
            <text:p>892</text:p>
          </table:table-cell>
          <table:table-cell office:value-type="float" office:value="8.40653419494629" calcext:value-type="float">
            <text:p>8,40653419494629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892" calcext:value-type="float">
            <text:p>892</text:p>
          </table:table-cell>
          <table:table-cell office:value-type="float" office:value="9.49398231506348" calcext:value-type="float">
            <text:p>9,49398231506348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892" calcext:value-type="float">
            <text:p>892</text:p>
          </table:table-cell>
          <table:table-cell office:value-type="float" office:value="11.480131149292" calcext:value-type="float">
            <text:p>11,480131149292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892" calcext:value-type="float">
            <text:p>892</text:p>
          </table:table-cell>
          <table:table-cell office:value-type="float" office:value="10.7792916297913" calcext:value-type="float">
            <text:p>10,7792916297913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892" calcext:value-type="float">
            <text:p>892</text:p>
          </table:table-cell>
          <table:table-cell office:value-type="float" office:value="10.5126948356628" calcext:value-type="float">
            <text:p>10,5126948356628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892" calcext:value-type="float">
            <text:p>892</text:p>
          </table:table-cell>
          <table:table-cell office:value-type="float" office:value="10.5597679615021" calcext:value-type="float">
            <text:p>10,5597679615021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892" calcext:value-type="float">
            <text:p>892</text:p>
          </table:table-cell>
          <table:table-cell office:value-type="float" office:value="10.8303742408752" calcext:value-type="float">
            <text:p>10,8303742408752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892" calcext:value-type="float">
            <text:p>892</text:p>
          </table:table-cell>
          <table:table-cell office:value-type="float" office:value="10.9757928848267" calcext:value-type="float">
            <text:p>10,9757928848267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892" calcext:value-type="float">
            <text:p>892</text:p>
          </table:table-cell>
          <table:table-cell office:value-type="float" office:value="11.12384724617" calcext:value-type="float">
            <text:p>11,12384724617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892" calcext:value-type="float">
            <text:p>892</text:p>
          </table:table-cell>
          <table:table-cell office:value-type="float" office:value="11.473137140274" calcext:value-type="float">
            <text:p>11,473137140274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892" calcext:value-type="float">
            <text:p>892</text:p>
          </table:table-cell>
          <table:table-cell office:value-type="float" office:value="10.4868507385254" calcext:value-type="float">
            <text:p>10,4868507385254</text:p>
          </table:table-cell>
          <table:table-cell/>
          <table:table-cell office:value-type="string" calcext:value-type="string">
            <text:p>Janela3</text:p>
          </table:table-cell>
          <table:table-cell table:formula="of:=[.B5]" office:value-type="float" office:value="892" calcext:value-type="float">
            <text:p>892</text:p>
          </table:table-cell>
          <table:table-cell table:formula="of:=SUM([.C5];[.G5];[.K5];[.O5];[.S5];[.W5];[.AA5];[.AE5];[.AI5];[.AM5];[.AQ5]) / [.AW2]" office:value-type="float" office:value="10.5565822124481" calcext:value-type="float">
            <text:p>10,5565822124481</text:p>
          </table:table-cell>
          <table:table-cell table:number-columns-repeated="3"/>
          <table:table-cell table:formula="of:=MAX([.G5];[.K5];[.O5];[.S5];[.W5];[.AA5];[.AE5];[.AI5];[.AM5];[.AQ5])" office:value-type="float" office:value="11.480131149292" calcext:value-type="float">
            <text:p>11,480131149292</text:p>
          </table:table-cell>
          <table:table-cell table:formula="of:=MIN([.G5];[.K5];[.O5];[.S5];[.W5];[.AA5];[.AE5];[.AI5];[.AM5];[.AQ5])" office:value-type="float" office:value="9.49398231506348" calcext:value-type="float">
            <text:p>9,493982315063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</text:p>
          </table:table-cell>
          <table:table-cell office:value-type="float" office:value="983" calcext:value-type="float">
            <text:p>983</text:p>
          </table:table-cell>
          <table:table-cell office:value-type="float" office:value="8.60998010635376" calcext:value-type="float">
            <text:p>8,60998010635376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83" calcext:value-type="float">
            <text:p>983</text:p>
          </table:table-cell>
          <table:table-cell office:value-type="float" office:value="10.0173351764679" calcext:value-type="float">
            <text:p>10,0173351764679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83" calcext:value-type="float">
            <text:p>983</text:p>
          </table:table-cell>
          <table:table-cell office:value-type="float" office:value="11.0506048202515" calcext:value-type="float">
            <text:p>11,0506048202515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83" calcext:value-type="float">
            <text:p>983</text:p>
          </table:table-cell>
          <table:table-cell office:value-type="float" office:value="11.3575847148895" calcext:value-type="float">
            <text:p>11,3575847148895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83" calcext:value-type="float">
            <text:p>983</text:p>
          </table:table-cell>
          <table:table-cell office:value-type="float" office:value="11.2308015823364" calcext:value-type="float">
            <text:p>11,2308015823364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83" calcext:value-type="float">
            <text:p>983</text:p>
          </table:table-cell>
          <table:table-cell office:value-type="float" office:value="11.9544501304626" calcext:value-type="float">
            <text:p>11,9544501304626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83" calcext:value-type="float">
            <text:p>983</text:p>
          </table:table-cell>
          <table:table-cell office:value-type="float" office:value="10.5292344093323" calcext:value-type="float">
            <text:p>10,5292344093323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83" calcext:value-type="float">
            <text:p>983</text:p>
          </table:table-cell>
          <table:table-cell office:value-type="float" office:value="11.3277530670166" calcext:value-type="float">
            <text:p>11,3277530670166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83" calcext:value-type="float">
            <text:p>983</text:p>
          </table:table-cell>
          <table:table-cell office:value-type="float" office:value="10.8242852687836" calcext:value-type="float">
            <text:p>10,8242852687836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83" calcext:value-type="float">
            <text:p>983</text:p>
          </table:table-cell>
          <table:table-cell office:value-type="float" office:value="10.9394755363464" calcext:value-type="float">
            <text:p>10,9394755363464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83" calcext:value-type="float">
            <text:p>983</text:p>
          </table:table-cell>
          <table:table-cell office:value-type="float" office:value="12.2054693698883" calcext:value-type="float">
            <text:p>12,2054693698883</text:p>
          </table:table-cell>
          <table:table-cell/>
          <table:table-cell office:value-type="string" calcext:value-type="string">
            <text:p>Janela4</text:p>
          </table:table-cell>
          <table:table-cell table:formula="of:=[.B6]" office:value-type="float" office:value="983" calcext:value-type="float">
            <text:p>983</text:p>
          </table:table-cell>
          <table:table-cell table:formula="of:=SUM([.C6];[.G6];[.K6];[.O6];[.S6];[.W6];[.AA6];[.AE6];[.AI6];[.AM6];[.AQ6]) / [.AW2]" office:value-type="float" office:value="10.9133612892844" calcext:value-type="float">
            <text:p>10,9133612892844</text:p>
          </table:table-cell>
          <table:table-cell table:number-columns-repeated="3"/>
          <table:table-cell table:formula="of:=MAX([.G6];[.K6];[.O6];[.S6];[.W6];[.AA6];[.AE6];[.AI6];[.AM6];[.AQ6])" office:value-type="float" office:value="12.2054693698883" calcext:value-type="float">
            <text:p>12,2054693698883</text:p>
          </table:table-cell>
          <table:table-cell table:formula="of:=MIN([.G6];[.K6];[.O6];[.S6];[.W6];[.AA6];[.AE6];[.AI6];[.AM6];[.AQ6])" office:value-type="float" office:value="10.0173351764679" calcext:value-type="float">
            <text:p>10,01733517646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5</text:p>
          </table:table-cell>
          <table:table-cell office:value-type="float" office:value="1397" calcext:value-type="float">
            <text:p>1397</text:p>
          </table:table-cell>
          <table:table-cell office:value-type="float" office:value="9.3151228427887" calcext:value-type="float">
            <text:p>9,3151228427887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397" calcext:value-type="float">
            <text:p>1397</text:p>
          </table:table-cell>
          <table:table-cell office:value-type="float" office:value="10.0596516132355" calcext:value-type="float">
            <text:p>10,0596516132355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397" calcext:value-type="float">
            <text:p>1397</text:p>
          </table:table-cell>
          <table:table-cell office:value-type="float" office:value="11.5233659744263" calcext:value-type="float">
            <text:p>11,5233659744263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397" calcext:value-type="float">
            <text:p>1397</text:p>
          </table:table-cell>
          <table:table-cell office:value-type="float" office:value="11.837455034256" calcext:value-type="float">
            <text:p>11,837455034256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397" calcext:value-type="float">
            <text:p>1397</text:p>
          </table:table-cell>
          <table:table-cell office:value-type="float" office:value="11.1795632839203" calcext:value-type="float">
            <text:p>11,1795632839203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397" calcext:value-type="float">
            <text:p>1397</text:p>
          </table:table-cell>
          <table:table-cell office:value-type="float" office:value="11.1669027805328" calcext:value-type="float">
            <text:p>11,1669027805328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397" calcext:value-type="float">
            <text:p>1397</text:p>
          </table:table-cell>
          <table:table-cell office:value-type="float" office:value="11.0413160324097" calcext:value-type="float">
            <text:p>11,0413160324097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397" calcext:value-type="float">
            <text:p>1397</text:p>
          </table:table-cell>
          <table:table-cell office:value-type="float" office:value="11.0741727352142" calcext:value-type="float">
            <text:p>11,0741727352142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397" calcext:value-type="float">
            <text:p>1397</text:p>
          </table:table-cell>
          <table:table-cell office:value-type="float" office:value="11.2916855812073" calcext:value-type="float">
            <text:p>11,2916855812073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397" calcext:value-type="float">
            <text:p>1397</text:p>
          </table:table-cell>
          <table:table-cell office:value-type="float" office:value="11.0196902751923" calcext:value-type="float">
            <text:p>11,0196902751923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397" calcext:value-type="float">
            <text:p>1397</text:p>
          </table:table-cell>
          <table:table-cell office:value-type="float" office:value="12.5044357776642" calcext:value-type="float">
            <text:p>12,5044357776642</text:p>
          </table:table-cell>
          <table:table-cell/>
          <table:table-cell office:value-type="string" calcext:value-type="string">
            <text:p>Janela5</text:p>
          </table:table-cell>
          <table:table-cell table:formula="of:=[.B7]" office:value-type="float" office:value="1397" calcext:value-type="float">
            <text:p>1397</text:p>
          </table:table-cell>
          <table:table-cell table:formula="of:=SUM([.C7];[.G7];[.K7];[.O7];[.S7];[.W7];[.AA7];[.AE7];[.AI7];[.AM7];[.AQ7]) / [.AW2]" office:value-type="float" office:value="11.0921238118952" calcext:value-type="float">
            <text:p>11,0921238118952</text:p>
          </table:table-cell>
          <table:table-cell table:number-columns-repeated="3"/>
          <table:table-cell table:formula="of:=MAX([.G7];[.K7];[.O7];[.S7];[.W7];[.AA7];[.AE7];[.AI7];[.AM7];[.AQ7])" office:value-type="float" office:value="12.5044357776642" calcext:value-type="float">
            <text:p>12,5044357776642</text:p>
          </table:table-cell>
          <table:table-cell table:formula="of:=MIN([.G7];[.K7];[.O7];[.S7];[.W7];[.AA7];[.AE7];[.AI7];[.AM7];[.AQ7])" office:value-type="float" office:value="10.0596516132355" calcext:value-type="float">
            <text:p>10,05965161323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6</text:p>
          </table:table-cell>
          <table:table-cell office:value-type="float" office:value="726" calcext:value-type="float">
            <text:p>726</text:p>
          </table:table-cell>
          <table:table-cell office:value-type="float" office:value="7.79812383651733" calcext:value-type="float">
            <text:p>7,79812383651733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726" calcext:value-type="float">
            <text:p>726</text:p>
          </table:table-cell>
          <table:table-cell office:value-type="float" office:value="9.32594704627991" calcext:value-type="float">
            <text:p>9,32594704627991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726" calcext:value-type="float">
            <text:p>726</text:p>
          </table:table-cell>
          <table:table-cell office:value-type="float" office:value="9.4248685836792" calcext:value-type="float">
            <text:p>9,4248685836792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726" calcext:value-type="float">
            <text:p>726</text:p>
          </table:table-cell>
          <table:table-cell office:value-type="float" office:value="9.70409393310547" calcext:value-type="float">
            <text:p>9,70409393310547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726" calcext:value-type="float">
            <text:p>726</text:p>
          </table:table-cell>
          <table:table-cell office:value-type="float" office:value="9.14028334617615" calcext:value-type="float">
            <text:p>9,14028334617615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726" calcext:value-type="float">
            <text:p>726</text:p>
          </table:table-cell>
          <table:table-cell office:value-type="float" office:value="9.3507091999054" calcext:value-type="float">
            <text:p>9,3507091999054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726" calcext:value-type="float">
            <text:p>726</text:p>
          </table:table-cell>
          <table:table-cell office:value-type="float" office:value="9.57765436172485" calcext:value-type="float">
            <text:p>9,57765436172485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726" calcext:value-type="float">
            <text:p>726</text:p>
          </table:table-cell>
          <table:table-cell office:value-type="float" office:value="9.49807476997376" calcext:value-type="float">
            <text:p>9,49807476997376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726" calcext:value-type="float">
            <text:p>726</text:p>
          </table:table-cell>
          <table:table-cell office:value-type="float" office:value="10.3537673950195" calcext:value-type="float">
            <text:p>10,3537673950195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726" calcext:value-type="float">
            <text:p>726</text:p>
          </table:table-cell>
          <table:table-cell office:value-type="float" office:value="9.2280125617981" calcext:value-type="float">
            <text:p>9,2280125617981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726" calcext:value-type="float">
            <text:p>726</text:p>
          </table:table-cell>
          <table:table-cell office:value-type="float" office:value="9.87478184700012" calcext:value-type="float">
            <text:p>9,87478184700012</text:p>
          </table:table-cell>
          <table:table-cell/>
          <table:table-cell office:value-type="string" calcext:value-type="string">
            <text:p>Janela6</text:p>
          </table:table-cell>
          <table:table-cell table:formula="of:=[.B8]" office:value-type="float" office:value="726" calcext:value-type="float">
            <text:p>726</text:p>
          </table:table-cell>
          <table:table-cell table:formula="of:=SUM([.C8];[.G8];[.K8];[.O8];[.S8];[.W8];[.AA8];[.AE8];[.AI8];[.AM8];[.AQ8]) / [.AW2]" office:value-type="float" office:value="9.38875608010726" calcext:value-type="float">
            <text:p>9,38875608010726</text:p>
          </table:table-cell>
          <table:table-cell table:number-columns-repeated="3"/>
          <table:table-cell table:formula="of:=MAX([.G8];[.K8];[.O8];[.S8];[.W8];[.AA8];[.AE8];[.AI8];[.AM8];[.AQ8])" office:value-type="float" office:value="10.3537673950195" calcext:value-type="float">
            <text:p>10,3537673950195</text:p>
          </table:table-cell>
          <table:table-cell table:formula="of:=MIN([.G8];[.K8];[.O8];[.S8];[.W8];[.AA8];[.AE8];[.AI8];[.AM8];[.AQ8])" office:value-type="float" office:value="9.14028334617615" calcext:value-type="float">
            <text:p>9,140283346176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7</text:p>
          </table:table-cell>
          <table:table-cell office:value-type="float" office:value="923" calcext:value-type="float">
            <text:p>923</text:p>
          </table:table-cell>
          <table:table-cell office:value-type="float" office:value="8.20509028434753" calcext:value-type="float">
            <text:p>8,20509028434753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923" calcext:value-type="float">
            <text:p>923</text:p>
          </table:table-cell>
          <table:table-cell office:value-type="float" office:value="10.7849786281586" calcext:value-type="float">
            <text:p>10,7849786281586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923" calcext:value-type="float">
            <text:p>923</text:p>
          </table:table-cell>
          <table:table-cell office:value-type="float" office:value="11.0580759048462" calcext:value-type="float">
            <text:p>11,0580759048462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923" calcext:value-type="float">
            <text:p>923</text:p>
          </table:table-cell>
          <table:table-cell office:value-type="float" office:value="11.1790525913239" calcext:value-type="float">
            <text:p>11,1790525913239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923" calcext:value-type="float">
            <text:p>923</text:p>
          </table:table-cell>
          <table:table-cell office:value-type="float" office:value="11.2589049339294" calcext:value-type="float">
            <text:p>11,2589049339294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923" calcext:value-type="float">
            <text:p>923</text:p>
          </table:table-cell>
          <table:table-cell office:value-type="float" office:value="10.7821626663208" calcext:value-type="float">
            <text:p>10,7821626663208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923" calcext:value-type="float">
            <text:p>923</text:p>
          </table:table-cell>
          <table:table-cell office:value-type="float" office:value="11.8049292564392" calcext:value-type="float">
            <text:p>11,8049292564392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923" calcext:value-type="float">
            <text:p>923</text:p>
          </table:table-cell>
          <table:table-cell office:value-type="float" office:value="10.6630325317383" calcext:value-type="float">
            <text:p>10,6630325317383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923" calcext:value-type="float">
            <text:p>923</text:p>
          </table:table-cell>
          <table:table-cell office:value-type="float" office:value="10.6297137737274" calcext:value-type="float">
            <text:p>10,6297137737274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923" calcext:value-type="float">
            <text:p>923</text:p>
          </table:table-cell>
          <table:table-cell office:value-type="float" office:value="10.5046849250793" calcext:value-type="float">
            <text:p>10,5046849250793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923" calcext:value-type="float">
            <text:p>923</text:p>
          </table:table-cell>
          <table:table-cell office:value-type="float" office:value="11.4436495304108" calcext:value-type="float">
            <text:p>11,4436495304108</text:p>
          </table:table-cell>
          <table:table-cell/>
          <table:table-cell office:value-type="string" calcext:value-type="string">
            <text:p>Janela7</text:p>
          </table:table-cell>
          <table:table-cell table:formula="of:=[.B9]" office:value-type="float" office:value="923" calcext:value-type="float">
            <text:p>923</text:p>
          </table:table-cell>
          <table:table-cell table:formula="of:=SUM([.C9];[.G9];[.K9];[.O9];[.S9];[.W9];[.AA9];[.AE9];[.AI9];[.AM9];[.AQ9]) / [.AW2]" office:value-type="float" office:value="10.755843184211" calcext:value-type="float">
            <text:p>10,755843184211</text:p>
          </table:table-cell>
          <table:table-cell table:number-columns-repeated="3"/>
          <table:table-cell table:formula="of:=MAX([.G9];[.K9];[.O9];[.S9];[.W9];[.AA9];[.AE9];[.AI9];[.AM9];[.AQ9])" office:value-type="float" office:value="11.8049292564392" calcext:value-type="float">
            <text:p>11,8049292564392</text:p>
          </table:table-cell>
          <table:table-cell table:formula="of:=MIN([.G9];[.K9];[.O9];[.S9];[.W9];[.AA9];[.AE9];[.AI9];[.AM9];[.AQ9])" office:value-type="float" office:value="10.5046849250793" calcext:value-type="float">
            <text:p>10,50468492507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8</text:p>
          </table:table-cell>
          <table:table-cell office:value-type="float" office:value="942" calcext:value-type="float">
            <text:p>942</text:p>
          </table:table-cell>
          <table:table-cell office:value-type="float" office:value="10.6428010463715" calcext:value-type="float">
            <text:p>10,6428010463715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942" calcext:value-type="float">
            <text:p>942</text:p>
          </table:table-cell>
          <table:table-cell office:value-type="float" office:value="11.2692487239838" calcext:value-type="float">
            <text:p>11,2692487239838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942" calcext:value-type="float">
            <text:p>942</text:p>
          </table:table-cell>
          <table:table-cell office:value-type="float" office:value="13.1333205699921" calcext:value-type="float">
            <text:p>13,1333205699921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942" calcext:value-type="float">
            <text:p>942</text:p>
          </table:table-cell>
          <table:table-cell office:value-type="float" office:value="12.4176731109619" calcext:value-type="float">
            <text:p>12,4176731109619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942" calcext:value-type="float">
            <text:p>942</text:p>
          </table:table-cell>
          <table:table-cell office:value-type="float" office:value="12.2873592376709" calcext:value-type="float">
            <text:p>12,2873592376709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942" calcext:value-type="float">
            <text:p>942</text:p>
          </table:table-cell>
          <table:table-cell office:value-type="float" office:value="12.2099931240082" calcext:value-type="float">
            <text:p>12,2099931240082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942" calcext:value-type="float">
            <text:p>942</text:p>
          </table:table-cell>
          <table:table-cell office:value-type="float" office:value="12.449045419693" calcext:value-type="float">
            <text:p>12,449045419693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942" calcext:value-type="float">
            <text:p>942</text:p>
          </table:table-cell>
          <table:table-cell office:value-type="float" office:value="12.4670987129211" calcext:value-type="float">
            <text:p>12,4670987129211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942" calcext:value-type="float">
            <text:p>942</text:p>
          </table:table-cell>
          <table:table-cell office:value-type="float" office:value="12.2091619968414" calcext:value-type="float">
            <text:p>12,2091619968414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942" calcext:value-type="float">
            <text:p>942</text:p>
          </table:table-cell>
          <table:table-cell office:value-type="float" office:value="12.5633316040039" calcext:value-type="float">
            <text:p>12,5633316040039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942" calcext:value-type="float">
            <text:p>942</text:p>
          </table:table-cell>
          <table:table-cell office:value-type="float" office:value="13.8107373714447" calcext:value-type="float">
            <text:p>13,8107373714447</text:p>
          </table:table-cell>
          <table:table-cell/>
          <table:table-cell office:value-type="string" calcext:value-type="string">
            <text:p>Janela8</text:p>
          </table:table-cell>
          <table:table-cell table:formula="of:=[.B10]" office:value-type="float" office:value="942" calcext:value-type="float">
            <text:p>942</text:p>
          </table:table-cell>
          <table:table-cell table:formula="of:=SUM([.C10];[.G10];[.K10];[.O10];[.S10];[.W10];[.AA10];[.AE10];[.AI10];[.AM10];[.AQ10]) / [.AW2]" office:value-type="float" office:value="12.3145246288993" calcext:value-type="float">
            <text:p>12,3145246288993</text:p>
          </table:table-cell>
          <table:table-cell table:number-columns-repeated="3"/>
          <table:table-cell table:formula="of:=MAX([.G10];[.K10];[.O10];[.S10];[.W10];[.AA10];[.AE10];[.AI10];[.AM10];[.AQ10])" office:value-type="float" office:value="13.8107373714447" calcext:value-type="float">
            <text:p>13,8107373714447</text:p>
          </table:table-cell>
          <table:table-cell table:formula="of:=MIN([.G10];[.K10];[.O10];[.S10];[.W10];[.AA10];[.AE10];[.AI10];[.AM10];[.AQ10])" office:value-type="float" office:value="11.2692487239838" calcext:value-type="float">
            <text:p>11,26924872398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9</text:p>
          </table:table-cell>
          <table:table-cell office:value-type="float" office:value="855" calcext:value-type="float">
            <text:p>855</text:p>
          </table:table-cell>
          <table:table-cell office:value-type="float" office:value="8.08443713188171" calcext:value-type="float">
            <text:p>8,08443713188171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855" calcext:value-type="float">
            <text:p>855</text:p>
          </table:table-cell>
          <table:table-cell office:value-type="float" office:value="8.52969765663147" calcext:value-type="float">
            <text:p>8,52969765663147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855" calcext:value-type="float">
            <text:p>855</text:p>
          </table:table-cell>
          <table:table-cell office:value-type="float" office:value="9.39603090286255" calcext:value-type="float">
            <text:p>9,39603090286255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855" calcext:value-type="float">
            <text:p>855</text:p>
          </table:table-cell>
          <table:table-cell office:value-type="float" office:value="9.15764403343201" calcext:value-type="float">
            <text:p>9,15764403343201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855" calcext:value-type="float">
            <text:p>855</text:p>
          </table:table-cell>
          <table:table-cell office:value-type="float" office:value="9.53997898101807" calcext:value-type="float">
            <text:p>9,53997898101807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855" calcext:value-type="float">
            <text:p>855</text:p>
          </table:table-cell>
          <table:table-cell office:value-type="float" office:value="9.44234681129456" calcext:value-type="float">
            <text:p>9,44234681129456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855" calcext:value-type="float">
            <text:p>855</text:p>
          </table:table-cell>
          <table:table-cell office:value-type="float" office:value="10.0598158836365" calcext:value-type="float">
            <text:p>10,0598158836365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855" calcext:value-type="float">
            <text:p>855</text:p>
          </table:table-cell>
          <table:table-cell office:value-type="float" office:value="9.94495391845703" calcext:value-type="float">
            <text:p>9,94495391845703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855" calcext:value-type="float">
            <text:p>855</text:p>
          </table:table-cell>
          <table:table-cell office:value-type="float" office:value="9.84398412704468" calcext:value-type="float">
            <text:p>9,84398412704468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855" calcext:value-type="float">
            <text:p>855</text:p>
          </table:table-cell>
          <table:table-cell office:value-type="float" office:value="9.28654432296753" calcext:value-type="float">
            <text:p>9,28654432296753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855" calcext:value-type="float">
            <text:p>855</text:p>
          </table:table-cell>
          <table:table-cell office:value-type="float" office:value="10.1370871067047" calcext:value-type="float">
            <text:p>10,1370871067047</text:p>
          </table:table-cell>
          <table:table-cell/>
          <table:table-cell office:value-type="string" calcext:value-type="string">
            <text:p>Janela9</text:p>
          </table:table-cell>
          <table:table-cell table:formula="of:=[.B11]" office:value-type="float" office:value="855" calcext:value-type="float">
            <text:p>855</text:p>
          </table:table-cell>
          <table:table-cell table:formula="of:=SUM([.C11];[.G11];[.K11];[.O11];[.S11];[.W11];[.AA11];[.AE11];[.AI11];[.AM11];[.AQ11]) / [.AW2]" office:value-type="float" office:value="9.40204735235735" calcext:value-type="float">
            <text:p>9,40204735235735</text:p>
          </table:table-cell>
          <table:table-cell table:number-columns-repeated="3"/>
          <table:table-cell table:formula="of:=MAX([.G11];[.K11];[.O11];[.S11];[.W11];[.AA11];[.AE11];[.AI11];[.AM11];[.AQ11])" office:value-type="float" office:value="10.1370871067047" calcext:value-type="float">
            <text:p>10,1370871067047</text:p>
          </table:table-cell>
          <table:table-cell table:formula="of:=MIN([.G11];[.K11];[.O11];[.S11];[.W11];[.AA11];[.AE11];[.AI11];[.AM11];[.AQ11])" office:value-type="float" office:value="8.52969765663147" calcext:value-type="float">
            <text:p>8,529697656631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0</text:p>
          </table:table-cell>
          <table:table-cell office:value-type="float" office:value="1142" calcext:value-type="float">
            <text:p>1142</text:p>
          </table:table-cell>
          <table:table-cell office:value-type="float" office:value="8.85857558250427" calcext:value-type="float">
            <text:p>8,85857558250427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142" calcext:value-type="float">
            <text:p>1142</text:p>
          </table:table-cell>
          <table:table-cell office:value-type="float" office:value="9.87039017677307" calcext:value-type="float">
            <text:p>9,87039017677307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142" calcext:value-type="float">
            <text:p>1142</text:p>
          </table:table-cell>
          <table:table-cell office:value-type="float" office:value="11.4264647960663" calcext:value-type="float">
            <text:p>11,4264647960663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142" calcext:value-type="float">
            <text:p>1142</text:p>
          </table:table-cell>
          <table:table-cell office:value-type="float" office:value="11.0899198055267" calcext:value-type="float">
            <text:p>11,0899198055267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142" calcext:value-type="float">
            <text:p>1142</text:p>
          </table:table-cell>
          <table:table-cell office:value-type="float" office:value="11.0289778709412" calcext:value-type="float">
            <text:p>11,0289778709412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142" calcext:value-type="float">
            <text:p>1142</text:p>
          </table:table-cell>
          <table:table-cell office:value-type="float" office:value="11.6598255634308" calcext:value-type="float">
            <text:p>11,6598255634308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142" calcext:value-type="float">
            <text:p>1142</text:p>
          </table:table-cell>
          <table:table-cell office:value-type="float" office:value="10.7202200889587" calcext:value-type="float">
            <text:p>10,7202200889587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142" calcext:value-type="float">
            <text:p>1142</text:p>
          </table:table-cell>
          <table:table-cell office:value-type="float" office:value="10.5718972682953" calcext:value-type="float">
            <text:p>10,5718972682953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142" calcext:value-type="float">
            <text:p>1142</text:p>
          </table:table-cell>
          <table:table-cell office:value-type="float" office:value="10.8018391132355" calcext:value-type="float">
            <text:p>10,8018391132355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142" calcext:value-type="float">
            <text:p>1142</text:p>
          </table:table-cell>
          <table:table-cell office:value-type="float" office:value="10.954432964325" calcext:value-type="float">
            <text:p>10,954432964325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142" calcext:value-type="float">
            <text:p>1142</text:p>
          </table:table-cell>
          <table:table-cell office:value-type="float" office:value="10.9201006889343" calcext:value-type="float">
            <text:p>10,9201006889343</text:p>
          </table:table-cell>
          <table:table-cell/>
          <table:table-cell office:value-type="string" calcext:value-type="string">
            <text:p>Janela10</text:p>
          </table:table-cell>
          <table:table-cell table:formula="of:=[.B12]" office:value-type="float" office:value="1142" calcext:value-type="float">
            <text:p>1142</text:p>
          </table:table-cell>
          <table:table-cell table:formula="of:=SUM([.C12];[.G12];[.K12];[.O12];[.S12];[.W12];[.AA12];[.AE12];[.AI12];[.AM12];[.AQ12]) / [.AW2]" office:value-type="float" office:value="10.7184221744537" calcext:value-type="float">
            <text:p>10,7184221744537</text:p>
          </table:table-cell>
          <table:table-cell table:number-columns-repeated="3"/>
          <table:table-cell table:formula="of:=MAX([.G12];[.K12];[.O12];[.S12];[.W12];[.AA12];[.AE12];[.AI12];[.AM12];[.AQ12])" office:value-type="float" office:value="11.6598255634308" calcext:value-type="float">
            <text:p>11,6598255634308</text:p>
          </table:table-cell>
          <table:table-cell table:formula="of:=MIN([.G12];[.K12];[.O12];[.S12];[.W12];[.AA12];[.AE12];[.AI12];[.AM12];[.AQ12])" office:value-type="float" office:value="9.87039017677307" calcext:value-type="float">
            <text:p>9,87039017677307</text:p>
          </table:table-cell>
          <table:table-cell table:number-columns-repeated="8"/>
        </table:table-row>
        <table:table-row table:style-name="ro1">
          <table:table-cell table:number-columns-repeated="60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3:.C12])" office:value-type="float" office:value="88.6336610317231" calcext:value-type="float">
            <text:p>88,6336610317231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G3:.G12])" office:value-type="float" office:value="99.1306064128877" calcext:value-type="float">
            <text:p>99,1306064128877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K3:.K12])" office:value-type="float" office:value="110.789842128754" calcext:value-type="float">
            <text:p>110,789842128754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O3:.O12])" office:value-type="float" office:value="109.678150177002" calcext:value-type="float">
            <text:p>109,678150177002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S3:.S12])" office:value-type="float" office:value="108.986194610596" calcext:value-type="float">
            <text:p>108,986194610596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W3:.W12])" office:value-type="float" office:value="108.486561059952" calcext:value-type="float">
            <text:p>108,486561059952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A3:.AA12])" office:value-type="float" office:value="109.336076498032" calcext:value-type="float">
            <text:p>109,336076498032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E3:.AE12])" office:value-type="float" office:value="108.147396802902" calcext:value-type="float">
            <text:p>108,147396802902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I3:.AI12])" office:value-type="float" office:value="109.606799602508" calcext:value-type="float">
            <text:p>109,606799602508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M3:.AM12])" office:value-type="float" office:value="107.479354858398" calcext:value-type="float">
            <text:p>107,479354858398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Q3:.AQ12])" office:value-type="float" office:value="113.249564170837" calcext:value-type="float">
            <text:p>113,249564170837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U3:.AU12])" office:value-type="float" office:value="106.684018850327" calcext:value-type="float">
            <text:p>106,684018850327</text:p>
          </table:table-cell>
          <table:table-cell table:number-columns-repeated="3"/>
          <table:table-cell table:style-name="ce1" office:value-type="string" calcext:value-type="string">
            <text:p>Pior caso</text:p>
          </table:table-cell>
          <table:table-cell table:style-name="ce1" office:value-type="string" calcext:value-type="string">
            <text:p>Melhor caso</text:p>
          </table:table-cell>
          <table:table-cell table:number-columns-repeated="8"/>
        </table:table-row>
        <table:table-row table:style-name="ro1">
          <table:table-cell table:number-columns-repeated="50"/>
          <table:table-cell table:formula="of:=SUM([.AY3:.AY12])" office:value-type="float" office:value="116.827681064606" calcext:value-type="float">
            <text:p>116,827681064606</text:p>
          </table:table-cell>
          <table:table-cell table:formula="of:=SUM([.AZ3:.AZ12])" office:value-type="float" office:value="98.6646490097047" calcext:value-type="float">
            <text:p>98,6646490097047</text:p>
          </table:table-cell>
          <table:table-cell table:number-columns-repeated="8"/>
        </table:table-row>
      </table:table>
      <table:table table:name="30_Janelas sup_0.006&amp;conf_0.9" table:style-name="ta1"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 Média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 Média</text:p>
          </table:table-cell>
          <table:table-cell table:style-name="ce1"/>
          <table:table-cell table:style-name="ce1" office:value-type="string" calcext:value-type="string">
            <text:p>Contador</text:p>
          </table:table-cell>
          <table:table-cell table:style-name="ce1"/>
          <table:table-cell table:style-name="ce1" office:value-type="string" calcext:value-type="string">
            <text:p>Limite Superior</text:p>
          </table:table-cell>
          <table:table-cell table:style-name="ce1" office:value-type="string" calcext:value-type="string">
            <text:p>Limite Inferior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Janela0</text:p>
          </table:table-cell>
          <table:table-cell office:value-type="float" office:value="959" calcext:value-type="float">
            <text:p>959</text:p>
          </table:table-cell>
          <table:table-cell office:value-type="float" office:value="85.9555695056915" calcext:value-type="float">
            <text:p>85,9555695056915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9" calcext:value-type="float">
            <text:p>959</text:p>
          </table:table-cell>
          <table:table-cell office:value-type="float" office:value="105.845478057861" calcext:value-type="float">
            <text:p>105,845478057861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9" calcext:value-type="float">
            <text:p>959</text:p>
          </table:table-cell>
          <table:table-cell office:value-type="float" office:value="104.275694608688" calcext:value-type="float">
            <text:p>104,275694608688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9" calcext:value-type="float">
            <text:p>959</text:p>
          </table:table-cell>
          <table:table-cell office:value-type="float" office:value="104.85073184967" calcext:value-type="float">
            <text:p>104,85073184967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9" calcext:value-type="float">
            <text:p>959</text:p>
          </table:table-cell>
          <table:table-cell office:value-type="float" office:value="105.995973825455" calcext:value-type="float">
            <text:p>105,995973825455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9" calcext:value-type="float">
            <text:p>959</text:p>
          </table:table-cell>
          <table:table-cell office:value-type="float" office:value="104.261476278305" calcext:value-type="float">
            <text:p>104,261476278305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9" calcext:value-type="float">
            <text:p>959</text:p>
          </table:table-cell>
          <table:table-cell office:value-type="float" office:value="104.779725074768" calcext:value-type="float">
            <text:p>104,779725074768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9" calcext:value-type="float">
            <text:p>959</text:p>
          </table:table-cell>
          <table:table-cell office:value-type="float" office:value="103.576043367386" calcext:value-type="float">
            <text:p>103,576043367386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9" calcext:value-type="float">
            <text:p>959</text:p>
          </table:table-cell>
          <table:table-cell office:value-type="float" office:value="104.555513620377" calcext:value-type="float">
            <text:p>104,555513620377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9" calcext:value-type="float">
            <text:p>959</text:p>
          </table:table-cell>
          <table:table-cell office:value-type="float" office:value="105.505719661713" calcext:value-type="float">
            <text:p>105,505719661713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9" calcext:value-type="float">
            <text:p>959</text:p>
          </table:table-cell>
          <table:table-cell office:value-type="float" office:value="106.097971200943" calcext:value-type="float">
            <text:p>106,097971200943</text:p>
          </table:table-cell>
          <table:table-cell/>
          <table:table-cell office:value-type="string" calcext:value-type="string">
            <text:p>Janela0</text:p>
          </table:table-cell>
          <table:table-cell table:formula="of:=[.B2]" office:value-type="float" office:value="959" calcext:value-type="float">
            <text:p>959</text:p>
          </table:table-cell>
          <table:table-cell table:formula="of:=SUM([.C2];[.G2];[.K2];[.O2];[.S2];[.W2];[.AA2];[.AE2];[.AI2];[.AM2];[.AQ2]) / [.AW2]" office:value-type="float" office:value="103.245445186442" calcext:value-type="float">
            <text:p>103,245445186442</text:p>
          </table:table-cell>
          <table:table-cell/>
          <table:table-cell table:formula="of:=COUNTA([.C2];[.G2];[.K2];[.O2];[.S2];[.W2];[.AA2];[.AE2];[.AI2];[.AM2];[.AQ2])" office:value-type="float" office:value="11" calcext:value-type="float">
            <text:p>11</text:p>
          </table:table-cell>
          <table:table-cell/>
          <table:table-cell table:formula="of:=MAX([.C2];[.G2];[.K2];[.O2];[.S2];[.W2];[.AA2];[.AE2];[.AI2];[.AM2];[.AQ2])" office:value-type="float" office:value="106.097971200943" calcext:value-type="float">
            <text:p>106,097971200943</text:p>
          </table:table-cell>
          <table:table-cell table:formula="of:=MIN([.C2];[.G2];[.K2];[.O2];[.S2];[.W2];[.AA2];[.AE2];[.AI2];[.AM2];[.AQ2])" office:value-type="float" office:value="85.9555695056915" calcext:value-type="float">
            <text:p>85,95556950569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</text:p>
          </table:table-cell>
          <table:table-cell office:value-type="float" office:value="1036" calcext:value-type="float">
            <text:p>1036</text:p>
          </table:table-cell>
          <table:table-cell office:value-type="float" office:value="3.30016088485718" calcext:value-type="float">
            <text:p>3,30016088485718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036" calcext:value-type="float">
            <text:p>1036</text:p>
          </table:table-cell>
          <table:table-cell office:value-type="float" office:value="3.70002174377441" calcext:value-type="float">
            <text:p>3,70002174377441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036" calcext:value-type="float">
            <text:p>1036</text:p>
          </table:table-cell>
          <table:table-cell office:value-type="float" office:value="4.84627032279968" calcext:value-type="float">
            <text:p>4,84627032279968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036" calcext:value-type="float">
            <text:p>1036</text:p>
          </table:table-cell>
          <table:table-cell office:value-type="float" office:value="4.01545786857605" calcext:value-type="float">
            <text:p>4,01545786857605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036" calcext:value-type="float">
            <text:p>1036</text:p>
          </table:table-cell>
          <table:table-cell office:value-type="float" office:value="4.10123682022095" calcext:value-type="float">
            <text:p>4,10123682022095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036" calcext:value-type="float">
            <text:p>1036</text:p>
          </table:table-cell>
          <table:table-cell office:value-type="float" office:value="4.12843990325928" calcext:value-type="float">
            <text:p>4,12843990325928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036" calcext:value-type="float">
            <text:p>1036</text:p>
          </table:table-cell>
          <table:table-cell office:value-type="float" office:value="4.09315705299377" calcext:value-type="float">
            <text:p>4,09315705299377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036" calcext:value-type="float">
            <text:p>1036</text:p>
          </table:table-cell>
          <table:table-cell office:value-type="float" office:value="4.62942099571228" calcext:value-type="float">
            <text:p>4,62942099571228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036" calcext:value-type="float">
            <text:p>1036</text:p>
          </table:table-cell>
          <table:table-cell office:value-type="float" office:value="3.90261125564575" calcext:value-type="float">
            <text:p>3,90261125564575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036" calcext:value-type="float">
            <text:p>1036</text:p>
          </table:table-cell>
          <table:table-cell office:value-type="float" office:value="3.9871027469635" calcext:value-type="float">
            <text:p>3,9871027469635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036" calcext:value-type="float">
            <text:p>1036</text:p>
          </table:table-cell>
          <table:table-cell office:value-type="float" office:value="4.22916889190674" calcext:value-type="float">
            <text:p>4,22916889190674</text:p>
          </table:table-cell>
          <table:table-cell/>
          <table:table-cell office:value-type="string" calcext:value-type="string">
            <text:p>Janela1</text:p>
          </table:table-cell>
          <table:table-cell table:formula="of:=[.B3]" office:value-type="float" office:value="1036" calcext:value-type="float">
            <text:p>1036</text:p>
          </table:table-cell>
          <table:table-cell table:formula="of:=SUM([.C3];[.G3];[.K3];[.O3];[.S3];[.W3];[.AA3];[.AE3];[.AI3];[.AM3];[.AQ3]) / [.AW2]" office:value-type="float" office:value="4.08482258970087" calcext:value-type="float">
            <text:p>4,08482258970087</text:p>
          </table:table-cell>
          <table:table-cell table:number-columns-repeated="3"/>
          <table:table-cell table:formula="of:=MAX([.C3];[.G3];[.K3];[.O3];[.S3];[.W3];[.AA3];[.AE3];[.AI3];[.AM3];[.AQ3])" office:value-type="float" office:value="4.84627032279968" calcext:value-type="float">
            <text:p>4,84627032279968</text:p>
          </table:table-cell>
          <table:table-cell table:formula="of:=MIN([.C3];[.G3];[.K3];[.O3];[.S3];[.W3];[.AA3];[.AE3];[.AI3];[.AM3];[.AQ3])" office:value-type="float" office:value="3.30016088485718" calcext:value-type="float">
            <text:p>3,300160884857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</text:p>
          </table:table-cell>
          <table:table-cell office:value-type="float" office:value="1080" calcext:value-type="float">
            <text:p>1080</text:p>
          </table:table-cell>
          <table:table-cell office:value-type="float" office:value="3.77611947059631" calcext:value-type="float">
            <text:p>3,77611947059631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80" calcext:value-type="float">
            <text:p>1080</text:p>
          </table:table-cell>
          <table:table-cell office:value-type="float" office:value="4.25282120704651" calcext:value-type="float">
            <text:p>4,25282120704651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80" calcext:value-type="float">
            <text:p>1080</text:p>
          </table:table-cell>
          <table:table-cell office:value-type="float" office:value="4.22734117507935" calcext:value-type="float">
            <text:p>4,22734117507935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80" calcext:value-type="float">
            <text:p>1080</text:p>
          </table:table-cell>
          <table:table-cell office:value-type="float" office:value="4.1816394329071" calcext:value-type="float">
            <text:p>4,1816394329071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80" calcext:value-type="float">
            <text:p>1080</text:p>
          </table:table-cell>
          <table:table-cell office:value-type="float" office:value="4.1996705532074" calcext:value-type="float">
            <text:p>4,1996705532074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80" calcext:value-type="float">
            <text:p>1080</text:p>
          </table:table-cell>
          <table:table-cell office:value-type="float" office:value="4.25676989555359" calcext:value-type="float">
            <text:p>4,25676989555359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80" calcext:value-type="float">
            <text:p>1080</text:p>
          </table:table-cell>
          <table:table-cell office:value-type="float" office:value="4.16800260543823" calcext:value-type="float">
            <text:p>4,16800260543823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80" calcext:value-type="float">
            <text:p>1080</text:p>
          </table:table-cell>
          <table:table-cell office:value-type="float" office:value="4.26371598243713" calcext:value-type="float">
            <text:p>4,26371598243713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80" calcext:value-type="float">
            <text:p>1080</text:p>
          </table:table-cell>
          <table:table-cell office:value-type="float" office:value="4.14693140983582" calcext:value-type="float">
            <text:p>4,14693140983582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80" calcext:value-type="float">
            <text:p>1080</text:p>
          </table:table-cell>
          <table:table-cell office:value-type="float" office:value="4.40745663642883" calcext:value-type="float">
            <text:p>4,40745663642883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80" calcext:value-type="float">
            <text:p>1080</text:p>
          </table:table-cell>
          <table:table-cell office:value-type="float" office:value="4.24770188331604" calcext:value-type="float">
            <text:p>4,24770188331604</text:p>
          </table:table-cell>
          <table:table-cell/>
          <table:table-cell office:value-type="string" calcext:value-type="string">
            <text:p>Janela2</text:p>
          </table:table-cell>
          <table:table-cell table:formula="of:=[.B4]" office:value-type="float" office:value="1080" calcext:value-type="float">
            <text:p>1080</text:p>
          </table:table-cell>
          <table:table-cell table:formula="of:=SUM([.C4];[.G4];[.K4];[.O4];[.S4];[.W4];[.AA4];[.AE4];[.AI4];[.AM4];[.AQ4]) / [.AW2]" office:value-type="float" office:value="4.19347002289512" calcext:value-type="float">
            <text:p>4,19347002289512</text:p>
          </table:table-cell>
          <table:table-cell table:number-columns-repeated="3"/>
          <table:table-cell table:formula="of:=MAX([.C4];[.G4];[.K4];[.O4];[.S4];[.W4];[.AA4];[.AE4];[.AI4];[.AM4];[.AQ4])" office:value-type="float" office:value="4.40745663642883" calcext:value-type="float">
            <text:p>4,40745663642883</text:p>
          </table:table-cell>
          <table:table-cell table:formula="of:=MIN([.C4];[.G4];[.K4];[.O4];[.S4];[.W4];[.AA4];[.AE4];[.AI4];[.AM4];[.AQ4])" office:value-type="float" office:value="3.77611947059631" calcext:value-type="float">
            <text:p>3,776119470596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</text:p>
          </table:table-cell>
          <table:table-cell office:value-type="float" office:value="1318" calcext:value-type="float">
            <text:p>1318</text:p>
          </table:table-cell>
          <table:table-cell office:value-type="float" office:value="4.08806824684143" calcext:value-type="float">
            <text:p>4,08806824684143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318" calcext:value-type="float">
            <text:p>1318</text:p>
          </table:table-cell>
          <table:table-cell office:value-type="float" office:value="4.90937614440918" calcext:value-type="float">
            <text:p>4,90937614440918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318" calcext:value-type="float">
            <text:p>1318</text:p>
          </table:table-cell>
          <table:table-cell office:value-type="float" office:value="4.79124021530151" calcext:value-type="float">
            <text:p>4,79124021530151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318" calcext:value-type="float">
            <text:p>1318</text:p>
          </table:table-cell>
          <table:table-cell office:value-type="float" office:value="4.67760682106018" calcext:value-type="float">
            <text:p>4,67760682106018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318" calcext:value-type="float">
            <text:p>1318</text:p>
          </table:table-cell>
          <table:table-cell office:value-type="float" office:value="4.82264685630798" calcext:value-type="float">
            <text:p>4,82264685630798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318" calcext:value-type="float">
            <text:p>1318</text:p>
          </table:table-cell>
          <table:table-cell office:value-type="float" office:value="4.76905846595764" calcext:value-type="float">
            <text:p>4,76905846595764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318" calcext:value-type="float">
            <text:p>1318</text:p>
          </table:table-cell>
          <table:table-cell office:value-type="float" office:value="4.75587391853333" calcext:value-type="float">
            <text:p>4,75587391853333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318" calcext:value-type="float">
            <text:p>1318</text:p>
          </table:table-cell>
          <table:table-cell office:value-type="float" office:value="4.65217876434326" calcext:value-type="float">
            <text:p>4,65217876434326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318" calcext:value-type="float">
            <text:p>1318</text:p>
          </table:table-cell>
          <table:table-cell office:value-type="float" office:value="4.77949571609497" calcext:value-type="float">
            <text:p>4,77949571609497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318" calcext:value-type="float">
            <text:p>1318</text:p>
          </table:table-cell>
          <table:table-cell office:value-type="float" office:value="4.85991072654724" calcext:value-type="float">
            <text:p>4,85991072654724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318" calcext:value-type="float">
            <text:p>1318</text:p>
          </table:table-cell>
          <table:table-cell office:value-type="float" office:value="4.85934948921204" calcext:value-type="float">
            <text:p>4,85934948921204</text:p>
          </table:table-cell>
          <table:table-cell/>
          <table:table-cell office:value-type="string" calcext:value-type="string">
            <text:p>Janela3</text:p>
          </table:table-cell>
          <table:table-cell table:formula="of:=[.B5]" office:value-type="float" office:value="1318" calcext:value-type="float">
            <text:p>1318</text:p>
          </table:table-cell>
          <table:table-cell table:formula="of:=SUM([.C5];[.G5];[.K5];[.O5];[.S5];[.W5];[.AA5];[.AE5];[.AI5];[.AM5];[.AQ5]) / [.AW2]" office:value-type="float" office:value="4.72407321496443" calcext:value-type="float">
            <text:p>4,72407321496443</text:p>
          </table:table-cell>
          <table:table-cell table:number-columns-repeated="3"/>
          <table:table-cell table:formula="of:=MAX([.C5];[.G5];[.K5];[.O5];[.S5];[.W5];[.AA5];[.AE5];[.AI5];[.AM5];[.AQ5])" office:value-type="float" office:value="4.90937614440918" calcext:value-type="float">
            <text:p>4,90937614440918</text:p>
          </table:table-cell>
          <table:table-cell table:formula="of:=MIN([.C5];[.G5];[.K5];[.O5];[.S5];[.W5];[.AA5];[.AE5];[.AI5];[.AM5];[.AQ5])" office:value-type="float" office:value="4.08806824684143" calcext:value-type="float">
            <text:p>4,088068246841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</text:p>
          </table:table-cell>
          <table:table-cell office:value-type="float" office:value="1029" calcext:value-type="float">
            <text:p>1029</text:p>
          </table:table-cell>
          <table:table-cell office:value-type="float" office:value="3.0538637638092" calcext:value-type="float">
            <text:p>3,0538637638092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29" calcext:value-type="float">
            <text:p>1029</text:p>
          </table:table-cell>
          <table:table-cell office:value-type="float" office:value="4.40495824813843" calcext:value-type="float">
            <text:p>4,40495824813843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29" calcext:value-type="float">
            <text:p>1029</text:p>
          </table:table-cell>
          <table:table-cell office:value-type="float" office:value="4.13128590583801" calcext:value-type="float">
            <text:p>4,13128590583801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29" calcext:value-type="float">
            <text:p>1029</text:p>
          </table:table-cell>
          <table:table-cell office:value-type="float" office:value="4.95422196388245" calcext:value-type="float">
            <text:p>4,95422196388245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29" calcext:value-type="float">
            <text:p>1029</text:p>
          </table:table-cell>
          <table:table-cell office:value-type="float" office:value="4.20188689231873" calcext:value-type="float">
            <text:p>4,20188689231873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29" calcext:value-type="float">
            <text:p>1029</text:p>
          </table:table-cell>
          <table:table-cell office:value-type="float" office:value="4.2915632724762" calcext:value-type="float">
            <text:p>4,2915632724762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29" calcext:value-type="float">
            <text:p>1029</text:p>
          </table:table-cell>
          <table:table-cell office:value-type="float" office:value="4.26044845581055" calcext:value-type="float">
            <text:p>4,26044845581055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29" calcext:value-type="float">
            <text:p>1029</text:p>
          </table:table-cell>
          <table:table-cell office:value-type="float" office:value="4.10973215103149" calcext:value-type="float">
            <text:p>4,10973215103149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29" calcext:value-type="float">
            <text:p>1029</text:p>
          </table:table-cell>
          <table:table-cell office:value-type="float" office:value="5.00810933113098" calcext:value-type="float">
            <text:p>5,00810933113098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29" calcext:value-type="float">
            <text:p>1029</text:p>
          </table:table-cell>
          <table:table-cell office:value-type="float" office:value="4.05733394622803" calcext:value-type="float">
            <text:p>4,05733394622803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29" calcext:value-type="float">
            <text:p>1029</text:p>
          </table:table-cell>
          <table:table-cell office:value-type="float" office:value="4.20104646682739" calcext:value-type="float">
            <text:p>4,20104646682739</text:p>
          </table:table-cell>
          <table:table-cell/>
          <table:table-cell office:value-type="string" calcext:value-type="string">
            <text:p>Janela4</text:p>
          </table:table-cell>
          <table:table-cell table:formula="of:=[.B6]" office:value-type="float" office:value="1029" calcext:value-type="float">
            <text:p>1029</text:p>
          </table:table-cell>
          <table:table-cell table:formula="of:=SUM([.C6];[.G6];[.K6];[.O6];[.S6];[.W6];[.AA6];[.AE6];[.AI6];[.AM6];[.AQ6]) / [.AW2]" office:value-type="float" office:value="4.24313185431741" calcext:value-type="float">
            <text:p>4,24313185431741</text:p>
          </table:table-cell>
          <table:table-cell table:number-columns-repeated="3"/>
          <table:table-cell table:formula="of:=MAX([.C6];[.G6];[.K6];[.O6];[.S6];[.W6];[.AA6];[.AE6];[.AI6];[.AM6];[.AQ6])" office:value-type="float" office:value="5.00810933113098" calcext:value-type="float">
            <text:p>5,00810933113098</text:p>
          </table:table-cell>
          <table:table-cell table:formula="of:=MIN([.C6];[.G6];[.K6];[.O6];[.S6];[.W6];[.AA6];[.AE6];[.AI6];[.AM6];[.AQ6])" office:value-type="float" office:value="3.0538637638092" calcext:value-type="float">
            <text:p>3,05386376380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5</text:p>
          </table:table-cell>
          <table:table-cell office:value-type="float" office:value="907" calcext:value-type="float">
            <text:p>907</text:p>
          </table:table-cell>
          <table:table-cell office:value-type="float" office:value="2.72072505950928" calcext:value-type="float">
            <text:p>2,72072505950928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907" calcext:value-type="float">
            <text:p>907</text:p>
          </table:table-cell>
          <table:table-cell office:value-type="float" office:value="3.57344579696655" calcext:value-type="float">
            <text:p>3,57344579696655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907" calcext:value-type="float">
            <text:p>907</text:p>
          </table:table-cell>
          <table:table-cell office:value-type="float" office:value="3.61796402931213" calcext:value-type="float">
            <text:p>3,61796402931213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907" calcext:value-type="float">
            <text:p>907</text:p>
          </table:table-cell>
          <table:table-cell office:value-type="float" office:value="3.66299414634705" calcext:value-type="float">
            <text:p>3,66299414634705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907" calcext:value-type="float">
            <text:p>907</text:p>
          </table:table-cell>
          <table:table-cell office:value-type="float" office:value="3.6840763092041" calcext:value-type="float">
            <text:p>3,6840763092041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907" calcext:value-type="float">
            <text:p>907</text:p>
          </table:table-cell>
          <table:table-cell office:value-type="float" office:value="3.67469000816345" calcext:value-type="float">
            <text:p>3,67469000816345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907" calcext:value-type="float">
            <text:p>907</text:p>
          </table:table-cell>
          <table:table-cell office:value-type="float" office:value="3.62359642982483" calcext:value-type="float">
            <text:p>3,62359642982483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907" calcext:value-type="float">
            <text:p>907</text:p>
          </table:table-cell>
          <table:table-cell office:value-type="float" office:value="3.57670998573303" calcext:value-type="float">
            <text:p>3,57670998573303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907" calcext:value-type="float">
            <text:p>907</text:p>
          </table:table-cell>
          <table:table-cell office:value-type="float" office:value="3.65276718139648" calcext:value-type="float">
            <text:p>3,65276718139648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907" calcext:value-type="float">
            <text:p>907</text:p>
          </table:table-cell>
          <table:table-cell office:value-type="float" office:value="3.69452095031738" calcext:value-type="float">
            <text:p>3,69452095031738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907" calcext:value-type="float">
            <text:p>907</text:p>
          </table:table-cell>
          <table:table-cell office:value-type="float" office:value="3.71595811843872" calcext:value-type="float">
            <text:p>3,71595811843872</text:p>
          </table:table-cell>
          <table:table-cell/>
          <table:table-cell office:value-type="string" calcext:value-type="string">
            <text:p>Janela5</text:p>
          </table:table-cell>
          <table:table-cell table:formula="of:=[.B7]" office:value-type="float" office:value="907" calcext:value-type="float">
            <text:p>907</text:p>
          </table:table-cell>
          <table:table-cell table:formula="of:=SUM([.C7];[.G7];[.K7];[.O7];[.S7];[.W7];[.AA7];[.AE7];[.AI7];[.AM7];[.AQ7]) / [.AW2]" office:value-type="float" office:value="3.56340436501936" calcext:value-type="float">
            <text:p>3,56340436501936</text:p>
          </table:table-cell>
          <table:table-cell table:number-columns-repeated="3"/>
          <table:table-cell table:formula="of:=MAX([.C7];[.G7];[.K7];[.O7];[.S7];[.W7];[.AA7];[.AE7];[.AI7];[.AM7];[.AQ7])" office:value-type="float" office:value="3.71595811843872" calcext:value-type="float">
            <text:p>3,71595811843872</text:p>
          </table:table-cell>
          <table:table-cell table:formula="of:=MIN([.C7];[.G7];[.K7];[.O7];[.S7];[.W7];[.AA7];[.AE7];[.AI7];[.AM7];[.AQ7])" office:value-type="float" office:value="2.72072505950928" calcext:value-type="float">
            <text:p>2,720725059509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6</text:p>
          </table:table-cell>
          <table:table-cell office:value-type="float" office:value="1443" calcext:value-type="float">
            <text:p>1443</text:p>
          </table:table-cell>
          <table:table-cell office:value-type="float" office:value="3.2393684387207" calcext:value-type="float">
            <text:p>3,2393684387207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443" calcext:value-type="float">
            <text:p>1443</text:p>
          </table:table-cell>
          <table:table-cell office:value-type="float" office:value="4.30847549438477" calcext:value-type="float">
            <text:p>4,30847549438477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443" calcext:value-type="float">
            <text:p>1443</text:p>
          </table:table-cell>
          <table:table-cell office:value-type="float" office:value="4.40576505661011" calcext:value-type="float">
            <text:p>4,40576505661011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443" calcext:value-type="float">
            <text:p>1443</text:p>
          </table:table-cell>
          <table:table-cell office:value-type="float" office:value="4.42385363578796" calcext:value-type="float">
            <text:p>4,42385363578796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443" calcext:value-type="float">
            <text:p>1443</text:p>
          </table:table-cell>
          <table:table-cell office:value-type="float" office:value="4.6052839756012" calcext:value-type="float">
            <text:p>4,6052839756012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443" calcext:value-type="float">
            <text:p>1443</text:p>
          </table:table-cell>
          <table:table-cell office:value-type="float" office:value="4.24655890464783" calcext:value-type="float">
            <text:p>4,24655890464783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443" calcext:value-type="float">
            <text:p>1443</text:p>
          </table:table-cell>
          <table:table-cell office:value-type="float" office:value="4.34234142303467" calcext:value-type="float">
            <text:p>4,34234142303467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443" calcext:value-type="float">
            <text:p>1443</text:p>
          </table:table-cell>
          <table:table-cell office:value-type="float" office:value="4.32201361656189" calcext:value-type="float">
            <text:p>4,32201361656189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443" calcext:value-type="float">
            <text:p>1443</text:p>
          </table:table-cell>
          <table:table-cell office:value-type="float" office:value="4.24525260925293" calcext:value-type="float">
            <text:p>4,24525260925293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443" calcext:value-type="float">
            <text:p>1443</text:p>
          </table:table-cell>
          <table:table-cell office:value-type="float" office:value="4.26170372962952" calcext:value-type="float">
            <text:p>4,26170372962952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443" calcext:value-type="float">
            <text:p>1443</text:p>
          </table:table-cell>
          <table:table-cell office:value-type="float" office:value="4.26638174057007" calcext:value-type="float">
            <text:p>4,26638174057007</text:p>
          </table:table-cell>
          <table:table-cell/>
          <table:table-cell office:value-type="string" calcext:value-type="string">
            <text:p>Janela6</text:p>
          </table:table-cell>
          <table:table-cell table:formula="of:=[.B8]" office:value-type="float" office:value="1443" calcext:value-type="float">
            <text:p>1443</text:p>
          </table:table-cell>
          <table:table-cell table:formula="of:=SUM([.C8];[.G8];[.K8];[.O8];[.S8];[.W8];[.AA8];[.AE8];[.AI8];[.AM8];[.AQ8]) / [.AW2]" office:value-type="float" office:value="4.24245442043651" calcext:value-type="float">
            <text:p>4,24245442043651</text:p>
          </table:table-cell>
          <table:table-cell table:number-columns-repeated="3"/>
          <table:table-cell table:formula="of:=MAX([.C8];[.G8];[.K8];[.O8];[.S8];[.W8];[.AA8];[.AE8];[.AI8];[.AM8];[.AQ8])" office:value-type="float" office:value="4.6052839756012" calcext:value-type="float">
            <text:p>4,6052839756012</text:p>
          </table:table-cell>
          <table:table-cell table:formula="of:=MIN([.C8];[.G8];[.K8];[.O8];[.S8];[.W8];[.AA8];[.AE8];[.AI8];[.AM8];[.AQ8])" office:value-type="float" office:value="3.2393684387207" calcext:value-type="float">
            <text:p>3,23936843872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7</text:p>
          </table:table-cell>
          <table:table-cell office:value-type="float" office:value="1087" calcext:value-type="float">
            <text:p>1087</text:p>
          </table:table-cell>
          <table:table-cell office:value-type="float" office:value="2.86132216453552" calcext:value-type="float">
            <text:p>2,86132216453552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87" calcext:value-type="float">
            <text:p>1087</text:p>
          </table:table-cell>
          <table:table-cell office:value-type="float" office:value="3.84113097190857" calcext:value-type="float">
            <text:p>3,84113097190857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87" calcext:value-type="float">
            <text:p>1087</text:p>
          </table:table-cell>
          <table:table-cell office:value-type="float" office:value="3.75383520126343" calcext:value-type="float">
            <text:p>3,75383520126343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87" calcext:value-type="float">
            <text:p>1087</text:p>
          </table:table-cell>
          <table:table-cell office:value-type="float" office:value="3.51981067657471" calcext:value-type="float">
            <text:p>3,51981067657471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87" calcext:value-type="float">
            <text:p>1087</text:p>
          </table:table-cell>
          <table:table-cell office:value-type="float" office:value="4.11022543907166" calcext:value-type="float">
            <text:p>4,11022543907166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87" calcext:value-type="float">
            <text:p>1087</text:p>
          </table:table-cell>
          <table:table-cell office:value-type="float" office:value="3.63112878799438" calcext:value-type="float">
            <text:p>3,63112878799438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87" calcext:value-type="float">
            <text:p>1087</text:p>
          </table:table-cell>
          <table:table-cell office:value-type="float" office:value="3.65511536598206" calcext:value-type="float">
            <text:p>3,65511536598206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87" calcext:value-type="float">
            <text:p>1087</text:p>
          </table:table-cell>
          <table:table-cell office:value-type="float" office:value="3.71908831596375" calcext:value-type="float">
            <text:p>3,71908831596375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87" calcext:value-type="float">
            <text:p>1087</text:p>
          </table:table-cell>
          <table:table-cell office:value-type="float" office:value="3.63198280334473" calcext:value-type="float">
            <text:p>3,63198280334473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87" calcext:value-type="float">
            <text:p>1087</text:p>
          </table:table-cell>
          <table:table-cell office:value-type="float" office:value="4.36750459671021" calcext:value-type="float">
            <text:p>4,36750459671021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87" calcext:value-type="float">
            <text:p>1087</text:p>
          </table:table-cell>
          <table:table-cell office:value-type="float" office:value="3.80131244659424" calcext:value-type="float">
            <text:p>3,80131244659424</text:p>
          </table:table-cell>
          <table:table-cell/>
          <table:table-cell office:value-type="string" calcext:value-type="string">
            <text:p>Janela7</text:p>
          </table:table-cell>
          <table:table-cell table:formula="of:=[.B9]" office:value-type="float" office:value="1087" calcext:value-type="float">
            <text:p>1087</text:p>
          </table:table-cell>
          <table:table-cell table:formula="of:=SUM([.C9];[.G9];[.K9];[.O9];[.S9];[.W9];[.AA9];[.AE9];[.AI9];[.AM9];[.AQ9]) / [.AW2]" office:value-type="float" office:value="3.71749606999484" calcext:value-type="float">
            <text:p>3,71749606999484</text:p>
          </table:table-cell>
          <table:table-cell table:number-columns-repeated="3"/>
          <table:table-cell table:formula="of:=MAX([.C9];[.G9];[.K9];[.O9];[.S9];[.W9];[.AA9];[.AE9];[.AI9];[.AM9];[.AQ9])" office:value-type="float" office:value="4.36750459671021" calcext:value-type="float">
            <text:p>4,36750459671021</text:p>
          </table:table-cell>
          <table:table-cell table:formula="of:=MIN([.C9];[.G9];[.K9];[.O9];[.S9];[.W9];[.AA9];[.AE9];[.AI9];[.AM9];[.AQ9])" office:value-type="float" office:value="2.86132216453552" calcext:value-type="float">
            <text:p>2,861322164535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8</text:p>
          </table:table-cell>
          <table:table-cell office:value-type="float" office:value="1083" calcext:value-type="float">
            <text:p>1083</text:p>
          </table:table-cell>
          <table:table-cell office:value-type="float" office:value="2.80253148078918" calcext:value-type="float">
            <text:p>2,80253148078918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083" calcext:value-type="float">
            <text:p>1083</text:p>
          </table:table-cell>
          <table:table-cell office:value-type="float" office:value="3.72887372970581" calcext:value-type="float">
            <text:p>3,72887372970581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083" calcext:value-type="float">
            <text:p>1083</text:p>
          </table:table-cell>
          <table:table-cell office:value-type="float" office:value="3.65031361579895" calcext:value-type="float">
            <text:p>3,65031361579895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083" calcext:value-type="float">
            <text:p>1083</text:p>
          </table:table-cell>
          <table:table-cell office:value-type="float" office:value="3.64790868759155" calcext:value-type="float">
            <text:p>3,64790868759155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083" calcext:value-type="float">
            <text:p>1083</text:p>
          </table:table-cell>
          <table:table-cell office:value-type="float" office:value="3.55616879463196" calcext:value-type="float">
            <text:p>3,55616879463196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083" calcext:value-type="float">
            <text:p>1083</text:p>
          </table:table-cell>
          <table:table-cell office:value-type="float" office:value="3.60344099998474" calcext:value-type="float">
            <text:p>3,60344099998474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083" calcext:value-type="float">
            <text:p>1083</text:p>
          </table:table-cell>
          <table:table-cell office:value-type="float" office:value="3.67150115966797" calcext:value-type="float">
            <text:p>3,67150115966797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083" calcext:value-type="float">
            <text:p>1083</text:p>
          </table:table-cell>
          <table:table-cell office:value-type="float" office:value="3.69571685791016" calcext:value-type="float">
            <text:p>3,69571685791016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083" calcext:value-type="float">
            <text:p>1083</text:p>
          </table:table-cell>
          <table:table-cell office:value-type="float" office:value="3.70898413658142" calcext:value-type="float">
            <text:p>3,70898413658142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083" calcext:value-type="float">
            <text:p>1083</text:p>
          </table:table-cell>
          <table:table-cell office:value-type="float" office:value="3.64551663398743" calcext:value-type="float">
            <text:p>3,64551663398743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083" calcext:value-type="float">
            <text:p>1083</text:p>
          </table:table-cell>
          <table:table-cell office:value-type="float" office:value="3.84483623504639" calcext:value-type="float">
            <text:p>3,84483623504639</text:p>
          </table:table-cell>
          <table:table-cell/>
          <table:table-cell office:value-type="string" calcext:value-type="string">
            <text:p>Janela8</text:p>
          </table:table-cell>
          <table:table-cell table:formula="of:=[.B10]" office:value-type="float" office:value="1083" calcext:value-type="float">
            <text:p>1083</text:p>
          </table:table-cell>
          <table:table-cell table:formula="of:=SUM([.C10];[.G10];[.K10];[.O10];[.S10];[.W10];[.AA10];[.AE10];[.AI10];[.AM10];[.AQ10]) / [.AW2]" office:value-type="float" office:value="3.59598112106323" calcext:value-type="float">
            <text:p>3,59598112106323</text:p>
          </table:table-cell>
          <table:table-cell table:number-columns-repeated="3"/>
          <table:table-cell table:formula="of:=MAX([.C10];[.G10];[.K10];[.O10];[.S10];[.W10];[.AA10];[.AE10];[.AI10];[.AM10];[.AQ10])" office:value-type="float" office:value="3.84483623504639" calcext:value-type="float">
            <text:p>3,84483623504639</text:p>
          </table:table-cell>
          <table:table-cell table:formula="of:=MIN([.C10];[.G10];[.K10];[.O10];[.S10];[.W10];[.AA10];[.AE10];[.AI10];[.AM10];[.AQ10])" office:value-type="float" office:value="2.80253148078918" calcext:value-type="float">
            <text:p>2,802531480789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9</text:p>
          </table:table-cell>
          <table:table-cell office:value-type="float" office:value="994" calcext:value-type="float">
            <text:p>994</text:p>
          </table:table-cell>
          <table:table-cell office:value-type="float" office:value="3.66028881072998" calcext:value-type="float">
            <text:p>3,66028881072998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94" calcext:value-type="float">
            <text:p>994</text:p>
          </table:table-cell>
          <table:table-cell office:value-type="float" office:value="4.34162926673889" calcext:value-type="float">
            <text:p>4,34162926673889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94" calcext:value-type="float">
            <text:p>994</text:p>
          </table:table-cell>
          <table:table-cell office:value-type="float" office:value="4.42746758460999" calcext:value-type="float">
            <text:p>4,42746758460999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94" calcext:value-type="float">
            <text:p>994</text:p>
          </table:table-cell>
          <table:table-cell office:value-type="float" office:value="4.38863205909729" calcext:value-type="float">
            <text:p>4,38863205909729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94" calcext:value-type="float">
            <text:p>994</text:p>
          </table:table-cell>
          <table:table-cell office:value-type="float" office:value="4.12365937232971" calcext:value-type="float">
            <text:p>4,12365937232971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94" calcext:value-type="float">
            <text:p>994</text:p>
          </table:table-cell>
          <table:table-cell office:value-type="float" office:value="4.30499505996704" calcext:value-type="float">
            <text:p>4,30499505996704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94" calcext:value-type="float">
            <text:p>994</text:p>
          </table:table-cell>
          <table:table-cell office:value-type="float" office:value="4.5349485874176" calcext:value-type="float">
            <text:p>4,5349485874176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94" calcext:value-type="float">
            <text:p>994</text:p>
          </table:table-cell>
          <table:table-cell office:value-type="float" office:value="4.38345313072205" calcext:value-type="float">
            <text:p>4,38345313072205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94" calcext:value-type="float">
            <text:p>994</text:p>
          </table:table-cell>
          <table:table-cell office:value-type="float" office:value="4.34608340263367" calcext:value-type="float">
            <text:p>4,34608340263367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94" calcext:value-type="float">
            <text:p>994</text:p>
          </table:table-cell>
          <table:table-cell office:value-type="float" office:value="4.28509664535522" calcext:value-type="float">
            <text:p>4,28509664535522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94" calcext:value-type="float">
            <text:p>994</text:p>
          </table:table-cell>
          <table:table-cell office:value-type="float" office:value="4.91762089729309" calcext:value-type="float">
            <text:p>4,91762089729309</text:p>
          </table:table-cell>
          <table:table-cell/>
          <table:table-cell office:value-type="string" calcext:value-type="string">
            <text:p>Janela9</text:p>
          </table:table-cell>
          <table:table-cell table:formula="of:=[.B11]" office:value-type="float" office:value="994" calcext:value-type="float">
            <text:p>994</text:p>
          </table:table-cell>
          <table:table-cell table:formula="of:=SUM([.C11];[.G11];[.K11];[.O11];[.S11];[.W11];[.AA11];[.AE11];[.AI11];[.AM11];[.AQ11]) / [.AW2]" office:value-type="float" office:value="4.33762498335405" calcext:value-type="float">
            <text:p>4,33762498335405</text:p>
          </table:table-cell>
          <table:table-cell table:number-columns-repeated="3"/>
          <table:table-cell table:formula="of:=MAX([.C11];[.G11];[.K11];[.O11];[.S11];[.W11];[.AA11];[.AE11];[.AI11];[.AM11];[.AQ11])" office:value-type="float" office:value="4.91762089729309" calcext:value-type="float">
            <text:p>4,91762089729309</text:p>
          </table:table-cell>
          <table:table-cell table:formula="of:=MIN([.C11];[.G11];[.K11];[.O11];[.S11];[.W11];[.AA11];[.AE11];[.AI11];[.AM11];[.AQ11])" office:value-type="float" office:value="3.66028881072998" calcext:value-type="float">
            <text:p>3,660288810729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0</text:p>
          </table:table-cell>
          <table:table-cell office:value-type="float" office:value="1221" calcext:value-type="float">
            <text:p>1221</text:p>
          </table:table-cell>
          <table:table-cell office:value-type="float" office:value="2.84838485717773" calcext:value-type="float">
            <text:p>2,84838485717773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221" calcext:value-type="float">
            <text:p>1221</text:p>
          </table:table-cell>
          <table:table-cell office:value-type="float" office:value="3.71968507766724" calcext:value-type="float">
            <text:p>3,71968507766724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221" calcext:value-type="float">
            <text:p>1221</text:p>
          </table:table-cell>
          <table:table-cell office:value-type="float" office:value="3.8249363899231" calcext:value-type="float">
            <text:p>3,8249363899231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221" calcext:value-type="float">
            <text:p>1221</text:p>
          </table:table-cell>
          <table:table-cell office:value-type="float" office:value="4.08841586112976" calcext:value-type="float">
            <text:p>4,08841586112976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221" calcext:value-type="float">
            <text:p>1221</text:p>
          </table:table-cell>
          <table:table-cell office:value-type="float" office:value="3.88234639167786" calcext:value-type="float">
            <text:p>3,88234639167786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221" calcext:value-type="float">
            <text:p>1221</text:p>
          </table:table-cell>
          <table:table-cell office:value-type="float" office:value="4.72372317314148" calcext:value-type="float">
            <text:p>4,72372317314148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221" calcext:value-type="float">
            <text:p>1221</text:p>
          </table:table-cell>
          <table:table-cell office:value-type="float" office:value="3.87542772293091" calcext:value-type="float">
            <text:p>3,87542772293091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221" calcext:value-type="float">
            <text:p>1221</text:p>
          </table:table-cell>
          <table:table-cell office:value-type="float" office:value="3.83202958106995" calcext:value-type="float">
            <text:p>3,83202958106995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221" calcext:value-type="float">
            <text:p>1221</text:p>
          </table:table-cell>
          <table:table-cell office:value-type="float" office:value="3.99471855163574" calcext:value-type="float">
            <text:p>3,99471855163574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221" calcext:value-type="float">
            <text:p>1221</text:p>
          </table:table-cell>
          <table:table-cell office:value-type="float" office:value="3.86909079551697" calcext:value-type="float">
            <text:p>3,86909079551697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221" calcext:value-type="float">
            <text:p>1221</text:p>
          </table:table-cell>
          <table:table-cell office:value-type="float" office:value="4.40737247467041" calcext:value-type="float">
            <text:p>4,40737247467041</text:p>
          </table:table-cell>
          <table:table-cell/>
          <table:table-cell office:value-type="string" calcext:value-type="string">
            <text:p>Janela10</text:p>
          </table:table-cell>
          <table:table-cell table:formula="of:=[.B12]" office:value-type="float" office:value="1221" calcext:value-type="float">
            <text:p>1221</text:p>
          </table:table-cell>
          <table:table-cell table:formula="of:=SUM([.C12];[.G12];[.K12];[.O12];[.S12];[.W12];[.AA12];[.AE12];[.AI12];[.AM12];[.AQ12]) / [.AW2]" office:value-type="float" office:value="3.91510280695829" calcext:value-type="float">
            <text:p>3,91510280695829</text:p>
          </table:table-cell>
          <table:table-cell table:number-columns-repeated="3"/>
          <table:table-cell table:formula="of:=MAX([.C12];[.G12];[.K12];[.O12];[.S12];[.W12];[.AA12];[.AE12];[.AI12];[.AM12];[.AQ12])" office:value-type="float" office:value="4.72372317314148" calcext:value-type="float">
            <text:p>4,72372317314148</text:p>
          </table:table-cell>
          <table:table-cell table:formula="of:=MIN([.C12];[.G12];[.K12];[.O12];[.S12];[.W12];[.AA12];[.AE12];[.AI12];[.AM12];[.AQ12])" office:value-type="float" office:value="2.84838485717773" calcext:value-type="float">
            <text:p>2,848384857177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1</text:p>
          </table:table-cell>
          <table:table-cell office:value-type="float" office:value="1067" calcext:value-type="float">
            <text:p>1067</text:p>
          </table:table-cell>
          <table:table-cell office:value-type="float" office:value="3.11569905281067" calcext:value-type="float">
            <text:p>3,11569905281067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067" calcext:value-type="float">
            <text:p>1067</text:p>
          </table:table-cell>
          <table:table-cell office:value-type="float" office:value="4.27986335754395" calcext:value-type="float">
            <text:p>4,27986335754395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067" calcext:value-type="float">
            <text:p>1067</text:p>
          </table:table-cell>
          <table:table-cell office:value-type="float" office:value="4.45182538032532" calcext:value-type="float">
            <text:p>4,45182538032532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067" calcext:value-type="float">
            <text:p>1067</text:p>
          </table:table-cell>
          <table:table-cell office:value-type="float" office:value="4.33363771438599" calcext:value-type="float">
            <text:p>4,33363771438599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067" calcext:value-type="float">
            <text:p>1067</text:p>
          </table:table-cell>
          <table:table-cell office:value-type="float" office:value="4.26484394073486" calcext:value-type="float">
            <text:p>4,26484394073486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067" calcext:value-type="float">
            <text:p>1067</text:p>
          </table:table-cell>
          <table:table-cell office:value-type="float" office:value="4.52106976509094" calcext:value-type="float">
            <text:p>4,52106976509094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067" calcext:value-type="float">
            <text:p>1067</text:p>
          </table:table-cell>
          <table:table-cell office:value-type="float" office:value="4.30633544921875" calcext:value-type="float">
            <text:p>4,30633544921875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067" calcext:value-type="float">
            <text:p>1067</text:p>
          </table:table-cell>
          <table:table-cell office:value-type="float" office:value="4.38528227806091" calcext:value-type="float">
            <text:p>4,38528227806091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067" calcext:value-type="float">
            <text:p>1067</text:p>
          </table:table-cell>
          <table:table-cell office:value-type="float" office:value="4.40939402580261" calcext:value-type="float">
            <text:p>4,40939402580261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067" calcext:value-type="float">
            <text:p>1067</text:p>
          </table:table-cell>
          <table:table-cell office:value-type="float" office:value="4.41673398017883" calcext:value-type="float">
            <text:p>4,41673398017883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067" calcext:value-type="float">
            <text:p>1067</text:p>
          </table:table-cell>
          <table:table-cell office:value-type="float" office:value="4.60868501663208" calcext:value-type="float">
            <text:p>4,60868501663208</text:p>
          </table:table-cell>
          <table:table-cell/>
          <table:table-cell office:value-type="string" calcext:value-type="string">
            <text:p>Janela11</text:p>
          </table:table-cell>
          <table:table-cell table:formula="of:=[.B13]" office:value-type="float" office:value="1067" calcext:value-type="float">
            <text:p>1067</text:p>
          </table:table-cell>
          <table:table-cell table:formula="of:=SUM([.C13];[.G13];[.K13];[.O13];[.S13];[.W13];[.AA13];[.AE13];[.AI13];[.AM13];[.AQ13]) / [.AW2]" office:value-type="float" office:value="4.28121545098045" calcext:value-type="float">
            <text:p>4,28121545098045</text:p>
          </table:table-cell>
          <table:table-cell table:number-columns-repeated="3"/>
          <table:table-cell table:formula="of:=MAX([.C13];[.G13];[.K13];[.O13];[.S13];[.W13];[.AA13];[.AE13];[.AI13];[.AM13];[.AQ13])" office:value-type="float" office:value="4.60868501663208" calcext:value-type="float">
            <text:p>4,60868501663208</text:p>
          </table:table-cell>
          <table:table-cell table:formula="of:=MIN([.C13];[.G13];[.K13];[.O13];[.S13];[.W13];[.AA13];[.AE13];[.AI13];[.AM13];[.AQ13])" office:value-type="float" office:value="3.11569905281067" calcext:value-type="float">
            <text:p>3,115699052810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2</text:p>
          </table:table-cell>
          <table:table-cell office:value-type="float" office:value="994" calcext:value-type="float">
            <text:p>994</text:p>
          </table:table-cell>
          <table:table-cell office:value-type="float" office:value="3.03989839553833" calcext:value-type="float">
            <text:p>3,03989839553833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994" calcext:value-type="float">
            <text:p>994</text:p>
          </table:table-cell>
          <table:table-cell office:value-type="float" office:value="4.02924370765686" calcext:value-type="float">
            <text:p>4,02924370765686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994" calcext:value-type="float">
            <text:p>994</text:p>
          </table:table-cell>
          <table:table-cell office:value-type="float" office:value="3.95941114425659" calcext:value-type="float">
            <text:p>3,95941114425659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994" calcext:value-type="float">
            <text:p>994</text:p>
          </table:table-cell>
          <table:table-cell office:value-type="float" office:value="3.98737716674805" calcext:value-type="float">
            <text:p>3,98737716674805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994" calcext:value-type="float">
            <text:p>994</text:p>
          </table:table-cell>
          <table:table-cell office:value-type="float" office:value="3.99698328971863" calcext:value-type="float">
            <text:p>3,99698328971863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994" calcext:value-type="float">
            <text:p>994</text:p>
          </table:table-cell>
          <table:table-cell office:value-type="float" office:value="4.0008499622345" calcext:value-type="float">
            <text:p>4,0008499622345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994" calcext:value-type="float">
            <text:p>994</text:p>
          </table:table-cell>
          <table:table-cell office:value-type="float" office:value="4.23082065582275" calcext:value-type="float">
            <text:p>4,23082065582275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994" calcext:value-type="float">
            <text:p>994</text:p>
          </table:table-cell>
          <table:table-cell office:value-type="float" office:value="3.98360562324524" calcext:value-type="float">
            <text:p>3,98360562324524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994" calcext:value-type="float">
            <text:p>994</text:p>
          </table:table-cell>
          <table:table-cell office:value-type="float" office:value="3.75762820243835" calcext:value-type="float">
            <text:p>3,75762820243835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994" calcext:value-type="float">
            <text:p>994</text:p>
          </table:table-cell>
          <table:table-cell office:value-type="float" office:value="4.07473039627075" calcext:value-type="float">
            <text:p>4,07473039627075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994" calcext:value-type="float">
            <text:p>994</text:p>
          </table:table-cell>
          <table:table-cell office:value-type="float" office:value="4.22869563102722" calcext:value-type="float">
            <text:p>4,22869563102722</text:p>
          </table:table-cell>
          <table:table-cell/>
          <table:table-cell office:value-type="string" calcext:value-type="string">
            <text:p>Janela12</text:p>
          </table:table-cell>
          <table:table-cell table:formula="of:=[.B14]" office:value-type="float" office:value="994" calcext:value-type="float">
            <text:p>994</text:p>
          </table:table-cell>
          <table:table-cell table:formula="of:=SUM([.C14];[.G14];[.K14];[.O14];[.S14];[.W14];[.AA14];[.AE14];[.AI14];[.AM14];[.AQ14]) / [.AW2]" office:value-type="float" office:value="3.93538583408702" calcext:value-type="float">
            <text:p>3,93538583408702</text:p>
          </table:table-cell>
          <table:table-cell table:number-columns-repeated="3"/>
          <table:table-cell table:formula="of:=MAX([.C14];[.G14];[.K14];[.O14];[.S14];[.W14];[.AA14];[.AE14];[.AI14];[.AM14];[.AQ14])" office:value-type="float" office:value="4.23082065582275" calcext:value-type="float">
            <text:p>4,23082065582275</text:p>
          </table:table-cell>
          <table:table-cell table:formula="of:=MIN([.C14];[.G14];[.K14];[.O14];[.S14];[.W14];[.AA14];[.AE14];[.AI14];[.AM14];[.AQ14])" office:value-type="float" office:value="3.03989839553833" calcext:value-type="float">
            <text:p>3,039898395538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3</text:p>
          </table:table-cell>
          <table:table-cell office:value-type="float" office:value="1316" calcext:value-type="float">
            <text:p>1316</text:p>
          </table:table-cell>
          <table:table-cell office:value-type="float" office:value="3.1216254234314" calcext:value-type="float">
            <text:p>3,1216254234314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316" calcext:value-type="float">
            <text:p>1316</text:p>
          </table:table-cell>
          <table:table-cell office:value-type="float" office:value="4.69332504272461" calcext:value-type="float">
            <text:p>4,69332504272461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316" calcext:value-type="float">
            <text:p>1316</text:p>
          </table:table-cell>
          <table:table-cell office:value-type="float" office:value="4.03299331665039" calcext:value-type="float">
            <text:p>4,03299331665039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316" calcext:value-type="float">
            <text:p>1316</text:p>
          </table:table-cell>
          <table:table-cell office:value-type="float" office:value="4.06747698783875" calcext:value-type="float">
            <text:p>4,06747698783875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316" calcext:value-type="float">
            <text:p>1316</text:p>
          </table:table-cell>
          <table:table-cell office:value-type="float" office:value="4.15714836120606" calcext:value-type="float">
            <text:p>4,15714836120606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316" calcext:value-type="float">
            <text:p>1316</text:p>
          </table:table-cell>
          <table:table-cell office:value-type="float" office:value="4.0584716796875" calcext:value-type="float">
            <text:p>4,0584716796875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316" calcext:value-type="float">
            <text:p>1316</text:p>
          </table:table-cell>
          <table:table-cell office:value-type="float" office:value="4.47943735122681" calcext:value-type="float">
            <text:p>4,47943735122681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316" calcext:value-type="float">
            <text:p>1316</text:p>
          </table:table-cell>
          <table:table-cell office:value-type="float" office:value="4.03251647949219" calcext:value-type="float">
            <text:p>4,03251647949219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316" calcext:value-type="float">
            <text:p>1316</text:p>
          </table:table-cell>
          <table:table-cell office:value-type="float" office:value="3.90871667861938" calcext:value-type="float">
            <text:p>3,90871667861938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316" calcext:value-type="float">
            <text:p>1316</text:p>
          </table:table-cell>
          <table:table-cell office:value-type="float" office:value="4.17176842689514" calcext:value-type="float">
            <text:p>4,17176842689514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316" calcext:value-type="float">
            <text:p>1316</text:p>
          </table:table-cell>
          <table:table-cell office:value-type="float" office:value="4.23477125167847" calcext:value-type="float">
            <text:p>4,23477125167847</text:p>
          </table:table-cell>
          <table:table-cell/>
          <table:table-cell office:value-type="string" calcext:value-type="string">
            <text:p>Janela13</text:p>
          </table:table-cell>
          <table:table-cell table:formula="of:=[.B15]" office:value-type="float" office:value="1316" calcext:value-type="float">
            <text:p>1316</text:p>
          </table:table-cell>
          <table:table-cell table:formula="of:=SUM([.C15];[.G15];[.K15];[.O15];[.S15];[.W15];[.AA15];[.AE15];[.AI15];[.AM15];[.AQ15]) / [.AW2]" office:value-type="float" office:value="4.08711372722279" calcext:value-type="float">
            <text:p>4,08711372722279</text:p>
          </table:table-cell>
          <table:table-cell table:number-columns-repeated="3"/>
          <table:table-cell table:formula="of:=MAX([.C15];[.G15];[.K15];[.O15];[.S15];[.W15];[.AA15];[.AE15];[.AI15];[.AM15];[.AQ15])" office:value-type="float" office:value="4.69332504272461" calcext:value-type="float">
            <text:p>4,69332504272461</text:p>
          </table:table-cell>
          <table:table-cell table:formula="of:=MIN([.C15];[.G15];[.K15];[.O15];[.S15];[.W15];[.AA15];[.AE15];[.AI15];[.AM15];[.AQ15])" office:value-type="float" office:value="3.1216254234314" calcext:value-type="float">
            <text:p>3,12162542343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4</text:p>
          </table:table-cell>
          <table:table-cell office:value-type="float" office:value="1646" calcext:value-type="float">
            <text:p>1646</text:p>
          </table:table-cell>
          <table:table-cell office:value-type="float" office:value="3.52756953239441" calcext:value-type="float">
            <text:p>3,52756953239441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646" calcext:value-type="float">
            <text:p>1646</text:p>
          </table:table-cell>
          <table:table-cell office:value-type="float" office:value="4.53368711471558" calcext:value-type="float">
            <text:p>4,53368711471558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646" calcext:value-type="float">
            <text:p>1646</text:p>
          </table:table-cell>
          <table:table-cell office:value-type="float" office:value="4.65136337280273" calcext:value-type="float">
            <text:p>4,65136337280273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646" calcext:value-type="float">
            <text:p>1646</text:p>
          </table:table-cell>
          <table:table-cell office:value-type="float" office:value="4.53790831565857" calcext:value-type="float">
            <text:p>4,53790831565857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646" calcext:value-type="float">
            <text:p>1646</text:p>
          </table:table-cell>
          <table:table-cell office:value-type="float" office:value="4.92831969261169" calcext:value-type="float">
            <text:p>4,92831969261169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646" calcext:value-type="float">
            <text:p>1646</text:p>
          </table:table-cell>
          <table:table-cell office:value-type="float" office:value="4.64077019691467" calcext:value-type="float">
            <text:p>4,64077019691467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646" calcext:value-type="float">
            <text:p>1646</text:p>
          </table:table-cell>
          <table:table-cell office:value-type="float" office:value="4.55912256240845" calcext:value-type="float">
            <text:p>4,55912256240845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646" calcext:value-type="float">
            <text:p>1646</text:p>
          </table:table-cell>
          <table:table-cell office:value-type="float" office:value="4.70254492759705" calcext:value-type="float">
            <text:p>4,70254492759705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646" calcext:value-type="float">
            <text:p>1646</text:p>
          </table:table-cell>
          <table:table-cell office:value-type="float" office:value="4.58372306823731" calcext:value-type="float">
            <text:p>4,58372306823731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646" calcext:value-type="float">
            <text:p>1646</text:p>
          </table:table-cell>
          <table:table-cell office:value-type="float" office:value="4.59045815467835" calcext:value-type="float">
            <text:p>4,59045815467835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646" calcext:value-type="float">
            <text:p>1646</text:p>
          </table:table-cell>
          <table:table-cell office:value-type="float" office:value="4.90883874893189" calcext:value-type="float">
            <text:p>4,90883874893189</text:p>
          </table:table-cell>
          <table:table-cell/>
          <table:table-cell office:value-type="string" calcext:value-type="string">
            <text:p>Janela14</text:p>
          </table:table-cell>
          <table:table-cell table:formula="of:=[.B16]" office:value-type="float" office:value="1646" calcext:value-type="float">
            <text:p>1646</text:p>
          </table:table-cell>
          <table:table-cell table:style-name="ce2" table:formula="of:=SUM([.C16];[.G16];[.K16];[.O16];[.S16];[.W16];[.AA16];[.AE16];[.AI16];[.AM16];[.AQ16]) / [.AW2]" office:value-type="float" office:value="4.56039142608643" calcext:value-type="float">
            <text:p>4,56039142608643</text:p>
          </table:table-cell>
          <table:table-cell table:number-columns-repeated="3"/>
          <table:table-cell table:formula="of:=MAX([.C16];[.G16];[.K16];[.O16];[.S16];[.W16];[.AA16];[.AE16];[.AI16];[.AM16];[.AQ16])" office:value-type="float" office:value="4.92831969261169" calcext:value-type="float">
            <text:p>4,92831969261169</text:p>
          </table:table-cell>
          <table:table-cell table:formula="of:=MIN([.C16];[.G16];[.K16];[.O16];[.S16];[.W16];[.AA16];[.AE16];[.AI16];[.AM16];[.AQ16])" office:value-type="float" office:value="3.52756953239441" calcext:value-type="float">
            <text:p>3,527569532394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5</text:p>
          </table:table-cell>
          <table:table-cell office:value-type="float" office:value="1654" calcext:value-type="float">
            <text:p>1654</text:p>
          </table:table-cell>
          <table:table-cell office:value-type="float" office:value="3.5824236869812" calcext:value-type="float">
            <text:p>3,5824236869812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654" calcext:value-type="float">
            <text:p>1654</text:p>
          </table:table-cell>
          <table:table-cell office:value-type="float" office:value="4.69735836982727" calcext:value-type="float">
            <text:p>4,69735836982727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654" calcext:value-type="float">
            <text:p>1654</text:p>
          </table:table-cell>
          <table:table-cell office:value-type="float" office:value="5.39393997192383" calcext:value-type="float">
            <text:p>5,39393997192383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654" calcext:value-type="float">
            <text:p>1654</text:p>
          </table:table-cell>
          <table:table-cell office:value-type="float" office:value="4.82233643531799" calcext:value-type="float">
            <text:p>4,82233643531799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654" calcext:value-type="float">
            <text:p>1654</text:p>
          </table:table-cell>
          <table:table-cell office:value-type="float" office:value="4.82257509231567" calcext:value-type="float">
            <text:p>4,82257509231567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654" calcext:value-type="float">
            <text:p>1654</text:p>
          </table:table-cell>
          <table:table-cell office:value-type="float" office:value="4.93133044242859" calcext:value-type="float">
            <text:p>4,93133044242859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654" calcext:value-type="float">
            <text:p>1654</text:p>
          </table:table-cell>
          <table:table-cell office:value-type="float" office:value="4.79847431182861" calcext:value-type="float">
            <text:p>4,79847431182861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654" calcext:value-type="float">
            <text:p>1654</text:p>
          </table:table-cell>
          <table:table-cell office:value-type="float" office:value="4.95559358596802" calcext:value-type="float">
            <text:p>4,95559358596802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654" calcext:value-type="float">
            <text:p>1654</text:p>
          </table:table-cell>
          <table:table-cell office:value-type="float" office:value="4.60134148597717" calcext:value-type="float">
            <text:p>4,60134148597717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654" calcext:value-type="float">
            <text:p>1654</text:p>
          </table:table-cell>
          <table:table-cell office:value-type="float" office:value="4.80039095878601" calcext:value-type="float">
            <text:p>4,80039095878601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654" calcext:value-type="float">
            <text:p>1654</text:p>
          </table:table-cell>
          <table:table-cell office:value-type="float" office:value="5.13753843307495" calcext:value-type="float">
            <text:p>5,13753843307495</text:p>
          </table:table-cell>
          <table:table-cell/>
          <table:table-cell office:value-type="string" calcext:value-type="string">
            <text:p>Janela15</text:p>
          </table:table-cell>
          <table:table-cell table:formula="of:=[.B17]" office:value-type="float" office:value="1654" calcext:value-type="float">
            <text:p>1654</text:p>
          </table:table-cell>
          <table:table-cell table:formula="of:=SUM([.C17];[.G17];[.K17];[.O17];[.S17];[.W17];[.AA17];[.AE17];[.AI17];[.AM17];[.AQ17]) / [.AW2]" office:value-type="float" office:value="4.77666388858448" calcext:value-type="float">
            <text:p>4,77666388858448</text:p>
          </table:table-cell>
          <table:table-cell table:number-columns-repeated="3"/>
          <table:table-cell table:formula="of:=MAX([.C17];[.G17];[.K17];[.O17];[.S17];[.W17];[.AA17];[.AE17];[.AI17];[.AM17];[.AQ17])" office:value-type="float" office:value="5.39393997192383" calcext:value-type="float">
            <text:p>5,39393997192383</text:p>
          </table:table-cell>
          <table:table-cell table:formula="of:=MIN([.C17];[.G17];[.K17];[.O17];[.S17];[.W17];[.AA17];[.AE17];[.AI17];[.AM17];[.AQ17])" office:value-type="float" office:value="3.5824236869812" calcext:value-type="float">
            <text:p>3,58242368698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6</text:p>
          </table:table-cell>
          <table:table-cell office:value-type="float" office:value="676" calcext:value-type="float">
            <text:p>676</text:p>
          </table:table-cell>
          <table:table-cell office:value-type="float" office:value="2.52923488616943" calcext:value-type="float">
            <text:p>2,52923488616943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676" calcext:value-type="float">
            <text:p>676</text:p>
          </table:table-cell>
          <table:table-cell office:value-type="float" office:value="3.18974280357361" calcext:value-type="float">
            <text:p>3,18974280357361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676" calcext:value-type="float">
            <text:p>676</text:p>
          </table:table-cell>
          <table:table-cell office:value-type="float" office:value="3.46455526351929" calcext:value-type="float">
            <text:p>3,46455526351929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676" calcext:value-type="float">
            <text:p>676</text:p>
          </table:table-cell>
          <table:table-cell office:value-type="float" office:value="3.44591975212097" calcext:value-type="float">
            <text:p>3,44591975212097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676" calcext:value-type="float">
            <text:p>676</text:p>
          </table:table-cell>
          <table:table-cell office:value-type="float" office:value="3.28103637695312" calcext:value-type="float">
            <text:p>3,28103637695312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676" calcext:value-type="float">
            <text:p>676</text:p>
          </table:table-cell>
          <table:table-cell office:value-type="float" office:value="3.25505352020264" calcext:value-type="float">
            <text:p>3,25505352020264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676" calcext:value-type="float">
            <text:p>676</text:p>
          </table:table-cell>
          <table:table-cell office:value-type="float" office:value="3.19149041175842" calcext:value-type="float">
            <text:p>3,19149041175842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676" calcext:value-type="float">
            <text:p>676</text:p>
          </table:table-cell>
          <table:table-cell office:value-type="float" office:value="3.72027921676636" calcext:value-type="float">
            <text:p>3,72027921676636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676" calcext:value-type="float">
            <text:p>676</text:p>
          </table:table-cell>
          <table:table-cell office:value-type="float" office:value="3.17994523048401" calcext:value-type="float">
            <text:p>3,17994523048401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676" calcext:value-type="float">
            <text:p>676</text:p>
          </table:table-cell>
          <table:table-cell office:value-type="float" office:value="3.28630304336548" calcext:value-type="float">
            <text:p>3,28630304336548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676" calcext:value-type="float">
            <text:p>676</text:p>
          </table:table-cell>
          <table:table-cell office:value-type="float" office:value="3.31051826477051" calcext:value-type="float">
            <text:p>3,31051826477051</text:p>
          </table:table-cell>
          <table:table-cell/>
          <table:table-cell office:value-type="string" calcext:value-type="string">
            <text:p>Janela16</text:p>
          </table:table-cell>
          <table:table-cell table:formula="of:=[.B18]" office:value-type="float" office:value="676" calcext:value-type="float">
            <text:p>676</text:p>
          </table:table-cell>
          <table:table-cell table:formula="of:=SUM([.C18];[.G18];[.K18];[.O18];[.S18];[.W18];[.AA18];[.AE18];[.AI18];[.AM18];[.AQ18]) / [.AW2]" office:value-type="float" office:value="3.25946170633489" calcext:value-type="float">
            <text:p>3,25946170633489</text:p>
          </table:table-cell>
          <table:table-cell table:number-columns-repeated="3"/>
          <table:table-cell table:formula="of:=MAX([.C18];[.G18];[.K18];[.O18];[.S18];[.W18];[.AA18];[.AE18];[.AI18];[.AM18];[.AQ18])" office:value-type="float" office:value="3.72027921676636" calcext:value-type="float">
            <text:p>3,72027921676636</text:p>
          </table:table-cell>
          <table:table-cell table:formula="of:=MIN([.C18];[.G18];[.K18];[.O18];[.S18];[.W18];[.AA18];[.AE18];[.AI18];[.AM18];[.AQ18])" office:value-type="float" office:value="2.52923488616943" calcext:value-type="float">
            <text:p>2,529234886169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7</text:p>
          </table:table-cell>
          <table:table-cell office:value-type="float" office:value="1006" calcext:value-type="float">
            <text:p>1006</text:p>
          </table:table-cell>
          <table:table-cell office:value-type="float" office:value="3.24230480194092" calcext:value-type="float">
            <text:p>3,24230480194092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006" calcext:value-type="float">
            <text:p>1006</text:p>
          </table:table-cell>
          <table:table-cell office:value-type="float" office:value="4.0632483959198" calcext:value-type="float">
            <text:p>4,0632483959198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006" calcext:value-type="float">
            <text:p>1006</text:p>
          </table:table-cell>
          <table:table-cell office:value-type="float" office:value="4.00876879692078" calcext:value-type="float">
            <text:p>4,00876879692078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006" calcext:value-type="float">
            <text:p>1006</text:p>
          </table:table-cell>
          <table:table-cell office:value-type="float" office:value="3.9820454120636" calcext:value-type="float">
            <text:p>3,9820454120636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006" calcext:value-type="float">
            <text:p>1006</text:p>
          </table:table-cell>
          <table:table-cell office:value-type="float" office:value="4.0360267162323" calcext:value-type="float">
            <text:p>4,0360267162323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006" calcext:value-type="float">
            <text:p>1006</text:p>
          </table:table-cell>
          <table:table-cell office:value-type="float" office:value="4.01883983612061" calcext:value-type="float">
            <text:p>4,01883983612061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006" calcext:value-type="float">
            <text:p>1006</text:p>
          </table:table-cell>
          <table:table-cell office:value-type="float" office:value="3.93024325370789" calcext:value-type="float">
            <text:p>3,93024325370789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006" calcext:value-type="float">
            <text:p>1006</text:p>
          </table:table-cell>
          <table:table-cell office:value-type="float" office:value="3.92693066596985" calcext:value-type="float">
            <text:p>3,92693066596985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006" calcext:value-type="float">
            <text:p>1006</text:p>
          </table:table-cell>
          <table:table-cell office:value-type="float" office:value="3.93504810333252" calcext:value-type="float">
            <text:p>3,93504810333252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006" calcext:value-type="float">
            <text:p>1006</text:p>
          </table:table-cell>
          <table:table-cell office:value-type="float" office:value="3.93025517463684" calcext:value-type="float">
            <text:p>3,93025517463684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006" calcext:value-type="float">
            <text:p>1006</text:p>
          </table:table-cell>
          <table:table-cell office:value-type="float" office:value="4.28069686889648" calcext:value-type="float">
            <text:p>4,28069686889648</text:p>
          </table:table-cell>
          <table:table-cell/>
          <table:table-cell office:value-type="string" calcext:value-type="string">
            <text:p>Janela17</text:p>
          </table:table-cell>
          <table:table-cell table:formula="of:=[.B19]" office:value-type="float" office:value="1006" calcext:value-type="float">
            <text:p>1006</text:p>
          </table:table-cell>
          <table:table-cell table:formula="of:=SUM([.C19];[.G19];[.K19];[.O19];[.S19];[.W19];[.AA19];[.AE19];[.AI19];[.AM19];[.AQ19]) / [.AW2]" office:value-type="float" office:value="3.94130982052196" calcext:value-type="float">
            <text:p>3,94130982052196</text:p>
          </table:table-cell>
          <table:table-cell table:number-columns-repeated="3"/>
          <table:table-cell table:formula="of:=MAX([.C19];[.G19];[.K19];[.O19];[.S19];[.W19];[.AA19];[.AE19];[.AI19];[.AM19];[.AQ19])" office:value-type="float" office:value="4.28069686889648" calcext:value-type="float">
            <text:p>4,28069686889648</text:p>
          </table:table-cell>
          <table:table-cell table:formula="of:=MIN([.C19];[.G19];[.K19];[.O19];[.S19];[.W19];[.AA19];[.AE19];[.AI19];[.AM19];[.AQ19])" office:value-type="float" office:value="3.24230480194092" calcext:value-type="float">
            <text:p>3,242304801940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8</text:p>
          </table:table-cell>
          <table:table-cell office:value-type="float" office:value="824" calcext:value-type="float">
            <text:p>824</text:p>
          </table:table-cell>
          <table:table-cell office:value-type="float" office:value="2.56117987632751" calcext:value-type="float">
            <text:p>2,56117987632751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824" calcext:value-type="float">
            <text:p>824</text:p>
          </table:table-cell>
          <table:table-cell office:value-type="float" office:value="3.10874772071838" calcext:value-type="float">
            <text:p>3,10874772071838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824" calcext:value-type="float">
            <text:p>824</text:p>
          </table:table-cell>
          <table:table-cell office:value-type="float" office:value="3.18347454071045" calcext:value-type="float">
            <text:p>3,18347454071045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824" calcext:value-type="float">
            <text:p>824</text:p>
          </table:table-cell>
          <table:table-cell office:value-type="float" office:value="3.26293301582336" calcext:value-type="float">
            <text:p>3,26293301582336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824" calcext:value-type="float">
            <text:p>824</text:p>
          </table:table-cell>
          <table:table-cell office:value-type="float" office:value="3.2746376991272" calcext:value-type="float">
            <text:p>3,2746376991272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824" calcext:value-type="float">
            <text:p>824</text:p>
          </table:table-cell>
          <table:table-cell office:value-type="float" office:value="3.15559220314026" calcext:value-type="float">
            <text:p>3,15559220314026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824" calcext:value-type="float">
            <text:p>824</text:p>
          </table:table-cell>
          <table:table-cell office:value-type="float" office:value="3.27315926551819" calcext:value-type="float">
            <text:p>3,27315926551819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824" calcext:value-type="float">
            <text:p>824</text:p>
          </table:table-cell>
          <table:table-cell office:value-type="float" office:value="3.11337900161743" calcext:value-type="float">
            <text:p>3,11337900161743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824" calcext:value-type="float">
            <text:p>824</text:p>
          </table:table-cell>
          <table:table-cell office:value-type="float" office:value="3.164635181427" calcext:value-type="float">
            <text:p>3,164635181427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824" calcext:value-type="float">
            <text:p>824</text:p>
          </table:table-cell>
          <table:table-cell office:value-type="float" office:value="3.13724780082703" calcext:value-type="float">
            <text:p>3,13724780082703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824" calcext:value-type="float">
            <text:p>824</text:p>
          </table:table-cell>
          <table:table-cell office:value-type="float" office:value="3.24032402038574" calcext:value-type="float">
            <text:p>3,24032402038574</text:p>
          </table:table-cell>
          <table:table-cell/>
          <table:table-cell office:value-type="string" calcext:value-type="string">
            <text:p>Janela18</text:p>
          </table:table-cell>
          <table:table-cell table:formula="of:=[.B20]" office:value-type="float" office:value="824" calcext:value-type="float">
            <text:p>824</text:p>
          </table:table-cell>
          <table:table-cell table:formula="of:=SUM([.C20];[.G20];[.K20];[.O20];[.S20];[.W20];[.AA20];[.AE20];[.AI20];[.AM20];[.AQ20]) / [.AW2]" office:value-type="float" office:value="3.13411912051114" calcext:value-type="float">
            <text:p>3,13411912051114</text:p>
          </table:table-cell>
          <table:table-cell table:number-columns-repeated="3"/>
          <table:table-cell table:formula="of:=MAX([.C20];[.G20];[.K20];[.O20];[.S20];[.W20];[.AA20];[.AE20];[.AI20];[.AM20];[.AQ20])" office:value-type="float" office:value="3.2746376991272" calcext:value-type="float">
            <text:p>3,2746376991272</text:p>
          </table:table-cell>
          <table:table-cell table:formula="of:=MIN([.C20];[.G20];[.K20];[.O20];[.S20];[.W20];[.AA20];[.AE20];[.AI20];[.AM20];[.AQ20])" office:value-type="float" office:value="2.56117987632751" calcext:value-type="float">
            <text:p>2,561179876327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9</text:p>
          </table:table-cell>
          <table:table-cell office:value-type="float" office:value="1250" calcext:value-type="float">
            <text:p>1250</text:p>
          </table:table-cell>
          <table:table-cell office:value-type="float" office:value="2.78552198410034" calcext:value-type="float">
            <text:p>2,78552198410034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250" calcext:value-type="float">
            <text:p>1250</text:p>
          </table:table-cell>
          <table:table-cell office:value-type="float" office:value="3.86680221557617" calcext:value-type="float">
            <text:p>3,86680221557617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250" calcext:value-type="float">
            <text:p>1250</text:p>
          </table:table-cell>
          <table:table-cell office:value-type="float" office:value="3.55313277244568" calcext:value-type="float">
            <text:p>3,55313277244568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250" calcext:value-type="float">
            <text:p>1250</text:p>
          </table:table-cell>
          <table:table-cell office:value-type="float" office:value="4.2003231048584" calcext:value-type="float">
            <text:p>4,2003231048584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250" calcext:value-type="float">
            <text:p>1250</text:p>
          </table:table-cell>
          <table:table-cell office:value-type="float" office:value="3.67382192611694" calcext:value-type="float">
            <text:p>3,67382192611694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250" calcext:value-type="float">
            <text:p>1250</text:p>
          </table:table-cell>
          <table:table-cell office:value-type="float" office:value="3.4743595123291" calcext:value-type="float">
            <text:p>3,4743595123291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250" calcext:value-type="float">
            <text:p>1250</text:p>
          </table:table-cell>
          <table:table-cell office:value-type="float" office:value="3.73670887947083" calcext:value-type="float">
            <text:p>3,73670887947083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250" calcext:value-type="float">
            <text:p>1250</text:p>
          </table:table-cell>
          <table:table-cell office:value-type="float" office:value="3.69870829582214" calcext:value-type="float">
            <text:p>3,69870829582214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250" calcext:value-type="float">
            <text:p>1250</text:p>
          </table:table-cell>
          <table:table-cell office:value-type="float" office:value="4.26817345619202" calcext:value-type="float">
            <text:p>4,26817345619202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250" calcext:value-type="float">
            <text:p>1250</text:p>
          </table:table-cell>
          <table:table-cell office:value-type="float" office:value="3.53061676025391" calcext:value-type="float">
            <text:p>3,53061676025391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250" calcext:value-type="float">
            <text:p>1250</text:p>
          </table:table-cell>
          <table:table-cell office:value-type="float" office:value="3.52205634117126" calcext:value-type="float">
            <text:p>3,52205634117126</text:p>
          </table:table-cell>
          <table:table-cell/>
          <table:table-cell office:value-type="string" calcext:value-type="string">
            <text:p>Janela19</text:p>
          </table:table-cell>
          <table:table-cell table:formula="of:=[.B21]" office:value-type="float" office:value="1250" calcext:value-type="float">
            <text:p>1250</text:p>
          </table:table-cell>
          <table:table-cell table:formula="of:=SUM([.C21];[.G21];[.K21];[.O21];[.S21];[.W21];[.AA21];[.AE21];[.AI21];[.AM21];[.AQ21]) / [.AW2]" office:value-type="float" office:value="3.66456593166698" calcext:value-type="float">
            <text:p>3,66456593166698</text:p>
          </table:table-cell>
          <table:table-cell table:number-columns-repeated="3"/>
          <table:table-cell table:formula="of:=MAX([.C21];[.G21];[.K21];[.O21];[.S21];[.W21];[.AA21];[.AE21];[.AI21];[.AM21];[.AQ21])" office:value-type="float" office:value="4.26817345619202" calcext:value-type="float">
            <text:p>4,26817345619202</text:p>
          </table:table-cell>
          <table:table-cell table:formula="of:=MIN([.C21];[.G21];[.K21];[.O21];[.S21];[.W21];[.AA21];[.AE21];[.AI21];[.AM21];[.AQ21])" office:value-type="float" office:value="2.78552198410034" calcext:value-type="float">
            <text:p>2,785521984100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0</text:p>
          </table:table-cell>
          <table:table-cell office:value-type="float" office:value="1015" calcext:value-type="float">
            <text:p>1015</text:p>
          </table:table-cell>
          <table:table-cell office:value-type="float" office:value="3.2063992023468" calcext:value-type="float">
            <text:p>3,2063992023468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015" calcext:value-type="float">
            <text:p>1015</text:p>
          </table:table-cell>
          <table:table-cell office:value-type="float" office:value="3.52159190177917" calcext:value-type="float">
            <text:p>3,52159190177917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015" calcext:value-type="float">
            <text:p>1015</text:p>
          </table:table-cell>
          <table:table-cell office:value-type="float" office:value="3.44565391540527" calcext:value-type="float">
            <text:p>3,44565391540527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015" calcext:value-type="float">
            <text:p>1015</text:p>
          </table:table-cell>
          <table:table-cell office:value-type="float" office:value="3.49154305458069" calcext:value-type="float">
            <text:p>3,49154305458069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015" calcext:value-type="float">
            <text:p>1015</text:p>
          </table:table-cell>
          <table:table-cell office:value-type="float" office:value="3.64551973342895" calcext:value-type="float">
            <text:p>3,64551973342895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015" calcext:value-type="float">
            <text:p>1015</text:p>
          </table:table-cell>
          <table:table-cell office:value-type="float" office:value="3.47508931159973" calcext:value-type="float">
            <text:p>3,47508931159973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015" calcext:value-type="float">
            <text:p>1015</text:p>
          </table:table-cell>
          <table:table-cell office:value-type="float" office:value="3.45378541946411" calcext:value-type="float">
            <text:p>3,45378541946411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015" calcext:value-type="float">
            <text:p>1015</text:p>
          </table:table-cell>
          <table:table-cell office:value-type="float" office:value="3.56077194213867" calcext:value-type="float">
            <text:p>3,56077194213867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015" calcext:value-type="float">
            <text:p>1015</text:p>
          </table:table-cell>
          <table:table-cell office:value-type="float" office:value="3.46746587753296" calcext:value-type="float">
            <text:p>3,46746587753296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015" calcext:value-type="float">
            <text:p>1015</text:p>
          </table:table-cell>
          <table:table-cell office:value-type="float" office:value="3.51915168762207" calcext:value-type="float">
            <text:p>3,51915168762207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015" calcext:value-type="float">
            <text:p>1015</text:p>
          </table:table-cell>
          <table:table-cell office:value-type="float" office:value="3.54892706871033" calcext:value-type="float">
            <text:p>3,54892706871033</text:p>
          </table:table-cell>
          <table:table-cell/>
          <table:table-cell office:value-type="string" calcext:value-type="string">
            <text:p>Janela20</text:p>
          </table:table-cell>
          <table:table-cell table:formula="of:=[.B22]" office:value-type="float" office:value="1015" calcext:value-type="float">
            <text:p>1015</text:p>
          </table:table-cell>
          <table:table-cell table:formula="of:=SUM([.C22];[.G22];[.K22];[.O22];[.S22];[.W22];[.AA22];[.AE22];[.AI22];[.AM22];[.AQ22]) / [.AW2]" office:value-type="float" office:value="3.4850817376917" calcext:value-type="float">
            <text:p>3,4850817376917</text:p>
          </table:table-cell>
          <table:table-cell table:number-columns-repeated="3"/>
          <table:table-cell table:formula="of:=MAX([.C22];[.G22];[.K22];[.O22];[.S22];[.W22];[.AA22];[.AE22];[.AI22];[.AM22];[.AQ22])" office:value-type="float" office:value="3.64551973342895" calcext:value-type="float">
            <text:p>3,64551973342895</text:p>
          </table:table-cell>
          <table:table-cell table:formula="of:=MIN([.C22];[.G22];[.K22];[.O22];[.S22];[.W22];[.AA22];[.AE22];[.AI22];[.AM22];[.AQ22])" office:value-type="float" office:value="3.2063992023468" calcext:value-type="float">
            <text:p>3,20639920234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1</text:p>
          </table:table-cell>
          <table:table-cell office:value-type="float" office:value="1152" calcext:value-type="float">
            <text:p>1152</text:p>
          </table:table-cell>
          <table:table-cell office:value-type="float" office:value="3.63944172859192" calcext:value-type="float">
            <text:p>3,63944172859192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152" calcext:value-type="float">
            <text:p>1152</text:p>
          </table:table-cell>
          <table:table-cell office:value-type="float" office:value="4.41504621505737" calcext:value-type="float">
            <text:p>4,41504621505737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152" calcext:value-type="float">
            <text:p>1152</text:p>
          </table:table-cell>
          <table:table-cell office:value-type="float" office:value="4.43969798088074" calcext:value-type="float">
            <text:p>4,43969798088074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152" calcext:value-type="float">
            <text:p>1152</text:p>
          </table:table-cell>
          <table:table-cell office:value-type="float" office:value="4.62382769584656" calcext:value-type="float">
            <text:p>4,62382769584656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152" calcext:value-type="float">
            <text:p>1152</text:p>
          </table:table-cell>
          <table:table-cell office:value-type="float" office:value="4.94021105766296" calcext:value-type="float">
            <text:p>4,94021105766296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152" calcext:value-type="float">
            <text:p>1152</text:p>
          </table:table-cell>
          <table:table-cell office:value-type="float" office:value="4.81856203079224" calcext:value-type="float">
            <text:p>4,81856203079224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152" calcext:value-type="float">
            <text:p>1152</text:p>
          </table:table-cell>
          <table:table-cell office:value-type="float" office:value="4.54343247413635" calcext:value-type="float">
            <text:p>4,54343247413635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152" calcext:value-type="float">
            <text:p>1152</text:p>
          </table:table-cell>
          <table:table-cell office:value-type="float" office:value="4.4982180595398" calcext:value-type="float">
            <text:p>4,4982180595398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152" calcext:value-type="float">
            <text:p>1152</text:p>
          </table:table-cell>
          <table:table-cell office:value-type="float" office:value="4.5645067691803" calcext:value-type="float">
            <text:p>4,5645067691803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152" calcext:value-type="float">
            <text:p>1152</text:p>
          </table:table-cell>
          <table:table-cell office:value-type="float" office:value="4.61146116256714" calcext:value-type="float">
            <text:p>4,61146116256714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152" calcext:value-type="float">
            <text:p>1152</text:p>
          </table:table-cell>
          <table:table-cell office:value-type="float" office:value="4.71214890480042" calcext:value-type="float">
            <text:p>4,71214890480042</text:p>
          </table:table-cell>
          <table:table-cell/>
          <table:table-cell office:value-type="string" calcext:value-type="string">
            <text:p>Janela21</text:p>
          </table:table-cell>
          <table:table-cell table:formula="of:=[.B23]" office:value-type="float" office:value="1152" calcext:value-type="float">
            <text:p>1152</text:p>
          </table:table-cell>
          <table:table-cell table:formula="of:=SUM([.C23];[.G23];[.K23];[.O23];[.S23];[.W23];[.AA23];[.AE23];[.AI23];[.AM23];[.AQ23]) / [.AW2]" office:value-type="float" office:value="4.52786855264144" calcext:value-type="float">
            <text:p>4,52786855264144</text:p>
          </table:table-cell>
          <table:table-cell table:number-columns-repeated="3"/>
          <table:table-cell table:formula="of:=MAX([.C23];[.G23];[.K23];[.O23];[.S23];[.W23];[.AA23];[.AE23];[.AI23];[.AM23];[.AQ23])" office:value-type="float" office:value="4.94021105766296" calcext:value-type="float">
            <text:p>4,94021105766296</text:p>
          </table:table-cell>
          <table:table-cell table:formula="of:=MIN([.C23];[.G23];[.K23];[.O23];[.S23];[.W23];[.AA23];[.AE23];[.AI23];[.AM23];[.AQ23])" office:value-type="float" office:value="3.63944172859192" calcext:value-type="float">
            <text:p>3,639441728591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2</text:p>
          </table:table-cell>
          <table:table-cell office:value-type="float" office:value="851" calcext:value-type="float">
            <text:p>851</text:p>
          </table:table-cell>
          <table:table-cell office:value-type="float" office:value="2.73468661308289" calcext:value-type="float">
            <text:p>2,73468661308289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851" calcext:value-type="float">
            <text:p>851</text:p>
          </table:table-cell>
          <table:table-cell office:value-type="float" office:value="3.23020315170288" calcext:value-type="float">
            <text:p>3,23020315170288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851" calcext:value-type="float">
            <text:p>851</text:p>
          </table:table-cell>
          <table:table-cell office:value-type="float" office:value="3.49987125396729" calcext:value-type="float">
            <text:p>3,49987125396729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851" calcext:value-type="float">
            <text:p>851</text:p>
          </table:table-cell>
          <table:table-cell office:value-type="float" office:value="3.56169509887695" calcext:value-type="float">
            <text:p>3,56169509887695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851" calcext:value-type="float">
            <text:p>851</text:p>
          </table:table-cell>
          <table:table-cell office:value-type="float" office:value="3.7346613407135" calcext:value-type="float">
            <text:p>3,7346613407135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851" calcext:value-type="float">
            <text:p>851</text:p>
          </table:table-cell>
          <table:table-cell office:value-type="float" office:value="3.34882378578186" calcext:value-type="float">
            <text:p>3,34882378578186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851" calcext:value-type="float">
            <text:p>851</text:p>
          </table:table-cell>
          <table:table-cell office:value-type="float" office:value="3.32399582862854" calcext:value-type="float">
            <text:p>3,32399582862854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851" calcext:value-type="float">
            <text:p>851</text:p>
          </table:table-cell>
          <table:table-cell office:value-type="float" office:value="3.54435205459595" calcext:value-type="float">
            <text:p>3,54435205459595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851" calcext:value-type="float">
            <text:p>851</text:p>
          </table:table-cell>
          <table:table-cell office:value-type="float" office:value="3.3818302154541" calcext:value-type="float">
            <text:p>3,3818302154541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851" calcext:value-type="float">
            <text:p>851</text:p>
          </table:table-cell>
          <table:table-cell office:value-type="float" office:value="4.08845376968384" calcext:value-type="float">
            <text:p>4,08845376968384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851" calcext:value-type="float">
            <text:p>851</text:p>
          </table:table-cell>
          <table:table-cell office:value-type="float" office:value="3.44251370429993" calcext:value-type="float">
            <text:p>3,44251370429993</text:p>
          </table:table-cell>
          <table:table-cell/>
          <table:table-cell office:value-type="string" calcext:value-type="string">
            <text:p>Janela22</text:p>
          </table:table-cell>
          <table:table-cell table:formula="of:=[.B24]" office:value-type="float" office:value="851" calcext:value-type="float">
            <text:p>851</text:p>
          </table:table-cell>
          <table:table-cell table:formula="of:=SUM([.C24];[.G24];[.K24];[.O24];[.S24];[.W24];[.AA24];[.AE24];[.AI24];[.AM24];[.AQ24]) / [.AW2]" office:value-type="float" office:value="3.44464425607161" calcext:value-type="float">
            <text:p>3,44464425607161</text:p>
          </table:table-cell>
          <table:table-cell table:number-columns-repeated="3"/>
          <table:table-cell table:formula="of:=MAX([.C24];[.G24];[.K24];[.O24];[.S24];[.W24];[.AA24];[.AE24];[.AI24];[.AM24];[.AQ24])" office:value-type="float" office:value="4.08845376968384" calcext:value-type="float">
            <text:p>4,08845376968384</text:p>
          </table:table-cell>
          <table:table-cell table:formula="of:=MIN([.C24];[.G24];[.K24];[.O24];[.S24];[.W24];[.AA24];[.AE24];[.AI24];[.AM24];[.AQ24])" office:value-type="float" office:value="2.73468661308289" calcext:value-type="float">
            <text:p>2,734686613082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3</text:p>
          </table:table-cell>
          <table:table-cell office:value-type="float" office:value="1052" calcext:value-type="float">
            <text:p>1052</text:p>
          </table:table-cell>
          <table:table-cell office:value-type="float" office:value="3.96741390228271" calcext:value-type="float">
            <text:p>3,96741390228271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052" calcext:value-type="float">
            <text:p>1052</text:p>
          </table:table-cell>
          <table:table-cell office:value-type="float" office:value="4.87080073356628" calcext:value-type="float">
            <text:p>4,87080073356628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052" calcext:value-type="float">
            <text:p>1052</text:p>
          </table:table-cell>
          <table:table-cell office:value-type="float" office:value="4.68107128143311" calcext:value-type="float">
            <text:p>4,68107128143311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052" calcext:value-type="float">
            <text:p>1052</text:p>
          </table:table-cell>
          <table:table-cell office:value-type="float" office:value="4.80846118927002" calcext:value-type="float">
            <text:p>4,80846118927002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052" calcext:value-type="float">
            <text:p>1052</text:p>
          </table:table-cell>
          <table:table-cell office:value-type="float" office:value="4.72330522537231" calcext:value-type="float">
            <text:p>4,72330522537231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052" calcext:value-type="float">
            <text:p>1052</text:p>
          </table:table-cell>
          <table:table-cell office:value-type="float" office:value="4.87391257286072" calcext:value-type="float">
            <text:p>4,87391257286072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052" calcext:value-type="float">
            <text:p>1052</text:p>
          </table:table-cell>
          <table:table-cell office:value-type="float" office:value="4.7635281085968" calcext:value-type="float">
            <text:p>4,7635281085968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052" calcext:value-type="float">
            <text:p>1052</text:p>
          </table:table-cell>
          <table:table-cell office:value-type="float" office:value="4.81042051315308" calcext:value-type="float">
            <text:p>4,81042051315308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052" calcext:value-type="float">
            <text:p>1052</text:p>
          </table:table-cell>
          <table:table-cell office:value-type="float" office:value="5.01406860351563" calcext:value-type="float">
            <text:p>5,01406860351563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052" calcext:value-type="float">
            <text:p>1052</text:p>
          </table:table-cell>
          <table:table-cell office:value-type="float" office:value="4.79426789283752" calcext:value-type="float">
            <text:p>4,79426789283752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052" calcext:value-type="float">
            <text:p>1052</text:p>
          </table:table-cell>
          <table:table-cell office:value-type="float" office:value="4.70240020751953" calcext:value-type="float">
            <text:p>4,70240020751953</text:p>
          </table:table-cell>
          <table:table-cell/>
          <table:table-cell office:value-type="string" calcext:value-type="string">
            <text:p>Janela23</text:p>
          </table:table-cell>
          <table:table-cell table:formula="of:=[.B25]" office:value-type="float" office:value="1052" calcext:value-type="float">
            <text:p>1052</text:p>
          </table:table-cell>
          <table:table-cell table:formula="of:=SUM([.C25];[.G25];[.K25];[.O25];[.S25];[.W25];[.AA25];[.AE25];[.AI25];[.AM25];[.AQ25]) / [.AW2]" office:value-type="float" office:value="4.72815002094616" calcext:value-type="float">
            <text:p>4,72815002094616</text:p>
          </table:table-cell>
          <table:table-cell table:number-columns-repeated="3"/>
          <table:table-cell table:formula="of:=MAX([.C25];[.G25];[.K25];[.O25];[.S25];[.W25];[.AA25];[.AE25];[.AI25];[.AM25];[.AQ25])" office:value-type="float" office:value="5.01406860351563" calcext:value-type="float">
            <text:p>5,01406860351563</text:p>
          </table:table-cell>
          <table:table-cell table:formula="of:=MIN([.C25];[.G25];[.K25];[.O25];[.S25];[.W25];[.AA25];[.AE25];[.AI25];[.AM25];[.AQ25])" office:value-type="float" office:value="3.96741390228271" calcext:value-type="float">
            <text:p>3,967413902282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4</text:p>
          </table:table-cell>
          <table:table-cell office:value-type="float" office:value="1293" calcext:value-type="float">
            <text:p>1293</text:p>
          </table:table-cell>
          <table:table-cell office:value-type="float" office:value="3.91949224472046" calcext:value-type="float">
            <text:p>3,91949224472046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293" calcext:value-type="float">
            <text:p>1293</text:p>
          </table:table-cell>
          <table:table-cell office:value-type="float" office:value="5.14330530166626" calcext:value-type="float">
            <text:p>5,14330530166626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293" calcext:value-type="float">
            <text:p>1293</text:p>
          </table:table-cell>
          <table:table-cell office:value-type="float" office:value="5.17055726051331" calcext:value-type="float">
            <text:p>5,17055726051331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293" calcext:value-type="float">
            <text:p>1293</text:p>
          </table:table-cell>
          <table:table-cell office:value-type="float" office:value="5.07792353630066" calcext:value-type="float">
            <text:p>5,07792353630066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293" calcext:value-type="float">
            <text:p>1293</text:p>
          </table:table-cell>
          <table:table-cell office:value-type="float" office:value="5.17116498947144" calcext:value-type="float">
            <text:p>5,17116498947144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293" calcext:value-type="float">
            <text:p>1293</text:p>
          </table:table-cell>
          <table:table-cell office:value-type="float" office:value="6.09252238273621" calcext:value-type="float">
            <text:p>6,09252238273621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293" calcext:value-type="float">
            <text:p>1293</text:p>
          </table:table-cell>
          <table:table-cell office:value-type="float" office:value="5.27123785018921" calcext:value-type="float">
            <text:p>5,27123785018921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293" calcext:value-type="float">
            <text:p>1293</text:p>
          </table:table-cell>
          <table:table-cell office:value-type="float" office:value="5.17294430732727" calcext:value-type="float">
            <text:p>5,17294430732727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293" calcext:value-type="float">
            <text:p>1293</text:p>
          </table:table-cell>
          <table:table-cell office:value-type="float" office:value="5.25203442573547" calcext:value-type="float">
            <text:p>5,25203442573547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293" calcext:value-type="float">
            <text:p>1293</text:p>
          </table:table-cell>
          <table:table-cell office:value-type="float" office:value="5.25662970542908" calcext:value-type="float">
            <text:p>5,25662970542908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293" calcext:value-type="float">
            <text:p>1293</text:p>
          </table:table-cell>
          <table:table-cell office:value-type="float" office:value="5.86206030845642" calcext:value-type="float">
            <text:p>5,86206030845642</text:p>
          </table:table-cell>
          <table:table-cell/>
          <table:table-cell office:value-type="string" calcext:value-type="string">
            <text:p>Janela24</text:p>
          </table:table-cell>
          <table:table-cell table:formula="of:=[.B26]" office:value-type="float" office:value="1293" calcext:value-type="float">
            <text:p>1293</text:p>
          </table:table-cell>
          <table:table-cell table:formula="of:=SUM([.C26];[.G26];[.K26];[.O26];[.S26];[.W26];[.AA26];[.AE26];[.AI26];[.AM26];[.AQ26]) / [.AW2]" office:value-type="float" office:value="5.21726111932234" calcext:value-type="float">
            <text:p>5,21726111932234</text:p>
          </table:table-cell>
          <table:table-cell table:number-columns-repeated="3"/>
          <table:table-cell table:formula="of:=MAX([.C26];[.G26];[.K26];[.O26];[.S26];[.W26];[.AA26];[.AE26];[.AI26];[.AM26];[.AQ26])" office:value-type="float" office:value="6.09252238273621" calcext:value-type="float">
            <text:p>6,09252238273621</text:p>
          </table:table-cell>
          <table:table-cell table:formula="of:=MIN([.C26];[.G26];[.K26];[.O26];[.S26];[.W26];[.AA26];[.AE26];[.AI26];[.AM26];[.AQ26])" office:value-type="float" office:value="3.91949224472046" calcext:value-type="float">
            <text:p>3,919492244720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5</text:p>
          </table:table-cell>
          <table:table-cell office:value-type="float" office:value="981" calcext:value-type="float">
            <text:p>981</text:p>
          </table:table-cell>
          <table:table-cell office:value-type="float" office:value="2.64504051208496" calcext:value-type="float">
            <text:p>2,64504051208496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981" calcext:value-type="float">
            <text:p>981</text:p>
          </table:table-cell>
          <table:table-cell office:value-type="float" office:value="3.34254121780395" calcext:value-type="float">
            <text:p>3,34254121780395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981" calcext:value-type="float">
            <text:p>981</text:p>
          </table:table-cell>
          <table:table-cell office:value-type="float" office:value="3.28425073623657" calcext:value-type="float">
            <text:p>3,28425073623657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981" calcext:value-type="float">
            <text:p>981</text:p>
          </table:table-cell>
          <table:table-cell office:value-type="float" office:value="3.43937015533447" calcext:value-type="float">
            <text:p>3,43937015533447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981" calcext:value-type="float">
            <text:p>981</text:p>
          </table:table-cell>
          <table:table-cell office:value-type="float" office:value="3.19657969474792" calcext:value-type="float">
            <text:p>3,19657969474792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981" calcext:value-type="float">
            <text:p>981</text:p>
          </table:table-cell>
          <table:table-cell office:value-type="float" office:value="3.25009369850159" calcext:value-type="float">
            <text:p>3,25009369850159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981" calcext:value-type="float">
            <text:p>981</text:p>
          </table:table-cell>
          <table:table-cell office:value-type="float" office:value="3.26584219932556" calcext:value-type="float">
            <text:p>3,26584219932556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981" calcext:value-type="float">
            <text:p>981</text:p>
          </table:table-cell>
          <table:table-cell office:value-type="float" office:value="3.25376105308533" calcext:value-type="float">
            <text:p>3,25376105308533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981" calcext:value-type="float">
            <text:p>981</text:p>
          </table:table-cell>
          <table:table-cell office:value-type="float" office:value="3.58977675437927" calcext:value-type="float">
            <text:p>3,58977675437927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981" calcext:value-type="float">
            <text:p>981</text:p>
          </table:table-cell>
          <table:table-cell office:value-type="float" office:value="3.27813458442688" calcext:value-type="float">
            <text:p>3,27813458442688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981" calcext:value-type="float">
            <text:p>981</text:p>
          </table:table-cell>
          <table:table-cell office:value-type="float" office:value="3.27044534683228" calcext:value-type="float">
            <text:p>3,27044534683228</text:p>
          </table:table-cell>
          <table:table-cell/>
          <table:table-cell office:value-type="string" calcext:value-type="string">
            <text:p>Janela25</text:p>
          </table:table-cell>
          <table:table-cell table:formula="of:=[.B27]" office:value-type="float" office:value="981" calcext:value-type="float">
            <text:p>981</text:p>
          </table:table-cell>
          <table:table-cell table:formula="of:=SUM([.C27];[.G27];[.K27];[.O27];[.S27];[.W27];[.AA27];[.AE27];[.AI27];[.AM27];[.AQ27]) / [.AW2]" office:value-type="float" office:value="3.25598508661443" calcext:value-type="float">
            <text:p>3,25598508661443</text:p>
          </table:table-cell>
          <table:table-cell table:number-columns-repeated="3"/>
          <table:table-cell table:formula="of:=MAX([.C27];[.G27];[.K27];[.O27];[.S27];[.W27];[.AA27];[.AE27];[.AI27];[.AM27];[.AQ27])" office:value-type="float" office:value="3.58977675437927" calcext:value-type="float">
            <text:p>3,58977675437927</text:p>
          </table:table-cell>
          <table:table-cell table:formula="of:=MIN([.C27];[.G27];[.K27];[.O27];[.S27];[.W27];[.AA27];[.AE27];[.AI27];[.AM27];[.AQ27])" office:value-type="float" office:value="2.64504051208496" calcext:value-type="float">
            <text:p>2,645040512084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6</text:p>
          </table:table-cell>
          <table:table-cell office:value-type="float" office:value="986" calcext:value-type="float">
            <text:p>986</text:p>
          </table:table-cell>
          <table:table-cell office:value-type="float" office:value="2.52121829986572" calcext:value-type="float">
            <text:p>2,52121829986572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986" calcext:value-type="float">
            <text:p>986</text:p>
          </table:table-cell>
          <table:table-cell office:value-type="float" office:value="3.24600219726562" calcext:value-type="float">
            <text:p>3,24600219726562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986" calcext:value-type="float">
            <text:p>986</text:p>
          </table:table-cell>
          <table:table-cell office:value-type="float" office:value="3.32548427581787" calcext:value-type="float">
            <text:p>3,32548427581787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986" calcext:value-type="float">
            <text:p>986</text:p>
          </table:table-cell>
          <table:table-cell office:value-type="float" office:value="3.22098016738892" calcext:value-type="float">
            <text:p>3,22098016738892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986" calcext:value-type="float">
            <text:p>986</text:p>
          </table:table-cell>
          <table:table-cell office:value-type="float" office:value="3.3265106678009" calcext:value-type="float">
            <text:p>3,3265106678009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986" calcext:value-type="float">
            <text:p>986</text:p>
          </table:table-cell>
          <table:table-cell office:value-type="float" office:value="3.26988005638123" calcext:value-type="float">
            <text:p>3,26988005638123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986" calcext:value-type="float">
            <text:p>986</text:p>
          </table:table-cell>
          <table:table-cell office:value-type="float" office:value="3.49873113632202" calcext:value-type="float">
            <text:p>3,49873113632202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986" calcext:value-type="float">
            <text:p>986</text:p>
          </table:table-cell>
          <table:table-cell office:value-type="float" office:value="3.47466516494751" calcext:value-type="float">
            <text:p>3,47466516494751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986" calcext:value-type="float">
            <text:p>986</text:p>
          </table:table-cell>
          <table:table-cell office:value-type="float" office:value="3.39492964744568" calcext:value-type="float">
            <text:p>3,39492964744568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986" calcext:value-type="float">
            <text:p>986</text:p>
          </table:table-cell>
          <table:table-cell office:value-type="float" office:value="3.40534472465515" calcext:value-type="float">
            <text:p>3,40534472465515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986" calcext:value-type="float">
            <text:p>986</text:p>
          </table:table-cell>
          <table:table-cell office:value-type="float" office:value="3.32499766349792" calcext:value-type="float">
            <text:p>3,32499766349792</text:p>
          </table:table-cell>
          <table:table-cell/>
          <table:table-cell office:value-type="string" calcext:value-type="string">
            <text:p>Janela26</text:p>
          </table:table-cell>
          <table:table-cell table:formula="of:=[.B28]" office:value-type="float" office:value="986" calcext:value-type="float">
            <text:p>986</text:p>
          </table:table-cell>
          <table:table-cell table:formula="of:=SUM([.C28];[.G28];[.K28];[.O28];[.S28];[.W28];[.AA28];[.AE28];[.AI28];[.AM28];[.AQ28]) / [.AW2]" office:value-type="float" office:value="3.27352218194441" calcext:value-type="float">
            <text:p>3,27352218194441</text:p>
          </table:table-cell>
          <table:table-cell table:number-columns-repeated="3"/>
          <table:table-cell table:formula="of:=MAX([.C28];[.G28];[.K28];[.O28];[.S28];[.W28];[.AA28];[.AE28];[.AI28];[.AM28];[.AQ28])" office:value-type="float" office:value="3.49873113632202" calcext:value-type="float">
            <text:p>3,49873113632202</text:p>
          </table:table-cell>
          <table:table-cell table:formula="of:=MIN([.C28];[.G28];[.K28];[.O28];[.S28];[.W28];[.AA28];[.AE28];[.AI28];[.AM28];[.AQ28])" office:value-type="float" office:value="2.52121829986572" calcext:value-type="float">
            <text:p>2,521218299865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7</text:p>
          </table:table-cell>
          <table:table-cell office:value-type="float" office:value="941" calcext:value-type="float">
            <text:p>941</text:p>
          </table:table-cell>
          <table:table-cell office:value-type="float" office:value="2.91730713844299" calcext:value-type="float">
            <text:p>2,91730713844299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941" calcext:value-type="float">
            <text:p>941</text:p>
          </table:table-cell>
          <table:table-cell office:value-type="float" office:value="3.74877333641052" calcext:value-type="float">
            <text:p>3,74877333641052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941" calcext:value-type="float">
            <text:p>941</text:p>
          </table:table-cell>
          <table:table-cell office:value-type="float" office:value="3.72916746139526" calcext:value-type="float">
            <text:p>3,72916746139526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941" calcext:value-type="float">
            <text:p>941</text:p>
          </table:table-cell>
          <table:table-cell office:value-type="float" office:value="3.72585964202881" calcext:value-type="float">
            <text:p>3,72585964202881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941" calcext:value-type="float">
            <text:p>941</text:p>
          </table:table-cell>
          <table:table-cell office:value-type="float" office:value="3.74458861351013" calcext:value-type="float">
            <text:p>3,74458861351013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941" calcext:value-type="float">
            <text:p>941</text:p>
          </table:table-cell>
          <table:table-cell office:value-type="float" office:value="3.65617346763611" calcext:value-type="float">
            <text:p>3,65617346763611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941" calcext:value-type="float">
            <text:p>941</text:p>
          </table:table-cell>
          <table:table-cell office:value-type="float" office:value="3.96078205108643" calcext:value-type="float">
            <text:p>3,96078205108643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941" calcext:value-type="float">
            <text:p>941</text:p>
          </table:table-cell>
          <table:table-cell office:value-type="float" office:value="3.77601933479309" calcext:value-type="float">
            <text:p>3,77601933479309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941" calcext:value-type="float">
            <text:p>941</text:p>
          </table:table-cell>
          <table:table-cell office:value-type="float" office:value="3.75838041305542" calcext:value-type="float">
            <text:p>3,75838041305542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941" calcext:value-type="float">
            <text:p>941</text:p>
          </table:table-cell>
          <table:table-cell office:value-type="float" office:value="3.91225409507751" calcext:value-type="float">
            <text:p>3,91225409507751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941" calcext:value-type="float">
            <text:p>941</text:p>
          </table:table-cell>
          <table:table-cell office:value-type="float" office:value="3.75148415565491" calcext:value-type="float">
            <text:p>3,75148415565491</text:p>
          </table:table-cell>
          <table:table-cell/>
          <table:table-cell office:value-type="string" calcext:value-type="string">
            <text:p>Janela27</text:p>
          </table:table-cell>
          <table:table-cell table:formula="of:=[.B29]" office:value-type="float" office:value="941" calcext:value-type="float">
            <text:p>941</text:p>
          </table:table-cell>
          <table:table-cell table:formula="of:=SUM([.C29];[.G29];[.K29];[.O29];[.S29];[.W29];[.AA29];[.AE29];[.AI29];[.AM29];[.AQ29]) / [.AW2]" office:value-type="float" office:value="3.69825360991738" calcext:value-type="float">
            <text:p>3,69825360991738</text:p>
          </table:table-cell>
          <table:table-cell table:number-columns-repeated="3"/>
          <table:table-cell table:formula="of:=MAX([.C29];[.G29];[.K29];[.O29];[.S29];[.W29];[.AA29];[.AE29];[.AI29];[.AM29];[.AQ29])" office:value-type="float" office:value="3.96078205108643" calcext:value-type="float">
            <text:p>3,96078205108643</text:p>
          </table:table-cell>
          <table:table-cell table:formula="of:=MIN([.C29];[.G29];[.K29];[.O29];[.S29];[.W29];[.AA29];[.AE29];[.AI29];[.AM29];[.AQ29])" office:value-type="float" office:value="2.91730713844299" calcext:value-type="float">
            <text:p>2,917307138442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8</text:p>
          </table:table-cell>
          <table:table-cell office:value-type="float" office:value="1293" calcext:value-type="float">
            <text:p>1293</text:p>
          </table:table-cell>
          <table:table-cell office:value-type="float" office:value="3.590571641922" calcext:value-type="float">
            <text:p>3,590571641922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293" calcext:value-type="float">
            <text:p>1293</text:p>
          </table:table-cell>
          <table:table-cell office:value-type="float" office:value="4.7896945476532" calcext:value-type="float">
            <text:p>4,7896945476532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293" calcext:value-type="float">
            <text:p>1293</text:p>
          </table:table-cell>
          <table:table-cell office:value-type="float" office:value="4.00154566764832" calcext:value-type="float">
            <text:p>4,00154566764832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293" calcext:value-type="float">
            <text:p>1293</text:p>
          </table:table-cell>
          <table:table-cell office:value-type="float" office:value="4.26739573478699" calcext:value-type="float">
            <text:p>4,26739573478699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293" calcext:value-type="float">
            <text:p>1293</text:p>
          </table:table-cell>
          <table:table-cell office:value-type="float" office:value="4.4368200302124" calcext:value-type="float">
            <text:p>4,4368200302124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293" calcext:value-type="float">
            <text:p>1293</text:p>
          </table:table-cell>
          <table:table-cell office:value-type="float" office:value="3.96767997741699" calcext:value-type="float">
            <text:p>3,96767997741699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293" calcext:value-type="float">
            <text:p>1293</text:p>
          </table:table-cell>
          <table:table-cell office:value-type="float" office:value="4.47723817825317" calcext:value-type="float">
            <text:p>4,47723817825317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293" calcext:value-type="float">
            <text:p>1293</text:p>
          </table:table-cell>
          <table:table-cell office:value-type="float" office:value="4.1503267288208" calcext:value-type="float">
            <text:p>4,1503267288208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293" calcext:value-type="float">
            <text:p>1293</text:p>
          </table:table-cell>
          <table:table-cell office:value-type="float" office:value="4.12097644805908" calcext:value-type="float">
            <text:p>4,12097644805908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293" calcext:value-type="float">
            <text:p>1293</text:p>
          </table:table-cell>
          <table:table-cell office:value-type="float" office:value="4.18711233139038" calcext:value-type="float">
            <text:p>4,18711233139038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293" calcext:value-type="float">
            <text:p>1293</text:p>
          </table:table-cell>
          <table:table-cell office:value-type="float" office:value="4.17110919952393" calcext:value-type="float">
            <text:p>4,17110919952393</text:p>
          </table:table-cell>
          <table:table-cell/>
          <table:table-cell office:value-type="string" calcext:value-type="string">
            <text:p>Janela28</text:p>
          </table:table-cell>
          <table:table-cell table:formula="of:=[.B30]" office:value-type="float" office:value="1293" calcext:value-type="float">
            <text:p>1293</text:p>
          </table:table-cell>
          <table:table-cell table:formula="of:=SUM([.C30];[.G30];[.K30];[.O30];[.S30];[.W30];[.AA30];[.AE30];[.AI30];[.AM30];[.AQ30]) / [.AW2]" office:value-type="float" office:value="4.19640640778975" calcext:value-type="float">
            <text:p>4,19640640778975</text:p>
          </table:table-cell>
          <table:table-cell table:number-columns-repeated="3"/>
          <table:table-cell table:formula="of:=MAX([.C30];[.G30];[.K30];[.O30];[.S30];[.W30];[.AA30];[.AE30];[.AI30];[.AM30];[.AQ30])" office:value-type="float" office:value="4.7896945476532" calcext:value-type="float">
            <text:p>4,7896945476532</text:p>
          </table:table-cell>
          <table:table-cell table:formula="of:=MIN([.C30];[.G30];[.K30];[.O30];[.S30];[.W30];[.AA30];[.AE30];[.AI30];[.AM30];[.AQ30])" office:value-type="float" office:value="3.590571641922" calcext:value-type="float">
            <text:p>3,590571641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9</text:p>
          </table:table-cell>
          <table:table-cell office:value-type="float" office:value="997" calcext:value-type="float">
            <text:p>997</text:p>
          </table:table-cell>
          <table:table-cell office:value-type="float" office:value="2.79549717903137" calcext:value-type="float">
            <text:p>2,79549717903137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997" calcext:value-type="float">
            <text:p>997</text:p>
          </table:table-cell>
          <table:table-cell office:value-type="float" office:value="3.6353588104248" calcext:value-type="float">
            <text:p>3,6353588104248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997" calcext:value-type="float">
            <text:p>997</text:p>
          </table:table-cell>
          <table:table-cell office:value-type="float" office:value="3.81314134597778" calcext:value-type="float">
            <text:p>3,81314134597778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997" calcext:value-type="float">
            <text:p>997</text:p>
          </table:table-cell>
          <table:table-cell office:value-type="float" office:value="3.80183935165405" calcext:value-type="float">
            <text:p>3,80183935165405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997" calcext:value-type="float">
            <text:p>997</text:p>
          </table:table-cell>
          <table:table-cell office:value-type="float" office:value="3.78881072998047" calcext:value-type="float">
            <text:p>3,78881072998047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997" calcext:value-type="float">
            <text:p>997</text:p>
          </table:table-cell>
          <table:table-cell office:value-type="float" office:value="3.73705148696899" calcext:value-type="float">
            <text:p>3,73705148696899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997" calcext:value-type="float">
            <text:p>997</text:p>
          </table:table-cell>
          <table:table-cell office:value-type="float" office:value="3.73819518089294" calcext:value-type="float">
            <text:p>3,73819518089294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997" calcext:value-type="float">
            <text:p>997</text:p>
          </table:table-cell>
          <table:table-cell office:value-type="float" office:value="3.66129088401794" calcext:value-type="float">
            <text:p>3,66129088401794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997" calcext:value-type="float">
            <text:p>997</text:p>
          </table:table-cell>
          <table:table-cell office:value-type="float" office:value="3.75706124305725" calcext:value-type="float">
            <text:p>3,75706124305725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997" calcext:value-type="float">
            <text:p>997</text:p>
          </table:table-cell>
          <table:table-cell office:value-type="float" office:value="3.74076342582703" calcext:value-type="float">
            <text:p>3,74076342582703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997" calcext:value-type="float">
            <text:p>997</text:p>
          </table:table-cell>
          <table:table-cell office:value-type="float" office:value="3.76604723930359" calcext:value-type="float">
            <text:p>3,76604723930359</text:p>
          </table:table-cell>
          <table:table-cell/>
          <table:table-cell office:value-type="string" calcext:value-type="string">
            <text:p>Janela29</text:p>
          </table:table-cell>
          <table:table-cell table:formula="of:=[.B31]" office:value-type="float" office:value="997" calcext:value-type="float">
            <text:p>997</text:p>
          </table:table-cell>
          <table:table-cell table:formula="of:=SUM([.C31];[.G31];[.K31];[.O31];[.S31];[.W31];[.AA31];[.AE31];[.AI31];[.AM31];[.AQ31]) / [.AW2]" office:value-type="float" office:value="3.65773244337602" calcext:value-type="float">
            <text:p>3,65773244337602</text:p>
          </table:table-cell>
          <table:table-cell table:number-columns-repeated="3"/>
          <table:table-cell table:formula="of:=MAX([.C31];[.G31];[.K31];[.O31];[.S31];[.W31];[.AA31];[.AE31];[.AI31];[.AM31];[.AQ31])" office:value-type="float" office:value="3.81314134597778" calcext:value-type="float">
            <text:p>3,81314134597778</text:p>
          </table:table-cell>
          <table:table-cell table:formula="of:=MIN([.C31];[.G31];[.K31];[.O31];[.S31];[.W31];[.AA31];[.AE31];[.AI31];[.AM31];[.AQ31])" office:value-type="float" office:value="2.79549717903137" calcext:value-type="float">
            <text:p>2,795497179031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0</text:p>
          </table:table-cell>
          <table:table-cell office:value-type="float" office:value="1518" calcext:value-type="float">
            <text:p>1518</text:p>
          </table:table-cell>
          <table:table-cell office:value-type="float" office:value="3.92051410675049" calcext:value-type="float">
            <text:p>3,92051410675049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518" calcext:value-type="float">
            <text:p>1518</text:p>
          </table:table-cell>
          <table:table-cell office:value-type="float" office:value="4.53333926200867" calcext:value-type="float">
            <text:p>4,53333926200867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518" calcext:value-type="float">
            <text:p>1518</text:p>
          </table:table-cell>
          <table:table-cell office:value-type="float" office:value="4.71835446357727" calcext:value-type="float">
            <text:p>4,71835446357727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518" calcext:value-type="float">
            <text:p>1518</text:p>
          </table:table-cell>
          <table:table-cell office:value-type="float" office:value="4.56399869918823" calcext:value-type="float">
            <text:p>4,56399869918823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518" calcext:value-type="float">
            <text:p>1518</text:p>
          </table:table-cell>
          <table:table-cell office:value-type="float" office:value="4.72593355178833" calcext:value-type="float">
            <text:p>4,72593355178833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518" calcext:value-type="float">
            <text:p>1518</text:p>
          </table:table-cell>
          <table:table-cell office:value-type="float" office:value="4.75730347633362" calcext:value-type="float">
            <text:p>4,75730347633362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518" calcext:value-type="float">
            <text:p>1518</text:p>
          </table:table-cell>
          <table:table-cell office:value-type="float" office:value="4.53296399116516" calcext:value-type="float">
            <text:p>4,53296399116516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518" calcext:value-type="float">
            <text:p>1518</text:p>
          </table:table-cell>
          <table:table-cell office:value-type="float" office:value="4.81681990623474" calcext:value-type="float">
            <text:p>4,81681990623474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518" calcext:value-type="float">
            <text:p>1518</text:p>
          </table:table-cell>
          <table:table-cell office:value-type="float" office:value="4.51072978973389" calcext:value-type="float">
            <text:p>4,51072978973389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518" calcext:value-type="float">
            <text:p>1518</text:p>
          </table:table-cell>
          <table:table-cell office:value-type="float" office:value="4.64113593101501" calcext:value-type="float">
            <text:p>4,64113593101501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518" calcext:value-type="float">
            <text:p>1518</text:p>
          </table:table-cell>
          <table:table-cell office:value-type="float" office:value="4.72964525222778" calcext:value-type="float">
            <text:p>4,72964525222778</text:p>
          </table:table-cell>
          <table:table-cell/>
          <table:table-cell office:value-type="string" calcext:value-type="string">
            <text:p>Janela30</text:p>
          </table:table-cell>
          <table:table-cell table:formula="of:=[.B32]" office:value-type="float" office:value="1518" calcext:value-type="float">
            <text:p>1518</text:p>
          </table:table-cell>
          <table:table-cell table:formula="of:=SUM([.C32];[.G32];[.K32];[.O32];[.S32];[.W32];[.AA32];[.AE32];[.AI32];[.AM32];[.AQ32]) / [.AW2]" office:value-type="float" office:value="4.58643076636575" calcext:value-type="float">
            <text:p>4,58643076636575</text:p>
          </table:table-cell>
          <table:table-cell table:number-columns-repeated="3"/>
          <table:table-cell table:formula="of:=MAX([.C32];[.G32];[.K32];[.O32];[.S32];[.W32];[.AA32];[.AE32];[.AI32];[.AM32];[.AQ32])" office:value-type="float" office:value="4.81681990623474" calcext:value-type="float">
            <text:p>4,81681990623474</text:p>
          </table:table-cell>
          <table:table-cell table:formula="of:=MIN([.C32];[.G32];[.K32];[.O32];[.S32];[.W32];[.AA32];[.AE32];[.AI32];[.AM32];[.AQ32])" office:value-type="float" office:value="3.92051410675049" calcext:value-type="float">
            <text:p>3,92051410675049</text:p>
          </table:table-cell>
          <table:table-cell table:number-columns-repeated="8"/>
        </table:table-row>
        <table:table-row table:style-name="ro1">
          <table:table-cell table:number-columns-repeated="60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3:.C32])" office:value-type="float" office:value="95.713873386383" calcext:value-type="float">
            <text:p>95,713873386383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G3:.G32])" office:value-type="float" office:value="121.719093084335" calcext:value-type="float">
            <text:p>121,719093084335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K3:.K32])" office:value-type="float" office:value="122.484679698944" calcext:value-type="float">
            <text:p>122,484679698944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O3:.O32])" office:value-type="float" office:value="122.783393383026" calcext:value-type="float">
            <text:p>122,783393383026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S3:.S32])" office:value-type="float" office:value="123.156700134277" calcext:value-type="float">
            <text:p>123,156700134277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W3:.W32])" office:value-type="float" office:value="122.933797836304" calcext:value-type="float">
            <text:p>122,933797836304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A3:.AA32])" office:value-type="float" office:value="122.315937280655" calcext:value-type="float">
            <text:p>122,315937280655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E3:.AE32])" office:value-type="float" office:value="122.422489404678" calcext:value-type="float">
            <text:p>122,422489404678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I3:.AI32])" office:value-type="float" office:value="122.037302017212" calcext:value-type="float">
            <text:p>122,037302017212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M3:.AM32])" office:value-type="float" office:value="122.808451414108" calcext:value-type="float">
            <text:p>122,808451414108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Q3:.AQ32])" office:value-type="float" office:value="125.244652271271" calcext:value-type="float">
            <text:p>125,244652271271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U3:.AU32])" office:value-type="float" office:value="120.329124537381" calcext:value-type="float">
            <text:p>120,329124537381</text:p>
          </table:table-cell>
          <table:table-cell table:number-columns-repeated="3"/>
          <table:table-cell table:style-name="ce1" office:value-type="string" calcext:value-type="string">
            <text:p>Pior caso</text:p>
          </table:table-cell>
          <table:table-cell table:style-name="ce1" office:value-type="string" calcext:value-type="string">
            <text:p>Melhor caso</text:p>
          </table:table-cell>
          <table:table-cell table:number-columns-repeated="8"/>
        </table:table-row>
        <table:table-row table:style-name="ro1">
          <table:table-cell table:number-columns-repeated="50"/>
          <table:table-cell table:formula="of:=SUM([.AY3:.AY32])" office:value-type="float" office:value="132.994738340378" calcext:value-type="float">
            <text:p>132,994738340378</text:p>
          </table:table-cell>
          <table:table-cell table:formula="of:=SUM([.AZ3:.AZ32])" office:value-type="float" office:value="95.713873386383" calcext:value-type="float">
            <text:p>95,713873386383</text:p>
          </table:table-cell>
          <table:table-cell table:number-columns-repeated="8"/>
        </table:table-row>
      </table:table>
      <table:table table:name="50_Janelas sup_0.006&amp;conf_0.9" table:style-name="ta1"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 Média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 Média</text:p>
          </table:table-cell>
          <table:table-cell table:style-name="ce1"/>
          <table:table-cell table:style-name="ce1" office:value-type="string" calcext:value-type="string">
            <text:p>Contador</text:p>
          </table:table-cell>
          <table:table-cell table:style-name="ce1"/>
          <table:table-cell table:style-name="ce1" office:value-type="string" calcext:value-type="string">
            <text:p>Limite Superior</text:p>
          </table:table-cell>
          <table:table-cell table:style-name="ce1" office:value-type="string" calcext:value-type="string">
            <text:p>Limite Inferior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Janela0</text:p>
          </table:table-cell>
          <table:table-cell office:value-type="float" office:value="959" calcext:value-type="float">
            <text:p>959</text:p>
          </table:table-cell>
          <table:table-cell office:value-type="float" office:value="83.6745371818543" calcext:value-type="float">
            <text:p>83,6745371818543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9" calcext:value-type="float">
            <text:p>959</text:p>
          </table:table-cell>
          <table:table-cell office:value-type="float" office:value="103.080229520798" calcext:value-type="float">
            <text:p>103,080229520798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9" calcext:value-type="float">
            <text:p>959</text:p>
          </table:table-cell>
          <table:table-cell office:value-type="float" office:value="99.3939621448517" calcext:value-type="float">
            <text:p>99,3939621448517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9" calcext:value-type="float">
            <text:p>959</text:p>
          </table:table-cell>
          <table:table-cell office:value-type="float" office:value="99.4923088550568" calcext:value-type="float">
            <text:p>99,4923088550568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9" calcext:value-type="float">
            <text:p>959</text:p>
          </table:table-cell>
          <table:table-cell office:value-type="float" office:value="100.424862384796" calcext:value-type="float">
            <text:p>100,424862384796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9" calcext:value-type="float">
            <text:p>959</text:p>
          </table:table-cell>
          <table:table-cell office:value-type="float" office:value="99.6091337203979" calcext:value-type="float">
            <text:p>99,6091337203979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9" calcext:value-type="float">
            <text:p>959</text:p>
          </table:table-cell>
          <table:table-cell office:value-type="float" office:value="100.212330579758" calcext:value-type="float">
            <text:p>100,212330579758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9" calcext:value-type="float">
            <text:p>959</text:p>
          </table:table-cell>
          <table:table-cell office:value-type="float" office:value="99.242338180542" calcext:value-type="float">
            <text:p>99,242338180542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9" calcext:value-type="float">
            <text:p>959</text:p>
          </table:table-cell>
          <table:table-cell office:value-type="float" office:value="102.0868268013" calcext:value-type="float">
            <text:p>102,0868268013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9" calcext:value-type="float">
            <text:p>959</text:p>
          </table:table-cell>
          <table:table-cell office:value-type="float" office:value="103.32186293602" calcext:value-type="float">
            <text:p>103,32186293602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9" calcext:value-type="float">
            <text:p>959</text:p>
          </table:table-cell>
          <table:table-cell office:value-type="float" office:value="96.2679693698883" calcext:value-type="float">
            <text:p>96,2679693698883</text:p>
          </table:table-cell>
          <table:table-cell/>
          <table:table-cell office:value-type="string" calcext:value-type="string">
            <text:p>Janela0</text:p>
          </table:table-cell>
          <table:table-cell table:formula="of:=[.B2]" office:value-type="float" office:value="959" calcext:value-type="float">
            <text:p>959</text:p>
          </table:table-cell>
          <table:table-cell table:formula="of:=SUM([.C2];[.G2];[.K2];[.O2];[.S2];[.W2];[.AA2];[.AE2];[.AI2];[.AM2];[.AQ2]) / [.AW2]" office:value-type="float" office:value="98.8005783341148" calcext:value-type="float">
            <text:p>98,8005783341148</text:p>
          </table:table-cell>
          <table:table-cell/>
          <table:table-cell table:formula="of:=COUNTA([.C2];[.G2];[.K2];[.O2];[.S2];[.W2];[.AA2];[.AE2];[.AI2];[.AM2];[.AQ2])" office:value-type="float" office:value="11" calcext:value-type="float">
            <text:p>11</text:p>
          </table:table-cell>
          <table:table-cell/>
          <table:table-cell table:formula="of:=MAX([.C2];[.G2];[.K2];[.O2];[.S2];[.W2];[.AA2];[.AE2];[.AI2];[.AM2];[.AQ2])" office:value-type="float" office:value="103.32186293602" calcext:value-type="float">
            <text:p>103,32186293602</text:p>
          </table:table-cell>
          <table:table-cell table:formula="of:=MIN([.C2];[.G2];[.K2];[.O2];[.S2];[.W2];[.AA2];[.AE2];[.AI2];[.AM2];[.AQ2])" office:value-type="float" office:value="83.6745371818543" calcext:value-type="float">
            <text:p>83,67453718185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</text:p>
          </table:table-cell>
          <table:table-cell office:value-type="float" office:value="1456" calcext:value-type="float">
            <text:p>1456</text:p>
          </table:table-cell>
          <table:table-cell office:value-type="float" office:value="1.88193964958191" calcext:value-type="float">
            <text:p>1,88193964958191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456" calcext:value-type="float">
            <text:p>1456</text:p>
          </table:table-cell>
          <table:table-cell office:value-type="float" office:value="2.31699919700623" calcext:value-type="float">
            <text:p>2,31699919700623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456" calcext:value-type="float">
            <text:p>1456</text:p>
          </table:table-cell>
          <table:table-cell office:value-type="float" office:value="2.33252143859863" calcext:value-type="float">
            <text:p>2,33252143859863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456" calcext:value-type="float">
            <text:p>1456</text:p>
          </table:table-cell>
          <table:table-cell office:value-type="float" office:value="2.51385378837585" calcext:value-type="float">
            <text:p>2,51385378837585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456" calcext:value-type="float">
            <text:p>1456</text:p>
          </table:table-cell>
          <table:table-cell office:value-type="float" office:value="2.38243508338928" calcext:value-type="float">
            <text:p>2,38243508338928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456" calcext:value-type="float">
            <text:p>1456</text:p>
          </table:table-cell>
          <table:table-cell office:value-type="float" office:value="2.37969636917114" calcext:value-type="float">
            <text:p>2,37969636917114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456" calcext:value-type="float">
            <text:p>1456</text:p>
          </table:table-cell>
          <table:table-cell office:value-type="float" office:value="2.41090106964111" calcext:value-type="float">
            <text:p>2,41090106964111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456" calcext:value-type="float">
            <text:p>1456</text:p>
          </table:table-cell>
          <table:table-cell office:value-type="float" office:value="2.44732618331909" calcext:value-type="float">
            <text:p>2,44732618331909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456" calcext:value-type="float">
            <text:p>1456</text:p>
          </table:table-cell>
          <table:table-cell office:value-type="float" office:value="2.27095603942871" calcext:value-type="float">
            <text:p>2,27095603942871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456" calcext:value-type="float">
            <text:p>1456</text:p>
          </table:table-cell>
          <table:table-cell office:value-type="float" office:value="2.40540528297424" calcext:value-type="float">
            <text:p>2,40540528297424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456" calcext:value-type="float">
            <text:p>1456</text:p>
          </table:table-cell>
          <table:table-cell office:value-type="float" office:value="2.17823767662048" calcext:value-type="float">
            <text:p>2,17823767662048</text:p>
          </table:table-cell>
          <table:table-cell/>
          <table:table-cell office:value-type="string" calcext:value-type="string">
            <text:p>Janela1</text:p>
          </table:table-cell>
          <table:table-cell table:formula="of:=[.B3]" office:value-type="float" office:value="1456" calcext:value-type="float">
            <text:p>1456</text:p>
          </table:table-cell>
          <table:table-cell table:formula="of:=SUM([.C3];[.G3];[.K3];[.O3];[.S3];[.W3];[.AA3];[.AE3];[.AI3];[.AM3];[.AQ3]) / [.AW2]" office:value-type="float" office:value="2.32002470710061" calcext:value-type="float">
            <text:p>2,32002470710061</text:p>
          </table:table-cell>
          <table:table-cell table:number-columns-repeated="3"/>
          <table:table-cell table:formula="of:=MAX([.C3];[.G3];[.K3];[.O3];[.S3];[.W3];[.AA3];[.AE3];[.AI3];[.AM3];[.AQ3])" office:value-type="float" office:value="2.51385378837585" calcext:value-type="float">
            <text:p>2,51385378837585</text:p>
          </table:table-cell>
          <table:table-cell table:formula="of:=MIN([.C3];[.G3];[.K3];[.O3];[.S3];[.W3];[.AA3];[.AE3];[.AI3];[.AM3];[.AQ3])" office:value-type="float" office:value="1.88193964958191" calcext:value-type="float">
            <text:p>1,881939649581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</text:p>
          </table:table-cell>
          <table:table-cell office:value-type="float" office:value="795" calcext:value-type="float">
            <text:p>795</text:p>
          </table:table-cell>
          <table:table-cell office:value-type="float" office:value="1.4744074344635" calcext:value-type="float">
            <text:p>1,4744074344635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795" calcext:value-type="float">
            <text:p>795</text:p>
          </table:table-cell>
          <table:table-cell office:value-type="float" office:value="1.66401147842407" calcext:value-type="float">
            <text:p>1,66401147842407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795" calcext:value-type="float">
            <text:p>795</text:p>
          </table:table-cell>
          <table:table-cell office:value-type="float" office:value="1.62676763534546" calcext:value-type="float">
            <text:p>1,62676763534546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795" calcext:value-type="float">
            <text:p>795</text:p>
          </table:table-cell>
          <table:table-cell office:value-type="float" office:value="1.81021952629089" calcext:value-type="float">
            <text:p>1,81021952629089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795" calcext:value-type="float">
            <text:p>795</text:p>
          </table:table-cell>
          <table:table-cell office:value-type="float" office:value="1.82859969139099" calcext:value-type="float">
            <text:p>1,82859969139099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795" calcext:value-type="float">
            <text:p>795</text:p>
          </table:table-cell>
          <table:table-cell office:value-type="float" office:value="1.70314145088196" calcext:value-type="float">
            <text:p>1,70314145088196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795" calcext:value-type="float">
            <text:p>795</text:p>
          </table:table-cell>
          <table:table-cell office:value-type="float" office:value="1.65759444236755" calcext:value-type="float">
            <text:p>1,65759444236755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795" calcext:value-type="float">
            <text:p>795</text:p>
          </table:table-cell>
          <table:table-cell office:value-type="float" office:value="1.6869809627533" calcext:value-type="float">
            <text:p>1,6869809627533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795" calcext:value-type="float">
            <text:p>795</text:p>
          </table:table-cell>
          <table:table-cell office:value-type="float" office:value="1.6605589389801" calcext:value-type="float">
            <text:p>1,6605589389801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795" calcext:value-type="float">
            <text:p>795</text:p>
          </table:table-cell>
          <table:table-cell office:value-type="float" office:value="1.52913045883179" calcext:value-type="float">
            <text:p>1,52913045883179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795" calcext:value-type="float">
            <text:p>795</text:p>
          </table:table-cell>
          <table:table-cell office:value-type="float" office:value="1.60221886634827" calcext:value-type="float">
            <text:p>1,60221886634827</text:p>
          </table:table-cell>
          <table:table-cell/>
          <table:table-cell office:value-type="string" calcext:value-type="string">
            <text:p>Janela2</text:p>
          </table:table-cell>
          <table:table-cell table:formula="of:=[.B4]" office:value-type="float" office:value="795" calcext:value-type="float">
            <text:p>795</text:p>
          </table:table-cell>
          <table:table-cell table:formula="of:=SUM([.C4];[.G4];[.K4];[.O4];[.S4];[.W4];[.AA4];[.AE4];[.AI4];[.AM4];[.AQ4]) / [.AW2]" office:value-type="float" office:value="1.65851189873435" calcext:value-type="float">
            <text:p>1,65851189873435</text:p>
          </table:table-cell>
          <table:table-cell table:number-columns-repeated="3"/>
          <table:table-cell table:formula="of:=MAX([.C4];[.G4];[.K4];[.O4];[.S4];[.W4];[.AA4];[.AE4];[.AI4];[.AM4];[.AQ4])" office:value-type="float" office:value="1.82859969139099" calcext:value-type="float">
            <text:p>1,82859969139099</text:p>
          </table:table-cell>
          <table:table-cell table:formula="of:=MIN([.C4];[.G4];[.K4];[.O4];[.S4];[.W4];[.AA4];[.AE4];[.AI4];[.AM4];[.AQ4])" office:value-type="float" office:value="1.4744074344635" calcext:value-type="float">
            <text:p>1,47440743446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</text:p>
          </table:table-cell>
          <table:table-cell office:value-type="float" office:value="993" calcext:value-type="float">
            <text:p>993</text:p>
          </table:table-cell>
          <table:table-cell office:value-type="float" office:value="2.01860356330872" calcext:value-type="float">
            <text:p>2,01860356330872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993" calcext:value-type="float">
            <text:p>993</text:p>
          </table:table-cell>
          <table:table-cell office:value-type="float" office:value="2.39787173271179" calcext:value-type="float">
            <text:p>2,39787173271179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993" calcext:value-type="float">
            <text:p>993</text:p>
          </table:table-cell>
          <table:table-cell office:value-type="float" office:value="2.37896871566772" calcext:value-type="float">
            <text:p>2,37896871566772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993" calcext:value-type="float">
            <text:p>993</text:p>
          </table:table-cell>
          <table:table-cell office:value-type="float" office:value="2.83167791366577" calcext:value-type="float">
            <text:p>2,83167791366577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993" calcext:value-type="float">
            <text:p>993</text:p>
          </table:table-cell>
          <table:table-cell office:value-type="float" office:value="2.42690706253052" calcext:value-type="float">
            <text:p>2,42690706253052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993" calcext:value-type="float">
            <text:p>993</text:p>
          </table:table-cell>
          <table:table-cell office:value-type="float" office:value="2.97297239303589" calcext:value-type="float">
            <text:p>2,97297239303589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993" calcext:value-type="float">
            <text:p>993</text:p>
          </table:table-cell>
          <table:table-cell office:value-type="float" office:value="2.45041799545288" calcext:value-type="float">
            <text:p>2,45041799545288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993" calcext:value-type="float">
            <text:p>993</text:p>
          </table:table-cell>
          <table:table-cell office:value-type="float" office:value="2.42430233955383" calcext:value-type="float">
            <text:p>2,42430233955383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993" calcext:value-type="float">
            <text:p>993</text:p>
          </table:table-cell>
          <table:table-cell office:value-type="float" office:value="2.49430155754089" calcext:value-type="float">
            <text:p>2,49430155754089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993" calcext:value-type="float">
            <text:p>993</text:p>
          </table:table-cell>
          <table:table-cell office:value-type="float" office:value="2.43250966072083" calcext:value-type="float">
            <text:p>2,43250966072083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993" calcext:value-type="float">
            <text:p>993</text:p>
          </table:table-cell>
          <table:table-cell office:value-type="float" office:value="2.28840780258179" calcext:value-type="float">
            <text:p>2,28840780258179</text:p>
          </table:table-cell>
          <table:table-cell/>
          <table:table-cell office:value-type="string" calcext:value-type="string">
            <text:p>Janela3</text:p>
          </table:table-cell>
          <table:table-cell table:formula="of:=[.B5]" office:value-type="float" office:value="993" calcext:value-type="float">
            <text:p>993</text:p>
          </table:table-cell>
          <table:table-cell table:formula="of:=SUM([.C5];[.G5];[.K5];[.O5];[.S5];[.W5];[.AA5];[.AE5];[.AI5];[.AM5];[.AQ5]) / [.AW2]" office:value-type="float" office:value="2.46517643061551" calcext:value-type="float">
            <text:p>2,46517643061551</text:p>
          </table:table-cell>
          <table:table-cell table:number-columns-repeated="3"/>
          <table:table-cell table:formula="of:=MAX([.C5];[.G5];[.K5];[.O5];[.S5];[.W5];[.AA5];[.AE5];[.AI5];[.AM5];[.AQ5])" office:value-type="float" office:value="2.97297239303589" calcext:value-type="float">
            <text:p>2,97297239303589</text:p>
          </table:table-cell>
          <table:table-cell table:formula="of:=MIN([.C5];[.G5];[.K5];[.O5];[.S5];[.W5];[.AA5];[.AE5];[.AI5];[.AM5];[.AQ5])" office:value-type="float" office:value="2.01860356330872" calcext:value-type="float">
            <text:p>2,018603563308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</text:p>
          </table:table-cell>
          <table:table-cell office:value-type="float" office:value="1459" calcext:value-type="float">
            <text:p>1459</text:p>
          </table:table-cell>
          <table:table-cell office:value-type="float" office:value="2.18216443061829" calcext:value-type="float">
            <text:p>2,18216443061829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459" calcext:value-type="float">
            <text:p>1459</text:p>
          </table:table-cell>
          <table:table-cell office:value-type="float" office:value="2.65846610069275" calcext:value-type="float">
            <text:p>2,65846610069275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459" calcext:value-type="float">
            <text:p>1459</text:p>
          </table:table-cell>
          <table:table-cell office:value-type="float" office:value="2.6878969669342" calcext:value-type="float">
            <text:p>2,6878969669342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459" calcext:value-type="float">
            <text:p>1459</text:p>
          </table:table-cell>
          <table:table-cell office:value-type="float" office:value="2.94837927818298" calcext:value-type="float">
            <text:p>2,94837927818298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459" calcext:value-type="float">
            <text:p>1459</text:p>
          </table:table-cell>
          <table:table-cell office:value-type="float" office:value="2.67981266975403" calcext:value-type="float">
            <text:p>2,67981266975403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459" calcext:value-type="float">
            <text:p>1459</text:p>
          </table:table-cell>
          <table:table-cell office:value-type="float" office:value="2.78668236732483" calcext:value-type="float">
            <text:p>2,78668236732483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459" calcext:value-type="float">
            <text:p>1459</text:p>
          </table:table-cell>
          <table:table-cell office:value-type="float" office:value="2.73340463638306" calcext:value-type="float">
            <text:p>2,73340463638306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459" calcext:value-type="float">
            <text:p>1459</text:p>
          </table:table-cell>
          <table:table-cell office:value-type="float" office:value="2.77534985542297" calcext:value-type="float">
            <text:p>2,77534985542297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459" calcext:value-type="float">
            <text:p>1459</text:p>
          </table:table-cell>
          <table:table-cell office:value-type="float" office:value="2.73970150947571" calcext:value-type="float">
            <text:p>2,73970150947571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459" calcext:value-type="float">
            <text:p>1459</text:p>
          </table:table-cell>
          <table:table-cell office:value-type="float" office:value="2.62395644187927" calcext:value-type="float">
            <text:p>2,62395644187927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459" calcext:value-type="float">
            <text:p>1459</text:p>
          </table:table-cell>
          <table:table-cell office:value-type="float" office:value="2.6608579158783" calcext:value-type="float">
            <text:p>2,6608579158783</text:p>
          </table:table-cell>
          <table:table-cell/>
          <table:table-cell office:value-type="string" calcext:value-type="string">
            <text:p>Janela4</text:p>
          </table:table-cell>
          <table:table-cell table:formula="of:=[.B6]" office:value-type="float" office:value="1459" calcext:value-type="float">
            <text:p>1459</text:p>
          </table:table-cell>
          <table:table-cell table:formula="of:=SUM([.C6];[.G6];[.K6];[.O6];[.S6];[.W6];[.AA6];[.AE6];[.AI6];[.AM6];[.AQ6]) / [.AW2]" office:value-type="float" office:value="2.67969747023149" calcext:value-type="float">
            <text:p>2,67969747023149</text:p>
          </table:table-cell>
          <table:table-cell table:number-columns-repeated="3"/>
          <table:table-cell table:formula="of:=MAX([.C6];[.G6];[.K6];[.O6];[.S6];[.W6];[.AA6];[.AE6];[.AI6];[.AM6];[.AQ6])" office:value-type="float" office:value="2.94837927818298" calcext:value-type="float">
            <text:p>2,94837927818298</text:p>
          </table:table-cell>
          <table:table-cell table:formula="of:=MIN([.C6];[.G6];[.K6];[.O6];[.S6];[.W6];[.AA6];[.AE6];[.AI6];[.AM6];[.AQ6])" office:value-type="float" office:value="2.18216443061829" calcext:value-type="float">
            <text:p>2,182164430618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5</text:p>
          </table:table-cell>
          <table:table-cell office:value-type="float" office:value="1223" calcext:value-type="float">
            <text:p>1223</text:p>
          </table:table-cell>
          <table:table-cell office:value-type="float" office:value="2.53419756889343" calcext:value-type="float">
            <text:p>2,53419756889343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223" calcext:value-type="float">
            <text:p>1223</text:p>
          </table:table-cell>
          <table:table-cell office:value-type="float" office:value="2.797847032547" calcext:value-type="float">
            <text:p>2,797847032547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223" calcext:value-type="float">
            <text:p>1223</text:p>
          </table:table-cell>
          <table:table-cell office:value-type="float" office:value="2.79430603981018" calcext:value-type="float">
            <text:p>2,79430603981018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223" calcext:value-type="float">
            <text:p>1223</text:p>
          </table:table-cell>
          <table:table-cell office:value-type="float" office:value="2.78055262565613" calcext:value-type="float">
            <text:p>2,78055262565613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223" calcext:value-type="float">
            <text:p>1223</text:p>
          </table:table-cell>
          <table:table-cell office:value-type="float" office:value="2.92071008682251" calcext:value-type="float">
            <text:p>2,92071008682251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223" calcext:value-type="float">
            <text:p>1223</text:p>
          </table:table-cell>
          <table:table-cell office:value-type="float" office:value="2.76690030097961" calcext:value-type="float">
            <text:p>2,76690030097961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223" calcext:value-type="float">
            <text:p>1223</text:p>
          </table:table-cell>
          <table:table-cell office:value-type="float" office:value="2.8401575088501" calcext:value-type="float">
            <text:p>2,8401575088501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223" calcext:value-type="float">
            <text:p>1223</text:p>
          </table:table-cell>
          <table:table-cell office:value-type="float" office:value="2.74511218070984" calcext:value-type="float">
            <text:p>2,74511218070984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223" calcext:value-type="float">
            <text:p>1223</text:p>
          </table:table-cell>
          <table:table-cell office:value-type="float" office:value="3.03940391540527" calcext:value-type="float">
            <text:p>3,03940391540527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223" calcext:value-type="float">
            <text:p>1223</text:p>
          </table:table-cell>
          <table:table-cell office:value-type="float" office:value="2.53125929832458" calcext:value-type="float">
            <text:p>2,53125929832458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223" calcext:value-type="float">
            <text:p>1223</text:p>
          </table:table-cell>
          <table:table-cell office:value-type="float" office:value="3.03566861152649" calcext:value-type="float">
            <text:p>3,03566861152649</text:p>
          </table:table-cell>
          <table:table-cell/>
          <table:table-cell office:value-type="string" calcext:value-type="string">
            <text:p>Janela5</text:p>
          </table:table-cell>
          <table:table-cell table:formula="of:=[.B7]" office:value-type="float" office:value="1223" calcext:value-type="float">
            <text:p>1223</text:p>
          </table:table-cell>
          <table:table-cell table:formula="of:=SUM([.C7];[.G7];[.K7];[.O7];[.S7];[.W7];[.AA7];[.AE7];[.AI7];[.AM7];[.AQ7]) / [.AW2]" office:value-type="float" office:value="2.7987377426841" calcext:value-type="float">
            <text:p>2,7987377426841</text:p>
          </table:table-cell>
          <table:table-cell table:number-columns-repeated="3"/>
          <table:table-cell table:formula="of:=MAX([.C7];[.G7];[.K7];[.O7];[.S7];[.W7];[.AA7];[.AE7];[.AI7];[.AM7];[.AQ7])" office:value-type="float" office:value="3.03940391540527" calcext:value-type="float">
            <text:p>3,03940391540527</text:p>
          </table:table-cell>
          <table:table-cell table:formula="of:=MIN([.C7];[.G7];[.K7];[.O7];[.S7];[.W7];[.AA7];[.AE7];[.AI7];[.AM7];[.AQ7])" office:value-type="float" office:value="2.53125929832458" calcext:value-type="float">
            <text:p>2,531259298324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6</text:p>
          </table:table-cell>
          <table:table-cell office:value-type="float" office:value="1270" calcext:value-type="float">
            <text:p>1270</text:p>
          </table:table-cell>
          <table:table-cell office:value-type="float" office:value="1.92787265777588" calcext:value-type="float">
            <text:p>1,92787265777588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270" calcext:value-type="float">
            <text:p>1270</text:p>
          </table:table-cell>
          <table:table-cell office:value-type="float" office:value="2.41685891151428" calcext:value-type="float">
            <text:p>2,41685891151428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270" calcext:value-type="float">
            <text:p>1270</text:p>
          </table:table-cell>
          <table:table-cell office:value-type="float" office:value="2.45689845085144" calcext:value-type="float">
            <text:p>2,45689845085144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270" calcext:value-type="float">
            <text:p>1270</text:p>
          </table:table-cell>
          <table:table-cell office:value-type="float" office:value="2.79364061355591" calcext:value-type="float">
            <text:p>2,79364061355591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270" calcext:value-type="float">
            <text:p>1270</text:p>
          </table:table-cell>
          <table:table-cell office:value-type="float" office:value="2.38362407684326" calcext:value-type="float">
            <text:p>2,38362407684326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270" calcext:value-type="float">
            <text:p>1270</text:p>
          </table:table-cell>
          <table:table-cell office:value-type="float" office:value="2.49954509735107" calcext:value-type="float">
            <text:p>2,49954509735107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270" calcext:value-type="float">
            <text:p>1270</text:p>
          </table:table-cell>
          <table:table-cell office:value-type="float" office:value="2.55482077598572" calcext:value-type="float">
            <text:p>2,55482077598572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270" calcext:value-type="float">
            <text:p>1270</text:p>
          </table:table-cell>
          <table:table-cell office:value-type="float" office:value="2.35975408554077" calcext:value-type="float">
            <text:p>2,35975408554077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270" calcext:value-type="float">
            <text:p>1270</text:p>
          </table:table-cell>
          <table:table-cell office:value-type="float" office:value="2.11428475379944" calcext:value-type="float">
            <text:p>2,11428475379944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270" calcext:value-type="float">
            <text:p>1270</text:p>
          </table:table-cell>
          <table:table-cell office:value-type="float" office:value="2.15121936798096" calcext:value-type="float">
            <text:p>2,15121936798096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270" calcext:value-type="float">
            <text:p>1270</text:p>
          </table:table-cell>
          <table:table-cell office:value-type="float" office:value="2.36568903923035" calcext:value-type="float">
            <text:p>2,36568903923035</text:p>
          </table:table-cell>
          <table:table-cell/>
          <table:table-cell office:value-type="string" calcext:value-type="string">
            <text:p>Janela6</text:p>
          </table:table-cell>
          <table:table-cell table:formula="of:=[.B8]" office:value-type="float" office:value="1270" calcext:value-type="float">
            <text:p>1270</text:p>
          </table:table-cell>
          <table:table-cell table:formula="of:=SUM([.C8];[.G8];[.K8];[.O8];[.S8];[.W8];[.AA8];[.AE8];[.AI8];[.AM8];[.AQ8]) / [.AW2]" office:value-type="float" office:value="2.36583707549355" calcext:value-type="float">
            <text:p>2,36583707549355</text:p>
          </table:table-cell>
          <table:table-cell table:number-columns-repeated="3"/>
          <table:table-cell table:formula="of:=MAX([.C8];[.G8];[.K8];[.O8];[.S8];[.W8];[.AA8];[.AE8];[.AI8];[.AM8];[.AQ8])" office:value-type="float" office:value="2.79364061355591" calcext:value-type="float">
            <text:p>2,79364061355591</text:p>
          </table:table-cell>
          <table:table-cell table:formula="of:=MIN([.C8];[.G8];[.K8];[.O8];[.S8];[.W8];[.AA8];[.AE8];[.AI8];[.AM8];[.AQ8])" office:value-type="float" office:value="1.92787265777588" calcext:value-type="float">
            <text:p>1,927872657775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7</text:p>
          </table:table-cell>
          <table:table-cell office:value-type="float" office:value="1301" calcext:value-type="float">
            <text:p>1301</text:p>
          </table:table-cell>
          <table:table-cell office:value-type="float" office:value="1.89296531677246" calcext:value-type="float">
            <text:p>1,89296531677246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301" calcext:value-type="float">
            <text:p>1301</text:p>
          </table:table-cell>
          <table:table-cell office:value-type="float" office:value="2.10839366912842" calcext:value-type="float">
            <text:p>2,10839366912842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301" calcext:value-type="float">
            <text:p>1301</text:p>
          </table:table-cell>
          <table:table-cell office:value-type="float" office:value="2.08753371238708" calcext:value-type="float">
            <text:p>2,08753371238708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301" calcext:value-type="float">
            <text:p>1301</text:p>
          </table:table-cell>
          <table:table-cell office:value-type="float" office:value="2.57291173934937" calcext:value-type="float">
            <text:p>2,57291173934937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301" calcext:value-type="float">
            <text:p>1301</text:p>
          </table:table-cell>
          <table:table-cell office:value-type="float" office:value="2.13907647132874" calcext:value-type="float">
            <text:p>2,13907647132874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301" calcext:value-type="float">
            <text:p>1301</text:p>
          </table:table-cell>
          <table:table-cell office:value-type="float" office:value="2.09312176704407" calcext:value-type="float">
            <text:p>2,09312176704407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301" calcext:value-type="float">
            <text:p>1301</text:p>
          </table:table-cell>
          <table:table-cell office:value-type="float" office:value="2.13778519630432" calcext:value-type="float">
            <text:p>2,13778519630432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301" calcext:value-type="float">
            <text:p>1301</text:p>
          </table:table-cell>
          <table:table-cell office:value-type="float" office:value="2.17856478691101" calcext:value-type="float">
            <text:p>2,17856478691101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301" calcext:value-type="float">
            <text:p>1301</text:p>
          </table:table-cell>
          <table:table-cell office:value-type="float" office:value="2.15932035446167" calcext:value-type="float">
            <text:p>2,15932035446167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301" calcext:value-type="float">
            <text:p>1301</text:p>
          </table:table-cell>
          <table:table-cell office:value-type="float" office:value="1.91391253471375" calcext:value-type="float">
            <text:p>1,91391253471375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301" calcext:value-type="float">
            <text:p>1301</text:p>
          </table:table-cell>
          <table:table-cell office:value-type="float" office:value="2.74758338928223" calcext:value-type="float">
            <text:p>2,74758338928223</text:p>
          </table:table-cell>
          <table:table-cell/>
          <table:table-cell office:value-type="string" calcext:value-type="string">
            <text:p>Janela7</text:p>
          </table:table-cell>
          <table:table-cell table:formula="of:=[.B9]" office:value-type="float" office:value="1301" calcext:value-type="float">
            <text:p>1301</text:p>
          </table:table-cell>
          <table:table-cell table:formula="of:=SUM([.C9];[.G9];[.K9];[.O9];[.S9];[.W9];[.AA9];[.AE9];[.AI9];[.AM9];[.AQ9]) / [.AW2]" office:value-type="float" office:value="2.18465172160756" calcext:value-type="float">
            <text:p>2,18465172160756</text:p>
          </table:table-cell>
          <table:table-cell table:number-columns-repeated="3"/>
          <table:table-cell table:formula="of:=MAX([.C9];[.G9];[.K9];[.O9];[.S9];[.W9];[.AA9];[.AE9];[.AI9];[.AM9];[.AQ9])" office:value-type="float" office:value="2.74758338928223" calcext:value-type="float">
            <text:p>2,74758338928223</text:p>
          </table:table-cell>
          <table:table-cell table:formula="of:=MIN([.C9];[.G9];[.K9];[.O9];[.S9];[.W9];[.AA9];[.AE9];[.AI9];[.AM9];[.AQ9])" office:value-type="float" office:value="1.89296531677246" calcext:value-type="float">
            <text:p>1,892965316772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8</text:p>
          </table:table-cell>
          <table:table-cell office:value-type="float" office:value="839" calcext:value-type="float">
            <text:p>839</text:p>
          </table:table-cell>
          <table:table-cell office:value-type="float" office:value="1.5887246131897" calcext:value-type="float">
            <text:p>1,5887246131897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839" calcext:value-type="float">
            <text:p>839</text:p>
          </table:table-cell>
          <table:table-cell office:value-type="float" office:value="1.66986799240112" calcext:value-type="float">
            <text:p>1,66986799240112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839" calcext:value-type="float">
            <text:p>839</text:p>
          </table:table-cell>
          <table:table-cell office:value-type="float" office:value="1.68841743469238" calcext:value-type="float">
            <text:p>1,68841743469238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839" calcext:value-type="float">
            <text:p>839</text:p>
          </table:table-cell>
          <table:table-cell office:value-type="float" office:value="1.74749660491943" calcext:value-type="float">
            <text:p>1,74749660491943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839" calcext:value-type="float">
            <text:p>839</text:p>
          </table:table-cell>
          <table:table-cell office:value-type="float" office:value="1.77407670021057" calcext:value-type="float">
            <text:p>1,77407670021057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839" calcext:value-type="float">
            <text:p>839</text:p>
          </table:table-cell>
          <table:table-cell office:value-type="float" office:value="1.70581889152527" calcext:value-type="float">
            <text:p>1,70581889152527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839" calcext:value-type="float">
            <text:p>839</text:p>
          </table:table-cell>
          <table:table-cell office:value-type="float" office:value="1.84025526046753" calcext:value-type="float">
            <text:p>1,84025526046753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839" calcext:value-type="float">
            <text:p>839</text:p>
          </table:table-cell>
          <table:table-cell office:value-type="float" office:value="1.82763361930847" calcext:value-type="float">
            <text:p>1,82763361930847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839" calcext:value-type="float">
            <text:p>839</text:p>
          </table:table-cell>
          <table:table-cell office:value-type="float" office:value="1.90311670303345" calcext:value-type="float">
            <text:p>1,90311670303345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839" calcext:value-type="float">
            <text:p>839</text:p>
          </table:table-cell>
          <table:table-cell office:value-type="float" office:value="1.88196778297424" calcext:value-type="float">
            <text:p>1,88196778297424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839" calcext:value-type="float">
            <text:p>839</text:p>
          </table:table-cell>
          <table:table-cell office:value-type="float" office:value="1.87944889068604" calcext:value-type="float">
            <text:p>1,87944889068604</text:p>
          </table:table-cell>
          <table:table-cell/>
          <table:table-cell office:value-type="string" calcext:value-type="string">
            <text:p>Janela8</text:p>
          </table:table-cell>
          <table:table-cell table:formula="of:=[.B10]" office:value-type="float" office:value="839" calcext:value-type="float">
            <text:p>839</text:p>
          </table:table-cell>
          <table:table-cell table:formula="of:=SUM([.C10];[.G10];[.K10];[.O10];[.S10];[.W10];[.AA10];[.AE10];[.AI10];[.AM10];[.AQ10]) / [.AW2]" office:value-type="float" office:value="1.77334768121893" calcext:value-type="float">
            <text:p>1,77334768121893</text:p>
          </table:table-cell>
          <table:table-cell table:number-columns-repeated="3"/>
          <table:table-cell table:formula="of:=MAX([.C10];[.G10];[.K10];[.O10];[.S10];[.W10];[.AA10];[.AE10];[.AI10];[.AM10];[.AQ10])" office:value-type="float" office:value="1.90311670303345" calcext:value-type="float">
            <text:p>1,90311670303345</text:p>
          </table:table-cell>
          <table:table-cell table:formula="of:=MIN([.C10];[.G10];[.K10];[.O10];[.S10];[.W10];[.AA10];[.AE10];[.AI10];[.AM10];[.AQ10])" office:value-type="float" office:value="1.5887246131897" calcext:value-type="float">
            <text:p>1,58872461318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9</text:p>
          </table:table-cell>
          <table:table-cell office:value-type="float" office:value="1347" calcext:value-type="float">
            <text:p>1347</text:p>
          </table:table-cell>
          <table:table-cell office:value-type="float" office:value="2.14825630187988" calcext:value-type="float">
            <text:p>2,14825630187988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347" calcext:value-type="float">
            <text:p>1347</text:p>
          </table:table-cell>
          <table:table-cell office:value-type="float" office:value="2.23193788528442" calcext:value-type="float">
            <text:p>2,23193788528442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347" calcext:value-type="float">
            <text:p>1347</text:p>
          </table:table-cell>
          <table:table-cell office:value-type="float" office:value="2.17316484451294" calcext:value-type="float">
            <text:p>2,17316484451294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347" calcext:value-type="float">
            <text:p>1347</text:p>
          </table:table-cell>
          <table:table-cell office:value-type="float" office:value="2.6130907535553" calcext:value-type="float">
            <text:p>2,6130907535553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347" calcext:value-type="float">
            <text:p>1347</text:p>
          </table:table-cell>
          <table:table-cell office:value-type="float" office:value="2.38634920120239" calcext:value-type="float">
            <text:p>2,38634920120239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347" calcext:value-type="float">
            <text:p>1347</text:p>
          </table:table-cell>
          <table:table-cell office:value-type="float" office:value="2.26570820808411" calcext:value-type="float">
            <text:p>2,26570820808411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347" calcext:value-type="float">
            <text:p>1347</text:p>
          </table:table-cell>
          <table:table-cell office:value-type="float" office:value="2.24476838111877" calcext:value-type="float">
            <text:p>2,24476838111877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347" calcext:value-type="float">
            <text:p>1347</text:p>
          </table:table-cell>
          <table:table-cell office:value-type="float" office:value="2.28751873970032" calcext:value-type="float">
            <text:p>2,28751873970032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347" calcext:value-type="float">
            <text:p>1347</text:p>
          </table:table-cell>
          <table:table-cell office:value-type="float" office:value="2.76579666137695" calcext:value-type="float">
            <text:p>2,76579666137695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347" calcext:value-type="float">
            <text:p>1347</text:p>
          </table:table-cell>
          <table:table-cell office:value-type="float" office:value="2.04453277587891" calcext:value-type="float">
            <text:p>2,04453277587891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347" calcext:value-type="float">
            <text:p>1347</text:p>
          </table:table-cell>
          <table:table-cell office:value-type="float" office:value="2.77710962295532" calcext:value-type="float">
            <text:p>2,77710962295532</text:p>
          </table:table-cell>
          <table:table-cell/>
          <table:table-cell office:value-type="string" calcext:value-type="string">
            <text:p>Janela9</text:p>
          </table:table-cell>
          <table:table-cell table:formula="of:=[.B11]" office:value-type="float" office:value="1347" calcext:value-type="float">
            <text:p>1347</text:p>
          </table:table-cell>
          <table:table-cell table:formula="of:=SUM([.C11];[.G11];[.K11];[.O11];[.S11];[.W11];[.AA11];[.AE11];[.AI11];[.AM11];[.AQ11]) / [.AW2]" office:value-type="float" office:value="2.35802121595903" calcext:value-type="float">
            <text:p>2,35802121595903</text:p>
          </table:table-cell>
          <table:table-cell table:number-columns-repeated="3"/>
          <table:table-cell table:formula="of:=MAX([.C11];[.G11];[.K11];[.O11];[.S11];[.W11];[.AA11];[.AE11];[.AI11];[.AM11];[.AQ11])" office:value-type="float" office:value="2.77710962295532" calcext:value-type="float">
            <text:p>2,77710962295532</text:p>
          </table:table-cell>
          <table:table-cell table:formula="of:=MIN([.C11];[.G11];[.K11];[.O11];[.S11];[.W11];[.AA11];[.AE11];[.AI11];[.AM11];[.AQ11])" office:value-type="float" office:value="2.04453277587891" calcext:value-type="float">
            <text:p>2,044532775878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0</text:p>
          </table:table-cell>
          <table:table-cell office:value-type="float" office:value="1353" calcext:value-type="float">
            <text:p>1353</text:p>
          </table:table-cell>
          <table:table-cell office:value-type="float" office:value="1.8370885848999" calcext:value-type="float">
            <text:p>1,8370885848999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353" calcext:value-type="float">
            <text:p>1353</text:p>
          </table:table-cell>
          <table:table-cell office:value-type="float" office:value="2.18861222267151" calcext:value-type="float">
            <text:p>2,18861222267151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353" calcext:value-type="float">
            <text:p>1353</text:p>
          </table:table-cell>
          <table:table-cell office:value-type="float" office:value="2.20749402046204" calcext:value-type="float">
            <text:p>2,20749402046204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353" calcext:value-type="float">
            <text:p>1353</text:p>
          </table:table-cell>
          <table:table-cell office:value-type="float" office:value="2.44258189201355" calcext:value-type="float">
            <text:p>2,44258189201355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353" calcext:value-type="float">
            <text:p>1353</text:p>
          </table:table-cell>
          <table:table-cell office:value-type="float" office:value="2.26185393333435" calcext:value-type="float">
            <text:p>2,26185393333435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353" calcext:value-type="float">
            <text:p>1353</text:p>
          </table:table-cell>
          <table:table-cell office:value-type="float" office:value="2.21955752372742" calcext:value-type="float">
            <text:p>2,21955752372742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353" calcext:value-type="float">
            <text:p>1353</text:p>
          </table:table-cell>
          <table:table-cell office:value-type="float" office:value="2.30065369606018" calcext:value-type="float">
            <text:p>2,30065369606018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353" calcext:value-type="float">
            <text:p>1353</text:p>
          </table:table-cell>
          <table:table-cell office:value-type="float" office:value="2.45694470405579" calcext:value-type="float">
            <text:p>2,45694470405579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353" calcext:value-type="float">
            <text:p>1353</text:p>
          </table:table-cell>
          <table:table-cell office:value-type="float" office:value="2.62797164916992" calcext:value-type="float">
            <text:p>2,62797164916992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353" calcext:value-type="float">
            <text:p>1353</text:p>
          </table:table-cell>
          <table:table-cell office:value-type="float" office:value="2.87004351615906" calcext:value-type="float">
            <text:p>2,87004351615906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353" calcext:value-type="float">
            <text:p>1353</text:p>
          </table:table-cell>
          <table:table-cell office:value-type="float" office:value="2.21938848495483" calcext:value-type="float">
            <text:p>2,21938848495483</text:p>
          </table:table-cell>
          <table:table-cell/>
          <table:table-cell office:value-type="string" calcext:value-type="string">
            <text:p>Janela10</text:p>
          </table:table-cell>
          <table:table-cell table:formula="of:=[.B12]" office:value-type="float" office:value="1353" calcext:value-type="float">
            <text:p>1353</text:p>
          </table:table-cell>
          <table:table-cell table:formula="of:=SUM([.C12];[.G12];[.K12];[.O12];[.S12];[.W12];[.AA12];[.AE12];[.AI12];[.AM12];[.AQ12]) / [.AW2]" office:value-type="float" office:value="2.33019911159169" calcext:value-type="float">
            <text:p>2,33019911159169</text:p>
          </table:table-cell>
          <table:table-cell table:number-columns-repeated="3"/>
          <table:table-cell table:formula="of:=MAX([.C12];[.G12];[.K12];[.O12];[.S12];[.W12];[.AA12];[.AE12];[.AI12];[.AM12];[.AQ12])" office:value-type="float" office:value="2.87004351615906" calcext:value-type="float">
            <text:p>2,87004351615906</text:p>
          </table:table-cell>
          <table:table-cell table:formula="of:=MIN([.C12];[.G12];[.K12];[.O12];[.S12];[.W12];[.AA12];[.AE12];[.AI12];[.AM12];[.AQ12])" office:value-type="float" office:value="1.8370885848999" calcext:value-type="float">
            <text:p>1,83708858489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1</text:p>
          </table:table-cell>
          <table:table-cell office:value-type="float" office:value="1538" calcext:value-type="float">
            <text:p>1538</text:p>
          </table:table-cell>
          <table:table-cell office:value-type="float" office:value="2.146235704422" calcext:value-type="float">
            <text:p>2,146235704422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538" calcext:value-type="float">
            <text:p>1538</text:p>
          </table:table-cell>
          <table:table-cell office:value-type="float" office:value="3.37438011169434" calcext:value-type="float">
            <text:p>3,37438011169434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538" calcext:value-type="float">
            <text:p>1538</text:p>
          </table:table-cell>
          <table:table-cell office:value-type="float" office:value="2.75628352165222" calcext:value-type="float">
            <text:p>2,75628352165222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538" calcext:value-type="float">
            <text:p>1538</text:p>
          </table:table-cell>
          <table:table-cell office:value-type="float" office:value="2.69495224952698" calcext:value-type="float">
            <text:p>2,69495224952698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538" calcext:value-type="float">
            <text:p>1538</text:p>
          </table:table-cell>
          <table:table-cell office:value-type="float" office:value="2.72180891036987" calcext:value-type="float">
            <text:p>2,72180891036987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538" calcext:value-type="float">
            <text:p>1538</text:p>
          </table:table-cell>
          <table:table-cell office:value-type="float" office:value="2.70818018913269" calcext:value-type="float">
            <text:p>2,70818018913269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538" calcext:value-type="float">
            <text:p>1538</text:p>
          </table:table-cell>
          <table:table-cell office:value-type="float" office:value="2.73654890060425" calcext:value-type="float">
            <text:p>2,73654890060425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538" calcext:value-type="float">
            <text:p>1538</text:p>
          </table:table-cell>
          <table:table-cell office:value-type="float" office:value="2.77145481109619" calcext:value-type="float">
            <text:p>2,77145481109619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538" calcext:value-type="float">
            <text:p>1538</text:p>
          </table:table-cell>
          <table:table-cell office:value-type="float" office:value="2.81045842170715" calcext:value-type="float">
            <text:p>2,81045842170715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538" calcext:value-type="float">
            <text:p>1538</text:p>
          </table:table-cell>
          <table:table-cell office:value-type="float" office:value="3.32597637176514" calcext:value-type="float">
            <text:p>3,32597637176514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538" calcext:value-type="float">
            <text:p>1538</text:p>
          </table:table-cell>
          <table:table-cell office:value-type="float" office:value="2.54585909843445" calcext:value-type="float">
            <text:p>2,54585909843445</text:p>
          </table:table-cell>
          <table:table-cell/>
          <table:table-cell office:value-type="string" calcext:value-type="string">
            <text:p>Janela11</text:p>
          </table:table-cell>
          <table:table-cell table:formula="of:=[.B13]" office:value-type="float" office:value="1538" calcext:value-type="float">
            <text:p>1538</text:p>
          </table:table-cell>
          <table:table-cell table:formula="of:=SUM([.C13];[.G13];[.K13];[.O13];[.S13];[.W13];[.AA13];[.AE13];[.AI13];[.AM13];[.AQ13]) / [.AW2]" office:value-type="float" office:value="2.78110348094593" calcext:value-type="float">
            <text:p>2,78110348094593</text:p>
          </table:table-cell>
          <table:table-cell table:number-columns-repeated="3"/>
          <table:table-cell table:formula="of:=MAX([.C13];[.G13];[.K13];[.O13];[.S13];[.W13];[.AA13];[.AE13];[.AI13];[.AM13];[.AQ13])" office:value-type="float" office:value="3.37438011169434" calcext:value-type="float">
            <text:p>3,37438011169434</text:p>
          </table:table-cell>
          <table:table-cell table:formula="of:=MIN([.C13];[.G13];[.K13];[.O13];[.S13];[.W13];[.AA13];[.AE13];[.AI13];[.AM13];[.AQ13])" office:value-type="float" office:value="2.146235704422" calcext:value-type="float">
            <text:p>2,1462357044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2</text:p>
          </table:table-cell>
          <table:table-cell office:value-type="float" office:value="976" calcext:value-type="float">
            <text:p>976</text:p>
          </table:table-cell>
          <table:table-cell office:value-type="float" office:value="1.67349696159363" calcext:value-type="float">
            <text:p>1,67349696159363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976" calcext:value-type="float">
            <text:p>976</text:p>
          </table:table-cell>
          <table:table-cell office:value-type="float" office:value="2.2813024520874" calcext:value-type="float">
            <text:p>2,2813024520874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976" calcext:value-type="float">
            <text:p>976</text:p>
          </table:table-cell>
          <table:table-cell office:value-type="float" office:value="2.17260122299194" calcext:value-type="float">
            <text:p>2,17260122299194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976" calcext:value-type="float">
            <text:p>976</text:p>
          </table:table-cell>
          <table:table-cell office:value-type="float" office:value="2.21512079238892" calcext:value-type="float">
            <text:p>2,21512079238892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976" calcext:value-type="float">
            <text:p>976</text:p>
          </table:table-cell>
          <table:table-cell office:value-type="float" office:value="2.19540357589722" calcext:value-type="float">
            <text:p>2,19540357589722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976" calcext:value-type="float">
            <text:p>976</text:p>
          </table:table-cell>
          <table:table-cell office:value-type="float" office:value="2.06828331947327" calcext:value-type="float">
            <text:p>2,06828331947327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976" calcext:value-type="float">
            <text:p>976</text:p>
          </table:table-cell>
          <table:table-cell office:value-type="float" office:value="2.05630302429199" calcext:value-type="float">
            <text:p>2,05630302429199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976" calcext:value-type="float">
            <text:p>976</text:p>
          </table:table-cell>
          <table:table-cell office:value-type="float" office:value="2.12681150436401" calcext:value-type="float">
            <text:p>2,12681150436401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976" calcext:value-type="float">
            <text:p>976</text:p>
          </table:table-cell>
          <table:table-cell office:value-type="float" office:value="2.05849266052246" calcext:value-type="float">
            <text:p>2,05849266052246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976" calcext:value-type="float">
            <text:p>976</text:p>
          </table:table-cell>
          <table:table-cell office:value-type="float" office:value="2.62924408912659" calcext:value-type="float">
            <text:p>2,62924408912659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976" calcext:value-type="float">
            <text:p>976</text:p>
          </table:table-cell>
          <table:table-cell office:value-type="float" office:value="2.08580446243286" calcext:value-type="float">
            <text:p>2,08580446243286</text:p>
          </table:table-cell>
          <table:table-cell/>
          <table:table-cell office:value-type="string" calcext:value-type="string">
            <text:p>Janela12</text:p>
          </table:table-cell>
          <table:table-cell table:formula="of:=[.B14]" office:value-type="float" office:value="976" calcext:value-type="float">
            <text:p>976</text:p>
          </table:table-cell>
          <table:table-cell table:formula="of:=SUM([.C14];[.G14];[.K14];[.O14];[.S14];[.W14];[.AA14];[.AE14];[.AI14];[.AM14];[.AQ14]) / [.AW2]" office:value-type="float" office:value="2.14207855137912" calcext:value-type="float">
            <text:p>2,14207855137912</text:p>
          </table:table-cell>
          <table:table-cell table:number-columns-repeated="3"/>
          <table:table-cell table:formula="of:=MAX([.C14];[.G14];[.K14];[.O14];[.S14];[.W14];[.AA14];[.AE14];[.AI14];[.AM14];[.AQ14])" office:value-type="float" office:value="2.62924408912659" calcext:value-type="float">
            <text:p>2,62924408912659</text:p>
          </table:table-cell>
          <table:table-cell table:formula="of:=MIN([.C14];[.G14];[.K14];[.O14];[.S14];[.W14];[.AA14];[.AE14];[.AI14];[.AM14];[.AQ14])" office:value-type="float" office:value="1.67349696159363" calcext:value-type="float">
            <text:p>1,673496961593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3</text:p>
          </table:table-cell>
          <table:table-cell office:value-type="float" office:value="1479" calcext:value-type="float">
            <text:p>1479</text:p>
          </table:table-cell>
          <table:table-cell office:value-type="float" office:value="1.81013321876526" calcext:value-type="float">
            <text:p>1,81013321876526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479" calcext:value-type="float">
            <text:p>1479</text:p>
          </table:table-cell>
          <table:table-cell office:value-type="float" office:value="2.06567096710205" calcext:value-type="float">
            <text:p>2,06567096710205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479" calcext:value-type="float">
            <text:p>1479</text:p>
          </table:table-cell>
          <table:table-cell office:value-type="float" office:value="2.14382982254028" calcext:value-type="float">
            <text:p>2,14382982254028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479" calcext:value-type="float">
            <text:p>1479</text:p>
          </table:table-cell>
          <table:table-cell office:value-type="float" office:value="2.27523708343506" calcext:value-type="float">
            <text:p>2,27523708343506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479" calcext:value-type="float">
            <text:p>1479</text:p>
          </table:table-cell>
          <table:table-cell office:value-type="float" office:value="2.20125365257263" calcext:value-type="float">
            <text:p>2,20125365257263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479" calcext:value-type="float">
            <text:p>1479</text:p>
          </table:table-cell>
          <table:table-cell office:value-type="float" office:value="2.11201310157776" calcext:value-type="float">
            <text:p>2,11201310157776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479" calcext:value-type="float">
            <text:p>1479</text:p>
          </table:table-cell>
          <table:table-cell office:value-type="float" office:value="2.09570240974426" calcext:value-type="float">
            <text:p>2,09570240974426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479" calcext:value-type="float">
            <text:p>1479</text:p>
          </table:table-cell>
          <table:table-cell office:value-type="float" office:value="2.1012749671936" calcext:value-type="float">
            <text:p>2,1012749671936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479" calcext:value-type="float">
            <text:p>1479</text:p>
          </table:table-cell>
          <table:table-cell office:value-type="float" office:value="1.94083666801453" calcext:value-type="float">
            <text:p>1,94083666801453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479" calcext:value-type="float">
            <text:p>1479</text:p>
          </table:table-cell>
          <table:table-cell office:value-type="float" office:value="2.51810097694397" calcext:value-type="float">
            <text:p>2,51810097694397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479" calcext:value-type="float">
            <text:p>1479</text:p>
          </table:table-cell>
          <table:table-cell office:value-type="float" office:value="2.18570065498352" calcext:value-type="float">
            <text:p>2,18570065498352</text:p>
          </table:table-cell>
          <table:table-cell/>
          <table:table-cell office:value-type="string" calcext:value-type="string">
            <text:p>Janela13</text:p>
          </table:table-cell>
          <table:table-cell table:formula="of:=[.B15]" office:value-type="float" office:value="1479" calcext:value-type="float">
            <text:p>1479</text:p>
          </table:table-cell>
          <table:table-cell table:formula="of:=SUM([.C15];[.G15];[.K15];[.O15];[.S15];[.W15];[.AA15];[.AE15];[.AI15];[.AM15];[.AQ15]) / [.AW2]" office:value-type="float" office:value="2.13179577480663" calcext:value-type="float">
            <text:p>2,13179577480663</text:p>
          </table:table-cell>
          <table:table-cell table:number-columns-repeated="3"/>
          <table:table-cell table:formula="of:=MAX([.C15];[.G15];[.K15];[.O15];[.S15];[.W15];[.AA15];[.AE15];[.AI15];[.AM15];[.AQ15])" office:value-type="float" office:value="2.51810097694397" calcext:value-type="float">
            <text:p>2,51810097694397</text:p>
          </table:table-cell>
          <table:table-cell table:formula="of:=MIN([.C15];[.G15];[.K15];[.O15];[.S15];[.W15];[.AA15];[.AE15];[.AI15];[.AM15];[.AQ15])" office:value-type="float" office:value="1.81013321876526" calcext:value-type="float">
            <text:p>1,810133218765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4</text:p>
          </table:table-cell>
          <table:table-cell office:value-type="float" office:value="676" calcext:value-type="float">
            <text:p>676</text:p>
          </table:table-cell>
          <table:table-cell office:value-type="float" office:value="1.28553509712219" calcext:value-type="float">
            <text:p>1,28553509712219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676" calcext:value-type="float">
            <text:p>676</text:p>
          </table:table-cell>
          <table:table-cell office:value-type="float" office:value="1.3825364112854" calcext:value-type="float">
            <text:p>1,3825364112854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676" calcext:value-type="float">
            <text:p>676</text:p>
          </table:table-cell>
          <table:table-cell office:value-type="float" office:value="1.51560139656067" calcext:value-type="float">
            <text:p>1,51560139656067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676" calcext:value-type="float">
            <text:p>676</text:p>
          </table:table-cell>
          <table:table-cell office:value-type="float" office:value="1.44704031944275" calcext:value-type="float">
            <text:p>1,44704031944275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676" calcext:value-type="float">
            <text:p>676</text:p>
          </table:table-cell>
          <table:table-cell office:value-type="float" office:value="1.36936402320862" calcext:value-type="float">
            <text:p>1,36936402320862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676" calcext:value-type="float">
            <text:p>676</text:p>
          </table:table-cell>
          <table:table-cell office:value-type="float" office:value="1.56428575515747" calcext:value-type="float">
            <text:p>1,56428575515747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676" calcext:value-type="float">
            <text:p>676</text:p>
          </table:table-cell>
          <table:table-cell office:value-type="float" office:value="1.60599517822266" calcext:value-type="float">
            <text:p>1,60599517822266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676" calcext:value-type="float">
            <text:p>676</text:p>
          </table:table-cell>
          <table:table-cell office:value-type="float" office:value="1.4714834690094" calcext:value-type="float">
            <text:p>1,4714834690094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676" calcext:value-type="float">
            <text:p>676</text:p>
          </table:table-cell>
          <table:table-cell office:value-type="float" office:value="1.26760649681091" calcext:value-type="float">
            <text:p>1,26760649681091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676" calcext:value-type="float">
            <text:p>676</text:p>
          </table:table-cell>
          <table:table-cell office:value-type="float" office:value="1.67033886909485" calcext:value-type="float">
            <text:p>1,67033886909485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676" calcext:value-type="float">
            <text:p>676</text:p>
          </table:table-cell>
          <table:table-cell office:value-type="float" office:value="1.43164277076721" calcext:value-type="float">
            <text:p>1,43164277076721</text:p>
          </table:table-cell>
          <table:table-cell/>
          <table:table-cell office:value-type="string" calcext:value-type="string">
            <text:p>Janela14</text:p>
          </table:table-cell>
          <table:table-cell table:formula="of:=[.B16]" office:value-type="float" office:value="676" calcext:value-type="float">
            <text:p>676</text:p>
          </table:table-cell>
          <table:table-cell table:formula="of:=SUM([.C16];[.G16];[.K16];[.O16];[.S16];[.W16];[.AA16];[.AE16];[.AI16];[.AM16];[.AQ16]) / [.AW2]" office:value-type="float" office:value="1.45558452606201" calcext:value-type="float">
            <text:p>1,45558452606201</text:p>
          </table:table-cell>
          <table:table-cell table:number-columns-repeated="3"/>
          <table:table-cell table:formula="of:=MAX([.C16];[.G16];[.K16];[.O16];[.S16];[.W16];[.AA16];[.AE16];[.AI16];[.AM16];[.AQ16])" office:value-type="float" office:value="1.67033886909485" calcext:value-type="float">
            <text:p>1,67033886909485</text:p>
          </table:table-cell>
          <table:table-cell table:formula="of:=MIN([.C16];[.G16];[.K16];[.O16];[.S16];[.W16];[.AA16];[.AE16];[.AI16];[.AM16];[.AQ16])" office:value-type="float" office:value="1.26760649681091" calcext:value-type="float">
            <text:p>1,267606496810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5</text:p>
          </table:table-cell>
          <table:table-cell office:value-type="float" office:value="1250" calcext:value-type="float">
            <text:p>1250</text:p>
          </table:table-cell>
          <table:table-cell office:value-type="float" office:value="2.06949496269226" calcext:value-type="float">
            <text:p>2,06949496269226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250" calcext:value-type="float">
            <text:p>1250</text:p>
          </table:table-cell>
          <table:table-cell office:value-type="float" office:value="2.34148812294006" calcext:value-type="float">
            <text:p>2,34148812294006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250" calcext:value-type="float">
            <text:p>1250</text:p>
          </table:table-cell>
          <table:table-cell office:value-type="float" office:value="2.45342087745666" calcext:value-type="float">
            <text:p>2,45342087745666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250" calcext:value-type="float">
            <text:p>1250</text:p>
          </table:table-cell>
          <table:table-cell office:value-type="float" office:value="2.44917321205139" calcext:value-type="float">
            <text:p>2,44917321205139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250" calcext:value-type="float">
            <text:p>1250</text:p>
          </table:table-cell>
          <table:table-cell office:value-type="float" office:value="2.37759923934937" calcext:value-type="float">
            <text:p>2,37759923934937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250" calcext:value-type="float">
            <text:p>1250</text:p>
          </table:table-cell>
          <table:table-cell office:value-type="float" office:value="2.39671921730041" calcext:value-type="float">
            <text:p>2,39671921730041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250" calcext:value-type="float">
            <text:p>1250</text:p>
          </table:table-cell>
          <table:table-cell office:value-type="float" office:value="2.84148740768433" calcext:value-type="float">
            <text:p>2,84148740768433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250" calcext:value-type="float">
            <text:p>1250</text:p>
          </table:table-cell>
          <table:table-cell office:value-type="float" office:value="2.44926881790161" calcext:value-type="float">
            <text:p>2,44926881790161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250" calcext:value-type="float">
            <text:p>1250</text:p>
          </table:table-cell>
          <table:table-cell office:value-type="float" office:value="2.44044613838196" calcext:value-type="float">
            <text:p>2,44044613838196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250" calcext:value-type="float">
            <text:p>1250</text:p>
          </table:table-cell>
          <table:table-cell office:value-type="float" office:value="2.93206739425659" calcext:value-type="float">
            <text:p>2,93206739425659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250" calcext:value-type="float">
            <text:p>1250</text:p>
          </table:table-cell>
          <table:table-cell office:value-type="float" office:value="2.58172726631165" calcext:value-type="float">
            <text:p>2,58172726631165</text:p>
          </table:table-cell>
          <table:table-cell/>
          <table:table-cell office:value-type="string" calcext:value-type="string">
            <text:p>Janela15</text:p>
          </table:table-cell>
          <table:table-cell table:formula="of:=[.B17]" office:value-type="float" office:value="1250" calcext:value-type="float">
            <text:p>1250</text:p>
          </table:table-cell>
          <table:table-cell table:formula="of:=SUM([.C17];[.G17];[.K17];[.O17];[.S17];[.W17];[.AA17];[.AE17];[.AI17];[.AM17];[.AQ17]) / [.AW2]" office:value-type="float" office:value="2.48480842330239" calcext:value-type="float">
            <text:p>2,48480842330239</text:p>
          </table:table-cell>
          <table:table-cell table:number-columns-repeated="3"/>
          <table:table-cell table:formula="of:=MAX([.C17];[.G17];[.K17];[.O17];[.S17];[.W17];[.AA17];[.AE17];[.AI17];[.AM17];[.AQ17])" office:value-type="float" office:value="2.93206739425659" calcext:value-type="float">
            <text:p>2,93206739425659</text:p>
          </table:table-cell>
          <table:table-cell table:formula="of:=MIN([.C17];[.G17];[.K17];[.O17];[.S17];[.W17];[.AA17];[.AE17];[.AI17];[.AM17];[.AQ17])" office:value-type="float" office:value="2.06949496269226" calcext:value-type="float">
            <text:p>2,069494962692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6</text:p>
          </table:table-cell>
          <table:table-cell office:value-type="float" office:value="1255" calcext:value-type="float">
            <text:p>1255</text:p>
          </table:table-cell>
          <table:table-cell office:value-type="float" office:value="1.78422856330872" calcext:value-type="float">
            <text:p>1,78422856330872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255" calcext:value-type="float">
            <text:p>1255</text:p>
          </table:table-cell>
          <table:table-cell office:value-type="float" office:value="1.75415468215942" calcext:value-type="float">
            <text:p>1,75415468215942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255" calcext:value-type="float">
            <text:p>1255</text:p>
          </table:table-cell>
          <table:table-cell office:value-type="float" office:value="1.7831506729126" calcext:value-type="float">
            <text:p>1,7831506729126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255" calcext:value-type="float">
            <text:p>1255</text:p>
          </table:table-cell>
          <table:table-cell office:value-type="float" office:value="1.87313604354858" calcext:value-type="float">
            <text:p>1,87313604354858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255" calcext:value-type="float">
            <text:p>1255</text:p>
          </table:table-cell>
          <table:table-cell office:value-type="float" office:value="1.82700419425964" calcext:value-type="float">
            <text:p>1,82700419425964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255" calcext:value-type="float">
            <text:p>1255</text:p>
          </table:table-cell>
          <table:table-cell office:value-type="float" office:value="1.70519542694092" calcext:value-type="float">
            <text:p>1,70519542694092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255" calcext:value-type="float">
            <text:p>1255</text:p>
          </table:table-cell>
          <table:table-cell office:value-type="float" office:value="1.77294421195984" calcext:value-type="float">
            <text:p>1,77294421195984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255" calcext:value-type="float">
            <text:p>1255</text:p>
          </table:table-cell>
          <table:table-cell office:value-type="float" office:value="1.91490936279297" calcext:value-type="float">
            <text:p>1,91490936279297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255" calcext:value-type="float">
            <text:p>1255</text:p>
          </table:table-cell>
          <table:table-cell office:value-type="float" office:value="1.57980227470398" calcext:value-type="float">
            <text:p>1,57980227470398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255" calcext:value-type="float">
            <text:p>1255</text:p>
          </table:table-cell>
          <table:table-cell office:value-type="float" office:value="2.1557126045227" calcext:value-type="float">
            <text:p>2,1557126045227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255" calcext:value-type="float">
            <text:p>1255</text:p>
          </table:table-cell>
          <table:table-cell office:value-type="float" office:value="1.99256801605225" calcext:value-type="float">
            <text:p>1,99256801605225</text:p>
          </table:table-cell>
          <table:table-cell/>
          <table:table-cell office:value-type="string" calcext:value-type="string">
            <text:p>Janela16</text:p>
          </table:table-cell>
          <table:table-cell table:formula="of:=[.B18]" office:value-type="float" office:value="1255" calcext:value-type="float">
            <text:p>1255</text:p>
          </table:table-cell>
          <table:table-cell table:formula="of:=SUM([.C18];[.G18];[.K18];[.O18];[.S18];[.W18];[.AA18];[.AE18];[.AI18];[.AM18];[.AQ18]) / [.AW2]" office:value-type="float" office:value="1.83116418665106" calcext:value-type="float">
            <text:p>1,83116418665106</text:p>
          </table:table-cell>
          <table:table-cell table:number-columns-repeated="3"/>
          <table:table-cell table:formula="of:=MAX([.C18];[.G18];[.K18];[.O18];[.S18];[.W18];[.AA18];[.AE18];[.AI18];[.AM18];[.AQ18])" office:value-type="float" office:value="2.1557126045227" calcext:value-type="float">
            <text:p>2,1557126045227</text:p>
          </table:table-cell>
          <table:table-cell table:formula="of:=MIN([.C18];[.G18];[.K18];[.O18];[.S18];[.W18];[.AA18];[.AE18];[.AI18];[.AM18];[.AQ18])" office:value-type="float" office:value="1.57980227470398" calcext:value-type="float">
            <text:p>1,579802274703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7</text:p>
          </table:table-cell>
          <table:table-cell office:value-type="float" office:value="1235" calcext:value-type="float">
            <text:p>1235</text:p>
          </table:table-cell>
          <table:table-cell office:value-type="float" office:value="1.97189331054688" calcext:value-type="float">
            <text:p>1,97189331054688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235" calcext:value-type="float">
            <text:p>1235</text:p>
          </table:table-cell>
          <table:table-cell office:value-type="float" office:value="2.38754534721375" calcext:value-type="float">
            <text:p>2,38754534721375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235" calcext:value-type="float">
            <text:p>1235</text:p>
          </table:table-cell>
          <table:table-cell office:value-type="float" office:value="2.48777198791504" calcext:value-type="float">
            <text:p>2,48777198791504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235" calcext:value-type="float">
            <text:p>1235</text:p>
          </table:table-cell>
          <table:table-cell office:value-type="float" office:value="2.53084850311279" calcext:value-type="float">
            <text:p>2,53084850311279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235" calcext:value-type="float">
            <text:p>1235</text:p>
          </table:table-cell>
          <table:table-cell office:value-type="float" office:value="2.71916460990906" calcext:value-type="float">
            <text:p>2,71916460990906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235" calcext:value-type="float">
            <text:p>1235</text:p>
          </table:table-cell>
          <table:table-cell office:value-type="float" office:value="2.39758729934692" calcext:value-type="float">
            <text:p>2,39758729934692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235" calcext:value-type="float">
            <text:p>1235</text:p>
          </table:table-cell>
          <table:table-cell office:value-type="float" office:value="2.44493651390076" calcext:value-type="float">
            <text:p>2,44493651390076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235" calcext:value-type="float">
            <text:p>1235</text:p>
          </table:table-cell>
          <table:table-cell office:value-type="float" office:value="2.55750036239624" calcext:value-type="float">
            <text:p>2,55750036239624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235" calcext:value-type="float">
            <text:p>1235</text:p>
          </table:table-cell>
          <table:table-cell office:value-type="float" office:value="2.10534334182739" calcext:value-type="float">
            <text:p>2,10534334182739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235" calcext:value-type="float">
            <text:p>1235</text:p>
          </table:table-cell>
          <table:table-cell office:value-type="float" office:value="2.70224976539612" calcext:value-type="float">
            <text:p>2,70224976539612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235" calcext:value-type="float">
            <text:p>1235</text:p>
          </table:table-cell>
          <table:table-cell office:value-type="float" office:value="2.7451548576355" calcext:value-type="float">
            <text:p>2,7451548576355</text:p>
          </table:table-cell>
          <table:table-cell/>
          <table:table-cell office:value-type="string" calcext:value-type="string">
            <text:p>Janela17</text:p>
          </table:table-cell>
          <table:table-cell table:formula="of:=[.B19]" office:value-type="float" office:value="1235" calcext:value-type="float">
            <text:p>1235</text:p>
          </table:table-cell>
          <table:table-cell table:formula="of:=SUM([.C19];[.G19];[.K19];[.O19];[.S19];[.W19];[.AA19];[.AE19];[.AI19];[.AM19];[.AQ19]) / [.AW2]" office:value-type="float" office:value="2.45909053629095" calcext:value-type="float">
            <text:p>2,45909053629095</text:p>
          </table:table-cell>
          <table:table-cell table:number-columns-repeated="3"/>
          <table:table-cell table:formula="of:=MAX([.C19];[.G19];[.K19];[.O19];[.S19];[.W19];[.AA19];[.AE19];[.AI19];[.AM19];[.AQ19])" office:value-type="float" office:value="2.7451548576355" calcext:value-type="float">
            <text:p>2,7451548576355</text:p>
          </table:table-cell>
          <table:table-cell table:formula="of:=MIN([.C19];[.G19];[.K19];[.O19];[.S19];[.W19];[.AA19];[.AE19];[.AI19];[.AM19];[.AQ19])" office:value-type="float" office:value="1.97189331054688" calcext:value-type="float">
            <text:p>1,971893310546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8</text:p>
          </table:table-cell>
          <table:table-cell office:value-type="float" office:value="1040" calcext:value-type="float">
            <text:p>1040</text:p>
          </table:table-cell>
          <table:table-cell office:value-type="float" office:value="1.6805362701416" calcext:value-type="float">
            <text:p>1,6805362701416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040" calcext:value-type="float">
            <text:p>1040</text:p>
          </table:table-cell>
          <table:table-cell office:value-type="float" office:value="2.24732685089111" calcext:value-type="float">
            <text:p>2,24732685089111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040" calcext:value-type="float">
            <text:p>1040</text:p>
          </table:table-cell>
          <table:table-cell office:value-type="float" office:value="2.03331971168518" calcext:value-type="float">
            <text:p>2,03331971168518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040" calcext:value-type="float">
            <text:p>1040</text:p>
          </table:table-cell>
          <table:table-cell office:value-type="float" office:value="2.19424962997437" calcext:value-type="float">
            <text:p>2,19424962997437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040" calcext:value-type="float">
            <text:p>1040</text:p>
          </table:table-cell>
          <table:table-cell office:value-type="float" office:value="2.4179835319519" calcext:value-type="float">
            <text:p>2,4179835319519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040" calcext:value-type="float">
            <text:p>1040</text:p>
          </table:table-cell>
          <table:table-cell office:value-type="float" office:value="2.04810857772827" calcext:value-type="float">
            <text:p>2,04810857772827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040" calcext:value-type="float">
            <text:p>1040</text:p>
          </table:table-cell>
          <table:table-cell office:value-type="float" office:value="2.02672410011291" calcext:value-type="float">
            <text:p>2,02672410011291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040" calcext:value-type="float">
            <text:p>1040</text:p>
          </table:table-cell>
          <table:table-cell office:value-type="float" office:value="2.21922302246094" calcext:value-type="float">
            <text:p>2,21922302246094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040" calcext:value-type="float">
            <text:p>1040</text:p>
          </table:table-cell>
          <table:table-cell office:value-type="float" office:value="2.07544946670532" calcext:value-type="float">
            <text:p>2,07544946670532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040" calcext:value-type="float">
            <text:p>1040</text:p>
          </table:table-cell>
          <table:table-cell office:value-type="float" office:value="2.37785768508911" calcext:value-type="float">
            <text:p>2,37785768508911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040" calcext:value-type="float">
            <text:p>1040</text:p>
          </table:table-cell>
          <table:table-cell office:value-type="float" office:value="2.08454346656799" calcext:value-type="float">
            <text:p>2,08454346656799</text:p>
          </table:table-cell>
          <table:table-cell/>
          <table:table-cell office:value-type="string" calcext:value-type="string">
            <text:p>Janela18</text:p>
          </table:table-cell>
          <table:table-cell table:formula="of:=[.B20]" office:value-type="float" office:value="1040" calcext:value-type="float">
            <text:p>1040</text:p>
          </table:table-cell>
          <table:table-cell table:formula="of:=SUM([.C20];[.G20];[.K20];[.O20];[.S20];[.W20];[.AA20];[.AE20];[.AI20];[.AM20];[.AQ20]) / [.AW2]" office:value-type="float" office:value="2.12775657393715" calcext:value-type="float">
            <text:p>2,12775657393715</text:p>
          </table:table-cell>
          <table:table-cell table:number-columns-repeated="3"/>
          <table:table-cell table:formula="of:=MAX([.C20];[.G20];[.K20];[.O20];[.S20];[.W20];[.AA20];[.AE20];[.AI20];[.AM20];[.AQ20])" office:value-type="float" office:value="2.4179835319519" calcext:value-type="float">
            <text:p>2,4179835319519</text:p>
          </table:table-cell>
          <table:table-cell table:formula="of:=MIN([.C20];[.G20];[.K20];[.O20];[.S20];[.W20];[.AA20];[.AE20];[.AI20];[.AM20];[.AQ20])" office:value-type="float" office:value="1.6805362701416" calcext:value-type="float">
            <text:p>1,68053627014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9</text:p>
          </table:table-cell>
          <table:table-cell office:value-type="float" office:value="1283" calcext:value-type="float">
            <text:p>1283</text:p>
          </table:table-cell>
          <table:table-cell office:value-type="float" office:value="2.11736989021301" calcext:value-type="float">
            <text:p>2,11736989021301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283" calcext:value-type="float">
            <text:p>1283</text:p>
          </table:table-cell>
          <table:table-cell office:value-type="float" office:value="2.45216274261475" calcext:value-type="float">
            <text:p>2,45216274261475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283" calcext:value-type="float">
            <text:p>1283</text:p>
          </table:table-cell>
          <table:table-cell office:value-type="float" office:value="2.49155974388123" calcext:value-type="float">
            <text:p>2,49155974388123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283" calcext:value-type="float">
            <text:p>1283</text:p>
          </table:table-cell>
          <table:table-cell office:value-type="float" office:value="2.64199781417847" calcext:value-type="float">
            <text:p>2,64199781417847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283" calcext:value-type="float">
            <text:p>1283</text:p>
          </table:table-cell>
          <table:table-cell office:value-type="float" office:value="2.49806785583496" calcext:value-type="float">
            <text:p>2,49806785583496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283" calcext:value-type="float">
            <text:p>1283</text:p>
          </table:table-cell>
          <table:table-cell office:value-type="float" office:value="2.47229290008545" calcext:value-type="float">
            <text:p>2,47229290008545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283" calcext:value-type="float">
            <text:p>1283</text:p>
          </table:table-cell>
          <table:table-cell office:value-type="float" office:value="2.49257731437683" calcext:value-type="float">
            <text:p>2,49257731437683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283" calcext:value-type="float">
            <text:p>1283</text:p>
          </table:table-cell>
          <table:table-cell office:value-type="float" office:value="2.69099473953247" calcext:value-type="float">
            <text:p>2,69099473953247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283" calcext:value-type="float">
            <text:p>1283</text:p>
          </table:table-cell>
          <table:table-cell office:value-type="float" office:value="2.34672141075134" calcext:value-type="float">
            <text:p>2,34672141075134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283" calcext:value-type="float">
            <text:p>1283</text:p>
          </table:table-cell>
          <table:table-cell office:value-type="float" office:value="2.58740925788879" calcext:value-type="float">
            <text:p>2,58740925788879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283" calcext:value-type="float">
            <text:p>1283</text:p>
          </table:table-cell>
          <table:table-cell office:value-type="float" office:value="2.43175101280212" calcext:value-type="float">
            <text:p>2,43175101280212</text:p>
          </table:table-cell>
          <table:table-cell/>
          <table:table-cell office:value-type="string" calcext:value-type="string">
            <text:p>Janela19</text:p>
          </table:table-cell>
          <table:table-cell table:formula="of:=[.B21]" office:value-type="float" office:value="1283" calcext:value-type="float">
            <text:p>1283</text:p>
          </table:table-cell>
          <table:table-cell table:formula="of:=SUM([.C21];[.G21];[.K21];[.O21];[.S21];[.W21];[.AA21];[.AE21];[.AI21];[.AM21];[.AQ21]) / [.AW2]" office:value-type="float" office:value="2.47480951655995" calcext:value-type="float">
            <text:p>2,47480951655995</text:p>
          </table:table-cell>
          <table:table-cell table:number-columns-repeated="3"/>
          <table:table-cell table:formula="of:=MAX([.C21];[.G21];[.K21];[.O21];[.S21];[.W21];[.AA21];[.AE21];[.AI21];[.AM21];[.AQ21])" office:value-type="float" office:value="2.69099473953247" calcext:value-type="float">
            <text:p>2,69099473953247</text:p>
          </table:table-cell>
          <table:table-cell table:formula="of:=MIN([.C21];[.G21];[.K21];[.O21];[.S21];[.W21];[.AA21];[.AE21];[.AI21];[.AM21];[.AQ21])" office:value-type="float" office:value="2.11736989021301" calcext:value-type="float">
            <text:p>2,117369890213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0</text:p>
          </table:table-cell>
          <table:table-cell office:value-type="float" office:value="1081" calcext:value-type="float">
            <text:p>1081</text:p>
          </table:table-cell>
          <table:table-cell office:value-type="float" office:value="1.70746183395386" calcext:value-type="float">
            <text:p>1,70746183395386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081" calcext:value-type="float">
            <text:p>1081</text:p>
          </table:table-cell>
          <table:table-cell office:value-type="float" office:value="2.15834140777588" calcext:value-type="float">
            <text:p>2,15834140777588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081" calcext:value-type="float">
            <text:p>1081</text:p>
          </table:table-cell>
          <table:table-cell office:value-type="float" office:value="2.06976914405823" calcext:value-type="float">
            <text:p>2,06976914405823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081" calcext:value-type="float">
            <text:p>1081</text:p>
          </table:table-cell>
          <table:table-cell office:value-type="float" office:value="2.2833240032196" calcext:value-type="float">
            <text:p>2,2833240032196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081" calcext:value-type="float">
            <text:p>1081</text:p>
          </table:table-cell>
          <table:table-cell office:value-type="float" office:value="2.02725219726562" calcext:value-type="float">
            <text:p>2,02725219726562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081" calcext:value-type="float">
            <text:p>1081</text:p>
          </table:table-cell>
          <table:table-cell office:value-type="float" office:value="2.03289270401001" calcext:value-type="float">
            <text:p>2,03289270401001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081" calcext:value-type="float">
            <text:p>1081</text:p>
          </table:table-cell>
          <table:table-cell office:value-type="float" office:value="2.07680368423462" calcext:value-type="float">
            <text:p>2,07680368423462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081" calcext:value-type="float">
            <text:p>1081</text:p>
          </table:table-cell>
          <table:table-cell office:value-type="float" office:value="1.97898173332214" calcext:value-type="float">
            <text:p>1,97898173332214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081" calcext:value-type="float">
            <text:p>1081</text:p>
          </table:table-cell>
          <table:table-cell office:value-type="float" office:value="1.95574235916138" calcext:value-type="float">
            <text:p>1,95574235916138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081" calcext:value-type="float">
            <text:p>1081</text:p>
          </table:table-cell>
          <table:table-cell office:value-type="float" office:value="2.0809919834137" calcext:value-type="float">
            <text:p>2,0809919834137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081" calcext:value-type="float">
            <text:p>1081</text:p>
          </table:table-cell>
          <table:table-cell office:value-type="float" office:value="2.19763612747192" calcext:value-type="float">
            <text:p>2,19763612747192</text:p>
          </table:table-cell>
          <table:table-cell/>
          <table:table-cell office:value-type="string" calcext:value-type="string">
            <text:p>Janela20</text:p>
          </table:table-cell>
          <table:table-cell table:formula="of:=[.B22]" office:value-type="float" office:value="1081" calcext:value-type="float">
            <text:p>1081</text:p>
          </table:table-cell>
          <table:table-cell table:formula="of:=SUM([.C22];[.G22];[.K22];[.O22];[.S22];[.W22];[.AA22];[.AE22];[.AI22];[.AM22];[.AQ22]) / [.AW2]" office:value-type="float" office:value="2.05174519798972" calcext:value-type="float">
            <text:p>2,05174519798972</text:p>
          </table:table-cell>
          <table:table-cell table:number-columns-repeated="3"/>
          <table:table-cell table:formula="of:=MAX([.C22];[.G22];[.K22];[.O22];[.S22];[.W22];[.AA22];[.AE22];[.AI22];[.AM22];[.AQ22])" office:value-type="float" office:value="2.2833240032196" calcext:value-type="float">
            <text:p>2,2833240032196</text:p>
          </table:table-cell>
          <table:table-cell table:formula="of:=MIN([.C22];[.G22];[.K22];[.O22];[.S22];[.W22];[.AA22];[.AE22];[.AI22];[.AM22];[.AQ22])" office:value-type="float" office:value="1.70746183395386" calcext:value-type="float">
            <text:p>1,707461833953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1</text:p>
          </table:table-cell>
          <table:table-cell office:value-type="float" office:value="1331" calcext:value-type="float">
            <text:p>1331</text:p>
          </table:table-cell>
          <table:table-cell office:value-type="float" office:value="1.81314969062805" calcext:value-type="float">
            <text:p>1,81314969062805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331" calcext:value-type="float">
            <text:p>1331</text:p>
          </table:table-cell>
          <table:table-cell office:value-type="float" office:value="2.45907044410706" calcext:value-type="float">
            <text:p>2,45907044410706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331" calcext:value-type="float">
            <text:p>1331</text:p>
          </table:table-cell>
          <table:table-cell office:value-type="float" office:value="2.29242753982544" calcext:value-type="float">
            <text:p>2,29242753982544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331" calcext:value-type="float">
            <text:p>1331</text:p>
          </table:table-cell>
          <table:table-cell office:value-type="float" office:value="2.20560383796692" calcext:value-type="float">
            <text:p>2,20560383796692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331" calcext:value-type="float">
            <text:p>1331</text:p>
          </table:table-cell>
          <table:table-cell office:value-type="float" office:value="2.22462940216064" calcext:value-type="float">
            <text:p>2,22462940216064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331" calcext:value-type="float">
            <text:p>1331</text:p>
          </table:table-cell>
          <table:table-cell office:value-type="float" office:value="2.24568939208984" calcext:value-type="float">
            <text:p>2,24568939208984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331" calcext:value-type="float">
            <text:p>1331</text:p>
          </table:table-cell>
          <table:table-cell office:value-type="float" office:value="2.3421094417572" calcext:value-type="float">
            <text:p>2,3421094417572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331" calcext:value-type="float">
            <text:p>1331</text:p>
          </table:table-cell>
          <table:table-cell office:value-type="float" office:value="2.52923703193665" calcext:value-type="float">
            <text:p>2,52923703193665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331" calcext:value-type="float">
            <text:p>1331</text:p>
          </table:table-cell>
          <table:table-cell office:value-type="float" office:value="1.9238555431366" calcext:value-type="float">
            <text:p>1,9238555431366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331" calcext:value-type="float">
            <text:p>1331</text:p>
          </table:table-cell>
          <table:table-cell office:value-type="float" office:value="2.7616503238678" calcext:value-type="float">
            <text:p>2,7616503238678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331" calcext:value-type="float">
            <text:p>1331</text:p>
          </table:table-cell>
          <table:table-cell office:value-type="float" office:value="2.13423013687134" calcext:value-type="float">
            <text:p>2,13423013687134</text:p>
          </table:table-cell>
          <table:table-cell/>
          <table:table-cell office:value-type="string" calcext:value-type="string">
            <text:p>Janela21</text:p>
          </table:table-cell>
          <table:table-cell table:formula="of:=[.B23]" office:value-type="float" office:value="1331" calcext:value-type="float">
            <text:p>1331</text:p>
          </table:table-cell>
          <table:table-cell table:formula="of:=SUM([.C23];[.G23];[.K23];[.O23];[.S23];[.W23];[.AA23];[.AE23];[.AI23];[.AM23];[.AQ23]) / [.AW2]" office:value-type="float" office:value="2.26651388948614" calcext:value-type="float">
            <text:p>2,26651388948614</text:p>
          </table:table-cell>
          <table:table-cell table:number-columns-repeated="3"/>
          <table:table-cell table:formula="of:=MAX([.C23];[.G23];[.K23];[.O23];[.S23];[.W23];[.AA23];[.AE23];[.AI23];[.AM23];[.AQ23])" office:value-type="float" office:value="2.7616503238678" calcext:value-type="float">
            <text:p>2,7616503238678</text:p>
          </table:table-cell>
          <table:table-cell table:formula="of:=MIN([.C23];[.G23];[.K23];[.O23];[.S23];[.W23];[.AA23];[.AE23];[.AI23];[.AM23];[.AQ23])" office:value-type="float" office:value="1.81314969062805" calcext:value-type="float">
            <text:p>1,813149690628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2</text:p>
          </table:table-cell>
          <table:table-cell office:value-type="float" office:value="1199" calcext:value-type="float">
            <text:p>1199</text:p>
          </table:table-cell>
          <table:table-cell office:value-type="float" office:value="1.52292633056641" calcext:value-type="float">
            <text:p>1,52292633056641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199" calcext:value-type="float">
            <text:p>1199</text:p>
          </table:table-cell>
          <table:table-cell office:value-type="float" office:value="1.93990397453308" calcext:value-type="float">
            <text:p>1,93990397453308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199" calcext:value-type="float">
            <text:p>1199</text:p>
          </table:table-cell>
          <table:table-cell office:value-type="float" office:value="2.13639044761658" calcext:value-type="float">
            <text:p>2,13639044761658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199" calcext:value-type="float">
            <text:p>1199</text:p>
          </table:table-cell>
          <table:table-cell office:value-type="float" office:value="1.75990748405457" calcext:value-type="float">
            <text:p>1,75990748405457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199" calcext:value-type="float">
            <text:p>1199</text:p>
          </table:table-cell>
          <table:table-cell office:value-type="float" office:value="1.73372483253479" calcext:value-type="float">
            <text:p>1,73372483253479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199" calcext:value-type="float">
            <text:p>1199</text:p>
          </table:table-cell>
          <table:table-cell office:value-type="float" office:value="1.74142479896545" calcext:value-type="float">
            <text:p>1,74142479896545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199" calcext:value-type="float">
            <text:p>1199</text:p>
          </table:table-cell>
          <table:table-cell office:value-type="float" office:value="1.86010432243347" calcext:value-type="float">
            <text:p>1,86010432243347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199" calcext:value-type="float">
            <text:p>1199</text:p>
          </table:table-cell>
          <table:table-cell office:value-type="float" office:value="1.69057822227478" calcext:value-type="float">
            <text:p>1,69057822227478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199" calcext:value-type="float">
            <text:p>1199</text:p>
          </table:table-cell>
          <table:table-cell office:value-type="float" office:value="1.5967013835907" calcext:value-type="float">
            <text:p>1,5967013835907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199" calcext:value-type="float">
            <text:p>1199</text:p>
          </table:table-cell>
          <table:table-cell office:value-type="float" office:value="1.81008744239807" calcext:value-type="float">
            <text:p>1,81008744239807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199" calcext:value-type="float">
            <text:p>1199</text:p>
          </table:table-cell>
          <table:table-cell office:value-type="float" office:value="1.76159048080444" calcext:value-type="float">
            <text:p>1,76159048080444</text:p>
          </table:table-cell>
          <table:table-cell/>
          <table:table-cell office:value-type="string" calcext:value-type="string">
            <text:p>Janela22</text:p>
          </table:table-cell>
          <table:table-cell table:formula="of:=[.B24]" office:value-type="float" office:value="1199" calcext:value-type="float">
            <text:p>1199</text:p>
          </table:table-cell>
          <table:table-cell table:formula="of:=SUM([.C24];[.G24];[.K24];[.O24];[.S24];[.W24];[.AA24];[.AE24];[.AI24];[.AM24];[.AQ24]) / [.AW2]" office:value-type="float" office:value="1.77757633816112" calcext:value-type="float">
            <text:p>1,77757633816112</text:p>
          </table:table-cell>
          <table:table-cell table:number-columns-repeated="3"/>
          <table:table-cell table:formula="of:=MAX([.C24];[.G24];[.K24];[.O24];[.S24];[.W24];[.AA24];[.AE24];[.AI24];[.AM24];[.AQ24])" office:value-type="float" office:value="2.13639044761658" calcext:value-type="float">
            <text:p>2,13639044761658</text:p>
          </table:table-cell>
          <table:table-cell table:formula="of:=MIN([.C24];[.G24];[.K24];[.O24];[.S24];[.W24];[.AA24];[.AE24];[.AI24];[.AM24];[.AQ24])" office:value-type="float" office:value="1.52292633056641" calcext:value-type="float">
            <text:p>1,522926330566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3</text:p>
          </table:table-cell>
          <table:table-cell office:value-type="float" office:value="2098" calcext:value-type="float">
            <text:p>2098</text:p>
          </table:table-cell>
          <table:table-cell office:value-type="float" office:value="2.46942591667175" calcext:value-type="float">
            <text:p>2,46942591667175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2098" calcext:value-type="float">
            <text:p>2098</text:p>
          </table:table-cell>
          <table:table-cell office:value-type="float" office:value="3.15818810462952" calcext:value-type="float">
            <text:p>3,15818810462952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2098" calcext:value-type="float">
            <text:p>2098</text:p>
          </table:table-cell>
          <table:table-cell office:value-type="float" office:value="3.52826118469238" calcext:value-type="float">
            <text:p>3,52826118469238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2098" calcext:value-type="float">
            <text:p>2098</text:p>
          </table:table-cell>
          <table:table-cell office:value-type="float" office:value="3.02719402313232" calcext:value-type="float">
            <text:p>3,02719402313232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2098" calcext:value-type="float">
            <text:p>2098</text:p>
          </table:table-cell>
          <table:table-cell office:value-type="float" office:value="3.00086975097656" calcext:value-type="float">
            <text:p>3,00086975097656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2098" calcext:value-type="float">
            <text:p>2098</text:p>
          </table:table-cell>
          <table:table-cell office:value-type="float" office:value="3.09161901473999" calcext:value-type="float">
            <text:p>3,09161901473999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2098" calcext:value-type="float">
            <text:p>2098</text:p>
          </table:table-cell>
          <table:table-cell office:value-type="float" office:value="3.0607578754425" calcext:value-type="float">
            <text:p>3,0607578754425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2098" calcext:value-type="float">
            <text:p>2098</text:p>
          </table:table-cell>
          <table:table-cell office:value-type="float" office:value="2.93400764465332" calcext:value-type="float">
            <text:p>2,93400764465332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2098" calcext:value-type="float">
            <text:p>2098</text:p>
          </table:table-cell>
          <table:table-cell office:value-type="float" office:value="2.61304092407227" calcext:value-type="float">
            <text:p>2,61304092407227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2098" calcext:value-type="float">
            <text:p>2098</text:p>
          </table:table-cell>
          <table:table-cell office:value-type="float" office:value="2.89248180389404" calcext:value-type="float">
            <text:p>2,89248180389404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2098" calcext:value-type="float">
            <text:p>2098</text:p>
          </table:table-cell>
          <table:table-cell office:value-type="float" office:value="3.16338348388672" calcext:value-type="float">
            <text:p>3,16338348388672</text:p>
          </table:table-cell>
          <table:table-cell/>
          <table:table-cell office:value-type="string" calcext:value-type="string">
            <text:p>Janela23</text:p>
          </table:table-cell>
          <table:table-cell table:formula="of:=[.B25]" office:value-type="float" office:value="2098" calcext:value-type="float">
            <text:p>2098</text:p>
          </table:table-cell>
          <table:table-cell table:formula="of:=SUM([.C25];[.G25];[.K25];[.O25];[.S25];[.W25];[.AA25];[.AE25];[.AI25];[.AM25];[.AQ25]) / [.AW2]" office:value-type="float" office:value="2.99447542970831" calcext:value-type="float">
            <text:p>2,99447542970831</text:p>
          </table:table-cell>
          <table:table-cell table:number-columns-repeated="3"/>
          <table:table-cell table:formula="of:=MAX([.C25];[.G25];[.K25];[.O25];[.S25];[.W25];[.AA25];[.AE25];[.AI25];[.AM25];[.AQ25])" office:value-type="float" office:value="3.52826118469238" calcext:value-type="float">
            <text:p>3,52826118469238</text:p>
          </table:table-cell>
          <table:table-cell table:formula="of:=MIN([.C25];[.G25];[.K25];[.O25];[.S25];[.W25];[.AA25];[.AE25];[.AI25];[.AM25];[.AQ25])" office:value-type="float" office:value="2.46942591667175" calcext:value-type="float">
            <text:p>2,469425916671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4</text:p>
          </table:table-cell>
          <table:table-cell office:value-type="float" office:value="2252" calcext:value-type="float">
            <text:p>2252</text:p>
          </table:table-cell>
          <table:table-cell office:value-type="float" office:value="2.2370138168335" calcext:value-type="float">
            <text:p>2,2370138168335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2252" calcext:value-type="float">
            <text:p>2252</text:p>
          </table:table-cell>
          <table:table-cell office:value-type="float" office:value="3.47242975234985" calcext:value-type="float">
            <text:p>3,47242975234985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2252" calcext:value-type="float">
            <text:p>2252</text:p>
          </table:table-cell>
          <table:table-cell office:value-type="float" office:value="3.0475914478302" calcext:value-type="float">
            <text:p>3,0475914478302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2252" calcext:value-type="float">
            <text:p>2252</text:p>
          </table:table-cell>
          <table:table-cell office:value-type="float" office:value="2.88444662094116" calcext:value-type="float">
            <text:p>2,88444662094116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2252" calcext:value-type="float">
            <text:p>2252</text:p>
          </table:table-cell>
          <table:table-cell office:value-type="float" office:value="2.91272020339966" calcext:value-type="float">
            <text:p>2,91272020339966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2252" calcext:value-type="float">
            <text:p>2252</text:p>
          </table:table-cell>
          <table:table-cell office:value-type="float" office:value="2.94723963737488" calcext:value-type="float">
            <text:p>2,94723963737488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2252" calcext:value-type="float">
            <text:p>2252</text:p>
          </table:table-cell>
          <table:table-cell office:value-type="float" office:value="2.86934781074524" calcext:value-type="float">
            <text:p>2,86934781074524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2252" calcext:value-type="float">
            <text:p>2252</text:p>
          </table:table-cell>
          <table:table-cell office:value-type="float" office:value="2.50555658340454" calcext:value-type="float">
            <text:p>2,50555658340454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2252" calcext:value-type="float">
            <text:p>2252</text:p>
          </table:table-cell>
          <table:table-cell office:value-type="float" office:value="3.21736931800842" calcext:value-type="float">
            <text:p>3,21736931800842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2252" calcext:value-type="float">
            <text:p>2252</text:p>
          </table:table-cell>
          <table:table-cell office:value-type="float" office:value="2.76247453689575" calcext:value-type="float">
            <text:p>2,76247453689575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2252" calcext:value-type="float">
            <text:p>2252</text:p>
          </table:table-cell>
          <table:table-cell office:value-type="float" office:value="3.01917839050293" calcext:value-type="float">
            <text:p>3,01917839050293</text:p>
          </table:table-cell>
          <table:table-cell/>
          <table:table-cell office:value-type="string" calcext:value-type="string">
            <text:p>Janela24</text:p>
          </table:table-cell>
          <table:table-cell table:formula="of:=[.B26]" office:value-type="float" office:value="2252" calcext:value-type="float">
            <text:p>2252</text:p>
          </table:table-cell>
          <table:table-cell table:formula="of:=SUM([.C26];[.G26];[.K26];[.O26];[.S26];[.W26];[.AA26];[.AE26];[.AI26];[.AM26];[.AQ26]) / [.AW2]" office:value-type="float" office:value="2.89776073802601" calcext:value-type="float">
            <text:p>2,89776073802601</text:p>
          </table:table-cell>
          <table:table-cell table:number-columns-repeated="3"/>
          <table:table-cell table:formula="of:=MAX([.C26];[.G26];[.K26];[.O26];[.S26];[.W26];[.AA26];[.AE26];[.AI26];[.AM26];[.AQ26])" office:value-type="float" office:value="3.47242975234985" calcext:value-type="float">
            <text:p>3,47242975234985</text:p>
          </table:table-cell>
          <table:table-cell table:formula="of:=MIN([.C26];[.G26];[.K26];[.O26];[.S26];[.W26];[.AA26];[.AE26];[.AI26];[.AM26];[.AQ26])" office:value-type="float" office:value="2.2370138168335" calcext:value-type="float">
            <text:p>2,23701381683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5</text:p>
          </table:table-cell>
          <table:table-cell office:value-type="float" office:value="1201" calcext:value-type="float">
            <text:p>1201</text:p>
          </table:table-cell>
          <table:table-cell office:value-type="float" office:value="1.79822087287903" calcext:value-type="float">
            <text:p>1,79822087287903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201" calcext:value-type="float">
            <text:p>1201</text:p>
          </table:table-cell>
          <table:table-cell office:value-type="float" office:value="2.21723914146423" calcext:value-type="float">
            <text:p>2,21723914146423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201" calcext:value-type="float">
            <text:p>1201</text:p>
          </table:table-cell>
          <table:table-cell office:value-type="float" office:value="2.22121143341064" calcext:value-type="float">
            <text:p>2,22121143341064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201" calcext:value-type="float">
            <text:p>1201</text:p>
          </table:table-cell>
          <table:table-cell office:value-type="float" office:value="2.2776837348938" calcext:value-type="float">
            <text:p>2,2776837348938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201" calcext:value-type="float">
            <text:p>1201</text:p>
          </table:table-cell>
          <table:table-cell office:value-type="float" office:value="2.24664974212646" calcext:value-type="float">
            <text:p>2,24664974212646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201" calcext:value-type="float">
            <text:p>1201</text:p>
          </table:table-cell>
          <table:table-cell office:value-type="float" office:value="2.16781973838806" calcext:value-type="float">
            <text:p>2,16781973838806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201" calcext:value-type="float">
            <text:p>1201</text:p>
          </table:table-cell>
          <table:table-cell office:value-type="float" office:value="2.52006530761719" calcext:value-type="float">
            <text:p>2,52006530761719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201" calcext:value-type="float">
            <text:p>1201</text:p>
          </table:table-cell>
          <table:table-cell office:value-type="float" office:value="2.49773478507996" calcext:value-type="float">
            <text:p>2,49773478507996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201" calcext:value-type="float">
            <text:p>1201</text:p>
          </table:table-cell>
          <table:table-cell office:value-type="float" office:value="2.25898838043213" calcext:value-type="float">
            <text:p>2,25898838043213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201" calcext:value-type="float">
            <text:p>1201</text:p>
          </table:table-cell>
          <table:table-cell office:value-type="float" office:value="2.05893993377686" calcext:value-type="float">
            <text:p>2,05893993377686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201" calcext:value-type="float">
            <text:p>1201</text:p>
          </table:table-cell>
          <table:table-cell office:value-type="float" office:value="2.35117816925049" calcext:value-type="float">
            <text:p>2,35117816925049</text:p>
          </table:table-cell>
          <table:table-cell/>
          <table:table-cell office:value-type="string" calcext:value-type="string">
            <text:p>Janela25</text:p>
          </table:table-cell>
          <table:table-cell table:formula="of:=[.B27]" office:value-type="float" office:value="1201" calcext:value-type="float">
            <text:p>1201</text:p>
          </table:table-cell>
          <table:table-cell table:formula="of:=SUM([.C27];[.G27];[.K27];[.O27];[.S27];[.W27];[.AA27];[.AE27];[.AI27];[.AM27];[.AQ27]) / [.AW2]" office:value-type="float" office:value="2.23779374902899" calcext:value-type="float">
            <text:p>2,23779374902899</text:p>
          </table:table-cell>
          <table:table-cell table:number-columns-repeated="3"/>
          <table:table-cell table:formula="of:=MAX([.C27];[.G27];[.K27];[.O27];[.S27];[.W27];[.AA27];[.AE27];[.AI27];[.AM27];[.AQ27])" office:value-type="float" office:value="2.52006530761719" calcext:value-type="float">
            <text:p>2,52006530761719</text:p>
          </table:table-cell>
          <table:table-cell table:formula="of:=MIN([.C27];[.G27];[.K27];[.O27];[.S27];[.W27];[.AA27];[.AE27];[.AI27];[.AM27];[.AQ27])" office:value-type="float" office:value="1.79822087287903" calcext:value-type="float">
            <text:p>1,798220872879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6</text:p>
          </table:table-cell>
          <table:table-cell office:value-type="float" office:value="652" calcext:value-type="float">
            <text:p>652</text:p>
          </table:table-cell>
          <table:table-cell office:value-type="float" office:value="1.28157114982605" calcext:value-type="float">
            <text:p>1,28157114982605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652" calcext:value-type="float">
            <text:p>652</text:p>
          </table:table-cell>
          <table:table-cell office:value-type="float" office:value="1.60927796363831" calcext:value-type="float">
            <text:p>1,60927796363831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652" calcext:value-type="float">
            <text:p>652</text:p>
          </table:table-cell>
          <table:table-cell office:value-type="float" office:value="1.61573672294617" calcext:value-type="float">
            <text:p>1,61573672294617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652" calcext:value-type="float">
            <text:p>652</text:p>
          </table:table-cell>
          <table:table-cell office:value-type="float" office:value="1.73745560646057" calcext:value-type="float">
            <text:p>1,73745560646057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652" calcext:value-type="float">
            <text:p>652</text:p>
          </table:table-cell>
          <table:table-cell office:value-type="float" office:value="1.74094343185425" calcext:value-type="float">
            <text:p>1,74094343185425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652" calcext:value-type="float">
            <text:p>652</text:p>
          </table:table-cell>
          <table:table-cell office:value-type="float" office:value="1.64921236038208" calcext:value-type="float">
            <text:p>1,64921236038208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652" calcext:value-type="float">
            <text:p>652</text:p>
          </table:table-cell>
          <table:table-cell office:value-type="float" office:value="1.73734617233276" calcext:value-type="float">
            <text:p>1,73734617233276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652" calcext:value-type="float">
            <text:p>652</text:p>
          </table:table-cell>
          <table:table-cell office:value-type="float" office:value="2.18316125869751" calcext:value-type="float">
            <text:p>2,18316125869751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652" calcext:value-type="float">
            <text:p>652</text:p>
          </table:table-cell>
          <table:table-cell office:value-type="float" office:value="1.39825916290283" calcext:value-type="float">
            <text:p>1,39825916290283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652" calcext:value-type="float">
            <text:p>652</text:p>
          </table:table-cell>
          <table:table-cell office:value-type="float" office:value="1.67970561981201" calcext:value-type="float">
            <text:p>1,67970561981201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652" calcext:value-type="float">
            <text:p>652</text:p>
          </table:table-cell>
          <table:table-cell office:value-type="float" office:value="1.65923929214478" calcext:value-type="float">
            <text:p>1,65923929214478</text:p>
          </table:table-cell>
          <table:table-cell/>
          <table:table-cell office:value-type="string" calcext:value-type="string">
            <text:p>Janela26</text:p>
          </table:table-cell>
          <table:table-cell table:formula="of:=[.B28]" office:value-type="float" office:value="652" calcext:value-type="float">
            <text:p>652</text:p>
          </table:table-cell>
          <table:table-cell table:formula="of:=SUM([.C28];[.G28];[.K28];[.O28];[.S28];[.W28];[.AA28];[.AE28];[.AI28];[.AM28];[.AQ28]) / [.AW2]" office:value-type="float" office:value="1.66290079463612" calcext:value-type="float">
            <text:p>1,66290079463612</text:p>
          </table:table-cell>
          <table:table-cell table:number-columns-repeated="3"/>
          <table:table-cell table:formula="of:=MAX([.C28];[.G28];[.K28];[.O28];[.S28];[.W28];[.AA28];[.AE28];[.AI28];[.AM28];[.AQ28])" office:value-type="float" office:value="2.18316125869751" calcext:value-type="float">
            <text:p>2,18316125869751</text:p>
          </table:table-cell>
          <table:table-cell table:formula="of:=MIN([.C28];[.G28];[.K28];[.O28];[.S28];[.W28];[.AA28];[.AE28];[.AI28];[.AM28];[.AQ28])" office:value-type="float" office:value="1.28157114982605" calcext:value-type="float">
            <text:p>1,281571149826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7</text:p>
          </table:table-cell>
          <table:table-cell office:value-type="float" office:value="1140" calcext:value-type="float">
            <text:p>1140</text:p>
          </table:table-cell>
          <table:table-cell office:value-type="float" office:value="2.0555055141449" calcext:value-type="float">
            <text:p>2,0555055141449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140" calcext:value-type="float">
            <text:p>1140</text:p>
          </table:table-cell>
          <table:table-cell office:value-type="float" office:value="2.60970377922058" calcext:value-type="float">
            <text:p>2,60970377922058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140" calcext:value-type="float">
            <text:p>1140</text:p>
          </table:table-cell>
          <table:table-cell office:value-type="float" office:value="2.51862478256226" calcext:value-type="float">
            <text:p>2,51862478256226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140" calcext:value-type="float">
            <text:p>1140</text:p>
          </table:table-cell>
          <table:table-cell office:value-type="float" office:value="2.58854603767395" calcext:value-type="float">
            <text:p>2,58854603767395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140" calcext:value-type="float">
            <text:p>1140</text:p>
          </table:table-cell>
          <table:table-cell office:value-type="float" office:value="2.56778383255005" calcext:value-type="float">
            <text:p>2,56778383255005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140" calcext:value-type="float">
            <text:p>1140</text:p>
          </table:table-cell>
          <table:table-cell office:value-type="float" office:value="2.54250407218933" calcext:value-type="float">
            <text:p>2,54250407218933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140" calcext:value-type="float">
            <text:p>1140</text:p>
          </table:table-cell>
          <table:table-cell office:value-type="float" office:value="2.5384418964386" calcext:value-type="float">
            <text:p>2,5384418964386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140" calcext:value-type="float">
            <text:p>1140</text:p>
          </table:table-cell>
          <table:table-cell office:value-type="float" office:value="2.43454313278198" calcext:value-type="float">
            <text:p>2,43454313278198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140" calcext:value-type="float">
            <text:p>1140</text:p>
          </table:table-cell>
          <table:table-cell office:value-type="float" office:value="2.70576405525208" calcext:value-type="float">
            <text:p>2,70576405525208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140" calcext:value-type="float">
            <text:p>1140</text:p>
          </table:table-cell>
          <table:table-cell office:value-type="float" office:value="2.42975783348083" calcext:value-type="float">
            <text:p>2,42975783348083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140" calcext:value-type="float">
            <text:p>1140</text:p>
          </table:table-cell>
          <table:table-cell office:value-type="float" office:value="2.67809391021729" calcext:value-type="float">
            <text:p>2,67809391021729</text:p>
          </table:table-cell>
          <table:table-cell/>
          <table:table-cell office:value-type="string" calcext:value-type="string">
            <text:p>Janela27</text:p>
          </table:table-cell>
          <table:table-cell table:formula="of:=[.B29]" office:value-type="float" office:value="1140" calcext:value-type="float">
            <text:p>1140</text:p>
          </table:table-cell>
          <table:table-cell table:formula="of:=SUM([.C29];[.G29];[.K29];[.O29];[.S29];[.W29];[.AA29];[.AE29];[.AI29];[.AM29];[.AQ29]) / [.AW2]" office:value-type="float" office:value="2.51538807695562" calcext:value-type="float">
            <text:p>2,51538807695562</text:p>
          </table:table-cell>
          <table:table-cell table:number-columns-repeated="3"/>
          <table:table-cell table:formula="of:=MAX([.C29];[.G29];[.K29];[.O29];[.S29];[.W29];[.AA29];[.AE29];[.AI29];[.AM29];[.AQ29])" office:value-type="float" office:value="2.70576405525208" calcext:value-type="float">
            <text:p>2,70576405525208</text:p>
          </table:table-cell>
          <table:table-cell table:formula="of:=MIN([.C29];[.G29];[.K29];[.O29];[.S29];[.W29];[.AA29];[.AE29];[.AI29];[.AM29];[.AQ29])" office:value-type="float" office:value="2.0555055141449" calcext:value-type="float">
            <text:p>2,05550551414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8</text:p>
          </table:table-cell>
          <table:table-cell office:value-type="float" office:value="873" calcext:value-type="float">
            <text:p>873</text:p>
          </table:table-cell>
          <table:table-cell office:value-type="float" office:value="1.85105133056641" calcext:value-type="float">
            <text:p>1,85105133056641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873" calcext:value-type="float">
            <text:p>873</text:p>
          </table:table-cell>
          <table:table-cell office:value-type="float" office:value="2.4477047920227" calcext:value-type="float">
            <text:p>2,4477047920227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873" calcext:value-type="float">
            <text:p>873</text:p>
          </table:table-cell>
          <table:table-cell office:value-type="float" office:value="2.1064465045929" calcext:value-type="float">
            <text:p>2,1064465045929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873" calcext:value-type="float">
            <text:p>873</text:p>
          </table:table-cell>
          <table:table-cell office:value-type="float" office:value="2.10830140113831" calcext:value-type="float">
            <text:p>2,10830140113831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873" calcext:value-type="float">
            <text:p>873</text:p>
          </table:table-cell>
          <table:table-cell office:value-type="float" office:value="2.24141311645508" calcext:value-type="float">
            <text:p>2,24141311645508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873" calcext:value-type="float">
            <text:p>873</text:p>
          </table:table-cell>
          <table:table-cell office:value-type="float" office:value="2.16151833534241" calcext:value-type="float">
            <text:p>2,16151833534241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873" calcext:value-type="float">
            <text:p>873</text:p>
          </table:table-cell>
          <table:table-cell office:value-type="float" office:value="2.15825510025024" calcext:value-type="float">
            <text:p>2,15825510025024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873" calcext:value-type="float">
            <text:p>873</text:p>
          </table:table-cell>
          <table:table-cell office:value-type="float" office:value="1.75207471847534" calcext:value-type="float">
            <text:p>1,75207471847534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873" calcext:value-type="float">
            <text:p>873</text:p>
          </table:table-cell>
          <table:table-cell office:value-type="float" office:value="2.58010244369507" calcext:value-type="float">
            <text:p>2,58010244369507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873" calcext:value-type="float">
            <text:p>873</text:p>
          </table:table-cell>
          <table:table-cell office:value-type="float" office:value="1.94355607032776" calcext:value-type="float">
            <text:p>1,94355607032776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873" calcext:value-type="float">
            <text:p>873</text:p>
          </table:table-cell>
          <table:table-cell office:value-type="float" office:value="2.2637677192688" calcext:value-type="float">
            <text:p>2,2637677192688</text:p>
          </table:table-cell>
          <table:table-cell/>
          <table:table-cell office:value-type="string" calcext:value-type="string">
            <text:p>Janela28</text:p>
          </table:table-cell>
          <table:table-cell table:formula="of:=[.B30]" office:value-type="float" office:value="873" calcext:value-type="float">
            <text:p>873</text:p>
          </table:table-cell>
          <table:table-cell table:formula="of:=SUM([.C30];[.G30];[.K30];[.O30];[.S30];[.W30];[.AA30];[.AE30];[.AI30];[.AM30];[.AQ30]) / [.AW2]" office:value-type="float" office:value="2.14674468473955" calcext:value-type="float">
            <text:p>2,14674468473955</text:p>
          </table:table-cell>
          <table:table-cell table:number-columns-repeated="3"/>
          <table:table-cell table:formula="of:=MAX([.C30];[.G30];[.K30];[.O30];[.S30];[.W30];[.AA30];[.AE30];[.AI30];[.AM30];[.AQ30])" office:value-type="float" office:value="2.58010244369507" calcext:value-type="float">
            <text:p>2,58010244369507</text:p>
          </table:table-cell>
          <table:table-cell table:formula="of:=MIN([.C30];[.G30];[.K30];[.O30];[.S30];[.W30];[.AA30];[.AE30];[.AI30];[.AM30];[.AQ30])" office:value-type="float" office:value="1.75207471847534" calcext:value-type="float">
            <text:p>1,752074718475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9</text:p>
          </table:table-cell>
          <table:table-cell office:value-type="float" office:value="637" calcext:value-type="float">
            <text:p>637</text:p>
          </table:table-cell>
          <table:table-cell office:value-type="float" office:value="1.66452383995056" calcext:value-type="float">
            <text:p>1,66452383995056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637" calcext:value-type="float">
            <text:p>637</text:p>
          </table:table-cell>
          <table:table-cell office:value-type="float" office:value="2.12403202056885" calcext:value-type="float">
            <text:p>2,12403202056885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637" calcext:value-type="float">
            <text:p>637</text:p>
          </table:table-cell>
          <table:table-cell office:value-type="float" office:value="2.09956121444702" calcext:value-type="float">
            <text:p>2,09956121444702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637" calcext:value-type="float">
            <text:p>637</text:p>
          </table:table-cell>
          <table:table-cell office:value-type="float" office:value="2.10143566131592" calcext:value-type="float">
            <text:p>2,10143566131592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637" calcext:value-type="float">
            <text:p>637</text:p>
          </table:table-cell>
          <table:table-cell office:value-type="float" office:value="2.07123231887817" calcext:value-type="float">
            <text:p>2,07123231887817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637" calcext:value-type="float">
            <text:p>637</text:p>
          </table:table-cell>
          <table:table-cell office:value-type="float" office:value="2.48903679847717" calcext:value-type="float">
            <text:p>2,48903679847717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637" calcext:value-type="float">
            <text:p>637</text:p>
          </table:table-cell>
          <table:table-cell office:value-type="float" office:value="2.26563811302185" calcext:value-type="float">
            <text:p>2,26563811302185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637" calcext:value-type="float">
            <text:p>637</text:p>
          </table:table-cell>
          <table:table-cell office:value-type="float" office:value="2.09273958206177" calcext:value-type="float">
            <text:p>2,09273958206177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637" calcext:value-type="float">
            <text:p>637</text:p>
          </table:table-cell>
          <table:table-cell office:value-type="float" office:value="2.05248260498047" calcext:value-type="float">
            <text:p>2,05248260498047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637" calcext:value-type="float">
            <text:p>637</text:p>
          </table:table-cell>
          <table:table-cell office:value-type="float" office:value="1.97486972808838" calcext:value-type="float">
            <text:p>1,97486972808838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637" calcext:value-type="float">
            <text:p>637</text:p>
          </table:table-cell>
          <table:table-cell office:value-type="float" office:value="2.22748208045959" calcext:value-type="float">
            <text:p>2,22748208045959</text:p>
          </table:table-cell>
          <table:table-cell/>
          <table:table-cell office:value-type="string" calcext:value-type="string">
            <text:p>Janela29</text:p>
          </table:table-cell>
          <table:table-cell table:formula="of:=[.B31]" office:value-type="float" office:value="637" calcext:value-type="float">
            <text:p>637</text:p>
          </table:table-cell>
          <table:table-cell table:formula="of:=SUM([.C31];[.G31];[.K31];[.O31];[.S31];[.W31];[.AA31];[.AE31];[.AI31];[.AM31];[.AQ31]) / [.AW2]" office:value-type="float" office:value="2.10573036020452" calcext:value-type="float">
            <text:p>2,10573036020452</text:p>
          </table:table-cell>
          <table:table-cell table:number-columns-repeated="3"/>
          <table:table-cell table:formula="of:=MAX([.C31];[.G31];[.K31];[.O31];[.S31];[.W31];[.AA31];[.AE31];[.AI31];[.AM31];[.AQ31])" office:value-type="float" office:value="2.48903679847717" calcext:value-type="float">
            <text:p>2,48903679847717</text:p>
          </table:table-cell>
          <table:table-cell table:formula="of:=MIN([.C31];[.G31];[.K31];[.O31];[.S31];[.W31];[.AA31];[.AE31];[.AI31];[.AM31];[.AQ31])" office:value-type="float" office:value="1.66452383995056" calcext:value-type="float">
            <text:p>1,664523839950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0</text:p>
          </table:table-cell>
          <table:table-cell office:value-type="float" office:value="1289" calcext:value-type="float">
            <text:p>1289</text:p>
          </table:table-cell>
          <table:table-cell office:value-type="float" office:value="1.40222239494324" calcext:value-type="float">
            <text:p>1,40222239494324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289" calcext:value-type="float">
            <text:p>1289</text:p>
          </table:table-cell>
          <table:table-cell office:value-type="float" office:value="1.79492783546448" calcext:value-type="float">
            <text:p>1,79492783546448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289" calcext:value-type="float">
            <text:p>1289</text:p>
          </table:table-cell>
          <table:table-cell office:value-type="float" office:value="1.69907784461975" calcext:value-type="float">
            <text:p>1,69907784461975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289" calcext:value-type="float">
            <text:p>1289</text:p>
          </table:table-cell>
          <table:table-cell office:value-type="float" office:value="1.68857359886169" calcext:value-type="float">
            <text:p>1,68857359886169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289" calcext:value-type="float">
            <text:p>1289</text:p>
          </table:table-cell>
          <table:table-cell office:value-type="float" office:value="1.69619917869568" calcext:value-type="float">
            <text:p>1,69619917869568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289" calcext:value-type="float">
            <text:p>1289</text:p>
          </table:table-cell>
          <table:table-cell office:value-type="float" office:value="2.01989722251892" calcext:value-type="float">
            <text:p>2,01989722251892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289" calcext:value-type="float">
            <text:p>1289</text:p>
          </table:table-cell>
          <table:table-cell office:value-type="float" office:value="1.6759614944458" calcext:value-type="float">
            <text:p>1,6759614944458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289" calcext:value-type="float">
            <text:p>1289</text:p>
          </table:table-cell>
          <table:table-cell office:value-type="float" office:value="1.64131236076355" calcext:value-type="float">
            <text:p>1,64131236076355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289" calcext:value-type="float">
            <text:p>1289</text:p>
          </table:table-cell>
          <table:table-cell office:value-type="float" office:value="1.73735237121582" calcext:value-type="float">
            <text:p>1,73735237121582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289" calcext:value-type="float">
            <text:p>1289</text:p>
          </table:table-cell>
          <table:table-cell office:value-type="float" office:value="1.79847311973572" calcext:value-type="float">
            <text:p>1,79847311973572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289" calcext:value-type="float">
            <text:p>1289</text:p>
          </table:table-cell>
          <table:table-cell office:value-type="float" office:value="1.72986936569214" calcext:value-type="float">
            <text:p>1,72986936569214</text:p>
          </table:table-cell>
          <table:table-cell/>
          <table:table-cell office:value-type="string" calcext:value-type="string">
            <text:p>Janela30</text:p>
          </table:table-cell>
          <table:table-cell table:formula="of:=[.B32]" office:value-type="float" office:value="1289" calcext:value-type="float">
            <text:p>1289</text:p>
          </table:table-cell>
          <table:table-cell table:formula="of:=SUM([.C32];[.G32];[.K32];[.O32];[.S32];[.W32];[.AA32];[.AE32];[.AI32];[.AM32];[.AQ32]) / [.AW2]" office:value-type="float" office:value="1.71671516245062" calcext:value-type="float">
            <text:p>1,71671516245062</text:p>
          </table:table-cell>
          <table:table-cell table:number-columns-repeated="3"/>
          <table:table-cell table:formula="of:=MAX([.C32];[.G32];[.K32];[.O32];[.S32];[.W32];[.AA32];[.AE32];[.AI32];[.AM32];[.AQ32])" office:value-type="float" office:value="2.01989722251892" calcext:value-type="float">
            <text:p>2,01989722251892</text:p>
          </table:table-cell>
          <table:table-cell table:formula="of:=MIN([.C32];[.G32];[.K32];[.O32];[.S32];[.W32];[.AA32];[.AE32];[.AI32];[.AM32];[.AQ32])" office:value-type="float" office:value="1.40222239494324" calcext:value-type="float">
            <text:p>1,402222394943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1</text:p>
          </table:table-cell>
          <table:table-cell office:value-type="float" office:value="1018" calcext:value-type="float">
            <text:p>1018</text:p>
          </table:table-cell>
          <table:table-cell office:value-type="float" office:value="1.45810079574585" calcext:value-type="float">
            <text:p>1,45810079574585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1018" calcext:value-type="float">
            <text:p>1018</text:p>
          </table:table-cell>
          <table:table-cell office:value-type="float" office:value="1.77981948852539" calcext:value-type="float">
            <text:p>1,77981948852539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1018" calcext:value-type="float">
            <text:p>1018</text:p>
          </table:table-cell>
          <table:table-cell office:value-type="float" office:value="1.70220518112183" calcext:value-type="float">
            <text:p>1,70220518112183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1018" calcext:value-type="float">
            <text:p>1018</text:p>
          </table:table-cell>
          <table:table-cell office:value-type="float" office:value="1.7598147392273" calcext:value-type="float">
            <text:p>1,7598147392273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1018" calcext:value-type="float">
            <text:p>1018</text:p>
          </table:table-cell>
          <table:table-cell office:value-type="float" office:value="1.68821978569031" calcext:value-type="float">
            <text:p>1,68821978569031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1018" calcext:value-type="float">
            <text:p>1018</text:p>
          </table:table-cell>
          <table:table-cell office:value-type="float" office:value="1.70286512374878" calcext:value-type="float">
            <text:p>1,70286512374878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1018" calcext:value-type="float">
            <text:p>1018</text:p>
          </table:table-cell>
          <table:table-cell office:value-type="float" office:value="1.72868180274963" calcext:value-type="float">
            <text:p>1,72868180274963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1018" calcext:value-type="float">
            <text:p>1018</text:p>
          </table:table-cell>
          <table:table-cell office:value-type="float" office:value="1.61588764190674" calcext:value-type="float">
            <text:p>1,61588764190674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1018" calcext:value-type="float">
            <text:p>1018</text:p>
          </table:table-cell>
          <table:table-cell office:value-type="float" office:value="1.77622032165527" calcext:value-type="float">
            <text:p>1,77622032165527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1018" calcext:value-type="float">
            <text:p>1018</text:p>
          </table:table-cell>
          <table:table-cell office:value-type="float" office:value="1.72344446182251" calcext:value-type="float">
            <text:p>1,72344446182251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1018" calcext:value-type="float">
            <text:p>1018</text:p>
          </table:table-cell>
          <table:table-cell office:value-type="float" office:value="1.69337511062622" calcext:value-type="float">
            <text:p>1,69337511062622</text:p>
          </table:table-cell>
          <table:table-cell/>
          <table:table-cell office:value-type="string" calcext:value-type="string">
            <text:p>Janela31</text:p>
          </table:table-cell>
          <table:table-cell table:formula="of:=[.B33]" office:value-type="float" office:value="1018" calcext:value-type="float">
            <text:p>1018</text:p>
          </table:table-cell>
          <table:table-cell table:formula="of:=SUM([.C33];[.G33];[.K33];[.O33];[.S33];[.W33];[.AA33];[.AE33];[.AI33];[.AM33];[.AQ33]) / [.AW2]" office:value-type="float" office:value="1.69351222298362" calcext:value-type="float">
            <text:p>1,69351222298362</text:p>
          </table:table-cell>
          <table:table-cell table:number-columns-repeated="3"/>
          <table:table-cell table:formula="of:=MAX([.C33];[.G33];[.K33];[.O33];[.S33];[.W33];[.AA33];[.AE33];[.AI33];[.AM33];[.AQ33])" office:value-type="float" office:value="1.77981948852539" calcext:value-type="float">
            <text:p>1,77981948852539</text:p>
          </table:table-cell>
          <table:table-cell table:formula="of:=MIN([.C33];[.G33];[.K33];[.O33];[.S33];[.W33];[.AA33];[.AE33];[.AI33];[.AM33];[.AQ33])" office:value-type="float" office:value="1.45810079574585" calcext:value-type="float">
            <text:p>1,458100795745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2</text:p>
          </table:table-cell>
          <table:table-cell office:value-type="float" office:value="1416" calcext:value-type="float">
            <text:p>1416</text:p>
          </table:table-cell>
          <table:table-cell office:value-type="float" office:value="2.12054753303528" calcext:value-type="float">
            <text:p>2,12054753303528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416" calcext:value-type="float">
            <text:p>1416</text:p>
          </table:table-cell>
          <table:table-cell office:value-type="float" office:value="2.50194191932678" calcext:value-type="float">
            <text:p>2,50194191932678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416" calcext:value-type="float">
            <text:p>1416</text:p>
          </table:table-cell>
          <table:table-cell office:value-type="float" office:value="2.51798605918884" calcext:value-type="float">
            <text:p>2,51798605918884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416" calcext:value-type="float">
            <text:p>1416</text:p>
          </table:table-cell>
          <table:table-cell office:value-type="float" office:value="2.49209117889404" calcext:value-type="float">
            <text:p>2,49209117889404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416" calcext:value-type="float">
            <text:p>1416</text:p>
          </table:table-cell>
          <table:table-cell office:value-type="float" office:value="2.53837871551514" calcext:value-type="float">
            <text:p>2,53837871551514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416" calcext:value-type="float">
            <text:p>1416</text:p>
          </table:table-cell>
          <table:table-cell office:value-type="float" office:value="2.58582234382629" calcext:value-type="float">
            <text:p>2,58582234382629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416" calcext:value-type="float">
            <text:p>1416</text:p>
          </table:table-cell>
          <table:table-cell office:value-type="float" office:value="3.18653273582458" calcext:value-type="float">
            <text:p>3,18653273582458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416" calcext:value-type="float">
            <text:p>1416</text:p>
          </table:table-cell>
          <table:table-cell office:value-type="float" office:value="2.3869571685791" calcext:value-type="float">
            <text:p>2,3869571685791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416" calcext:value-type="float">
            <text:p>1416</text:p>
          </table:table-cell>
          <table:table-cell office:value-type="float" office:value="2.38910031318665" calcext:value-type="float">
            <text:p>2,38910031318665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416" calcext:value-type="float">
            <text:p>1416</text:p>
          </table:table-cell>
          <table:table-cell office:value-type="float" office:value="2.46379971504211" calcext:value-type="float">
            <text:p>2,46379971504211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416" calcext:value-type="float">
            <text:p>1416</text:p>
          </table:table-cell>
          <table:table-cell office:value-type="float" office:value="2.48349976539612" calcext:value-type="float">
            <text:p>2,48349976539612</text:p>
          </table:table-cell>
          <table:table-cell/>
          <table:table-cell office:value-type="string" calcext:value-type="string">
            <text:p>Janela32</text:p>
          </table:table-cell>
          <table:table-cell table:formula="of:=[.B34]" office:value-type="float" office:value="1416" calcext:value-type="float">
            <text:p>1416</text:p>
          </table:table-cell>
          <table:table-cell table:formula="of:=SUM([.C34];[.G34];[.K34];[.O34];[.S34];[.W34];[.AA34];[.AE34];[.AI34];[.AM34];[.AQ34]) / [.AW2]" office:value-type="float" office:value="2.51515067707408" calcext:value-type="float">
            <text:p>2,51515067707408</text:p>
          </table:table-cell>
          <table:table-cell table:number-columns-repeated="3"/>
          <table:table-cell table:formula="of:=MAX([.C34];[.G34];[.K34];[.O34];[.S34];[.W34];[.AA34];[.AE34];[.AI34];[.AM34];[.AQ34])" office:value-type="float" office:value="3.18653273582458" calcext:value-type="float">
            <text:p>3,18653273582458</text:p>
          </table:table-cell>
          <table:table-cell table:formula="of:=MIN([.C34];[.G34];[.K34];[.O34];[.S34];[.W34];[.AA34];[.AE34];[.AI34];[.AM34];[.AQ34])" office:value-type="float" office:value="2.12054753303528" calcext:value-type="float">
            <text:p>2,120547533035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3</text:p>
          </table:table-cell>
          <table:table-cell office:value-type="float" office:value="929" calcext:value-type="float">
            <text:p>929</text:p>
          </table:table-cell>
          <table:table-cell office:value-type="float" office:value="1.80021333694458" calcext:value-type="float">
            <text:p>1,80021333694458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929" calcext:value-type="float">
            <text:p>929</text:p>
          </table:table-cell>
          <table:table-cell office:value-type="float" office:value="2.18181085586548" calcext:value-type="float">
            <text:p>2,18181085586548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929" calcext:value-type="float">
            <text:p>929</text:p>
          </table:table-cell>
          <table:table-cell office:value-type="float" office:value="2.35138392448425" calcext:value-type="float">
            <text:p>2,35138392448425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929" calcext:value-type="float">
            <text:p>929</text:p>
          </table:table-cell>
          <table:table-cell office:value-type="float" office:value="3.11683320999145" calcext:value-type="float">
            <text:p>3,11683320999145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929" calcext:value-type="float">
            <text:p>929</text:p>
          </table:table-cell>
          <table:table-cell office:value-type="float" office:value="2.16799640655518" calcext:value-type="float">
            <text:p>2,16799640655518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929" calcext:value-type="float">
            <text:p>929</text:p>
          </table:table-cell>
          <table:table-cell office:value-type="float" office:value="2.25370478630066" calcext:value-type="float">
            <text:p>2,25370478630066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929" calcext:value-type="float">
            <text:p>929</text:p>
          </table:table-cell>
          <table:table-cell office:value-type="float" office:value="2.44013381004333" calcext:value-type="float">
            <text:p>2,44013381004333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929" calcext:value-type="float">
            <text:p>929</text:p>
          </table:table-cell>
          <table:table-cell office:value-type="float" office:value="2.06409549713135" calcext:value-type="float">
            <text:p>2,06409549713135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929" calcext:value-type="float">
            <text:p>929</text:p>
          </table:table-cell>
          <table:table-cell office:value-type="float" office:value="2.34999895095825" calcext:value-type="float">
            <text:p>2,34999895095825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929" calcext:value-type="float">
            <text:p>929</text:p>
          </table:table-cell>
          <table:table-cell office:value-type="float" office:value="2.06496596336365" calcext:value-type="float">
            <text:p>2,06496596336365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929" calcext:value-type="float">
            <text:p>929</text:p>
          </table:table-cell>
          <table:table-cell office:value-type="float" office:value="2.11872673034668" calcext:value-type="float">
            <text:p>2,11872673034668</text:p>
          </table:table-cell>
          <table:table-cell/>
          <table:table-cell office:value-type="string" calcext:value-type="string">
            <text:p>Janela33</text:p>
          </table:table-cell>
          <table:table-cell table:formula="of:=[.B35]" office:value-type="float" office:value="929" calcext:value-type="float">
            <text:p>929</text:p>
          </table:table-cell>
          <table:table-cell table:formula="of:=SUM([.C35];[.G35];[.K35];[.O35];[.S35];[.W35];[.AA35];[.AE35];[.AI35];[.AM35];[.AQ35]) / [.AW2]" office:value-type="float" office:value="2.26453304290771" calcext:value-type="float">
            <text:p>2,26453304290771</text:p>
          </table:table-cell>
          <table:table-cell table:number-columns-repeated="3"/>
          <table:table-cell table:formula="of:=MAX([.C35];[.G35];[.K35];[.O35];[.S35];[.W35];[.AA35];[.AE35];[.AI35];[.AM35];[.AQ35])" office:value-type="float" office:value="3.11683320999145" calcext:value-type="float">
            <text:p>3,11683320999145</text:p>
          </table:table-cell>
          <table:table-cell table:formula="of:=MIN([.C35];[.G35];[.K35];[.O35];[.S35];[.W35];[.AA35];[.AE35];[.AI35];[.AM35];[.AQ35])" office:value-type="float" office:value="1.80021333694458" calcext:value-type="float">
            <text:p>1,800213336944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4</text:p>
          </table:table-cell>
          <table:table-cell office:value-type="float" office:value="1170" calcext:value-type="float">
            <text:p>1170</text:p>
          </table:table-cell>
          <table:table-cell office:value-type="float" office:value="1.51395463943481" calcext:value-type="float">
            <text:p>1,51395463943481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170" calcext:value-type="float">
            <text:p>1170</text:p>
          </table:table-cell>
          <table:table-cell office:value-type="float" office:value="1.72795128822327" calcext:value-type="float">
            <text:p>1,72795128822327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170" calcext:value-type="float">
            <text:p>1170</text:p>
          </table:table-cell>
          <table:table-cell office:value-type="float" office:value="1.83884954452515" calcext:value-type="float">
            <text:p>1,83884954452515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170" calcext:value-type="float">
            <text:p>1170</text:p>
          </table:table-cell>
          <table:table-cell office:value-type="float" office:value="1.92575001716614" calcext:value-type="float">
            <text:p>1,92575001716614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170" calcext:value-type="float">
            <text:p>1170</text:p>
          </table:table-cell>
          <table:table-cell office:value-type="float" office:value="1.82825303077698" calcext:value-type="float">
            <text:p>1,82825303077698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170" calcext:value-type="float">
            <text:p>1170</text:p>
          </table:table-cell>
          <table:table-cell office:value-type="float" office:value="1.87416696548462" calcext:value-type="float">
            <text:p>1,87416696548462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170" calcext:value-type="float">
            <text:p>1170</text:p>
          </table:table-cell>
          <table:table-cell office:value-type="float" office:value="1.7161591053009" calcext:value-type="float">
            <text:p>1,7161591053009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170" calcext:value-type="float">
            <text:p>1170</text:p>
          </table:table-cell>
          <table:table-cell office:value-type="float" office:value="1.65654158592224" calcext:value-type="float">
            <text:p>1,65654158592224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170" calcext:value-type="float">
            <text:p>1170</text:p>
          </table:table-cell>
          <table:table-cell office:value-type="float" office:value="1.94679260253906" calcext:value-type="float">
            <text:p>1,94679260253906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170" calcext:value-type="float">
            <text:p>1170</text:p>
          </table:table-cell>
          <table:table-cell office:value-type="float" office:value="1.63791918754578" calcext:value-type="float">
            <text:p>1,63791918754578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170" calcext:value-type="float">
            <text:p>1170</text:p>
          </table:table-cell>
          <table:table-cell office:value-type="float" office:value="1.77719569206238" calcext:value-type="float">
            <text:p>1,77719569206238</text:p>
          </table:table-cell>
          <table:table-cell/>
          <table:table-cell office:value-type="string" calcext:value-type="string">
            <text:p>Janela34</text:p>
          </table:table-cell>
          <table:table-cell table:formula="of:=[.B36]" office:value-type="float" office:value="1170" calcext:value-type="float">
            <text:p>1170</text:p>
          </table:table-cell>
          <table:table-cell table:formula="of:=SUM([.C36];[.G36];[.K36];[.O36];[.S36];[.W36];[.AA36];[.AE36];[.AI36];[.AM36];[.AQ36]) / [.AW2]" office:value-type="float" office:value="1.7675939689983" calcext:value-type="float">
            <text:p>1,7675939689983</text:p>
          </table:table-cell>
          <table:table-cell table:number-columns-repeated="3"/>
          <table:table-cell table:formula="of:=MAX([.C36];[.G36];[.K36];[.O36];[.S36];[.W36];[.AA36];[.AE36];[.AI36];[.AM36];[.AQ36])" office:value-type="float" office:value="1.94679260253906" calcext:value-type="float">
            <text:p>1,94679260253906</text:p>
          </table:table-cell>
          <table:table-cell table:formula="of:=MIN([.C36];[.G36];[.K36];[.O36];[.S36];[.W36];[.AA36];[.AE36];[.AI36];[.AM36];[.AQ36])" office:value-type="float" office:value="1.51395463943481" calcext:value-type="float">
            <text:p>1,513954639434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5</text:p>
          </table:table-cell>
          <table:table-cell office:value-type="float" office:value="1528" calcext:value-type="float">
            <text:p>1528</text:p>
          </table:table-cell>
          <table:table-cell office:value-type="float" office:value="2.17920136451721" calcext:value-type="float">
            <text:p>2,17920136451721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528" calcext:value-type="float">
            <text:p>1528</text:p>
          </table:table-cell>
          <table:table-cell office:value-type="float" office:value="2.48168420791626" calcext:value-type="float">
            <text:p>2,48168420791626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528" calcext:value-type="float">
            <text:p>1528</text:p>
          </table:table-cell>
          <table:table-cell office:value-type="float" office:value="2.51892256736755" calcext:value-type="float">
            <text:p>2,51892256736755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528" calcext:value-type="float">
            <text:p>1528</text:p>
          </table:table-cell>
          <table:table-cell office:value-type="float" office:value="2.55923891067505" calcext:value-type="float">
            <text:p>2,55923891067505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528" calcext:value-type="float">
            <text:p>1528</text:p>
          </table:table-cell>
          <table:table-cell office:value-type="float" office:value="2.48749613761902" calcext:value-type="float">
            <text:p>2,48749613761902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528" calcext:value-type="float">
            <text:p>1528</text:p>
          </table:table-cell>
          <table:table-cell office:value-type="float" office:value="2.52974319458008" calcext:value-type="float">
            <text:p>2,52974319458008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528" calcext:value-type="float">
            <text:p>1528</text:p>
          </table:table-cell>
          <table:table-cell office:value-type="float" office:value="2.50664448738098" calcext:value-type="float">
            <text:p>2,50664448738098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528" calcext:value-type="float">
            <text:p>1528</text:p>
          </table:table-cell>
          <table:table-cell office:value-type="float" office:value="3.06383347511291" calcext:value-type="float">
            <text:p>3,06383347511291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528" calcext:value-type="float">
            <text:p>1528</text:p>
          </table:table-cell>
          <table:table-cell office:value-type="float" office:value="2.5671067237854" calcext:value-type="float">
            <text:p>2,5671067237854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528" calcext:value-type="float">
            <text:p>1528</text:p>
          </table:table-cell>
          <table:table-cell office:value-type="float" office:value="2.39676976203918" calcext:value-type="float">
            <text:p>2,39676976203918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528" calcext:value-type="float">
            <text:p>1528</text:p>
          </table:table-cell>
          <table:table-cell office:value-type="float" office:value="2.8409743309021" calcext:value-type="float">
            <text:p>2,8409743309021</text:p>
          </table:table-cell>
          <table:table-cell/>
          <table:table-cell office:value-type="string" calcext:value-type="string">
            <text:p>Janela35</text:p>
          </table:table-cell>
          <table:table-cell table:formula="of:=[.B37]" office:value-type="float" office:value="1528" calcext:value-type="float">
            <text:p>1528</text:p>
          </table:table-cell>
          <table:table-cell table:formula="of:=SUM([.C37];[.G37];[.K37];[.O37];[.S37];[.W37];[.AA37];[.AE37];[.AI37];[.AM37];[.AQ37]) / [.AW2]" office:value-type="float" office:value="2.55741956017234" calcext:value-type="float">
            <text:p>2,55741956017234</text:p>
          </table:table-cell>
          <table:table-cell table:number-columns-repeated="3"/>
          <table:table-cell table:formula="of:=MAX([.C37];[.G37];[.K37];[.O37];[.S37];[.W37];[.AA37];[.AE37];[.AI37];[.AM37];[.AQ37])" office:value-type="float" office:value="3.06383347511291" calcext:value-type="float">
            <text:p>3,06383347511291</text:p>
          </table:table-cell>
          <table:table-cell table:formula="of:=MIN([.C37];[.G37];[.K37];[.O37];[.S37];[.W37];[.AA37];[.AE37];[.AI37];[.AM37];[.AQ37])" office:value-type="float" office:value="2.17920136451721" calcext:value-type="float">
            <text:p>2,179201364517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6</text:p>
          </table:table-cell>
          <table:table-cell office:value-type="float" office:value="894" calcext:value-type="float">
            <text:p>894</text:p>
          </table:table-cell>
          <table:table-cell office:value-type="float" office:value="1.43715763092041" calcext:value-type="float">
            <text:p>1,43715763092041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894" calcext:value-type="float">
            <text:p>894</text:p>
          </table:table-cell>
          <table:table-cell office:value-type="float" office:value="1.76253437995911" calcext:value-type="float">
            <text:p>1,76253437995911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894" calcext:value-type="float">
            <text:p>894</text:p>
          </table:table-cell>
          <table:table-cell office:value-type="float" office:value="1.75988578796387" calcext:value-type="float">
            <text:p>1,75988578796387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894" calcext:value-type="float">
            <text:p>894</text:p>
          </table:table-cell>
          <table:table-cell office:value-type="float" office:value="1.81057476997376" calcext:value-type="float">
            <text:p>1,81057476997376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894" calcext:value-type="float">
            <text:p>894</text:p>
          </table:table-cell>
          <table:table-cell office:value-type="float" office:value="1.86168098449707" calcext:value-type="float">
            <text:p>1,86168098449707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894" calcext:value-type="float">
            <text:p>894</text:p>
          </table:table-cell>
          <table:table-cell office:value-type="float" office:value="1.90447616577148" calcext:value-type="float">
            <text:p>1,90447616577148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894" calcext:value-type="float">
            <text:p>894</text:p>
          </table:table-cell>
          <table:table-cell office:value-type="float" office:value="1.80775737762451" calcext:value-type="float">
            <text:p>1,80775737762451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894" calcext:value-type="float">
            <text:p>894</text:p>
          </table:table-cell>
          <table:table-cell office:value-type="float" office:value="1.76071763038635" calcext:value-type="float">
            <text:p>1,76071763038635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894" calcext:value-type="float">
            <text:p>894</text:p>
          </table:table-cell>
          <table:table-cell office:value-type="float" office:value="1.53090405464172" calcext:value-type="float">
            <text:p>1,53090405464172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894" calcext:value-type="float">
            <text:p>894</text:p>
          </table:table-cell>
          <table:table-cell office:value-type="float" office:value="1.72244048118591" calcext:value-type="float">
            <text:p>1,72244048118591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894" calcext:value-type="float">
            <text:p>894</text:p>
          </table:table-cell>
          <table:table-cell office:value-type="float" office:value="1.98249745368958" calcext:value-type="float">
            <text:p>1,98249745368958</text:p>
          </table:table-cell>
          <table:table-cell/>
          <table:table-cell office:value-type="string" calcext:value-type="string">
            <text:p>Janela36</text:p>
          </table:table-cell>
          <table:table-cell table:formula="of:=[.B38]" office:value-type="float" office:value="894" calcext:value-type="float">
            <text:p>894</text:p>
          </table:table-cell>
          <table:table-cell table:formula="of:=SUM([.C38];[.G38];[.K38];[.O38];[.S38];[.W38];[.AA38];[.AE38];[.AI38];[.AM38];[.AQ38]) / [.AW2]" office:value-type="float" office:value="1.75823879241943" calcext:value-type="float">
            <text:p>1,75823879241943</text:p>
          </table:table-cell>
          <table:table-cell table:number-columns-repeated="3"/>
          <table:table-cell table:formula="of:=MAX([.C38];[.G38];[.K38];[.O38];[.S38];[.W38];[.AA38];[.AE38];[.AI38];[.AM38];[.AQ38])" office:value-type="float" office:value="1.98249745368958" calcext:value-type="float">
            <text:p>1,98249745368958</text:p>
          </table:table-cell>
          <table:table-cell table:formula="of:=MIN([.C38];[.G38];[.K38];[.O38];[.S38];[.W38];[.AA38];[.AE38];[.AI38];[.AM38];[.AQ38])" office:value-type="float" office:value="1.43715763092041" calcext:value-type="float">
            <text:p>1,437157630920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7</text:p>
          </table:table-cell>
          <table:table-cell office:value-type="float" office:value="1265" calcext:value-type="float">
            <text:p>1265</text:p>
          </table:table-cell>
          <table:table-cell office:value-type="float" office:value="1.71151089668274" calcext:value-type="float">
            <text:p>1,71151089668274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1265" calcext:value-type="float">
            <text:p>1265</text:p>
          </table:table-cell>
          <table:table-cell office:value-type="float" office:value="2.93925738334656" calcext:value-type="float">
            <text:p>2,93925738334656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1265" calcext:value-type="float">
            <text:p>1265</text:p>
          </table:table-cell>
          <table:table-cell office:value-type="float" office:value="2.31693196296692" calcext:value-type="float">
            <text:p>2,31693196296692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1265" calcext:value-type="float">
            <text:p>1265</text:p>
          </table:table-cell>
          <table:table-cell office:value-type="float" office:value="2.34879088401794" calcext:value-type="float">
            <text:p>2,34879088401794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1265" calcext:value-type="float">
            <text:p>1265</text:p>
          </table:table-cell>
          <table:table-cell office:value-type="float" office:value="2.24043774604797" calcext:value-type="float">
            <text:p>2,24043774604797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1265" calcext:value-type="float">
            <text:p>1265</text:p>
          </table:table-cell>
          <table:table-cell office:value-type="float" office:value="2.43232727050781" calcext:value-type="float">
            <text:p>2,43232727050781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1265" calcext:value-type="float">
            <text:p>1265</text:p>
          </table:table-cell>
          <table:table-cell office:value-type="float" office:value="2.27934789657593" calcext:value-type="float">
            <text:p>2,27934789657593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1265" calcext:value-type="float">
            <text:p>1265</text:p>
          </table:table-cell>
          <table:table-cell office:value-type="float" office:value="2.68490147590637" calcext:value-type="float">
            <text:p>2,68490147590637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1265" calcext:value-type="float">
            <text:p>1265</text:p>
          </table:table-cell>
          <table:table-cell office:value-type="float" office:value="2.073481798172" calcext:value-type="float">
            <text:p>2,073481798172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1265" calcext:value-type="float">
            <text:p>1265</text:p>
          </table:table-cell>
          <table:table-cell office:value-type="float" office:value="2.17352199554443" calcext:value-type="float">
            <text:p>2,17352199554443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1265" calcext:value-type="float">
            <text:p>1265</text:p>
          </table:table-cell>
          <table:table-cell office:value-type="float" office:value="2.12682366371155" calcext:value-type="float">
            <text:p>2,12682366371155</text:p>
          </table:table-cell>
          <table:table-cell/>
          <table:table-cell office:value-type="string" calcext:value-type="string">
            <text:p>Janela37</text:p>
          </table:table-cell>
          <table:table-cell table:formula="of:=[.B39]" office:value-type="float" office:value="1265" calcext:value-type="float">
            <text:p>1265</text:p>
          </table:table-cell>
          <table:table-cell table:formula="of:=SUM([.C39];[.G39];[.K39];[.O39];[.S39];[.W39];[.AA39];[.AE39];[.AI39];[.AM39];[.AQ39]) / [.AW2]" office:value-type="float" office:value="2.30248481577093" calcext:value-type="float">
            <text:p>2,30248481577093</text:p>
          </table:table-cell>
          <table:table-cell table:number-columns-repeated="3"/>
          <table:table-cell table:formula="of:=MAX([.C39];[.G39];[.K39];[.O39];[.S39];[.W39];[.AA39];[.AE39];[.AI39];[.AM39];[.AQ39])" office:value-type="float" office:value="2.93925738334656" calcext:value-type="float">
            <text:p>2,93925738334656</text:p>
          </table:table-cell>
          <table:table-cell table:formula="of:=MIN([.C39];[.G39];[.K39];[.O39];[.S39];[.W39];[.AA39];[.AE39];[.AI39];[.AM39];[.AQ39])" office:value-type="float" office:value="1.71151089668274" calcext:value-type="float">
            <text:p>1,711510896682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8</text:p>
          </table:table-cell>
          <table:table-cell office:value-type="float" office:value="1170" calcext:value-type="float">
            <text:p>1170</text:p>
          </table:table-cell>
          <table:table-cell office:value-type="float" office:value="2.47538185119629" calcext:value-type="float">
            <text:p>2,47538185119629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170" calcext:value-type="float">
            <text:p>1170</text:p>
          </table:table-cell>
          <table:table-cell office:value-type="float" office:value="2.96247911453247" calcext:value-type="float">
            <text:p>2,96247911453247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170" calcext:value-type="float">
            <text:p>1170</text:p>
          </table:table-cell>
          <table:table-cell office:value-type="float" office:value="3.06134963035583" calcext:value-type="float">
            <text:p>3,06134963035583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170" calcext:value-type="float">
            <text:p>1170</text:p>
          </table:table-cell>
          <table:table-cell office:value-type="float" office:value="3.08118414878845" calcext:value-type="float">
            <text:p>3,08118414878845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170" calcext:value-type="float">
            <text:p>1170</text:p>
          </table:table-cell>
          <table:table-cell office:value-type="float" office:value="2.95548820495605" calcext:value-type="float">
            <text:p>2,95548820495605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170" calcext:value-type="float">
            <text:p>1170</text:p>
          </table:table-cell>
          <table:table-cell office:value-type="float" office:value="2.97154760360718" calcext:value-type="float">
            <text:p>2,97154760360718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170" calcext:value-type="float">
            <text:p>1170</text:p>
          </table:table-cell>
          <table:table-cell office:value-type="float" office:value="2.87376761436462" calcext:value-type="float">
            <text:p>2,87376761436462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170" calcext:value-type="float">
            <text:p>1170</text:p>
          </table:table-cell>
          <table:table-cell office:value-type="float" office:value="3.128493309021" calcext:value-type="float">
            <text:p>3,128493309021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170" calcext:value-type="float">
            <text:p>1170</text:p>
          </table:table-cell>
          <table:table-cell office:value-type="float" office:value="3.15556168556213" calcext:value-type="float">
            <text:p>3,15556168556213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170" calcext:value-type="float">
            <text:p>1170</text:p>
          </table:table-cell>
          <table:table-cell office:value-type="float" office:value="2.73166799545288" calcext:value-type="float">
            <text:p>2,73166799545288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170" calcext:value-type="float">
            <text:p>1170</text:p>
          </table:table-cell>
          <table:table-cell office:value-type="float" office:value="3.28632664680481" calcext:value-type="float">
            <text:p>3,28632664680481</text:p>
          </table:table-cell>
          <table:table-cell/>
          <table:table-cell office:value-type="string" calcext:value-type="string">
            <text:p>Janela38</text:p>
          </table:table-cell>
          <table:table-cell table:formula="of:=[.B40]" office:value-type="float" office:value="1170" calcext:value-type="float">
            <text:p>1170</text:p>
          </table:table-cell>
          <table:table-cell table:formula="of:=SUM([.C40];[.G40];[.K40];[.O40];[.S40];[.W40];[.AA40];[.AE40];[.AI40];[.AM40];[.AQ40]) / [.AW2]" office:value-type="float" office:value="2.97120434587652" calcext:value-type="float">
            <text:p>2,97120434587652</text:p>
          </table:table-cell>
          <table:table-cell table:number-columns-repeated="3"/>
          <table:table-cell table:formula="of:=MAX([.C40];[.G40];[.K40];[.O40];[.S40];[.W40];[.AA40];[.AE40];[.AI40];[.AM40];[.AQ40])" office:value-type="float" office:value="3.28632664680481" calcext:value-type="float">
            <text:p>3,28632664680481</text:p>
          </table:table-cell>
          <table:table-cell table:formula="of:=MIN([.C40];[.G40];[.K40];[.O40];[.S40];[.W40];[.AA40];[.AE40];[.AI40];[.AM40];[.AQ40])" office:value-type="float" office:value="2.47538185119629" calcext:value-type="float">
            <text:p>2,475381851196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9</text:p>
          </table:table-cell>
          <table:table-cell office:value-type="float" office:value="907" calcext:value-type="float">
            <text:p>907</text:p>
          </table:table-cell>
          <table:table-cell office:value-type="float" office:value="1.87401604652405" calcext:value-type="float">
            <text:p>1,87401604652405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907" calcext:value-type="float">
            <text:p>907</text:p>
          </table:table-cell>
          <table:table-cell office:value-type="float" office:value="2.04711723327637" calcext:value-type="float">
            <text:p>2,04711723327637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907" calcext:value-type="float">
            <text:p>907</text:p>
          </table:table-cell>
          <table:table-cell office:value-type="float" office:value="2.18838238716125" calcext:value-type="float">
            <text:p>2,18838238716125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907" calcext:value-type="float">
            <text:p>907</text:p>
          </table:table-cell>
          <table:table-cell office:value-type="float" office:value="2.1901752948761" calcext:value-type="float">
            <text:p>2,1901752948761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907" calcext:value-type="float">
            <text:p>907</text:p>
          </table:table-cell>
          <table:table-cell office:value-type="float" office:value="2.1523551940918" calcext:value-type="float">
            <text:p>2,1523551940918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907" calcext:value-type="float">
            <text:p>907</text:p>
          </table:table-cell>
          <table:table-cell office:value-type="float" office:value="2.19734740257263" calcext:value-type="float">
            <text:p>2,19734740257263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907" calcext:value-type="float">
            <text:p>907</text:p>
          </table:table-cell>
          <table:table-cell office:value-type="float" office:value="2.08558297157288" calcext:value-type="float">
            <text:p>2,08558297157288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907" calcext:value-type="float">
            <text:p>907</text:p>
          </table:table-cell>
          <table:table-cell office:value-type="float" office:value="1.97694873809814" calcext:value-type="float">
            <text:p>1,97694873809814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907" calcext:value-type="float">
            <text:p>907</text:p>
          </table:table-cell>
          <table:table-cell office:value-type="float" office:value="2.03952026367187" calcext:value-type="float">
            <text:p>2,03952026367187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907" calcext:value-type="float">
            <text:p>907</text:p>
          </table:table-cell>
          <table:table-cell office:value-type="float" office:value="1.94844508171082" calcext:value-type="float">
            <text:p>1,94844508171082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907" calcext:value-type="float">
            <text:p>907</text:p>
          </table:table-cell>
          <table:table-cell office:value-type="float" office:value="2.28956866264343" calcext:value-type="float">
            <text:p>2,28956866264343</text:p>
          </table:table-cell>
          <table:table-cell/>
          <table:table-cell office:value-type="string" calcext:value-type="string">
            <text:p>Janela39</text:p>
          </table:table-cell>
          <table:table-cell table:formula="of:=[.B41]" office:value-type="float" office:value="907" calcext:value-type="float">
            <text:p>907</text:p>
          </table:table-cell>
          <table:table-cell table:formula="of:=SUM([.C41];[.G41];[.K41];[.O41];[.S41];[.W41];[.AA41];[.AE41];[.AI41];[.AM41];[.AQ41]) / [.AW2]" office:value-type="float" office:value="2.08995084329085" calcext:value-type="float">
            <text:p>2,08995084329085</text:p>
          </table:table-cell>
          <table:table-cell table:number-columns-repeated="3"/>
          <table:table-cell table:formula="of:=MAX([.C41];[.G41];[.K41];[.O41];[.S41];[.W41];[.AA41];[.AE41];[.AI41];[.AM41];[.AQ41])" office:value-type="float" office:value="2.28956866264343" calcext:value-type="float">
            <text:p>2,28956866264343</text:p>
          </table:table-cell>
          <table:table-cell table:formula="of:=MIN([.C41];[.G41];[.K41];[.O41];[.S41];[.W41];[.AA41];[.AE41];[.AI41];[.AM41];[.AQ41])" office:value-type="float" office:value="1.87401604652405" calcext:value-type="float">
            <text:p>1,874016046524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0</text:p>
          </table:table-cell>
          <table:table-cell office:value-type="float" office:value="7259" calcext:value-type="float">
            <text:p>7259</text:p>
          </table:table-cell>
          <table:table-cell office:value-type="float" office:value="3.09472179412842" calcext:value-type="float">
            <text:p>3,09472179412842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7259" calcext:value-type="float">
            <text:p>7259</text:p>
          </table:table-cell>
          <table:table-cell office:value-type="float" office:value="3.12373518943787" calcext:value-type="float">
            <text:p>3,12373518943787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7259" calcext:value-type="float">
            <text:p>7259</text:p>
          </table:table-cell>
          <table:table-cell office:value-type="float" office:value="3.33231139183044" calcext:value-type="float">
            <text:p>3,33231139183044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7259" calcext:value-type="float">
            <text:p>7259</text:p>
          </table:table-cell>
          <table:table-cell office:value-type="float" office:value="3.14821910858154" calcext:value-type="float">
            <text:p>3,14821910858154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7259" calcext:value-type="float">
            <text:p>7259</text:p>
          </table:table-cell>
          <table:table-cell office:value-type="float" office:value="3.09144806861877" calcext:value-type="float">
            <text:p>3,09144806861877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7259" calcext:value-type="float">
            <text:p>7259</text:p>
          </table:table-cell>
          <table:table-cell office:value-type="float" office:value="3.36567497253418" calcext:value-type="float">
            <text:p>3,36567497253418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7259" calcext:value-type="float">
            <text:p>7259</text:p>
          </table:table-cell>
          <table:table-cell office:value-type="float" office:value="3.71969437599182" calcext:value-type="float">
            <text:p>3,71969437599182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7259" calcext:value-type="float">
            <text:p>7259</text:p>
          </table:table-cell>
          <table:table-cell office:value-type="float" office:value="3.24472522735596" calcext:value-type="float">
            <text:p>3,24472522735596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7259" calcext:value-type="float">
            <text:p>7259</text:p>
          </table:table-cell>
          <table:table-cell office:value-type="float" office:value="3.32809925079346" calcext:value-type="float">
            <text:p>3,32809925079346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7259" calcext:value-type="float">
            <text:p>7259</text:p>
          </table:table-cell>
          <table:table-cell office:value-type="float" office:value="3.1010627746582" calcext:value-type="float">
            <text:p>3,1010627746582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7259" calcext:value-type="float">
            <text:p>7259</text:p>
          </table:table-cell>
          <table:table-cell office:value-type="float" office:value="3.23551058769226" calcext:value-type="float">
            <text:p>3,23551058769226</text:p>
          </table:table-cell>
          <table:table-cell/>
          <table:table-cell office:value-type="string" calcext:value-type="string">
            <text:p>Janela40</text:p>
          </table:table-cell>
          <table:table-cell table:formula="of:=[.B42]" office:value-type="float" office:value="7259" calcext:value-type="float">
            <text:p>7259</text:p>
          </table:table-cell>
          <table:table-cell table:formula="of:=SUM([.C42];[.G42];[.K42];[.O42];[.S42];[.W42];[.AA42];[.AE42];[.AI42];[.AM42];[.AQ42]) / [.AW2]" office:value-type="float" office:value="3.25320024923845" calcext:value-type="float">
            <text:p>3,25320024923845</text:p>
          </table:table-cell>
          <table:table-cell table:number-columns-repeated="3"/>
          <table:table-cell table:formula="of:=MAX([.C42];[.G42];[.K42];[.O42];[.S42];[.W42];[.AA42];[.AE42];[.AI42];[.AM42];[.AQ42])" office:value-type="float" office:value="3.71969437599182" calcext:value-type="float">
            <text:p>3,71969437599182</text:p>
          </table:table-cell>
          <table:table-cell table:formula="of:=MIN([.C42];[.G42];[.K42];[.O42];[.S42];[.W42];[.AA42];[.AE42];[.AI42];[.AM42];[.AQ42])" office:value-type="float" office:value="3.09144806861877" calcext:value-type="float">
            <text:p>3,091448068618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1</text:p>
          </table:table-cell>
          <table:table-cell office:value-type="float" office:value="1233" calcext:value-type="float">
            <text:p>1233</text:p>
          </table:table-cell>
          <table:table-cell office:value-type="float" office:value="1.59972381591797" calcext:value-type="float">
            <text:p>1,59972381591797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233" calcext:value-type="float">
            <text:p>1233</text:p>
          </table:table-cell>
          <table:table-cell office:value-type="float" office:value="1.82642316818237" calcext:value-type="float">
            <text:p>1,82642316818237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233" calcext:value-type="float">
            <text:p>1233</text:p>
          </table:table-cell>
          <table:table-cell office:value-type="float" office:value="1.86303162574768" calcext:value-type="float">
            <text:p>1,86303162574768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233" calcext:value-type="float">
            <text:p>1233</text:p>
          </table:table-cell>
          <table:table-cell office:value-type="float" office:value="1.79727506637573" calcext:value-type="float">
            <text:p>1,79727506637573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233" calcext:value-type="float">
            <text:p>1233</text:p>
          </table:table-cell>
          <table:table-cell office:value-type="float" office:value="1.7726948261261" calcext:value-type="float">
            <text:p>1,7726948261261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233" calcext:value-type="float">
            <text:p>1233</text:p>
          </table:table-cell>
          <table:table-cell office:value-type="float" office:value="1.80575013160706" calcext:value-type="float">
            <text:p>1,80575013160706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233" calcext:value-type="float">
            <text:p>1233</text:p>
          </table:table-cell>
          <table:table-cell office:value-type="float" office:value="1.89577603340149" calcext:value-type="float">
            <text:p>1,89577603340149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233" calcext:value-type="float">
            <text:p>1233</text:p>
          </table:table-cell>
          <table:table-cell office:value-type="float" office:value="1.57432889938355" calcext:value-type="float">
            <text:p>1,57432889938355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233" calcext:value-type="float">
            <text:p>1233</text:p>
          </table:table-cell>
          <table:table-cell office:value-type="float" office:value="1.95676231384277" calcext:value-type="float">
            <text:p>1,95676231384277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233" calcext:value-type="float">
            <text:p>1233</text:p>
          </table:table-cell>
          <table:table-cell office:value-type="float" office:value="1.66119265556335" calcext:value-type="float">
            <text:p>1,66119265556335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233" calcext:value-type="float">
            <text:p>1233</text:p>
          </table:table-cell>
          <table:table-cell office:value-type="float" office:value="2.20919060707092" calcext:value-type="float">
            <text:p>2,20919060707092</text:p>
          </table:table-cell>
          <table:table-cell/>
          <table:table-cell office:value-type="string" calcext:value-type="string">
            <text:p>Janela41</text:p>
          </table:table-cell>
          <table:table-cell table:formula="of:=[.B43]" office:value-type="float" office:value="1233" calcext:value-type="float">
            <text:p>1233</text:p>
          </table:table-cell>
          <table:table-cell table:formula="of:=SUM([.C43];[.G43];[.K43];[.O43];[.S43];[.W43];[.AA43];[.AE43];[.AI43];[.AM43];[.AQ43]) / [.AW2]" office:value-type="float" office:value="1.81474083120173" calcext:value-type="float">
            <text:p>1,81474083120173</text:p>
          </table:table-cell>
          <table:table-cell table:number-columns-repeated="3"/>
          <table:table-cell table:formula="of:=MAX([.C43];[.G43];[.K43];[.O43];[.S43];[.W43];[.AA43];[.AE43];[.AI43];[.AM43];[.AQ43])" office:value-type="float" office:value="2.20919060707092" calcext:value-type="float">
            <text:p>2,20919060707092</text:p>
          </table:table-cell>
          <table:table-cell table:formula="of:=MIN([.C43];[.G43];[.K43];[.O43];[.S43];[.W43];[.AA43];[.AE43];[.AI43];[.AM43];[.AQ43])" office:value-type="float" office:value="1.57432889938355" calcext:value-type="float">
            <text:p>1,574328899383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2</text:p>
          </table:table-cell>
          <table:table-cell office:value-type="float" office:value="969" calcext:value-type="float">
            <text:p>969</text:p>
          </table:table-cell>
          <table:table-cell office:value-type="float" office:value="1.55483961105347" calcext:value-type="float">
            <text:p>1,55483961105347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969" calcext:value-type="float">
            <text:p>969</text:p>
          </table:table-cell>
          <table:table-cell office:value-type="float" office:value="1.9339394569397" calcext:value-type="float">
            <text:p>1,9339394569397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969" calcext:value-type="float">
            <text:p>969</text:p>
          </table:table-cell>
          <table:table-cell office:value-type="float" office:value="1.83810806274414" calcext:value-type="float">
            <text:p>1,83810806274414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969" calcext:value-type="float">
            <text:p>969</text:p>
          </table:table-cell>
          <table:table-cell office:value-type="float" office:value="1.8523280620575" calcext:value-type="float">
            <text:p>1,8523280620575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969" calcext:value-type="float">
            <text:p>969</text:p>
          </table:table-cell>
          <table:table-cell office:value-type="float" office:value="1.86903953552246" calcext:value-type="float">
            <text:p>1,86903953552246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969" calcext:value-type="float">
            <text:p>969</text:p>
          </table:table-cell>
          <table:table-cell office:value-type="float" office:value="1.83534812927246" calcext:value-type="float">
            <text:p>1,83534812927246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969" calcext:value-type="float">
            <text:p>969</text:p>
          </table:table-cell>
          <table:table-cell office:value-type="float" office:value="1.77923226356506" calcext:value-type="float">
            <text:p>1,77923226356506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969" calcext:value-type="float">
            <text:p>969</text:p>
          </table:table-cell>
          <table:table-cell office:value-type="float" office:value="1.59403252601624" calcext:value-type="float">
            <text:p>1,59403252601624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969" calcext:value-type="float">
            <text:p>969</text:p>
          </table:table-cell>
          <table:table-cell office:value-type="float" office:value="1.56182312965393" calcext:value-type="float">
            <text:p>1,56182312965393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969" calcext:value-type="float">
            <text:p>969</text:p>
          </table:table-cell>
          <table:table-cell office:value-type="float" office:value="1.74631953239441" calcext:value-type="float">
            <text:p>1,74631953239441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969" calcext:value-type="float">
            <text:p>969</text:p>
          </table:table-cell>
          <table:table-cell office:value-type="float" office:value="1.61767172813416" calcext:value-type="float">
            <text:p>1,61767172813416</text:p>
          </table:table-cell>
          <table:table-cell/>
          <table:table-cell office:value-type="string" calcext:value-type="string">
            <text:p>Janela42</text:p>
          </table:table-cell>
          <table:table-cell table:formula="of:=[.B44]" office:value-type="float" office:value="969" calcext:value-type="float">
            <text:p>969</text:p>
          </table:table-cell>
          <table:table-cell table:formula="of:=SUM([.C44];[.G44];[.K44];[.O44];[.S44];[.W44];[.AA44];[.AE44];[.AI44];[.AM44];[.AQ44]) / [.AW2]" office:value-type="float" office:value="1.74388018521396" calcext:value-type="float">
            <text:p>1,74388018521396</text:p>
          </table:table-cell>
          <table:table-cell table:number-columns-repeated="3"/>
          <table:table-cell table:formula="of:=MAX([.C44];[.G44];[.K44];[.O44];[.S44];[.W44];[.AA44];[.AE44];[.AI44];[.AM44];[.AQ44])" office:value-type="float" office:value="1.9339394569397" calcext:value-type="float">
            <text:p>1,9339394569397</text:p>
          </table:table-cell>
          <table:table-cell table:formula="of:=MIN([.C44];[.G44];[.K44];[.O44];[.S44];[.W44];[.AA44];[.AE44];[.AI44];[.AM44];[.AQ44])" office:value-type="float" office:value="1.55483961105347" calcext:value-type="float">
            <text:p>1,554839611053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3</text:p>
          </table:table-cell>
          <table:table-cell office:value-type="float" office:value="886" calcext:value-type="float">
            <text:p>886</text:p>
          </table:table-cell>
          <table:table-cell office:value-type="float" office:value="1.49998927116394" calcext:value-type="float">
            <text:p>1,49998927116394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886" calcext:value-type="float">
            <text:p>886</text:p>
          </table:table-cell>
          <table:table-cell office:value-type="float" office:value="1.79765319824219" calcext:value-type="float">
            <text:p>1,79765319824219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886" calcext:value-type="float">
            <text:p>886</text:p>
          </table:table-cell>
          <table:table-cell office:value-type="float" office:value="1.88624358177185" calcext:value-type="float">
            <text:p>1,88624358177185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886" calcext:value-type="float">
            <text:p>886</text:p>
          </table:table-cell>
          <table:table-cell office:value-type="float" office:value="1.84951305389404" calcext:value-type="float">
            <text:p>1,84951305389404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886" calcext:value-type="float">
            <text:p>886</text:p>
          </table:table-cell>
          <table:table-cell office:value-type="float" office:value="1.84364366531372" calcext:value-type="float">
            <text:p>1,84364366531372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886" calcext:value-type="float">
            <text:p>886</text:p>
          </table:table-cell>
          <table:table-cell office:value-type="float" office:value="1.80132865905762" calcext:value-type="float">
            <text:p>1,80132865905762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886" calcext:value-type="float">
            <text:p>886</text:p>
          </table:table-cell>
          <table:table-cell office:value-type="float" office:value="1.83751916885376" calcext:value-type="float">
            <text:p>1,83751916885376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886" calcext:value-type="float">
            <text:p>886</text:p>
          </table:table-cell>
          <table:table-cell office:value-type="float" office:value="1.87776231765747" calcext:value-type="float">
            <text:p>1,87776231765747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886" calcext:value-type="float">
            <text:p>886</text:p>
          </table:table-cell>
          <table:table-cell office:value-type="float" office:value="1.86603760719299" calcext:value-type="float">
            <text:p>1,86603760719299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886" calcext:value-type="float">
            <text:p>886</text:p>
          </table:table-cell>
          <table:table-cell office:value-type="float" office:value="1.79973006248474" calcext:value-type="float">
            <text:p>1,79973006248474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886" calcext:value-type="float">
            <text:p>886</text:p>
          </table:table-cell>
          <table:table-cell office:value-type="float" office:value="1.85606527328491" calcext:value-type="float">
            <text:p>1,85606527328491</text:p>
          </table:table-cell>
          <table:table-cell/>
          <table:table-cell office:value-type="string" calcext:value-type="string">
            <text:p>Janela43</text:p>
          </table:table-cell>
          <table:table-cell table:formula="of:=[.B45]" office:value-type="float" office:value="886" calcext:value-type="float">
            <text:p>886</text:p>
          </table:table-cell>
          <table:table-cell table:formula="of:=SUM([.C45];[.G45];[.K45];[.O45];[.S45];[.W45];[.AA45];[.AE45];[.AI45];[.AM45];[.AQ45]) / [.AW2]" office:value-type="float" office:value="1.81049871444702" calcext:value-type="float">
            <text:p>1,81049871444702</text:p>
          </table:table-cell>
          <table:table-cell table:number-columns-repeated="3"/>
          <table:table-cell table:formula="of:=MAX([.C45];[.G45];[.K45];[.O45];[.S45];[.W45];[.AA45];[.AE45];[.AI45];[.AM45];[.AQ45])" office:value-type="float" office:value="1.88624358177185" calcext:value-type="float">
            <text:p>1,88624358177185</text:p>
          </table:table-cell>
          <table:table-cell table:formula="of:=MIN([.C45];[.G45];[.K45];[.O45];[.S45];[.W45];[.AA45];[.AE45];[.AI45];[.AM45];[.AQ45])" office:value-type="float" office:value="1.49998927116394" calcext:value-type="float">
            <text:p>1,499989271163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4</text:p>
          </table:table-cell>
          <table:table-cell office:value-type="float" office:value="1548" calcext:value-type="float">
            <text:p>1548</text:p>
          </table:table-cell>
          <table:table-cell office:value-type="float" office:value="2.02461647987366" calcext:value-type="float">
            <text:p>2,02461647987366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548" calcext:value-type="float">
            <text:p>1548</text:p>
          </table:table-cell>
          <table:table-cell office:value-type="float" office:value="2.4504656791687" calcext:value-type="float">
            <text:p>2,4504656791687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548" calcext:value-type="float">
            <text:p>1548</text:p>
          </table:table-cell>
          <table:table-cell office:value-type="float" office:value="2.57694697380066" calcext:value-type="float">
            <text:p>2,57694697380066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548" calcext:value-type="float">
            <text:p>1548</text:p>
          </table:table-cell>
          <table:table-cell office:value-type="float" office:value="2.73219132423401" calcext:value-type="float">
            <text:p>2,73219132423401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548" calcext:value-type="float">
            <text:p>1548</text:p>
          </table:table-cell>
          <table:table-cell office:value-type="float" office:value="3.19425702095032" calcext:value-type="float">
            <text:p>3,19425702095032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548" calcext:value-type="float">
            <text:p>1548</text:p>
          </table:table-cell>
          <table:table-cell office:value-type="float" office:value="2.47396326065063" calcext:value-type="float">
            <text:p>2,47396326065063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548" calcext:value-type="float">
            <text:p>1548</text:p>
          </table:table-cell>
          <table:table-cell office:value-type="float" office:value="3.00902009010315" calcext:value-type="float">
            <text:p>3,00902009010315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548" calcext:value-type="float">
            <text:p>1548</text:p>
          </table:table-cell>
          <table:table-cell office:value-type="float" office:value="2.38890600204468" calcext:value-type="float">
            <text:p>2,38890600204468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548" calcext:value-type="float">
            <text:p>1548</text:p>
          </table:table-cell>
          <table:table-cell office:value-type="float" office:value="2.41055250167847" calcext:value-type="float">
            <text:p>2,41055250167847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548" calcext:value-type="float">
            <text:p>1548</text:p>
          </table:table-cell>
          <table:table-cell office:value-type="float" office:value="2.35108399391174" calcext:value-type="float">
            <text:p>2,35108399391174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548" calcext:value-type="float">
            <text:p>1548</text:p>
          </table:table-cell>
          <table:table-cell office:value-type="float" office:value="2.19812870025635" calcext:value-type="float">
            <text:p>2,19812870025635</text:p>
          </table:table-cell>
          <table:table-cell/>
          <table:table-cell office:value-type="string" calcext:value-type="string">
            <text:p>Janela44</text:p>
          </table:table-cell>
          <table:table-cell table:formula="of:=[.B46]" office:value-type="float" office:value="1548" calcext:value-type="float">
            <text:p>1548</text:p>
          </table:table-cell>
          <table:table-cell table:formula="of:=SUM([.C46];[.G46];[.K46];[.O46];[.S46];[.W46];[.AA46];[.AE46];[.AI46];[.AM46];[.AQ46]) / [.AW2]" office:value-type="float" office:value="2.52819382060658" calcext:value-type="float">
            <text:p>2,52819382060658</text:p>
          </table:table-cell>
          <table:table-cell table:number-columns-repeated="3"/>
          <table:table-cell table:formula="of:=MAX([.C46];[.G46];[.K46];[.O46];[.S46];[.W46];[.AA46];[.AE46];[.AI46];[.AM46];[.AQ46])" office:value-type="float" office:value="3.19425702095032" calcext:value-type="float">
            <text:p>3,19425702095032</text:p>
          </table:table-cell>
          <table:table-cell table:formula="of:=MIN([.C46];[.G46];[.K46];[.O46];[.S46];[.W46];[.AA46];[.AE46];[.AI46];[.AM46];[.AQ46])" office:value-type="float" office:value="2.02461647987366" calcext:value-type="float">
            <text:p>2,024616479873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5</text:p>
          </table:table-cell>
          <table:table-cell office:value-type="float" office:value="762" calcext:value-type="float">
            <text:p>762</text:p>
          </table:table-cell>
          <table:table-cell office:value-type="float" office:value="1.80215382575989" calcext:value-type="float">
            <text:p>1,80215382575989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762" calcext:value-type="float">
            <text:p>762</text:p>
          </table:table-cell>
          <table:table-cell office:value-type="float" office:value="1.88859796524048" calcext:value-type="float">
            <text:p>1,88859796524048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762" calcext:value-type="float">
            <text:p>762</text:p>
          </table:table-cell>
          <table:table-cell office:value-type="float" office:value="1.87861275672913" calcext:value-type="float">
            <text:p>1,87861275672913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762" calcext:value-type="float">
            <text:p>762</text:p>
          </table:table-cell>
          <table:table-cell office:value-type="float" office:value="1.93053412437439" calcext:value-type="float">
            <text:p>1,93053412437439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762" calcext:value-type="float">
            <text:p>762</text:p>
          </table:table-cell>
          <table:table-cell office:value-type="float" office:value="1.82652974128723" calcext:value-type="float">
            <text:p>1,82652974128723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762" calcext:value-type="float">
            <text:p>762</text:p>
          </table:table-cell>
          <table:table-cell office:value-type="float" office:value="1.97419548034668" calcext:value-type="float">
            <text:p>1,97419548034668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762" calcext:value-type="float">
            <text:p>762</text:p>
          </table:table-cell>
          <table:table-cell office:value-type="float" office:value="2.00198912620544" calcext:value-type="float">
            <text:p>2,00198912620544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762" calcext:value-type="float">
            <text:p>762</text:p>
          </table:table-cell>
          <table:table-cell office:value-type="float" office:value="1.76302170753479" calcext:value-type="float">
            <text:p>1,76302170753479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762" calcext:value-type="float">
            <text:p>762</text:p>
          </table:table-cell>
          <table:table-cell office:value-type="float" office:value="2.24199986457825" calcext:value-type="float">
            <text:p>2,24199986457825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762" calcext:value-type="float">
            <text:p>762</text:p>
          </table:table-cell>
          <table:table-cell office:value-type="float" office:value="1.83989667892456" calcext:value-type="float">
            <text:p>1,83989667892456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762" calcext:value-type="float">
            <text:p>762</text:p>
          </table:table-cell>
          <table:table-cell office:value-type="float" office:value="1.86997199058533" calcext:value-type="float">
            <text:p>1,86997199058533</text:p>
          </table:table-cell>
          <table:table-cell/>
          <table:table-cell office:value-type="string" calcext:value-type="string">
            <text:p>Janela45</text:p>
          </table:table-cell>
          <table:table-cell table:formula="of:=[.B47]" office:value-type="float" office:value="762" calcext:value-type="float">
            <text:p>762</text:p>
          </table:table-cell>
          <table:table-cell table:formula="of:=SUM([.C47];[.G47];[.K47];[.O47];[.S47];[.W47];[.AA47];[.AE47];[.AI47];[.AM47];[.AQ47]) / [.AW2]" office:value-type="float" office:value="1.91068211468783" calcext:value-type="float">
            <text:p>1,91068211468783</text:p>
          </table:table-cell>
          <table:table-cell table:number-columns-repeated="3"/>
          <table:table-cell table:formula="of:=MAX([.C47];[.G47];[.K47];[.O47];[.S47];[.W47];[.AA47];[.AE47];[.AI47];[.AM47];[.AQ47])" office:value-type="float" office:value="2.24199986457825" calcext:value-type="float">
            <text:p>2,24199986457825</text:p>
          </table:table-cell>
          <table:table-cell table:formula="of:=MIN([.C47];[.G47];[.K47];[.O47];[.S47];[.W47];[.AA47];[.AE47];[.AI47];[.AM47];[.AQ47])" office:value-type="float" office:value="1.76302170753479" calcext:value-type="float">
            <text:p>1,763021707534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6</text:p>
          </table:table-cell>
          <table:table-cell office:value-type="float" office:value="1400" calcext:value-type="float">
            <text:p>1400</text:p>
          </table:table-cell>
          <table:table-cell office:value-type="float" office:value="1.77853178977966" calcext:value-type="float">
            <text:p>1,77853178977966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1400" calcext:value-type="float">
            <text:p>1400</text:p>
          </table:table-cell>
          <table:table-cell office:value-type="float" office:value="2.14200782775879" calcext:value-type="float">
            <text:p>2,14200782775879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1400" calcext:value-type="float">
            <text:p>1400</text:p>
          </table:table-cell>
          <table:table-cell office:value-type="float" office:value="2.13092231750488" calcext:value-type="float">
            <text:p>2,13092231750488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1400" calcext:value-type="float">
            <text:p>1400</text:p>
          </table:table-cell>
          <table:table-cell office:value-type="float" office:value="2.20374536514282" calcext:value-type="float">
            <text:p>2,20374536514282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1400" calcext:value-type="float">
            <text:p>1400</text:p>
          </table:table-cell>
          <table:table-cell office:value-type="float" office:value="2.09802389144897" calcext:value-type="float">
            <text:p>2,09802389144897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1400" calcext:value-type="float">
            <text:p>1400</text:p>
          </table:table-cell>
          <table:table-cell office:value-type="float" office:value="2.13096070289612" calcext:value-type="float">
            <text:p>2,13096070289612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1400" calcext:value-type="float">
            <text:p>1400</text:p>
          </table:table-cell>
          <table:table-cell office:value-type="float" office:value="2.17064452171326" calcext:value-type="float">
            <text:p>2,17064452171326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1400" calcext:value-type="float">
            <text:p>1400</text:p>
          </table:table-cell>
          <table:table-cell office:value-type="float" office:value="2.42847776412964" calcext:value-type="float">
            <text:p>2,42847776412964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1400" calcext:value-type="float">
            <text:p>1400</text:p>
          </table:table-cell>
          <table:table-cell office:value-type="float" office:value="1.90094351768494" calcext:value-type="float">
            <text:p>1,90094351768494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1400" calcext:value-type="float">
            <text:p>1400</text:p>
          </table:table-cell>
          <table:table-cell office:value-type="float" office:value="2.04472184181213" calcext:value-type="float">
            <text:p>2,04472184181213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1400" calcext:value-type="float">
            <text:p>1400</text:p>
          </table:table-cell>
          <table:table-cell office:value-type="float" office:value="1.88795161247253" calcext:value-type="float">
            <text:p>1,88795161247253</text:p>
          </table:table-cell>
          <table:table-cell/>
          <table:table-cell office:value-type="string" calcext:value-type="string">
            <text:p>Janela46</text:p>
          </table:table-cell>
          <table:table-cell table:formula="of:=[.B48]" office:value-type="float" office:value="1400" calcext:value-type="float">
            <text:p>1400</text:p>
          </table:table-cell>
          <table:table-cell table:formula="of:=SUM([.C48];[.G48];[.K48];[.O48];[.S48];[.W48];[.AA48];[.AE48];[.AI48];[.AM48];[.AQ48]) / [.AW2]" office:value-type="float" office:value="2.08335737748579" calcext:value-type="float">
            <text:p>2,08335737748579</text:p>
          </table:table-cell>
          <table:table-cell table:number-columns-repeated="3"/>
          <table:table-cell table:formula="of:=MAX([.C48];[.G48];[.K48];[.O48];[.S48];[.W48];[.AA48];[.AE48];[.AI48];[.AM48];[.AQ48])" office:value-type="float" office:value="2.42847776412964" calcext:value-type="float">
            <text:p>2,42847776412964</text:p>
          </table:table-cell>
          <table:table-cell table:formula="of:=MIN([.C48];[.G48];[.K48];[.O48];[.S48];[.W48];[.AA48];[.AE48];[.AI48];[.AM48];[.AQ48])" office:value-type="float" office:value="1.77853178977966" calcext:value-type="float">
            <text:p>1,778531789779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7</text:p>
          </table:table-cell>
          <table:table-cell office:value-type="float" office:value="874" calcext:value-type="float">
            <text:p>874</text:p>
          </table:table-cell>
          <table:table-cell office:value-type="float" office:value="1.46106457710266" calcext:value-type="float">
            <text:p>1,46106457710266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874" calcext:value-type="float">
            <text:p>874</text:p>
          </table:table-cell>
          <table:table-cell office:value-type="float" office:value="1.92304539680481" calcext:value-type="float">
            <text:p>1,92304539680481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874" calcext:value-type="float">
            <text:p>874</text:p>
          </table:table-cell>
          <table:table-cell office:value-type="float" office:value="1.83913111686707" calcext:value-type="float">
            <text:p>1,83913111686707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874" calcext:value-type="float">
            <text:p>874</text:p>
          </table:table-cell>
          <table:table-cell office:value-type="float" office:value="1.93808531761169" calcext:value-type="float">
            <text:p>1,93808531761169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874" calcext:value-type="float">
            <text:p>874</text:p>
          </table:table-cell>
          <table:table-cell office:value-type="float" office:value="1.84826970100403" calcext:value-type="float">
            <text:p>1,84826970100403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874" calcext:value-type="float">
            <text:p>874</text:p>
          </table:table-cell>
          <table:table-cell office:value-type="float" office:value="1.9339292049408" calcext:value-type="float">
            <text:p>1,9339292049408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874" calcext:value-type="float">
            <text:p>874</text:p>
          </table:table-cell>
          <table:table-cell office:value-type="float" office:value="1.9842472076416" calcext:value-type="float">
            <text:p>1,9842472076416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874" calcext:value-type="float">
            <text:p>874</text:p>
          </table:table-cell>
          <table:table-cell office:value-type="float" office:value="2.05550384521484" calcext:value-type="float">
            <text:p>2,05550384521484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874" calcext:value-type="float">
            <text:p>874</text:p>
          </table:table-cell>
          <table:table-cell office:value-type="float" office:value="1.75131559371948" calcext:value-type="float">
            <text:p>1,75131559371948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874" calcext:value-type="float">
            <text:p>874</text:p>
          </table:table-cell>
          <table:table-cell office:value-type="float" office:value="2.05818653106689" calcext:value-type="float">
            <text:p>2,05818653106689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874" calcext:value-type="float">
            <text:p>874</text:p>
          </table:table-cell>
          <table:table-cell office:value-type="float" office:value="1.73638510704041" calcext:value-type="float">
            <text:p>1,73638510704041</text:p>
          </table:table-cell>
          <table:table-cell/>
          <table:table-cell office:value-type="string" calcext:value-type="string">
            <text:p>Janela47</text:p>
          </table:table-cell>
          <table:table-cell table:formula="of:=[.B49]" office:value-type="float" office:value="874" calcext:value-type="float">
            <text:p>874</text:p>
          </table:table-cell>
          <table:table-cell table:formula="of:=SUM([.C49];[.G49];[.K49];[.O49];[.S49];[.W49];[.AA49];[.AE49];[.AI49];[.AM49];[.AQ49]) / [.AW2]" office:value-type="float" office:value="1.86628759991039" calcext:value-type="float">
            <text:p>1,86628759991039</text:p>
          </table:table-cell>
          <table:table-cell table:number-columns-repeated="3"/>
          <table:table-cell table:formula="of:=MAX([.C49];[.G49];[.K49];[.O49];[.S49];[.W49];[.AA49];[.AE49];[.AI49];[.AM49];[.AQ49])" office:value-type="float" office:value="2.05818653106689" calcext:value-type="float">
            <text:p>2,05818653106689</text:p>
          </table:table-cell>
          <table:table-cell table:formula="of:=MIN([.C49];[.G49];[.K49];[.O49];[.S49];[.W49];[.AA49];[.AE49];[.AI49];[.AM49];[.AQ49])" office:value-type="float" office:value="1.46106457710266" calcext:value-type="float">
            <text:p>1,461064577102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8</text:p>
          </table:table-cell>
          <table:table-cell office:value-type="float" office:value="1114" calcext:value-type="float">
            <text:p>1114</text:p>
          </table:table-cell>
          <table:table-cell office:value-type="float" office:value="1.80026602745056" calcext:value-type="float">
            <text:p>1,80026602745056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114" calcext:value-type="float">
            <text:p>1114</text:p>
          </table:table-cell>
          <table:table-cell office:value-type="float" office:value="2.4500207901001" calcext:value-type="float">
            <text:p>2,4500207901001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114" calcext:value-type="float">
            <text:p>1114</text:p>
          </table:table-cell>
          <table:table-cell office:value-type="float" office:value="2.22471475601196" calcext:value-type="float">
            <text:p>2,22471475601196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114" calcext:value-type="float">
            <text:p>1114</text:p>
          </table:table-cell>
          <table:table-cell office:value-type="float" office:value="2.22912669181824" calcext:value-type="float">
            <text:p>2,22912669181824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114" calcext:value-type="float">
            <text:p>1114</text:p>
          </table:table-cell>
          <table:table-cell office:value-type="float" office:value="2.15309309959412" calcext:value-type="float">
            <text:p>2,15309309959412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114" calcext:value-type="float">
            <text:p>1114</text:p>
          </table:table-cell>
          <table:table-cell office:value-type="float" office:value="2.23732829093933" calcext:value-type="float">
            <text:p>2,23732829093933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114" calcext:value-type="float">
            <text:p>1114</text:p>
          </table:table-cell>
          <table:table-cell office:value-type="float" office:value="2.28477025032043" calcext:value-type="float">
            <text:p>2,28477025032043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114" calcext:value-type="float">
            <text:p>1114</text:p>
          </table:table-cell>
          <table:table-cell office:value-type="float" office:value="2.24701952934265" calcext:value-type="float">
            <text:p>2,24701952934265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114" calcext:value-type="float">
            <text:p>1114</text:p>
          </table:table-cell>
          <table:table-cell office:value-type="float" office:value="2.11337661743164" calcext:value-type="float">
            <text:p>2,11337661743164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114" calcext:value-type="float">
            <text:p>1114</text:p>
          </table:table-cell>
          <table:table-cell office:value-type="float" office:value="2.04887723922729" calcext:value-type="float">
            <text:p>2,04887723922729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114" calcext:value-type="float">
            <text:p>1114</text:p>
          </table:table-cell>
          <table:table-cell office:value-type="float" office:value="2.02059674263" calcext:value-type="float">
            <text:p>2,02059674263</text:p>
          </table:table-cell>
          <table:table-cell/>
          <table:table-cell office:value-type="string" calcext:value-type="string">
            <text:p>Janela48</text:p>
          </table:table-cell>
          <table:table-cell table:formula="of:=[.B50]" office:value-type="float" office:value="1114" calcext:value-type="float">
            <text:p>1114</text:p>
          </table:table-cell>
          <table:table-cell table:formula="of:=SUM([.C50];[.G50];[.K50];[.O50];[.S50];[.W50];[.AA50];[.AE50];[.AI50];[.AM50];[.AQ50]) / [.AW2]" office:value-type="float" office:value="2.16447182135148" calcext:value-type="float">
            <text:p>2,16447182135148</text:p>
          </table:table-cell>
          <table:table-cell table:number-columns-repeated="3"/>
          <table:table-cell table:formula="of:=MAX([.C50];[.G50];[.K50];[.O50];[.S50];[.W50];[.AA50];[.AE50];[.AI50];[.AM50];[.AQ50])" office:value-type="float" office:value="2.4500207901001" calcext:value-type="float">
            <text:p>2,4500207901001</text:p>
          </table:table-cell>
          <table:table-cell table:formula="of:=MIN([.C50];[.G50];[.K50];[.O50];[.S50];[.W50];[.AA50];[.AE50];[.AI50];[.AM50];[.AQ50])" office:value-type="float" office:value="1.80026602745056" calcext:value-type="float">
            <text:p>1,800266027450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9</text:p>
          </table:table-cell>
          <table:table-cell office:value-type="float" office:value="1673" calcext:value-type="float">
            <text:p>1673</text:p>
          </table:table-cell>
          <table:table-cell office:value-type="float" office:value="1.98270082473755" calcext:value-type="float">
            <text:p>1,98270082473755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673" calcext:value-type="float">
            <text:p>1673</text:p>
          </table:table-cell>
          <table:table-cell office:value-type="float" office:value="2.24964809417725" calcext:value-type="float">
            <text:p>2,24964809417725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673" calcext:value-type="float">
            <text:p>1673</text:p>
          </table:table-cell>
          <table:table-cell office:value-type="float" office:value="2.90999293327332" calcext:value-type="float">
            <text:p>2,90999293327332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673" calcext:value-type="float">
            <text:p>1673</text:p>
          </table:table-cell>
          <table:table-cell office:value-type="float" office:value="2.26815176010132" calcext:value-type="float">
            <text:p>2,26815176010132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673" calcext:value-type="float">
            <text:p>1673</text:p>
          </table:table-cell>
          <table:table-cell office:value-type="float" office:value="2.14898252487183" calcext:value-type="float">
            <text:p>2,14898252487183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673" calcext:value-type="float">
            <text:p>1673</text:p>
          </table:table-cell>
          <table:table-cell office:value-type="float" office:value="2.11391520500183" calcext:value-type="float">
            <text:p>2,11391520500183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673" calcext:value-type="float">
            <text:p>1673</text:p>
          </table:table-cell>
          <table:table-cell office:value-type="float" office:value="2.36063003540039" calcext:value-type="float">
            <text:p>2,36063003540039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673" calcext:value-type="float">
            <text:p>1673</text:p>
          </table:table-cell>
          <table:table-cell office:value-type="float" office:value="2.14825677871704" calcext:value-type="float">
            <text:p>2,14825677871704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673" calcext:value-type="float">
            <text:p>1673</text:p>
          </table:table-cell>
          <table:table-cell office:value-type="float" office:value="1.87202334403992" calcext:value-type="float">
            <text:p>1,87202334403992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673" calcext:value-type="float">
            <text:p>1673</text:p>
          </table:table-cell>
          <table:table-cell office:value-type="float" office:value="2.67597889900208" calcext:value-type="float">
            <text:p>2,67597889900208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673" calcext:value-type="float">
            <text:p>1673</text:p>
          </table:table-cell>
          <table:table-cell office:value-type="float" office:value="1.78622221946716" calcext:value-type="float">
            <text:p>1,78622221946716</text:p>
          </table:table-cell>
          <table:table-cell/>
          <table:table-cell office:value-type="string" calcext:value-type="string">
            <text:p>Janela49</text:p>
          </table:table-cell>
          <table:table-cell table:formula="of:=[.B51]" office:value-type="float" office:value="1673" calcext:value-type="float">
            <text:p>1673</text:p>
          </table:table-cell>
          <table:table-cell table:formula="of:=SUM([.C51];[.G51];[.K51];[.O51];[.S51];[.W51];[.AA51];[.AE51];[.AI51];[.AM51];[.AQ51]) / [.AW2]" office:value-type="float" office:value="2.22877296534452" calcext:value-type="float">
            <text:p>2,22877296534452</text:p>
          </table:table-cell>
          <table:table-cell table:number-columns-repeated="3"/>
          <table:table-cell table:formula="of:=MAX([.C51];[.G51];[.K51];[.O51];[.S51];[.W51];[.AA51];[.AE51];[.AI51];[.AM51];[.AQ51])" office:value-type="float" office:value="2.90999293327332" calcext:value-type="float">
            <text:p>2,90999293327332</text:p>
          </table:table-cell>
          <table:table-cell table:formula="of:=MIN([.C51];[.G51];[.K51];[.O51];[.S51];[.W51];[.AA51];[.AE51];[.AI51];[.AM51];[.AQ51])" office:value-type="float" office:value="1.78622221946716" calcext:value-type="float">
            <text:p>1,786222219467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50</text:p>
          </table:table-cell>
          <table:table-cell office:value-type="float" office:value="1872" calcext:value-type="float">
            <text:p>1872</text:p>
          </table:table-cell>
          <table:table-cell office:value-type="float" office:value="2.33478569984436" calcext:value-type="float">
            <text:p>2,33478569984436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872" calcext:value-type="float">
            <text:p>1872</text:p>
          </table:table-cell>
          <table:table-cell office:value-type="float" office:value="2.82528233528137" calcext:value-type="float">
            <text:p>2,82528233528137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872" calcext:value-type="float">
            <text:p>1872</text:p>
          </table:table-cell>
          <table:table-cell office:value-type="float" office:value="2.99902987480164" calcext:value-type="float">
            <text:p>2,99902987480164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872" calcext:value-type="float">
            <text:p>1872</text:p>
          </table:table-cell>
          <table:table-cell office:value-type="float" office:value="2.83648610115051" calcext:value-type="float">
            <text:p>2,83648610115051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872" calcext:value-type="float">
            <text:p>1872</text:p>
          </table:table-cell>
          <table:table-cell office:value-type="float" office:value="2.8558623790741" calcext:value-type="float">
            <text:p>2,8558623790741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872" calcext:value-type="float">
            <text:p>1872</text:p>
          </table:table-cell>
          <table:table-cell office:value-type="float" office:value="2.9460928440094" calcext:value-type="float">
            <text:p>2,9460928440094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872" calcext:value-type="float">
            <text:p>1872</text:p>
          </table:table-cell>
          <table:table-cell office:value-type="float" office:value="2.92684149742126" calcext:value-type="float">
            <text:p>2,92684149742126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872" calcext:value-type="float">
            <text:p>1872</text:p>
          </table:table-cell>
          <table:table-cell office:value-type="float" office:value="2.94213104248047" calcext:value-type="float">
            <text:p>2,94213104248047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872" calcext:value-type="float">
            <text:p>1872</text:p>
          </table:table-cell>
          <table:table-cell office:value-type="float" office:value="2.42551493644714" calcext:value-type="float">
            <text:p>2,42551493644714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872" calcext:value-type="float">
            <text:p>1872</text:p>
          </table:table-cell>
          <table:table-cell office:value-type="float" office:value="2.81947183609009" calcext:value-type="float">
            <text:p>2,81947183609009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872" calcext:value-type="float">
            <text:p>1872</text:p>
          </table:table-cell>
          <table:table-cell office:value-type="float" office:value="2.4664044380188" calcext:value-type="float">
            <text:p>2,4664044380188</text:p>
          </table:table-cell>
          <table:table-cell/>
          <table:table-cell office:value-type="string" calcext:value-type="string">
            <text:p>Janela50</text:p>
          </table:table-cell>
          <table:table-cell table:formula="of:=[.B52]" office:value-type="float" office:value="1872" calcext:value-type="float">
            <text:p>1872</text:p>
          </table:table-cell>
          <table:table-cell table:formula="of:=SUM([.C52];[.G52];[.K52];[.O52];[.S52];[.W52];[.AA52];[.AE52];[.AI52];[.AM52];[.AQ52]) / [.AW2]" office:value-type="float" office:value="2.76162754405629" calcext:value-type="float">
            <text:p>2,76162754405629</text:p>
          </table:table-cell>
          <table:table-cell table:number-columns-repeated="3"/>
          <table:table-cell table:formula="of:=MAX([.C52];[.G52];[.K52];[.O52];[.S52];[.W52];[.AA52];[.AE52];[.AI52];[.AM52];[.AQ52])" office:value-type="float" office:value="2.99902987480164" calcext:value-type="float">
            <text:p>2,99902987480164</text:p>
          </table:table-cell>
          <table:table-cell table:formula="of:=MIN([.C52];[.G52];[.K52];[.O52];[.S52];[.W52];[.AA52];[.AE52];[.AI52];[.AM52];[.AQ52])" office:value-type="float" office:value="2.33478569984436" calcext:value-type="float">
            <text:p>2,33478569984436</text:p>
          </table:table-cell>
          <table:table-cell table:number-columns-repeated="8"/>
        </table:table-row>
        <table:table-row table:style-name="ro1">
          <table:table-cell table:number-columns-repeated="60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3:.C52])" office:value-type="float" office:value="93.3316946029663" calcext:value-type="float">
            <text:p>93,3316946029663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G3:.G52])" office:value-type="float" office:value="113.72366809845" calcext:value-type="float">
            <text:p>113,72366809845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K3:.K52])" office:value-type="float" office:value="113.341548919678" calcext:value-type="float">
            <text:p>113,341548919678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O3:.O52])" office:value-type="float" office:value="116.108741521835" calcext:value-type="float">
            <text:p>116,108741521835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S3:.S52])" office:value-type="float" office:value="112.596663236618" calcext:value-type="float">
            <text:p>112,596663236618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W3:.W52])" office:value-type="float" office:value="113.025151968002" calcext:value-type="float">
            <text:p>113,025151968002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A3:.AA52])" office:value-type="float" office:value="114.943781614304" calcext:value-type="float">
            <text:p>114,943781614304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E3:.AE52])" office:value-type="float" office:value="112.334877729416" calcext:value-type="float">
            <text:p>112,334877729416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I3:.AI52])" office:value-type="float" office:value="109.69736289978" calcext:value-type="float">
            <text:p>109,69736289978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M3:.AM52])" office:value-type="float" office:value="112.485379219055" calcext:value-type="float">
            <text:p>112,485379219055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Q3:.AQ52])" office:value-type="float" office:value="112.508098125458" calcext:value-type="float">
            <text:p>112,508098125458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U3:.AU52])" office:value-type="float" office:value="111.281542539597" calcext:value-type="float">
            <text:p>111,281542539597</text:p>
          </table:table-cell>
          <table:table-cell table:number-columns-repeated="3"/>
          <table:table-cell table:style-name="ce1" office:value-type="string" calcext:value-type="string">
            <text:p>Pior caso</text:p>
          </table:table-cell>
          <table:table-cell table:style-name="ce1" office:value-type="string" calcext:value-type="string">
            <text:p>Melhor caso</text:p>
          </table:table-cell>
          <table:table-cell table:number-columns-repeated="8"/>
        </table:table-row>
        <table:table-row table:style-name="ro1">
          <table:table-cell table:number-columns-repeated="50"/>
          <table:table-cell table:formula="of:=SUM([.AY3:.AY52])" office:value-type="float" office:value="129.831257343292" calcext:value-type="float">
            <text:p>129,831257343292</text:p>
          </table:table-cell>
          <table:table-cell table:formula="of:=SUM([.AZ3:.AZ52])" office:value-type="float" office:value="92.6394219398499" calcext:value-type="float">
            <text:p>92,639421939849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1">00/00/0000</text:date>, <text:time style:data-style-name="N2" text:time-value="19:46:56.2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1-10-31T19:58:45.562000000</dc:date>
    <meta:editing-duration>PT1H23M5S</meta:editing-duration>
    <meta:editing-cycles>22</meta:editing-cycles>
    <meta:document-statistic meta:table-count="4" meta:cell-count="4254" meta:object-count="0"/>
  </office:meta>
</office:document-meta>
</file>